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6.53mm"/>
    </style:style>
    <style:style style:name="co5" style:family="table-column">
      <style:table-column-properties fo:break-before="auto" style:column-width="18.59mm"/>
    </style:style>
    <style:style style:name="co6" style:family="table-column">
      <style:table-column-properties fo:break-before="auto" style:column-width="15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125"/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c00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ce12" style:family="table-cell" style:parent-style-name="Default" style:data-style-name="N11"/>
    <style:style style:name="ce13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9" table:style-name="ta1">
        <office:forms form:automatic-focus="false" form:apply-design-mode="false"/>
        <table:shapes>
          <draw:frame draw:z-index="0" draw:style-name="gr1" draw:text-style-name="P1" svg:width="241.7mm" svg:height="88.46mm" svg:x="102.1mm" svg:y="1.85mm">
            <loext:p draw:notify-on-update-of-ranges="Sheet9.B13:Sheet9.B850 Sheet9.C13:Sheet9.C8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1.49mm" svg:height="117.15mm" svg:x="102.1mm" svg:y="92.16mm">
            <loext:p draw:notify-on-update-of-ranges="Sheet9.B14:Sheet9.B51 Sheet9.C14:Sheet9.C38 Sheet9.E14:Sheet9.E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2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style-name="Default" table:number-columns-repeated="3"/>
          <table:table-cell/>
          <table:table-cell table:style-name="ce9" office:value-type="string" calcext:value-type="string" table:number-columns-spanned="2" table:number-rows-spanned="1">
            <text:p>params</text:p>
          </table:table-cell>
          <table:covered-table-cell/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75.91210567006" calcext:value-type="float">
            <text:p>275,9121056701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>
            <text:p>sum error</text:p>
          </table:table-cell>
          <table:table-cell table:style-name="ce6" table:formula="of:=SQRT( AVERAGE([.F14:.F40]) )" office:value-type="float" office:value="4426.16508219977" calcext:value-type="float">
            <text:p>4426,1650821998</text:p>
          </table:table-cell>
          <table:table-cell/>
          <table:table-cell table:style-name="Default" table:formula="of:=[.E2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3]+1" office:value-type="float" office:value="2" calcext:value-type="float">
            <text:p>2</text:p>
          </table:table-cell>
          <table:table-cell office:value-type="float" office:value="-480.6749158873" calcext:value-type="float">
            <text:p>-480,6749158873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table:formula="of:=[.E4]+1" office:value-type="float" office:value="3" calcext:value-type="float">
            <text:p>3</text:p>
          </table:table-cell>
          <table:table-cell office:value-type="float" office:value="0.65494614573857" calcext:value-type="float">
            <text:p>0,6549461457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5]+1" office:value-type="float" office:value="4" calcext:value-type="float">
            <text:p>4</text:p>
          </table:table-cell>
          <table:table-cell office:value-type="float" office:value="437.5899150185" calcext:value-type="float">
            <text:p>437,5899150185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6]+1" office:value-type="float" office:value="5" calcext:value-type="float">
            <text:p>5</text:p>
          </table:table-cell>
          <table:table-cell office:value-type="float" office:value="0.67147391937214" calcext:value-type="float">
            <text:p>0,671473919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7]+1" office:value-type="float" office:value="6" calcext:value-type="float">
            <text:p>6</text:p>
          </table:table-cell>
          <table:table-cell office:value-type="float" office:value="275.91357276509" calcext:value-type="float">
            <text:p>275,9135727651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8]+1" office:value-type="float" office:value="7" calcext:value-type="float">
            <text:p>7</text:p>
          </table:table-cell>
          <table:table-cell office:value-type="float" office:value="45000" calcext:value-type="float">
            <text:p>4500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9]+1" office:value-type="float" office:value="8" calcext:value-type="float">
            <text:p>8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confirmed</text:p>
          </table:table-cell>
          <table:table-cell table:style-name="ce8"/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error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2"/>
          <table:table-cell office:value-type="date" office:date-value="2019-01-21" calcext:value-type="date">
            <text:p>21-01-2019</text:p>
          </table:table-cell>
          <table:table-cell office:value-type="float" office:value="282" calcext:value-type="float">
            <text:p>282</text:p>
          </table:table-cell>
          <table:table-cell/>
          <table:table-cell table:formula="of:=[.C13]" office:value-type="float" office:value="282" calcext:value-type="float">
            <text:p>282</text:p>
          </table:table-cell>
          <table:table-cell table:number-columns-repeated="6"/>
        </table:table-row>
        <table:table-row table:style-name="ro1">
          <table:table-cell table:style-name="Default"/>
          <table:table-cell table:formula="of:=[.B13]+1" office:value-type="date" office:date-value="2019-01-22" calcext:value-type="date">
            <text:p>22-01-2019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F$2]*[.C13]^[.F$3]+[.F$4]*[.C13]^[.F$5]+[.F$6]*[.C13]^[.F$7]+[.F$8]+IF([.C13]&gt;[.F$9];[.F$10];0)" office:value-type="float" office:value="539.044390929335" calcext:value-type="float">
            <text:p>539</text:p>
          </table:table-cell>
          <table:table-cell table:style-name="ce10" table:formula="of:=([.E14]-[.C14])^2" office:value-type="float" office:value="50644.9778887555" calcext:value-type="float">
            <text:p>50644,9778887555</text:p>
          </table:table-cell>
          <table:table-cell table:style-name="ce11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4]+1" office:value-type="date" office:date-value="2019-01-23" calcext:value-type="date">
            <text:p>23-01-2019</text:p>
          </table:table-cell>
          <table:table-cell office:value-type="float" office:value="581" calcext:value-type="float">
            <text:p>581</text:p>
          </table:table-cell>
          <table:table-cell/>
          <table:table-cell table:formula="of:=[.F$2]*[.C14]^[.F$3]+[.F$4]*[.C14]^[.F$5]+[.F$6]*[.C14]^[.F$7]+[.F$8]+IF([.C14]&gt;[.F$9];[.F$10];0)" office:value-type="float" office:value="574.998965057079" calcext:value-type="float">
            <text:p>575</text:p>
          </table:table-cell>
          <table:table-cell table:style-name="ce10" table:formula="of:=([.E15]-[.C15])^2" office:value-type="float" office:value="36.0124203861619" calcext:value-type="float">
            <text:p>36,0124203862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5]+1" office:value-type="date" office:date-value="2019-01-24" calcext:value-type="date">
            <text:p>24-01-2019</text:p>
          </table:table-cell>
          <table:table-cell office:value-type="float" office:value="846" calcext:value-type="float">
            <text:p>846</text:p>
          </table:table-cell>
          <table:table-cell/>
          <table:table-cell table:formula="of:=[.F$2]*[.C15]^[.F$3]+[.F$4]*[.C15]^[.F$5]+[.F$6]*[.C15]^[.F$7]+[.F$8]+IF([.C15]&gt;[.F$9];[.F$10];0)" office:value-type="float" office:value="904.38950224888" calcext:value-type="float">
            <text:p>904</text:p>
          </table:table-cell>
          <table:table-cell table:style-name="ce10" table:formula="of:=([.E16]-[.C16])^2" office:value-type="float" office:value="3409.33397287191" calcext:value-type="float">
            <text:p>3409,3339728719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/>
          <table:table-cell table:formula="of:=[.B16]+1" office:value-type="date" office:date-value="2019-01-25" calcext:value-type="date">
            <text:p>25-01-2019</text:p>
          </table:table-cell>
          <table:table-cell office:value-type="float" office:value="1300" calcext:value-type="float">
            <text:p>1 300</text:p>
          </table:table-cell>
          <table:table-cell/>
          <table:table-cell table:formula="of:=[.F$2]*[.C16]^[.F$3]+[.F$4]*[.C16]^[.F$5]+[.F$6]*[.C16]^[.F$7]+[.F$8]+IF([.C16]&gt;[.F$9];[.F$10];0)" office:value-type="float" office:value="1253.09483701706" calcext:value-type="float">
            <text:p>1 253</text:p>
          </table:table-cell>
          <table:table-cell table:style-name="ce10" table:formula="of:=([.E17]-[.C17])^2" office:value-type="float" office:value="2200.0943144566" calcext:value-type="float">
            <text:p>2200,0943144566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/>
          <table:table-cell table:formula="of:=[.B17]+1" office:value-type="date" office:date-value="2019-01-26" calcext:value-type="date">
            <text:p>26-01-2019</text:p>
          </table:table-cell>
          <table:table-cell office:value-type="float" office:value="2000" calcext:value-type="float">
            <text:p>2 000</text:p>
          </table:table-cell>
          <table:table-cell/>
          <table:table-cell table:formula="of:=[.F$2]*[.C17]^[.F$3]+[.F$4]*[.C17]^[.F$5]+[.F$6]*[.C17]^[.F$7]+[.F$8]+IF([.C17]&gt;[.F$9];[.F$10];0)" office:value-type="float" office:value="1862.67621043491" calcext:value-type="float">
            <text:p>1 863</text:p>
          </table:table-cell>
          <table:table-cell table:style-name="ce10" table:formula="of:=([.E18]-[.C18])^2" office:value-type="float" office:value="18857.8231805179" calcext:value-type="float">
            <text:p>18857,8231805179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/>
          <table:table-cell table:formula="of:=[.B18]+1" office:value-type="date" office:date-value="2019-01-27" calcext:value-type="date">
            <text:p>27-01-2019</text:p>
          </table:table-cell>
          <table:table-cell office:value-type="float" office:value="2800" calcext:value-type="float">
            <text:p>2 800</text:p>
          </table:table-cell>
          <table:table-cell/>
          <table:table-cell table:formula="of:=[.F$2]*[.C18]^[.F$3]+[.F$4]*[.C18]^[.F$5]+[.F$6]*[.C18]^[.F$7]+[.F$8]+IF([.C18]&gt;[.F$9];[.F$10];0)" office:value-type="float" office:value="2801.11861955493" calcext:value-type="float">
            <text:p>2 801</text:p>
          </table:table-cell>
          <table:table-cell table:style-name="ce10" table:formula="of:=([.E19]-[.C19])^2" office:value-type="float" office:value="1.25130970866538" calcext:value-type="float">
            <text:p>1,2513097087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/>
          <table:table-cell table:formula="of:=[.B19]+1" office:value-type="date" office:date-value="2019-01-28" calcext:value-type="date">
            <text:p>28-01-2019</text:p>
          </table:table-cell>
          <table:table-cell office:value-type="float" office:value="4600" calcext:value-type="float">
            <text:p>4 600</text:p>
          </table:table-cell>
          <table:table-cell/>
          <table:table-cell table:formula="of:=[.F$2]*[.C19]^[.F$3]+[.F$4]*[.C19]^[.F$5]+[.F$6]*[.C19]^[.F$7]+[.F$8]+IF([.C19]&gt;[.F$9];[.F$10];0)" office:value-type="float" office:value="3856.49966496259" calcext:value-type="float">
            <text:p>3 856</text:p>
          </table:table-cell>
          <table:table-cell table:style-name="ce10" table:formula="of:=([.E20]-[.C20])^2" office:value-type="float" office:value="552792.748200746" calcext:value-type="float">
            <text:p>552792,748200746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/>
          <table:table-cell table:formula="of:=[.B20]+1" office:value-type="date" office:date-value="2019-01-29" calcext:value-type="date">
            <text:p>29-01-2019</text:p>
          </table:table-cell>
          <table:table-cell office:value-type="float" office:value="6100" calcext:value-type="float">
            <text:p>6 100</text:p>
          </table:table-cell>
          <table:table-cell/>
          <table:table-cell table:formula="of:=[.F$2]*[.C20]^[.F$3]+[.F$4]*[.C20]^[.F$5]+[.F$6]*[.C20]^[.F$7]+[.F$8]+IF([.C20]&gt;[.F$9];[.F$10];0)" office:value-type="float" office:value="6156.17269068498" calcext:value-type="float">
            <text:p>6 156</text:p>
          </table:table-cell>
          <table:table-cell table:style-name="ce10" table:formula="of:=([.E21]-[.C21])^2" office:value-type="float" office:value="3155.37117879084" calcext:value-type="float">
            <text:p>3155,3711787908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/>
          <table:table-cell table:formula="of:=[.B21]+1" office:value-type="date" office:date-value="2019-01-30" calcext:value-type="date">
            <text:p>30-01-2019</text:p>
          </table:table-cell>
          <table:table-cell office:value-type="float" office:value="7800" calcext:value-type="float">
            <text:p>7 800</text:p>
          </table:table-cell>
          <table:table-cell/>
          <table:table-cell table:formula="of:=[.F$2]*[.C21]^[.F$3]+[.F$4]*[.C21]^[.F$5]+[.F$6]*[.C21]^[.F$7]+[.F$8]+IF([.C21]&gt;[.F$9];[.F$10];0)" office:value-type="float" office:value="8003.01572515262" calcext:value-type="float">
            <text:p>8 003</text:p>
          </table:table-cell>
          <table:table-cell table:style-name="ce10" table:formula="of:=([.E22]-[.C22])^2" office:value-type="float" office:value="41215.3846592418" calcext:value-type="float">
            <text:p>41215,3846592418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/>
          <table:table-cell table:formula="of:=[.B22]+1" office:value-type="date" office:date-value="2019-01-31" calcext:value-type="date">
            <text:p>31-01-2019</text:p>
          </table:table-cell>
          <table:table-cell office:value-type="float" office:value="9800" calcext:value-type="float">
            <text:p>9 800</text:p>
          </table:table-cell>
          <table:table-cell/>
          <table:table-cell table:formula="of:=[.F$2]*[.C22]^[.F$3]+[.F$4]*[.C22]^[.F$5]+[.F$6]*[.C22]^[.F$7]+[.F$8]+IF([.C22]&gt;[.F$9];[.F$10];0)" office:value-type="float" office:value="10033.2926484043" calcext:value-type="float">
            <text:p>10 033</text:p>
          </table:table-cell>
          <table:table-cell table:style-name="ce10" table:formula="of:=([.E23]-[.C23])^2" office:value-type="float" office:value="54425.4597995068" calcext:value-type="float">
            <text:p>54425,4597995068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23]+1" office:value-type="date" office:date-value="2019-02-01" calcext:value-type="date">
            <text:p>01-02-2019</text:p>
          </table:table-cell>
          <table:table-cell office:value-type="float" office:value="12000" calcext:value-type="float">
            <text:p>12 000</text:p>
          </table:table-cell>
          <table:table-cell/>
          <table:table-cell table:formula="of:=[.F$2]*[.C23]^[.F$3]+[.F$4]*[.C23]^[.F$5]+[.F$6]*[.C23]^[.F$7]+[.F$8]+IF([.C23]&gt;[.F$9];[.F$10];0)" office:value-type="float" office:value="12350.8483551346" calcext:value-type="float">
            <text:p>12 351</text:p>
          </table:table-cell>
          <table:table-cell table:style-name="ce10" table:formula="of:=([.E24]-[.C24])^2" office:value-type="float" office:value="123094.568300667" calcext:value-type="float">
            <text:p>123094,568300667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24]+1" office:value-type="date" office:date-value="2019-02-02" calcext:value-type="date">
            <text:p>02-02-2019</text:p>
          </table:table-cell>
          <table:table-cell office:value-type="float" office:value="14600" calcext:value-type="float">
            <text:p>14 600</text:p>
          </table:table-cell>
          <table:table-cell/>
          <table:table-cell table:formula="of:=[.F$2]*[.C24]^[.F$3]+[.F$4]*[.C24]^[.F$5]+[.F$6]*[.C24]^[.F$7]+[.F$8]+IF([.C24]&gt;[.F$9];[.F$10];0)" office:value-type="float" office:value="14826.2968998056" calcext:value-type="float">
            <text:p>14 826</text:p>
          </table:table-cell>
          <table:table-cell table:style-name="ce10" table:formula="of:=([.E25]-[.C25])^2" office:value-type="float" office:value="51210.2868616218" calcext:value-type="float">
            <text:p>51210,2868616218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25]+1" office:value-type="date" office:date-value="2019-02-03" calcext:value-type="date">
            <text:p>03-02-2019</text:p>
          </table:table-cell>
          <table:table-cell office:value-type="float" office:value="17400" calcext:value-type="float">
            <text:p>17 400</text:p>
          </table:table-cell>
          <table:table-cell/>
          <table:table-cell table:formula="of:=[.F$2]*[.C25]^[.F$3]+[.F$4]*[.C25]^[.F$5]+[.F$6]*[.C25]^[.F$7]+[.F$8]+IF([.C25]&gt;[.F$9];[.F$10];0)" office:value-type="float" office:value="17668.5495228377" calcext:value-type="float">
            <text:p>17 669</text:p>
          </table:table-cell>
          <table:table-cell table:style-name="ce10" table:formula="of:=([.E26]-[.C26])^2" office:value-type="float" office:value="72118.8462163565" calcext:value-type="float">
            <text:p>72118,8462163565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26]+1" office:value-type="date" office:date-value="2019-02-04" calcext:value-type="date">
            <text:p>04-02-2019</text:p>
          </table:table-cell>
          <table:table-cell office:value-type="float" office:value="20600" calcext:value-type="float">
            <text:p>20 600</text:p>
          </table:table-cell>
          <table:table-cell/>
          <table:table-cell table:formula="of:=[.F$2]*[.C26]^[.F$3]+[.F$4]*[.C26]^[.F$5]+[.F$6]*[.C26]^[.F$7]+[.F$8]+IF([.C26]&gt;[.F$9];[.F$10];0)" office:value-type="float" office:value="20644.587948348" calcext:value-type="float">
            <text:p>20 645</text:p>
          </table:table-cell>
          <table:table-cell table:style-name="ce10" table:formula="of:=([.E27]-[.C27])^2" office:value-type="float" office:value="1988.08513788767" calcext:value-type="float">
            <text:p>1988,0851378877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27]+1" office:value-type="date" office:date-value="2019-02-05" calcext:value-type="date">
            <text:p>05-02-2019</text:p>
          </table:table-cell>
          <table:table-cell office:value-type="float" office:value="24600" calcext:value-type="float">
            <text:p>24 600</text:p>
          </table:table-cell>
          <table:table-cell/>
          <table:table-cell table:formula="of:=[.F$2]*[.C27]^[.F$3]+[.F$4]*[.C27]^[.F$5]+[.F$6]*[.C27]^[.F$7]+[.F$8]+IF([.C27]&gt;[.F$9];[.F$10];0)" office:value-type="float" office:value="23954.7538239183" calcext:value-type="float">
            <text:p>23 955</text:p>
          </table:table-cell>
          <table:table-cell table:style-name="ce10" table:formula="of:=([.E28]-[.C28])^2" office:value-type="float" office:value="416342.627748045" calcext:value-type="float">
            <text:p>416342,627748045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28]+1" office:value-type="date" office:date-value="2019-02-06" calcext:value-type="date">
            <text:p>06-02-2019</text:p>
          </table:table-cell>
          <table:table-cell office:value-type="float" office:value="28300" calcext:value-type="float">
            <text:p>28 300</text:p>
          </table:table-cell>
          <table:table-cell/>
          <table:table-cell table:formula="of:=[.F$2]*[.C28]^[.F$3]+[.F$4]*[.C28]^[.F$5]+[.F$6]*[.C28]^[.F$7]+[.F$8]+IF([.C28]&gt;[.F$9];[.F$10];0)" office:value-type="float" office:value="27977.0717873306" calcext:value-type="float">
            <text:p>27 977</text:p>
          </table:table-cell>
          <table:table-cell table:style-name="ce10" table:formula="of:=([.E29]-[.C29])^2" office:value-type="float" office:value="104282.630537871" calcext:value-type="float">
            <text:p>104282,630537871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29]+1" office:value-type="date" office:date-value="2019-02-07" calcext:value-type="date">
            <text:p>07-02-2019</text:p>
          </table:table-cell>
          <table:table-cell office:value-type="float" office:value="31500" calcext:value-type="float">
            <text:p>31 500</text:p>
          </table:table-cell>
          <table:table-cell/>
          <table:table-cell table:formula="of:=[.F$2]*[.C29]^[.F$3]+[.F$4]*[.C29]^[.F$5]+[.F$6]*[.C29]^[.F$7]+[.F$8]+IF([.C29]&gt;[.F$9];[.F$10];0)" office:value-type="float" office:value="31600.3944689157" calcext:value-type="float">
            <text:p>31 600</text:p>
          </table:table-cell>
          <table:table-cell table:style-name="ce10" table:formula="of:=([.E30]-[.C30])^2" office:value-type="float" office:value="10079.0493888588" calcext:value-type="float">
            <text:p>10079,0493888588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30]+1" office:value-type="date" office:date-value="2019-02-08" calcext:value-type="date">
            <text:p>08-02-2019</text:p>
          </table:table-cell>
          <table:table-cell office:value-type="float" office:value="34900" calcext:value-type="float">
            <text:p>34 900</text:p>
          </table:table-cell>
          <table:table-cell/>
          <table:table-cell table:formula="of:=[.F$2]*[.C30]^[.F$3]+[.F$4]*[.C30]^[.F$5]+[.F$6]*[.C30]^[.F$7]+[.F$8]+IF([.C30]&gt;[.F$9];[.F$10];0)" office:value-type="float" office:value="34668.5525812588" calcext:value-type="float">
            <text:p>34 669</text:p>
          </table:table-cell>
          <table:table-cell table:style-name="ce10" table:formula="of:=([.E31]-[.C31])^2" office:value-type="float" office:value="53567.9076419499" calcext:value-type="float">
            <text:p>53567,9076419499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31]+1" office:value-type="date" office:date-value="2019-02-09" calcext:value-type="date">
            <text:p>09-02-2019</text:p>
          </table:table-cell>
          <table:table-cell office:value-type="float" office:value="37600" calcext:value-type="float">
            <text:p>37 600</text:p>
          </table:table-cell>
          <table:table-cell/>
          <table:table-cell table:formula="of:=[.F$2]*[.C31]^[.F$3]+[.F$4]*[.C31]^[.F$5]+[.F$6]*[.C31]^[.F$7]+[.F$8]+IF([.C31]&gt;[.F$9];[.F$10];0)" office:value-type="float" office:value="37869.2941431159" calcext:value-type="float">
            <text:p>37 869</text:p>
          </table:table-cell>
          <table:table-cell table:style-name="ce10" table:formula="of:=([.E32]-[.C32])^2" office:value-type="float" office:value="72519.3355165179" calcext:value-type="float">
            <text:p>72519,3355165179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32]+1" office:value-type="date" office:date-value="2019-02-10" calcext:value-type="date">
            <text:p>10-02-2019</text:p>
          </table:table-cell>
          <table:table-cell office:value-type="float" office:value="40600" calcext:value-type="float">
            <text:p>40 600</text:p>
          </table:table-cell>
          <table:table-cell/>
          <table:table-cell table:formula="of:=[.F$2]*[.C32]^[.F$3]+[.F$4]*[.C32]^[.F$5]+[.F$6]*[.C32]^[.F$7]+[.F$8]+IF([.C32]&gt;[.F$9];[.F$10];0)" office:value-type="float" office:value="40371.6417844695" calcext:value-type="float">
            <text:p>40 372</text:p>
          </table:table-cell>
          <table:table-cell table:style-name="ce10" table:formula="of:=([.E33]-[.C33])^2" office:value-type="float" office:value="52147.4746002765" calcext:value-type="float">
            <text:p>52147,4746002765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33]+1" office:value-type="date" office:date-value="2019-02-11" calcext:value-type="date">
            <text:p>11-02-2019</text:p>
          </table:table-cell>
          <table:table-cell office:value-type="float" office:value="43100" calcext:value-type="float">
            <text:p>43 100</text:p>
          </table:table-cell>
          <table:table-cell/>
          <table:table-cell table:formula="of:=[.F$2]*[.C33]^[.F$3]+[.F$4]*[.C33]^[.F$5]+[.F$6]*[.C33]^[.F$7]+[.F$8]+IF([.C33]&gt;[.F$9];[.F$10];0)" office:value-type="float" office:value="43114.5289745823" calcext:value-type="float">
            <text:p>43 115</text:p>
          </table:table-cell>
          <table:table-cell table:style-name="ce10" table:formula="of:=([.E34]-[.C34])^2" office:value-type="float" office:value="211.091102414261" calcext:value-type="float">
            <text:p>211,0911024143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34]+1" office:value-type="date" office:date-value="2019-02-12" calcext:value-type="date">
            <text:p>12-02-2019</text:p>
          </table:table-cell>
          <table:table-cell office:value-type="float" office:value="45200" calcext:value-type="float">
            <text:p>45 200</text:p>
          </table:table-cell>
          <table:table-cell/>
          <table:table-cell table:formula="of:=[.F$2]*[.C34]^[.F$3]+[.F$4]*[.C34]^[.F$5]+[.F$6]*[.C34]^[.F$7]+[.F$8]+IF([.C34]&gt;[.F$9];[.F$10];0)" office:value-type="float" office:value="45372.2472169956" calcext:value-type="float">
            <text:p>45 372</text:p>
          </table:table-cell>
          <table:table-cell table:style-name="ce10" table:formula="of:=([.E35]-[.C35])^2" office:value-type="float" office:value="29669.1037627249" calcext:value-type="float">
            <text:p>29669,1037627249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35]+1" office:value-type="date" office:date-value="2019-02-13" calcext:value-type="date">
            <text:p>13-02-2019</text:p>
          </table:table-cell>
          <table:table-cell office:value-type="float" office:value="60400" calcext:value-type="float">
            <text:p>60 400</text:p>
          </table:table-cell>
          <table:table-cell/>
          <table:table-cell table:formula="of:=[.F$2]*[.C35]^[.F$3]+[.F$4]*[.C35]^[.F$5]+[.F$6]*[.C35]^[.F$7]+[.F$8]+IF([.C35]&gt;[.F$9];[.F$10];0)" office:value-type="float" office:value="62250.2674747558" calcext:value-type="float">
            <text:p>62 250</text:p>
          </table:table-cell>
          <table:table-cell table:style-name="ce10" table:formula="of:=([.E36]-[.C36])^2" office:value-type="float" office:value="3423489.72813912" calcext:value-type="float">
            <text:p>3423489,72813912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36]+1" office:value-type="date" office:date-value="2019-02-14" calcext:value-type="date">
            <text:p>14-02-2019</text:p>
          </table:table-cell>
          <table:table-cell office:value-type="float" office:value="64500" calcext:value-type="float">
            <text:p>64 500</text:p>
          </table:table-cell>
          <table:table-cell/>
          <table:table-cell table:formula="of:=[.F$2]*[.C36]^[.F$3]+[.F$4]*[.C36]^[.F$5]+[.F$6]*[.C36]^[.F$7]+[.F$8]+IF([.C36]&gt;[.F$9];[.F$10];0)" office:value-type="float" office:value="75409.0407723389" calcext:value-type="float">
            <text:p>75 409</text:p>
          </table:table-cell>
          <table:table-cell table:style-name="ce10" table:formula="of:=([.E37]-[.C37])^2" office:value-type="float" office:value="119007170.572552" calcext:value-type="float">
            <text:p>119007170,572552</text:p>
          </table:table-cell>
          <table:table-cell table:number-columns-repeated="5"/>
        </table:table-row>
        <table:table-row table:style-name="ro1">
          <table:table-cell/>
          <table:table-cell table:formula="of:=[.B37]+1" office:value-type="date" office:date-value="2019-02-15" calcext:value-type="date">
            <text:p>15-02-2019</text:p>
          </table:table-cell>
          <table:table-cell office:value-type="float" office:value="67200" calcext:value-type="float">
            <text:p>67 200</text:p>
          </table:table-cell>
          <table:table-cell/>
          <table:table-cell table:formula="of:=[.F$2]*[.C37]^[.F$3]+[.F$4]*[.C37]^[.F$5]+[.F$6]*[.C37]^[.F$7]+[.F$8]+IF([.C37]&gt;[.F$9];[.F$10];0)" office:value-type="float" office:value="78845.2165137448" calcext:value-type="float">
            <text:p>78 845</text:p>
          </table:table-cell>
          <table:table-cell table:style-name="ce10" table:formula="of:=([.E38]-[.C38])^2" office:value-type="float" office:value="135611067.651995" calcext:value-type="float">
            <text:p>135611067,651995</text:p>
          </table:table-cell>
          <table:table-cell table:number-columns-repeated="5"/>
        </table:table-row>
        <table:table-row table:style-name="ro1">
          <table:table-cell/>
          <table:table-cell table:formula="of:=[.B38]+1" office:value-type="date" office:date-value="2019-02-16" calcext:value-type="date">
            <text:p>16-02-2019</text:p>
          </table:table-cell>
          <table:table-cell office:value-type="float" office:value="69300" calcext:value-type="float">
            <text:p>69 300</text:p>
          </table:table-cell>
          <table:table-cell/>
          <table:table-cell table:formula="of:=[.F$2]*[.C38]^[.F$3]+[.F$4]*[.C38]^[.F$5]+[.F$6]*[.C38]^[.F$7]+[.F$8]+IF([.C38]&gt;[.F$9];[.F$10];0)" office:value-type="float" office:value="81085.1463929153" calcext:value-type="float">
            <text:p>81 085</text:p>
          </table:table-cell>
          <table:table-cell table:style-name="ce10" table:formula="of:=([.E39]-[.C39])^2" office:value-type="float" office:value="138889675.502444" calcext:value-type="float">
            <text:p>138889675,502444</text:p>
          </table:table-cell>
          <table:table-cell table:number-columns-repeated="5"/>
        </table:table-row>
        <table:table-row table:style-name="ro1">
          <table:table-cell/>
          <table:table-cell table:formula="of:=[.B39]+1" office:value-type="date" office:date-value="2019-02-17" calcext:value-type="date">
            <text:p>17-02-2019</text:p>
          </table:table-cell>
          <table:table-cell office:value-type="float" office:value="71400" calcext:value-type="float">
            <text:p>71 400</text:p>
          </table:table-cell>
          <table:table-cell/>
          <table:table-cell table:formula="of:=[.F$2]*[.C39]^[.F$3]+[.F$4]*[.C39]^[.F$5]+[.F$6]*[.C39]^[.F$7]+[.F$8]+IF([.C39]&gt;[.F$9];[.F$10];0)" office:value-type="float" office:value="82815.3377139273" calcext:value-type="float">
            <text:p>82 815</text:p>
          </table:table-cell>
          <table:table-cell table:style-name="ce10" table:formula="of:=([.E40]-[.C40])^2" office:value-type="float" office:value="130309935.12301" calcext:value-type="float">
            <text:p>130309935,12301</text:p>
          </table:table-cell>
          <table:table-cell table:number-columns-repeated="5"/>
        </table:table-row>
        <table:table-row table:style-name="ro1">
          <table:table-cell/>
          <table:table-cell table:formula="of:=[.B40]+1" office:value-type="date" office:date-value="2019-02-18" calcext:value-type="date">
            <text:p>18-02-2019</text:p>
          </table:table-cell>
          <table:table-cell table:formula="of:=IF([.E41]&lt;10000000000;[.E41];10000000000)" office:value-type="float" office:value="84535.4274963958" calcext:value-type="float">
            <text:p>84 535</text:p>
          </table:table-cell>
          <table:table-cell/>
          <table:table-cell table:formula="of:=[.F$2]*[.C40]^[.F$3]+[.F$4]*[.C40]^[.F$5]+[.F$6]*[.C40]^[.F$7]+[.F$8]+IF([.C40]&gt;[.F$9];[.F$10];0)" office:value-type="float" office:value="84535.4274963958" calcext:value-type="float">
            <text:p>84 535</text:p>
          </table:table-cell>
          <table:table-cell table:number-columns-repeated="6"/>
        </table:table-row>
        <table:table-row table:style-name="ro1">
          <table:table-cell/>
          <table:table-cell table:formula="of:=[.B41]+1" office:value-type="date" office:date-value="2019-02-19" calcext:value-type="date">
            <text:p>19-02-2019</text:p>
          </table:table-cell>
          <table:table-cell table:formula="of:=IF([.E42]&lt;10000000000;[.E42];10000000000)" office:value-type="float" office:value="95084.0503077979" calcext:value-type="float">
            <text:p>95 084</text:p>
          </table:table-cell>
          <table:table-cell/>
          <table:table-cell table:formula="of:=[.F$2]*[.C41]^[.F$3]+[.F$4]*[.C41]^[.F$5]+[.F$6]*[.C41]^[.F$7]+[.F$8]+IF([.C41]&gt;[.F$9];[.F$10];0)" office:value-type="float" office:value="95084.0503077979" calcext:value-type="float">
            <text:p>95 084</text:p>
          </table:table-cell>
          <table:table-cell table:number-columns-repeated="6"/>
        </table:table-row>
        <table:table-row table:style-name="ro1">
          <table:table-cell/>
          <table:table-cell table:formula="of:=[.B42]+1" office:value-type="date" office:date-value="2019-02-20" calcext:value-type="date">
            <text:p>20-02-2019</text:p>
          </table:table-cell>
          <table:table-cell table:formula="of:=IF([.E43]&lt;10000000000;[.E43];10000000000)" office:value-type="float" office:value="103321.561341049" calcext:value-type="float">
            <text:p>103 322</text:p>
          </table:table-cell>
          <table:table-cell/>
          <table:table-cell table:formula="of:=[.F$2]*[.C42]^[.F$3]+[.F$4]*[.C42]^[.F$5]+[.F$6]*[.C42]^[.F$7]+[.F$8]+IF([.C42]&gt;[.F$9];[.F$10];0)" office:value-type="float" office:value="103321.561341049" calcext:value-type="float">
            <text:p>103 322</text:p>
          </table:table-cell>
          <table:table-cell table:number-columns-repeated="6"/>
        </table:table-row>
        <table:table-row table:style-name="ro1">
          <table:table-cell/>
          <table:table-cell table:formula="of:=[.B43]+1" office:value-type="date" office:date-value="2019-02-21" calcext:value-type="date">
            <text:p>21-02-2019</text:p>
          </table:table-cell>
          <table:table-cell table:formula="of:=IF([.E44]&lt;10000000000;[.E44];10000000000)" office:value-type="float" office:value="109627.652242022" calcext:value-type="float">
            <text:p>109 628</text:p>
          </table:table-cell>
          <table:table-cell/>
          <table:table-cell table:formula="of:=[.F$2]*[.C43]^[.F$3]+[.F$4]*[.C43]^[.F$5]+[.F$6]*[.C43]^[.F$7]+[.F$8]+IF([.C43]&gt;[.F$9];[.F$10];0)" office:value-type="float" office:value="109627.652242022" calcext:value-type="float">
            <text:p>109 628</text:p>
          </table:table-cell>
          <table:table-cell table:number-columns-repeated="6"/>
        </table:table-row>
        <table:table-row table:style-name="ro1">
          <table:table-cell/>
          <table:table-cell table:formula="of:=[.B44]+1" office:value-type="date" office:date-value="2019-02-22" calcext:value-type="date">
            <text:p>22-02-2019</text:p>
          </table:table-cell>
          <table:table-cell table:formula="of:=IF([.E45]&lt;10000000000;[.E45];10000000000)" office:value-type="float" office:value="114386.917387882" calcext:value-type="float">
            <text:p>114 387</text:p>
          </table:table-cell>
          <table:table-cell/>
          <table:table-cell table:formula="of:=[.F$2]*[.C44]^[.F$3]+[.F$4]*[.C44]^[.F$5]+[.F$6]*[.C44]^[.F$7]+[.F$8]+IF([.C44]&gt;[.F$9];[.F$10];0)" office:value-type="float" office:value="114386.917387882" calcext:value-type="float">
            <text:p>114 387</text:p>
          </table:table-cell>
          <table:table-cell table:number-columns-repeated="6"/>
        </table:table-row>
        <table:table-row table:style-name="ro1">
          <table:table-cell/>
          <table:table-cell table:formula="of:=[.B45]+1" office:value-type="date" office:date-value="2019-02-23" calcext:value-type="date">
            <text:p>23-02-2019</text:p>
          </table:table-cell>
          <table:table-cell table:formula="of:=IF([.E46]&lt;10000000000;[.E46];10000000000)" office:value-type="float" office:value="117942.159626114" calcext:value-type="float">
            <text:p>117 942</text:p>
          </table:table-cell>
          <table:table-cell/>
          <table:table-cell table:formula="of:=[.F$2]*[.C45]^[.F$3]+[.F$4]*[.C45]^[.F$5]+[.F$6]*[.C45]^[.F$7]+[.F$8]+IF([.C45]&gt;[.F$9];[.F$10];0)" office:value-type="float" office:value="117942.159626114" calcext:value-type="float">
            <text:p>117 942</text:p>
          </table:table-cell>
          <table:table-cell table:number-columns-repeated="6"/>
        </table:table-row>
        <table:table-row table:style-name="ro1">
          <table:table-cell/>
          <table:table-cell table:formula="of:=[.B46]+1" office:value-type="date" office:date-value="2019-02-24" calcext:value-type="date">
            <text:p>24-02-2019</text:p>
          </table:table-cell>
          <table:table-cell table:formula="of:=IF([.E47]&lt;10000000000;[.E47];10000000000)" office:value-type="float" office:value="120578.404889372" calcext:value-type="float">
            <text:p>120 578</text:p>
          </table:table-cell>
          <table:table-cell/>
          <table:table-cell table:formula="of:=[.F$2]*[.C46]^[.F$3]+[.F$4]*[.C46]^[.F$5]+[.F$6]*[.C46]^[.F$7]+[.F$8]+IF([.C46]&gt;[.F$9];[.F$10];0)" office:value-type="float" office:value="120578.404889372" calcext:value-type="float">
            <text:p>120 578</text:p>
          </table:table-cell>
          <table:table-cell table:number-columns-repeated="6"/>
        </table:table-row>
        <table:table-row table:style-name="ro1">
          <table:table-cell/>
          <table:table-cell table:formula="of:=[.B47]+1" office:value-type="date" office:date-value="2019-02-25" calcext:value-type="date">
            <text:p>25-02-2019</text:p>
          </table:table-cell>
          <table:table-cell table:formula="of:=IF([.E48]&lt;10000000000;[.E48];10000000000)" office:value-type="float" office:value="122522.771815755" calcext:value-type="float">
            <text:p>122 523</text:p>
          </table:table-cell>
          <table:table-cell/>
          <table:table-cell table:formula="of:=[.F$2]*[.C47]^[.F$3]+[.F$4]*[.C47]^[.F$5]+[.F$6]*[.C47]^[.F$7]+[.F$8]+IF([.C47]&gt;[.F$9];[.F$10];0)" office:value-type="float" office:value="122522.771815755" calcext:value-type="float">
            <text:p>122 523</text:p>
          </table:table-cell>
          <table:table-cell table:number-columns-repeated="6"/>
        </table:table-row>
        <table:table-row table:style-name="ro1">
          <table:table-cell/>
          <table:table-cell table:formula="of:=[.B48]+1" office:value-type="date" office:date-value="2019-02-26" calcext:value-type="date">
            <text:p>26-02-2019</text:p>
          </table:table-cell>
          <table:table-cell table:formula="of:=IF([.E49]&lt;10000000000;[.E49];10000000000)" office:value-type="float" office:value="123951.293040523" calcext:value-type="float">
            <text:p>123 951</text:p>
          </table:table-cell>
          <table:table-cell/>
          <table:table-cell table:formula="of:=[.F$2]*[.C48]^[.F$3]+[.F$4]*[.C48]^[.F$5]+[.F$6]*[.C48]^[.F$7]+[.F$8]+IF([.C48]&gt;[.F$9];[.F$10];0)" office:value-type="float" office:value="123951.293040523" calcext:value-type="float">
            <text:p>123 951</text:p>
          </table:table-cell>
          <table:table-cell table:number-columns-repeated="6"/>
        </table:table-row>
        <table:table-row table:style-name="ro1">
          <table:table-cell/>
          <table:table-cell table:formula="of:=[.B49]+1" office:value-type="date" office:date-value="2019-02-27" calcext:value-type="date">
            <text:p>27-02-2019</text:p>
          </table:table-cell>
          <table:table-cell table:formula="of:=IF([.E50]&lt;10000000000;[.E50];10000000000)" office:value-type="float" office:value="124997.87644128" calcext:value-type="float">
            <text:p>124 998</text:p>
          </table:table-cell>
          <table:table-cell/>
          <table:table-cell table:formula="of:=[.F$2]*[.C49]^[.F$3]+[.F$4]*[.C49]^[.F$5]+[.F$6]*[.C49]^[.F$7]+[.F$8]+IF([.C49]&gt;[.F$9];[.F$10];0)" office:value-type="float" office:value="124997.87644128" calcext:value-type="float">
            <text:p>124 998</text:p>
          </table:table-cell>
          <table:table-cell table:number-columns-repeated="6"/>
        </table:table-row>
        <table:table-row table:style-name="ro1">
          <table:table-cell/>
          <table:table-cell table:formula="of:=[.B50]+1" office:value-type="date" office:date-value="2019-02-28" calcext:value-type="date">
            <text:p>28-02-2019</text:p>
          </table:table-cell>
          <table:table-cell table:formula="of:=IF([.E51]&lt;10000000000;[.E51];10000000000)" office:value-type="float" office:value="125763.075681167" calcext:value-type="float">
            <text:p>125 763</text:p>
          </table:table-cell>
          <table:table-cell/>
          <table:table-cell table:formula="of:=[.F$2]*[.C50]^[.F$3]+[.F$4]*[.C50]^[.F$5]+[.F$6]*[.C50]^[.F$7]+[.F$8]+IF([.C50]&gt;[.F$9];[.F$10];0)" office:value-type="float" office:value="125763.075681167" calcext:value-type="float">
            <text:p>125 763</text:p>
          </table:table-cell>
          <table:table-cell table:number-columns-repeated="6"/>
        </table:table-row>
        <table:table-row table:style-name="ro1">
          <table:table-cell/>
          <table:table-cell table:formula="of:=[.B51]+1" office:value-type="date" office:date-value="2019-03-01" calcext:value-type="date">
            <text:p>01-03-2019</text:p>
          </table:table-cell>
          <table:table-cell table:formula="of:=IF([.E52]&lt;10000000000;[.E52];10000000000)" office:value-type="float" office:value="126321.714968952" calcext:value-type="float">
            <text:p>126 322</text:p>
          </table:table-cell>
          <table:table-cell/>
          <table:table-cell table:formula="of:=[.F$2]*[.C51]^[.F$3]+[.F$4]*[.C51]^[.F$5]+[.F$6]*[.C51]^[.F$7]+[.F$8]+IF([.C51]&gt;[.F$9];[.F$10];0)" office:value-type="float" office:value="126321.714968952" calcext:value-type="float">
            <text:p>126 322</text:p>
          </table:table-cell>
          <table:table-cell table:number-columns-repeated="6"/>
        </table:table-row>
        <table:table-row table:style-name="ro1">
          <table:table-cell/>
          <table:table-cell table:formula="of:=[.B52]+1" office:value-type="date" office:date-value="2019-03-02" calcext:value-type="date">
            <text:p>02-03-2019</text:p>
          </table:table-cell>
          <table:table-cell table:formula="of:=IF([.E53]&lt;10000000000;[.E53];10000000000)" office:value-type="float" office:value="126729.114721809" calcext:value-type="float">
            <text:p>126 729</text:p>
          </table:table-cell>
          <table:table-cell/>
          <table:table-cell table:formula="of:=[.F$2]*[.C52]^[.F$3]+[.F$4]*[.C52]^[.F$5]+[.F$6]*[.C52]^[.F$7]+[.F$8]+IF([.C52]&gt;[.F$9];[.F$10];0)" office:value-type="float" office:value="126729.114721809" calcext:value-type="float">
            <text:p>126 729</text:p>
          </table:table-cell>
          <table:table-cell table:number-columns-repeated="6"/>
        </table:table-row>
        <table:table-row table:style-name="ro1">
          <table:table-cell/>
          <table:table-cell table:formula="of:=[.B53]+1" office:value-type="date" office:date-value="2019-03-03" calcext:value-type="date">
            <text:p>03-03-2019</text:p>
          </table:table-cell>
          <table:table-cell table:formula="of:=IF([.E54]&lt;10000000000;[.E54];10000000000)" office:value-type="float" office:value="127025.987388885" calcext:value-type="float">
            <text:p>127 026</text:p>
          </table:table-cell>
          <table:table-cell/>
          <table:table-cell table:formula="of:=[.F$2]*[.C53]^[.F$3]+[.F$4]*[.C53]^[.F$5]+[.F$6]*[.C53]^[.F$7]+[.F$8]+IF([.C53]&gt;[.F$9];[.F$10];0)" office:value-type="float" office:value="127025.987388885" calcext:value-type="float">
            <text:p>127 026</text:p>
          </table:table-cell>
          <table:table-cell table:number-columns-repeated="6"/>
        </table:table-row>
        <table:table-row table:style-name="ro1">
          <table:table-cell/>
          <table:table-cell table:formula="of:=[.B54]+1" office:value-type="date" office:date-value="2019-03-04" calcext:value-type="date">
            <text:p>04-03-2019</text:p>
          </table:table-cell>
          <table:table-cell table:formula="of:=IF([.E55]&lt;10000000000;[.E55];10000000000)" office:value-type="float" office:value="127242.195843837" calcext:value-type="float">
            <text:p>127 242</text:p>
          </table:table-cell>
          <table:table-cell/>
          <table:table-cell table:formula="of:=[.F$2]*[.C54]^[.F$3]+[.F$4]*[.C54]^[.F$5]+[.F$6]*[.C54]^[.F$7]+[.F$8]+IF([.C54]&gt;[.F$9];[.F$10];0)" office:value-type="float" office:value="127242.195843837" calcext:value-type="float">
            <text:p>127 242</text:p>
          </table:table-cell>
          <table:table-cell table:number-columns-repeated="6"/>
        </table:table-row>
        <table:table-row table:style-name="ro1">
          <table:table-cell/>
          <table:table-cell table:formula="of:=[.B55]+1" office:value-type="date" office:date-value="2019-03-05" calcext:value-type="date">
            <text:p>05-03-2019</text:p>
          </table:table-cell>
          <table:table-cell table:formula="of:=IF([.E56]&lt;10000000000;[.E56];10000000000)" office:value-type="float" office:value="127399.592531826" calcext:value-type="float">
            <text:p>127 400</text:p>
          </table:table-cell>
          <table:table-cell/>
          <table:table-cell table:formula="of:=[.F$2]*[.C55]^[.F$3]+[.F$4]*[.C55]^[.F$5]+[.F$6]*[.C55]^[.F$7]+[.F$8]+IF([.C55]&gt;[.F$9];[.F$10];0)" office:value-type="float" office:value="127399.592531826" calcext:value-type="float">
            <text:p>127 400</text:p>
          </table:table-cell>
          <table:table-cell table:number-columns-repeated="6"/>
        </table:table-row>
        <table:table-row table:style-name="ro1">
          <table:table-cell/>
          <table:table-cell table:formula="of:=[.B56]+1" office:value-type="date" office:date-value="2019-03-06" calcext:value-type="date">
            <text:p>06-03-2019</text:p>
          </table:table-cell>
          <table:table-cell table:formula="of:=IF([.E57]&lt;10000000000;[.E57];10000000000)" office:value-type="float" office:value="127514.140655668" calcext:value-type="float">
            <text:p>127 514</text:p>
          </table:table-cell>
          <table:table-cell/>
          <table:table-cell table:formula="of:=[.F$2]*[.C56]^[.F$3]+[.F$4]*[.C56]^[.F$5]+[.F$6]*[.C56]^[.F$7]+[.F$8]+IF([.C56]&gt;[.F$9];[.F$10];0)" office:value-type="float" office:value="127514.140655668" calcext:value-type="float">
            <text:p>127 514</text:p>
          </table:table-cell>
          <table:table-cell table:number-columns-repeated="6"/>
        </table:table-row>
        <table:table-row table:style-name="ro1">
          <table:table-cell/>
          <table:table-cell table:formula="of:=[.B57]+1" office:value-type="date" office:date-value="2019-03-07" calcext:value-type="date">
            <text:p>07-03-2019</text:p>
          </table:table-cell>
          <table:table-cell table:formula="of:=IF([.E58]&lt;10000000000;[.E58];10000000000)" office:value-type="float" office:value="127597.486792354" calcext:value-type="float">
            <text:p>127 597</text:p>
          </table:table-cell>
          <table:table-cell/>
          <table:table-cell table:formula="of:=[.F$2]*[.C57]^[.F$3]+[.F$4]*[.C57]^[.F$5]+[.F$6]*[.C57]^[.F$7]+[.F$8]+IF([.C57]&gt;[.F$9];[.F$10];0)" office:value-type="float" office:value="127597.486792354" calcext:value-type="float">
            <text:p>127 597</text:p>
          </table:table-cell>
          <table:table-cell table:number-columns-repeated="6"/>
        </table:table-row>
        <table:table-row table:style-name="ro1">
          <table:table-cell/>
          <table:table-cell table:formula="of:=[.B58]+1" office:value-type="date" office:date-value="2019-03-08" calcext:value-type="date">
            <text:p>08-03-2019</text:p>
          </table:table-cell>
          <table:table-cell table:formula="of:=IF([.E59]&lt;10000000000;[.E59];10000000000)" office:value-type="float" office:value="127658.120478241" calcext:value-type="float">
            <text:p>127 658</text:p>
          </table:table-cell>
          <table:table-cell/>
          <table:table-cell table:formula="of:=[.F$2]*[.C58]^[.F$3]+[.F$4]*[.C58]^[.F$5]+[.F$6]*[.C58]^[.F$7]+[.F$8]+IF([.C58]&gt;[.F$9];[.F$10];0)" office:value-type="float" office:value="127658.120478241" calcext:value-type="float">
            <text:p>127 658</text:p>
          </table:table-cell>
          <table:table-cell table:number-columns-repeated="6"/>
        </table:table-row>
        <table:table-row table:style-name="ro1">
          <table:table-cell/>
          <table:table-cell table:formula="of:=[.B59]+1" office:value-type="date" office:date-value="2019-03-09" calcext:value-type="date">
            <text:p>09-03-2019</text:p>
          </table:table-cell>
          <table:table-cell table:formula="of:=IF([.E60]&lt;10000000000;[.E60];10000000000)" office:value-type="float" office:value="127702.225932168" calcext:value-type="float">
            <text:p>127 702</text:p>
          </table:table-cell>
          <table:table-cell/>
          <table:table-cell table:formula="of:=[.F$2]*[.C59]^[.F$3]+[.F$4]*[.C59]^[.F$5]+[.F$6]*[.C59]^[.F$7]+[.F$8]+IF([.C59]&gt;[.F$9];[.F$10];0)" office:value-type="float" office:value="127702.225932168" calcext:value-type="float">
            <text:p>127 702</text:p>
          </table:table-cell>
          <table:table-cell table:number-columns-repeated="6"/>
        </table:table-row>
        <table:table-row table:style-name="ro1">
          <table:table-cell/>
          <table:table-cell table:formula="of:=[.B60]+1" office:value-type="date" office:date-value="2019-03-10" calcext:value-type="date">
            <text:p>10-03-2019</text:p>
          </table:table-cell>
          <table:table-cell table:formula="of:=IF([.E61]&lt;10000000000;[.E61];10000000000)" office:value-type="float" office:value="127734.305916194" calcext:value-type="float">
            <text:p>127 734</text:p>
          </table:table-cell>
          <table:table-cell/>
          <table:table-cell table:formula="of:=[.F$2]*[.C60]^[.F$3]+[.F$4]*[.C60]^[.F$5]+[.F$6]*[.C60]^[.F$7]+[.F$8]+IF([.C60]&gt;[.F$9];[.F$10];0)" office:value-type="float" office:value="127734.305916194" calcext:value-type="float">
            <text:p>127 734</text:p>
          </table:table-cell>
          <table:table-cell table:number-columns-repeated="6"/>
        </table:table-row>
        <table:table-row table:style-name="ro1">
          <table:table-cell/>
          <table:table-cell table:formula="of:=[.B61]+1" office:value-type="date" office:date-value="2019-03-11" calcext:value-type="date">
            <text:p>11-03-2019</text:p>
          </table:table-cell>
          <table:table-cell table:formula="of:=IF([.E62]&lt;10000000000;[.E62];10000000000)" office:value-type="float" office:value="127757.637781725" calcext:value-type="float">
            <text:p>127 758</text:p>
          </table:table-cell>
          <table:table-cell/>
          <table:table-cell table:formula="of:=[.F$2]*[.C61]^[.F$3]+[.F$4]*[.C61]^[.F$5]+[.F$6]*[.C61]^[.F$7]+[.F$8]+IF([.C61]&gt;[.F$9];[.F$10];0)" office:value-type="float" office:value="127757.637781725" calcext:value-type="float">
            <text:p>127 758</text:p>
          </table:table-cell>
          <table:table-cell table:number-columns-repeated="6"/>
        </table:table-row>
        <table:table-row table:style-name="ro1">
          <table:table-cell/>
          <table:table-cell table:formula="of:=[.B62]+1" office:value-type="date" office:date-value="2019-03-12" calcext:value-type="date">
            <text:p>12-03-2019</text:p>
          </table:table-cell>
          <table:table-cell table:formula="of:=IF([.E63]&lt;10000000000;[.E63];10000000000)" office:value-type="float" office:value="127774.60636163" calcext:value-type="float">
            <text:p>127 775</text:p>
          </table:table-cell>
          <table:table-cell/>
          <table:table-cell table:formula="of:=[.F$2]*[.C62]^[.F$3]+[.F$4]*[.C62]^[.F$5]+[.F$6]*[.C62]^[.F$7]+[.F$8]+IF([.C62]&gt;[.F$9];[.F$10];0)" office:value-type="float" office:value="127774.60636163" calcext:value-type="float">
            <text:p>127 775</text:p>
          </table:table-cell>
          <table:table-cell table:number-columns-repeated="6"/>
        </table:table-row>
        <table:table-row table:style-name="ro1">
          <table:table-cell/>
          <table:table-cell table:formula="of:=[.B63]+1" office:value-type="date" office:date-value="2019-03-13" calcext:value-type="date">
            <text:p>13-03-2019</text:p>
          </table:table-cell>
          <table:table-cell table:formula="of:=IF([.E64]&lt;10000000000;[.E64];10000000000)" office:value-type="float" office:value="127786.946712418" calcext:value-type="float">
            <text:p>127 787</text:p>
          </table:table-cell>
          <table:table-cell/>
          <table:table-cell table:formula="of:=[.F$2]*[.C63]^[.F$3]+[.F$4]*[.C63]^[.F$5]+[.F$6]*[.C63]^[.F$7]+[.F$8]+IF([.C63]&gt;[.F$9];[.F$10];0)" office:value-type="float" office:value="127786.946712418" calcext:value-type="float">
            <text:p>127 787</text:p>
          </table:table-cell>
          <table:table-cell table:number-columns-repeated="6"/>
        </table:table-row>
        <table:table-row table:style-name="ro1">
          <table:table-cell/>
          <table:table-cell table:formula="of:=[.B64]+1" office:value-type="date" office:date-value="2019-03-14" calcext:value-type="date">
            <text:p>14-03-2019</text:p>
          </table:table-cell>
          <table:table-cell table:formula="of:=IF([.E65]&lt;10000000000;[.E65];10000000000)" office:value-type="float" office:value="127795.920986174" calcext:value-type="float">
            <text:p>127 796</text:p>
          </table:table-cell>
          <table:table-cell/>
          <table:table-cell table:formula="of:=[.F$2]*[.C64]^[.F$3]+[.F$4]*[.C64]^[.F$5]+[.F$6]*[.C64]^[.F$7]+[.F$8]+IF([.C64]&gt;[.F$9];[.F$10];0)" office:value-type="float" office:value="127795.920986174" calcext:value-type="float">
            <text:p>127 796</text:p>
          </table:table-cell>
          <table:table-cell table:number-columns-repeated="6"/>
        </table:table-row>
        <table:table-row table:style-name="ro1">
          <table:table-cell/>
          <table:table-cell table:formula="of:=[.B65]+1" office:value-type="date" office:date-value="2019-03-15" calcext:value-type="date">
            <text:p>15-03-2019</text:p>
          </table:table-cell>
          <table:table-cell table:formula="of:=IF([.E66]&lt;10000000000;[.E66];10000000000)" office:value-type="float" office:value="127802.447236155" calcext:value-type="float">
            <text:p>127 802</text:p>
          </table:table-cell>
          <table:table-cell/>
          <table:table-cell table:formula="of:=[.F$2]*[.C65]^[.F$3]+[.F$4]*[.C65]^[.F$5]+[.F$6]*[.C65]^[.F$7]+[.F$8]+IF([.C65]&gt;[.F$9];[.F$10];0)" office:value-type="float" office:value="127802.447236155" calcext:value-type="float">
            <text:p>127 802</text:p>
          </table:table-cell>
          <table:table-cell table:number-columns-repeated="6"/>
        </table:table-row>
        <table:table-row table:style-name="ro1">
          <table:table-cell/>
          <table:table-cell table:formula="of:=[.B66]+1" office:value-type="date" office:date-value="2019-03-16" calcext:value-type="date">
            <text:p>16-03-2019</text:p>
          </table:table-cell>
          <table:table-cell table:formula="of:=IF([.E67]&lt;10000000000;[.E67];10000000000)" office:value-type="float" office:value="127807.193181183" calcext:value-type="float">
            <text:p>127 807</text:p>
          </table:table-cell>
          <table:table-cell/>
          <table:table-cell table:formula="of:=[.F$2]*[.C66]^[.F$3]+[.F$4]*[.C66]^[.F$5]+[.F$6]*[.C66]^[.F$7]+[.F$8]+IF([.C66]&gt;[.F$9];[.F$10];0)" office:value-type="float" office:value="127807.193181183" calcext:value-type="float">
            <text:p>127 807</text:p>
          </table:table-cell>
          <table:table-cell table:number-columns-repeated="6"/>
        </table:table-row>
        <table:table-row table:style-name="ro1">
          <table:table-cell/>
          <table:table-cell table:formula="of:=[.B67]+1" office:value-type="date" office:date-value="2019-03-17" calcext:value-type="date">
            <text:p>17-03-2019</text:p>
          </table:table-cell>
          <table:table-cell table:formula="of:=IF([.E68]&lt;10000000000;[.E68];10000000000)" office:value-type="float" office:value="127810.644441995" calcext:value-type="float">
            <text:p>127 811</text:p>
          </table:table-cell>
          <table:table-cell/>
          <table:table-cell table:formula="of:=[.F$2]*[.C67]^[.F$3]+[.F$4]*[.C67]^[.F$5]+[.F$6]*[.C67]^[.F$7]+[.F$8]+IF([.C67]&gt;[.F$9];[.F$10];0)" office:value-type="float" office:value="127810.644441995" calcext:value-type="float">
            <text:p>127 811</text:p>
          </table:table-cell>
          <table:table-cell table:number-columns-repeated="6"/>
        </table:table-row>
        <table:table-row table:style-name="ro1">
          <table:table-cell/>
          <table:table-cell table:formula="of:=[.B68]+1" office:value-type="date" office:date-value="2019-03-18" calcext:value-type="date">
            <text:p>18-03-2019</text:p>
          </table:table-cell>
          <table:table-cell table:formula="of:=IF([.E69]&lt;10000000000;[.E69];10000000000)" office:value-type="float" office:value="127813.15418935" calcext:value-type="float">
            <text:p>127 813</text:p>
          </table:table-cell>
          <table:table-cell/>
          <table:table-cell table:formula="of:=[.F$2]*[.C68]^[.F$3]+[.F$4]*[.C68]^[.F$5]+[.F$6]*[.C68]^[.F$7]+[.F$8]+IF([.C68]&gt;[.F$9];[.F$10];0)" office:value-type="float" office:value="127813.15418935" calcext:value-type="float">
            <text:p>127 813</text:p>
          </table:table-cell>
          <table:table-cell table:number-columns-repeated="6"/>
        </table:table-row>
        <table:table-row table:style-name="ro1">
          <table:table-cell/>
          <table:table-cell table:formula="of:=[.B69]+1" office:value-type="date" office:date-value="2019-03-19" calcext:value-type="date">
            <text:p>19-03-2019</text:p>
          </table:table-cell>
          <table:table-cell table:formula="of:=IF([.E70]&lt;10000000000;[.E70];10000000000)" office:value-type="float" office:value="127814.979261997" calcext:value-type="float">
            <text:p>127 815</text:p>
          </table:table-cell>
          <table:table-cell/>
          <table:table-cell table:formula="of:=[.F$2]*[.C69]^[.F$3]+[.F$4]*[.C69]^[.F$5]+[.F$6]*[.C69]^[.F$7]+[.F$8]+IF([.C69]&gt;[.F$9];[.F$10];0)" office:value-type="float" office:value="127814.979261997" calcext:value-type="float">
            <text:p>127 815</text:p>
          </table:table-cell>
          <table:table-cell table:number-columns-repeated="6"/>
        </table:table-row>
        <table:table-row table:style-name="ro1">
          <table:table-cell/>
          <table:table-cell table:formula="of:=[.B70]+1" office:value-type="date" office:date-value="2019-03-20" calcext:value-type="date">
            <text:p>20-03-2019</text:p>
          </table:table-cell>
          <table:table-cell table:formula="of:=IF([.E71]&lt;10000000000;[.E71];10000000000)" office:value-type="float" office:value="127816.306438852" calcext:value-type="float">
            <text:p>127 816</text:p>
          </table:table-cell>
          <table:table-cell/>
          <table:table-cell table:formula="of:=[.F$2]*[.C70]^[.F$3]+[.F$4]*[.C70]^[.F$5]+[.F$6]*[.C70]^[.F$7]+[.F$8]+IF([.C70]&gt;[.F$9];[.F$10];0)" office:value-type="float" office:value="127816.306438852" calcext:value-type="float">
            <text:p>127 816</text:p>
          </table:table-cell>
          <table:table-cell table:number-columns-repeated="6"/>
        </table:table-row>
        <table:table-row table:style-name="ro1">
          <table:table-cell/>
          <table:table-cell table:formula="of:=[.B71]+1" office:value-type="date" office:date-value="2019-03-21" calcext:value-type="date">
            <text:p>21-03-2019</text:p>
          </table:table-cell>
          <table:table-cell table:formula="of:=IF([.E72]&lt;10000000000;[.E72];10000000000)" office:value-type="float" office:value="127817.271547808" calcext:value-type="float">
            <text:p>127 817</text:p>
          </table:table-cell>
          <table:table-cell/>
          <table:table-cell table:formula="of:=[.F$2]*[.C71]^[.F$3]+[.F$4]*[.C71]^[.F$5]+[.F$6]*[.C71]^[.F$7]+[.F$8]+IF([.C71]&gt;[.F$9];[.F$10];0)" office:value-type="float" office:value="127817.271547808" calcext:value-type="float">
            <text:p>127 817</text:p>
          </table:table-cell>
          <table:table-cell table:number-columns-repeated="6"/>
        </table:table-row>
        <table:table-row table:style-name="ro1">
          <table:table-cell/>
          <table:table-cell table:formula="of:=[.B72]+1" office:value-type="date" office:date-value="2019-03-22" calcext:value-type="date">
            <text:p>22-03-2019</text:p>
          </table:table-cell>
          <table:table-cell table:formula="of:=IF([.E73]&lt;10000000000;[.E73];10000000000)" office:value-type="float" office:value="127817.973363533" calcext:value-type="float">
            <text:p>127 818</text:p>
          </table:table-cell>
          <table:table-cell/>
          <table:table-cell table:formula="of:=[.F$2]*[.C72]^[.F$3]+[.F$4]*[.C72]^[.F$5]+[.F$6]*[.C72]^[.F$7]+[.F$8]+IF([.C72]&gt;[.F$9];[.F$10];0)" office:value-type="float" office:value="127817.973363533" calcext:value-type="float">
            <text:p>127 818</text:p>
          </table:table-cell>
          <table:table-cell table:number-columns-repeated="6"/>
        </table:table-row>
        <table:table-row table:style-name="ro1">
          <table:table-cell/>
          <table:table-cell table:formula="of:=[.B73]+1" office:value-type="date" office:date-value="2019-03-23" calcext:value-type="date">
            <text:p>23-03-2019</text:p>
          </table:table-cell>
          <table:table-cell table:formula="of:=IF([.E74]&lt;10000000000;[.E74];10000000000)" office:value-type="float" office:value="127818.483714879" calcext:value-type="float">
            <text:p>127 818</text:p>
          </table:table-cell>
          <table:table-cell/>
          <table:table-cell table:formula="of:=[.F$2]*[.C73]^[.F$3]+[.F$4]*[.C73]^[.F$5]+[.F$6]*[.C73]^[.F$7]+[.F$8]+IF([.C73]&gt;[.F$9];[.F$10];0)" office:value-type="float" office:value="127818.483714879" calcext:value-type="float">
            <text:p>127 818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date" office:date-value="2019-03-24" calcext:value-type="date">
            <text:p>24-03-2019</text:p>
          </table:table-cell>
          <table:table-cell table:formula="of:=IF([.E75]&lt;10000000000;[.E75];10000000000)" office:value-type="float" office:value="127818.854835436" calcext:value-type="float">
            <text:p>127 819</text:p>
          </table:table-cell>
          <table:table-cell/>
          <table:table-cell table:formula="of:=[.F$2]*[.C74]^[.F$3]+[.F$4]*[.C74]^[.F$5]+[.F$6]*[.C74]^[.F$7]+[.F$8]+IF([.C74]&gt;[.F$9];[.F$10];0)" office:value-type="float" office:value="127818.854835436" calcext:value-type="float">
            <text:p>127 819</text:p>
          </table:table-cell>
          <table:table-cell table:number-columns-repeated="6"/>
        </table:table-row>
        <table:table-row table:style-name="ro1">
          <table:table-cell/>
          <table:table-cell table:formula="of:=[.B75]+1" office:value-type="date" office:date-value="2019-03-25" calcext:value-type="date">
            <text:p>25-03-2019</text:p>
          </table:table-cell>
          <table:table-cell table:formula="of:=IF([.E76]&lt;10000000000;[.E76];10000000000)" office:value-type="float" office:value="127819.124709067" calcext:value-type="float">
            <text:p>127 819</text:p>
          </table:table-cell>
          <table:table-cell/>
          <table:table-cell table:formula="of:=[.F$2]*[.C75]^[.F$3]+[.F$4]*[.C75]^[.F$5]+[.F$6]*[.C75]^[.F$7]+[.F$8]+IF([.C75]&gt;[.F$9];[.F$10];0)" office:value-type="float" office:value="127819.124709067" calcext:value-type="float">
            <text:p>127 819</text:p>
          </table:table-cell>
          <table:table-cell table:number-columns-repeated="6"/>
        </table:table-row>
        <table:table-row table:style-name="ro1">
          <table:table-cell/>
          <table:table-cell table:formula="of:=[.B76]+1" office:value-type="date" office:date-value="2019-03-26" calcext:value-type="date">
            <text:p>26-03-2019</text:p>
          </table:table-cell>
          <table:table-cell table:formula="of:=IF([.E77]&lt;10000000000;[.E77];10000000000)" office:value-type="float" office:value="127819.320957261" calcext:value-type="float">
            <text:p>127 819</text:p>
          </table:table-cell>
          <table:table-cell/>
          <table:table-cell table:formula="of:=[.F$2]*[.C76]^[.F$3]+[.F$4]*[.C76]^[.F$5]+[.F$6]*[.C76]^[.F$7]+[.F$8]+IF([.C76]&gt;[.F$9];[.F$10];0)" office:value-type="float" office:value="127819.320957261" calcext:value-type="float">
            <text:p>127 819</text:p>
          </table:table-cell>
          <table:table-cell table:number-columns-repeated="6"/>
        </table:table-row>
        <table:table-row table:style-name="ro1">
          <table:table-cell/>
          <table:table-cell table:formula="of:=[.B77]+1" office:value-type="date" office:date-value="2019-03-27" calcext:value-type="date">
            <text:p>27-03-2019</text:p>
          </table:table-cell>
          <table:table-cell table:formula="of:=IF([.E78]&lt;10000000000;[.E78];10000000000)" office:value-type="float" office:value="127819.463666052" calcext:value-type="float">
            <text:p>127 819</text:p>
          </table:table-cell>
          <table:table-cell/>
          <table:table-cell table:formula="of:=[.F$2]*[.C77]^[.F$3]+[.F$4]*[.C77]^[.F$5]+[.F$6]*[.C77]^[.F$7]+[.F$8]+IF([.C77]&gt;[.F$9];[.F$10];0)" office:value-type="float" office:value="127819.463666052" calcext:value-type="float">
            <text:p>127 819</text:p>
          </table:table-cell>
          <table:table-cell table:number-columns-repeated="6"/>
        </table:table-row>
        <table:table-row table:style-name="ro1">
          <table:table-cell/>
          <table:table-cell table:formula="of:=[.B78]+1" office:value-type="date" office:date-value="2019-03-28" calcext:value-type="date">
            <text:p>28-03-2019</text:p>
          </table:table-cell>
          <table:table-cell table:formula="of:=IF([.E79]&lt;10000000000;[.E79];10000000000)" office:value-type="float" office:value="127819.56744175" calcext:value-type="float">
            <text:p>127 820</text:p>
          </table:table-cell>
          <table:table-cell/>
          <table:table-cell table:formula="of:=[.F$2]*[.C78]^[.F$3]+[.F$4]*[.C78]^[.F$5]+[.F$6]*[.C78]^[.F$7]+[.F$8]+IF([.C78]&gt;[.F$9];[.F$10];0)" office:value-type="float" office:value="127819.56744175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9]+1" office:value-type="date" office:date-value="2019-03-29" calcext:value-type="date">
            <text:p>29-03-2019</text:p>
          </table:table-cell>
          <table:table-cell table:formula="of:=IF([.E80]&lt;10000000000;[.E80];10000000000)" office:value-type="float" office:value="127819.642905871" calcext:value-type="float">
            <text:p>127 820</text:p>
          </table:table-cell>
          <table:table-cell/>
          <table:table-cell table:formula="of:=[.F$2]*[.C79]^[.F$3]+[.F$4]*[.C79]^[.F$5]+[.F$6]*[.C79]^[.F$7]+[.F$8]+IF([.C79]&gt;[.F$9];[.F$10];0)" office:value-type="float" office:value="127819.642905871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0]+1" office:value-type="date" office:date-value="2019-03-30" calcext:value-type="date">
            <text:p>30-03-2019</text:p>
          </table:table-cell>
          <table:table-cell table:formula="of:=IF([.E81]&lt;10000000000;[.E81];10000000000)" office:value-type="float" office:value="127819.697782232" calcext:value-type="float">
            <text:p>127 820</text:p>
          </table:table-cell>
          <table:table-cell/>
          <table:table-cell table:formula="of:=[.F$2]*[.C80]^[.F$3]+[.F$4]*[.C80]^[.F$5]+[.F$6]*[.C80]^[.F$7]+[.F$8]+IF([.C80]&gt;[.F$9];[.F$10];0)" office:value-type="float" office:value="127819.69778223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1]+1" office:value-type="date" office:date-value="2019-03-31" calcext:value-type="date">
            <text:p>31-03-2019</text:p>
          </table:table-cell>
          <table:table-cell table:formula="of:=IF([.E82]&lt;10000000000;[.E82];10000000000)" office:value-type="float" office:value="127819.737687483" calcext:value-type="float">
            <text:p>127 820</text:p>
          </table:table-cell>
          <table:table-cell/>
          <table:table-cell table:formula="of:=[.F$2]*[.C81]^[.F$3]+[.F$4]*[.C81]^[.F$5]+[.F$6]*[.C81]^[.F$7]+[.F$8]+IF([.C81]&gt;[.F$9];[.F$10];0)" office:value-type="float" office:value="127819.737687483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2]+1" office:value-type="date" office:date-value="2019-04-01" calcext:value-type="date">
            <text:p>01-04-2019</text:p>
          </table:table-cell>
          <table:table-cell table:formula="of:=IF([.E83]&lt;10000000000;[.E83];10000000000)" office:value-type="float" office:value="127819.76670597" calcext:value-type="float">
            <text:p>127 820</text:p>
          </table:table-cell>
          <table:table-cell/>
          <table:table-cell table:formula="of:=[.F$2]*[.C82]^[.F$3]+[.F$4]*[.C82]^[.F$5]+[.F$6]*[.C82]^[.F$7]+[.F$8]+IF([.C82]&gt;[.F$9];[.F$10];0)" office:value-type="float" office:value="127819.76670597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3]+1" office:value-type="date" office:date-value="2019-04-02" calcext:value-type="date">
            <text:p>02-04-2019</text:p>
          </table:table-cell>
          <table:table-cell table:formula="of:=IF([.E84]&lt;10000000000;[.E84];10000000000)" office:value-type="float" office:value="127819.787807767" calcext:value-type="float">
            <text:p>127 820</text:p>
          </table:table-cell>
          <table:table-cell/>
          <table:table-cell table:formula="of:=[.F$2]*[.C83]^[.F$3]+[.F$4]*[.C83]^[.F$5]+[.F$6]*[.C83]^[.F$7]+[.F$8]+IF([.C83]&gt;[.F$9];[.F$10];0)" office:value-type="float" office:value="127819.787807767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4]+1" office:value-type="date" office:date-value="2019-04-03" calcext:value-type="date">
            <text:p>03-04-2019</text:p>
          </table:table-cell>
          <table:table-cell table:formula="of:=IF([.E85]&lt;10000000000;[.E85];10000000000)" office:value-type="float" office:value="127819.803152669" calcext:value-type="float">
            <text:p>127 820</text:p>
          </table:table-cell>
          <table:table-cell/>
          <table:table-cell table:formula="of:=[.F$2]*[.C84]^[.F$3]+[.F$4]*[.C84]^[.F$5]+[.F$6]*[.C84]^[.F$7]+[.F$8]+IF([.C84]&gt;[.F$9];[.F$10];0)" office:value-type="float" office:value="127819.803152669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5]+1" office:value-type="date" office:date-value="2019-04-04" calcext:value-type="date">
            <text:p>04-04-2019</text:p>
          </table:table-cell>
          <table:table-cell table:formula="of:=IF([.E86]&lt;10000000000;[.E86];10000000000)" office:value-type="float" office:value="127819.814311245" calcext:value-type="float">
            <text:p>127 820</text:p>
          </table:table-cell>
          <table:table-cell/>
          <table:table-cell table:formula="of:=[.F$2]*[.C85]^[.F$3]+[.F$4]*[.C85]^[.F$5]+[.F$6]*[.C85]^[.F$7]+[.F$8]+IF([.C85]&gt;[.F$9];[.F$10];0)" office:value-type="float" office:value="127819.814311245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6]+1" office:value-type="date" office:date-value="2019-04-05" calcext:value-type="date">
            <text:p>05-04-2019</text:p>
          </table:table-cell>
          <table:table-cell table:formula="of:=IF([.E87]&lt;10000000000;[.E87];10000000000)" office:value-type="float" office:value="127819.822425589" calcext:value-type="float">
            <text:p>127 820</text:p>
          </table:table-cell>
          <table:table-cell/>
          <table:table-cell table:formula="of:=[.F$2]*[.C86]^[.F$3]+[.F$4]*[.C86]^[.F$5]+[.F$6]*[.C86]^[.F$7]+[.F$8]+IF([.C86]&gt;[.F$9];[.F$10];0)" office:value-type="float" office:value="127819.822425589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7]+1" office:value-type="date" office:date-value="2019-04-06" calcext:value-type="date">
            <text:p>06-04-2019</text:p>
          </table:table-cell>
          <table:table-cell table:formula="of:=IF([.E88]&lt;10000000000;[.E88];10000000000)" office:value-type="float" office:value="127819.828326215" calcext:value-type="float">
            <text:p>127 820</text:p>
          </table:table-cell>
          <table:table-cell/>
          <table:table-cell table:formula="of:=[.F$2]*[.C87]^[.F$3]+[.F$4]*[.C87]^[.F$5]+[.F$6]*[.C87]^[.F$7]+[.F$8]+IF([.C87]&gt;[.F$9];[.F$10];0)" office:value-type="float" office:value="127819.828326215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date" office:date-value="2019-04-07" calcext:value-type="date">
            <text:p>07-04-2019</text:p>
          </table:table-cell>
          <table:table-cell table:formula="of:=IF([.E89]&lt;10000000000;[.E89];10000000000)" office:value-type="float" office:value="127819.832617059" calcext:value-type="float">
            <text:p>127 820</text:p>
          </table:table-cell>
          <table:table-cell/>
          <table:table-cell table:formula="of:=[.F$2]*[.C88]^[.F$3]+[.F$4]*[.C88]^[.F$5]+[.F$6]*[.C88]^[.F$7]+[.F$8]+IF([.C88]&gt;[.F$9];[.F$10];0)" office:value-type="float" office:value="127819.832617059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date" office:date-value="2019-04-08" calcext:value-type="date">
            <text:p>08-04-2019</text:p>
          </table:table-cell>
          <table:table-cell table:formula="of:=IF([.E90]&lt;10000000000;[.E90];10000000000)" office:value-type="float" office:value="127819.835737294" calcext:value-type="float">
            <text:p>127 820</text:p>
          </table:table-cell>
          <table:table-cell/>
          <table:table-cell table:formula="of:=[.F$2]*[.C89]^[.F$3]+[.F$4]*[.C89]^[.F$5]+[.F$6]*[.C89]^[.F$7]+[.F$8]+IF([.C89]&gt;[.F$9];[.F$10];0)" office:value-type="float" office:value="127819.835737294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date" office:date-value="2019-04-09" calcext:value-type="date">
            <text:p>09-04-2019</text:p>
          </table:table-cell>
          <table:table-cell table:formula="of:=IF([.E91]&lt;10000000000;[.E91];10000000000)" office:value-type="float" office:value="127819.838006281" calcext:value-type="float">
            <text:p>127 820</text:p>
          </table:table-cell>
          <table:table-cell/>
          <table:table-cell table:formula="of:=[.F$2]*[.C90]^[.F$3]+[.F$4]*[.C90]^[.F$5]+[.F$6]*[.C90]^[.F$7]+[.F$8]+IF([.C90]&gt;[.F$9];[.F$10];0)" office:value-type="float" office:value="127819.838006281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date" office:date-value="2019-04-10" calcext:value-type="date">
            <text:p>10-04-2019</text:p>
          </table:table-cell>
          <table:table-cell table:formula="of:=IF([.E92]&lt;10000000000;[.E92];10000000000)" office:value-type="float" office:value="127819.839656253" calcext:value-type="float">
            <text:p>127 820</text:p>
          </table:table-cell>
          <table:table-cell/>
          <table:table-cell table:formula="of:=[.F$2]*[.C91]^[.F$3]+[.F$4]*[.C91]^[.F$5]+[.F$6]*[.C91]^[.F$7]+[.F$8]+IF([.C91]&gt;[.F$9];[.F$10];0)" office:value-type="float" office:value="127819.839656253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date" office:date-value="2019-04-11" calcext:value-type="date">
            <text:p>11-04-2019</text:p>
          </table:table-cell>
          <table:table-cell table:formula="of:=IF([.E93]&lt;10000000000;[.E93];10000000000)" office:value-type="float" office:value="127819.840856087" calcext:value-type="float">
            <text:p>127 820</text:p>
          </table:table-cell>
          <table:table-cell/>
          <table:table-cell table:formula="of:=[.F$2]*[.C92]^[.F$3]+[.F$4]*[.C92]^[.F$5]+[.F$6]*[.C92]^[.F$7]+[.F$8]+IF([.C92]&gt;[.F$9];[.F$10];0)" office:value-type="float" office:value="127819.840856087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date" office:date-value="2019-04-12" calcext:value-type="date">
            <text:p>12-04-2019</text:p>
          </table:table-cell>
          <table:table-cell table:formula="of:=IF([.E94]&lt;10000000000;[.E94];10000000000)" office:value-type="float" office:value="127819.841728588" calcext:value-type="float">
            <text:p>127 820</text:p>
          </table:table-cell>
          <table:table-cell/>
          <table:table-cell table:formula="of:=[.F$2]*[.C93]^[.F$3]+[.F$4]*[.C93]^[.F$5]+[.F$6]*[.C93]^[.F$7]+[.F$8]+IF([.C93]&gt;[.F$9];[.F$10];0)" office:value-type="float" office:value="127819.841728588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date" office:date-value="2019-04-13" calcext:value-type="date">
            <text:p>13-04-2019</text:p>
          </table:table-cell>
          <table:table-cell table:formula="of:=IF([.E95]&lt;10000000000;[.E95];10000000000)" office:value-type="float" office:value="127819.842363057" calcext:value-type="float">
            <text:p>127 820</text:p>
          </table:table-cell>
          <table:table-cell/>
          <table:table-cell table:formula="of:=[.F$2]*[.C94]^[.F$3]+[.F$4]*[.C94]^[.F$5]+[.F$6]*[.C94]^[.F$7]+[.F$8]+IF([.C94]&gt;[.F$9];[.F$10];0)" office:value-type="float" office:value="127819.842363057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date" office:date-value="2019-04-14" calcext:value-type="date">
            <text:p>14-04-2019</text:p>
          </table:table-cell>
          <table:table-cell table:formula="of:=IF([.E96]&lt;10000000000;[.E96];10000000000)" office:value-type="float" office:value="127819.842824433" calcext:value-type="float">
            <text:p>127 820</text:p>
          </table:table-cell>
          <table:table-cell/>
          <table:table-cell table:formula="of:=[.F$2]*[.C95]^[.F$3]+[.F$4]*[.C95]^[.F$5]+[.F$6]*[.C95]^[.F$7]+[.F$8]+IF([.C95]&gt;[.F$9];[.F$10];0)" office:value-type="float" office:value="127819.842824433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date" office:date-value="2019-04-15" calcext:value-type="date">
            <text:p>15-04-2019</text:p>
          </table:table-cell>
          <table:table-cell table:formula="of:=IF([.E97]&lt;10000000000;[.E97];10000000000)" office:value-type="float" office:value="127819.843159938" calcext:value-type="float">
            <text:p>127 820</text:p>
          </table:table-cell>
          <table:table-cell/>
          <table:table-cell table:formula="of:=[.F$2]*[.C96]^[.F$3]+[.F$4]*[.C96]^[.F$5]+[.F$6]*[.C96]^[.F$7]+[.F$8]+IF([.C96]&gt;[.F$9];[.F$10];0)" office:value-type="float" office:value="127819.843159938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97]+1" office:value-type="date" office:date-value="2019-04-16" calcext:value-type="date">
            <text:p>16-04-2019</text:p>
          </table:table-cell>
          <table:table-cell table:formula="of:=IF([.E98]&lt;10000000000;[.E98];10000000000)" office:value-type="float" office:value="127819.843403913" calcext:value-type="float">
            <text:p>127 820</text:p>
          </table:table-cell>
          <table:table-cell/>
          <table:table-cell table:formula="of:=[.F$2]*[.C97]^[.F$3]+[.F$4]*[.C97]^[.F$5]+[.F$6]*[.C97]^[.F$7]+[.F$8]+IF([.C97]&gt;[.F$9];[.F$10];0)" office:value-type="float" office:value="127819.843403913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98]+1" office:value-type="date" office:date-value="2019-04-17" calcext:value-type="date">
            <text:p>17-04-2019</text:p>
          </table:table-cell>
          <table:table-cell table:formula="of:=IF([.E99]&lt;10000000000;[.E99];10000000000)" office:value-type="float" office:value="127819.843581327" calcext:value-type="float">
            <text:p>127 820</text:p>
          </table:table-cell>
          <table:table-cell/>
          <table:table-cell table:formula="of:=[.F$2]*[.C98]^[.F$3]+[.F$4]*[.C98]^[.F$5]+[.F$6]*[.C98]^[.F$7]+[.F$8]+IF([.C98]&gt;[.F$9];[.F$10];0)" office:value-type="float" office:value="127819.843581327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99]+1" office:value-type="date" office:date-value="2019-04-18" calcext:value-type="date">
            <text:p>18-04-2019</text:p>
          </table:table-cell>
          <table:table-cell table:formula="of:=IF([.E100]&lt;10000000000;[.E100];10000000000)" office:value-type="float" office:value="127819.84371034" calcext:value-type="float">
            <text:p>127 820</text:p>
          </table:table-cell>
          <table:table-cell/>
          <table:table-cell table:formula="of:=[.F$2]*[.C99]^[.F$3]+[.F$4]*[.C99]^[.F$5]+[.F$6]*[.C99]^[.F$7]+[.F$8]+IF([.C99]&gt;[.F$9];[.F$10];0)" office:value-type="float" office:value="127819.84371034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00]+1" office:value-type="date" office:date-value="2019-04-19" calcext:value-type="date">
            <text:p>19-04-2019</text:p>
          </table:table-cell>
          <table:table-cell table:formula="of:=IF([.E101]&lt;10000000000;[.E101];10000000000)" office:value-type="float" office:value="127819.843804157" calcext:value-type="float">
            <text:p>127 820</text:p>
          </table:table-cell>
          <table:table-cell/>
          <table:table-cell table:formula="of:=[.F$2]*[.C100]^[.F$3]+[.F$4]*[.C100]^[.F$5]+[.F$6]*[.C100]^[.F$7]+[.F$8]+IF([.C100]&gt;[.F$9];[.F$10];0)" office:value-type="float" office:value="127819.843804157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01]+1" office:value-type="date" office:date-value="2019-04-20" calcext:value-type="date">
            <text:p>20-04-2019</text:p>
          </table:table-cell>
          <table:table-cell table:formula="of:=IF([.E102]&lt;10000000000;[.E102];10000000000)" office:value-type="float" office:value="127819.843872378" calcext:value-type="float">
            <text:p>127 820</text:p>
          </table:table-cell>
          <table:table-cell/>
          <table:table-cell table:formula="of:=[.F$2]*[.C101]^[.F$3]+[.F$4]*[.C101]^[.F$5]+[.F$6]*[.C101]^[.F$7]+[.F$8]+IF([.C101]&gt;[.F$9];[.F$10];0)" office:value-type="float" office:value="127819.843872378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02]+1" office:value-type="date" office:date-value="2019-04-21" calcext:value-type="date">
            <text:p>21-04-2019</text:p>
          </table:table-cell>
          <table:table-cell table:formula="of:=IF([.E103]&lt;10000000000;[.E103];10000000000)" office:value-type="float" office:value="127819.843921988" calcext:value-type="float">
            <text:p>127 820</text:p>
          </table:table-cell>
          <table:table-cell/>
          <table:table-cell table:formula="of:=[.F$2]*[.C102]^[.F$3]+[.F$4]*[.C102]^[.F$5]+[.F$6]*[.C102]^[.F$7]+[.F$8]+IF([.C102]&gt;[.F$9];[.F$10];0)" office:value-type="float" office:value="127819.843921988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03]+1" office:value-type="date" office:date-value="2019-04-22" calcext:value-type="date">
            <text:p>22-04-2019</text:p>
          </table:table-cell>
          <table:table-cell table:formula="of:=IF([.E104]&lt;10000000000;[.E104];10000000000)" office:value-type="float" office:value="127819.843958064" calcext:value-type="float">
            <text:p>127 820</text:p>
          </table:table-cell>
          <table:table-cell/>
          <table:table-cell table:formula="of:=[.F$2]*[.C103]^[.F$3]+[.F$4]*[.C103]^[.F$5]+[.F$6]*[.C103]^[.F$7]+[.F$8]+IF([.C103]&gt;[.F$9];[.F$10];0)" office:value-type="float" office:value="127819.843958064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04]+1" office:value-type="date" office:date-value="2019-04-23" calcext:value-type="date">
            <text:p>23-04-2019</text:p>
          </table:table-cell>
          <table:table-cell table:formula="of:=IF([.E105]&lt;10000000000;[.E105];10000000000)" office:value-type="float" office:value="127819.843984297" calcext:value-type="float">
            <text:p>127 820</text:p>
          </table:table-cell>
          <table:table-cell/>
          <table:table-cell table:formula="of:=[.F$2]*[.C104]^[.F$3]+[.F$4]*[.C104]^[.F$5]+[.F$6]*[.C104]^[.F$7]+[.F$8]+IF([.C104]&gt;[.F$9];[.F$10];0)" office:value-type="float" office:value="127819.843984297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05]+1" office:value-type="date" office:date-value="2019-04-24" calcext:value-type="date">
            <text:p>24-04-2019</text:p>
          </table:table-cell>
          <table:table-cell table:formula="of:=IF([.E106]&lt;10000000000;[.E106];10000000000)" office:value-type="float" office:value="127819.844003374" calcext:value-type="float">
            <text:p>127 820</text:p>
          </table:table-cell>
          <table:table-cell/>
          <table:table-cell table:formula="of:=[.F$2]*[.C105]^[.F$3]+[.F$4]*[.C105]^[.F$5]+[.F$6]*[.C105]^[.F$7]+[.F$8]+IF([.C105]&gt;[.F$9];[.F$10];0)" office:value-type="float" office:value="127819.844003374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06]+1" office:value-type="date" office:date-value="2019-04-25" calcext:value-type="date">
            <text:p>25-04-2019</text:p>
          </table:table-cell>
          <table:table-cell table:formula="of:=IF([.E107]&lt;10000000000;[.E107];10000000000)" office:value-type="float" office:value="127819.844017246" calcext:value-type="float">
            <text:p>127 820</text:p>
          </table:table-cell>
          <table:table-cell/>
          <table:table-cell table:formula="of:=[.F$2]*[.C106]^[.F$3]+[.F$4]*[.C106]^[.F$5]+[.F$6]*[.C106]^[.F$7]+[.F$8]+IF([.C106]&gt;[.F$9];[.F$10];0)" office:value-type="float" office:value="127819.844017246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07]+1" office:value-type="date" office:date-value="2019-04-26" calcext:value-type="date">
            <text:p>26-04-2019</text:p>
          </table:table-cell>
          <table:table-cell table:formula="of:=IF([.E108]&lt;10000000000;[.E108];10000000000)" office:value-type="float" office:value="127819.844027334" calcext:value-type="float">
            <text:p>127 820</text:p>
          </table:table-cell>
          <table:table-cell/>
          <table:table-cell table:formula="of:=[.F$2]*[.C107]^[.F$3]+[.F$4]*[.C107]^[.F$5]+[.F$6]*[.C107]^[.F$7]+[.F$8]+IF([.C107]&gt;[.F$9];[.F$10];0)" office:value-type="float" office:value="127819.844027334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08]+1" office:value-type="date" office:date-value="2019-04-27" calcext:value-type="date">
            <text:p>27-04-2019</text:p>
          </table:table-cell>
          <table:table-cell table:formula="of:=IF([.E109]&lt;10000000000;[.E109];10000000000)" office:value-type="float" office:value="127819.844034669" calcext:value-type="float">
            <text:p>127 820</text:p>
          </table:table-cell>
          <table:table-cell/>
          <table:table-cell table:formula="of:=[.F$2]*[.C108]^[.F$3]+[.F$4]*[.C108]^[.F$5]+[.F$6]*[.C108]^[.F$7]+[.F$8]+IF([.C108]&gt;[.F$9];[.F$10];0)" office:value-type="float" office:value="127819.844034669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09]+1" office:value-type="date" office:date-value="2019-04-28" calcext:value-type="date">
            <text:p>28-04-2019</text:p>
          </table:table-cell>
          <table:table-cell table:formula="of:=IF([.E110]&lt;10000000000;[.E110];10000000000)" office:value-type="float" office:value="127819.844040004" calcext:value-type="float">
            <text:p>127 820</text:p>
          </table:table-cell>
          <table:table-cell/>
          <table:table-cell table:formula="of:=[.F$2]*[.C109]^[.F$3]+[.F$4]*[.C109]^[.F$5]+[.F$6]*[.C109]^[.F$7]+[.F$8]+IF([.C109]&gt;[.F$9];[.F$10];0)" office:value-type="float" office:value="127819.844040004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10]+1" office:value-type="date" office:date-value="2019-04-29" calcext:value-type="date">
            <text:p>29-04-2019</text:p>
          </table:table-cell>
          <table:table-cell table:formula="of:=IF([.E111]&lt;10000000000;[.E111];10000000000)" office:value-type="float" office:value="127819.844043882" calcext:value-type="float">
            <text:p>127 820</text:p>
          </table:table-cell>
          <table:table-cell/>
          <table:table-cell table:formula="of:=[.F$2]*[.C110]^[.F$3]+[.F$4]*[.C110]^[.F$5]+[.F$6]*[.C110]^[.F$7]+[.F$8]+IF([.C110]&gt;[.F$9];[.F$10];0)" office:value-type="float" office:value="127819.84404388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date" office:date-value="2019-04-30" calcext:value-type="date">
            <text:p>30-04-2019</text:p>
          </table:table-cell>
          <table:table-cell table:formula="of:=IF([.E112]&lt;10000000000;[.E112];10000000000)" office:value-type="float" office:value="127819.844046703" calcext:value-type="float">
            <text:p>127 820</text:p>
          </table:table-cell>
          <table:table-cell/>
          <table:table-cell table:formula="of:=[.F$2]*[.C111]^[.F$3]+[.F$4]*[.C111]^[.F$5]+[.F$6]*[.C111]^[.F$7]+[.F$8]+IF([.C111]&gt;[.F$9];[.F$10];0)" office:value-type="float" office:value="127819.844046703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date" office:date-value="2019-05-01" calcext:value-type="date">
            <text:p>01-05-2019</text:p>
          </table:table-cell>
          <table:table-cell table:formula="of:=IF([.E113]&lt;10000000000;[.E113];10000000000)" office:value-type="float" office:value="127819.844048755" calcext:value-type="float">
            <text:p>127 820</text:p>
          </table:table-cell>
          <table:table-cell/>
          <table:table-cell table:formula="of:=[.F$2]*[.C112]^[.F$3]+[.F$4]*[.C112]^[.F$5]+[.F$6]*[.C112]^[.F$7]+[.F$8]+IF([.C112]&gt;[.F$9];[.F$10];0)" office:value-type="float" office:value="127819.844048755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date" office:date-value="2019-05-02" calcext:value-type="date">
            <text:p>02-05-2019</text:p>
          </table:table-cell>
          <table:table-cell table:formula="of:=IF([.E114]&lt;10000000000;[.E114];10000000000)" office:value-type="float" office:value="127819.844050246" calcext:value-type="float">
            <text:p>127 820</text:p>
          </table:table-cell>
          <table:table-cell/>
          <table:table-cell table:formula="of:=[.F$2]*[.C113]^[.F$3]+[.F$4]*[.C113]^[.F$5]+[.F$6]*[.C113]^[.F$7]+[.F$8]+IF([.C113]&gt;[.F$9];[.F$10];0)" office:value-type="float" office:value="127819.844050246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date" office:date-value="2019-05-03" calcext:value-type="date">
            <text:p>03-05-2019</text:p>
          </table:table-cell>
          <table:table-cell table:formula="of:=IF([.E115]&lt;10000000000;[.E115];10000000000)" office:value-type="float" office:value="127819.844051331" calcext:value-type="float">
            <text:p>127 820</text:p>
          </table:table-cell>
          <table:table-cell/>
          <table:table-cell table:formula="of:=[.F$2]*[.C114]^[.F$3]+[.F$4]*[.C114]^[.F$5]+[.F$6]*[.C114]^[.F$7]+[.F$8]+IF([.C114]&gt;[.F$9];[.F$10];0)" office:value-type="float" office:value="127819.844051331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date" office:date-value="2019-05-04" calcext:value-type="date">
            <text:p>04-05-2019</text:p>
          </table:table-cell>
          <table:table-cell table:formula="of:=IF([.E116]&lt;10000000000;[.E116];10000000000)" office:value-type="float" office:value="127819.84405212" calcext:value-type="float">
            <text:p>127 820</text:p>
          </table:table-cell>
          <table:table-cell/>
          <table:table-cell table:formula="of:=[.F$2]*[.C115]^[.F$3]+[.F$4]*[.C115]^[.F$5]+[.F$6]*[.C115]^[.F$7]+[.F$8]+IF([.C115]&gt;[.F$9];[.F$10];0)" office:value-type="float" office:value="127819.8440521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date" office:date-value="2019-05-05" calcext:value-type="date">
            <text:p>05-05-2019</text:p>
          </table:table-cell>
          <table:table-cell table:formula="of:=IF([.E117]&lt;10000000000;[.E117];10000000000)" office:value-type="float" office:value="127819.844052693" calcext:value-type="float">
            <text:p>127 820</text:p>
          </table:table-cell>
          <table:table-cell/>
          <table:table-cell table:formula="of:=[.F$2]*[.C116]^[.F$3]+[.F$4]*[.C116]^[.F$5]+[.F$6]*[.C116]^[.F$7]+[.F$8]+IF([.C116]&gt;[.F$9];[.F$10];0)" office:value-type="float" office:value="127819.844052693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date" office:date-value="2019-05-06" calcext:value-type="date">
            <text:p>06-05-2019</text:p>
          </table:table-cell>
          <table:table-cell table:formula="of:=IF([.E118]&lt;10000000000;[.E118];10000000000)" office:value-type="float" office:value="127819.844053111" calcext:value-type="float">
            <text:p>127 820</text:p>
          </table:table-cell>
          <table:table-cell/>
          <table:table-cell table:formula="of:=[.F$2]*[.C117]^[.F$3]+[.F$4]*[.C117]^[.F$5]+[.F$6]*[.C117]^[.F$7]+[.F$8]+IF([.C117]&gt;[.F$9];[.F$10];0)" office:value-type="float" office:value="127819.844053111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18]+1" office:value-type="date" office:date-value="2019-05-07" calcext:value-type="date">
            <text:p>07-05-2019</text:p>
          </table:table-cell>
          <table:table-cell table:formula="of:=IF([.E119]&lt;10000000000;[.E119];10000000000)" office:value-type="float" office:value="127819.844053414" calcext:value-type="float">
            <text:p>127 820</text:p>
          </table:table-cell>
          <table:table-cell/>
          <table:table-cell table:formula="of:=[.F$2]*[.C118]^[.F$3]+[.F$4]*[.C118]^[.F$5]+[.F$6]*[.C118]^[.F$7]+[.F$8]+IF([.C118]&gt;[.F$9];[.F$10];0)" office:value-type="float" office:value="127819.844053414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19]+1" office:value-type="date" office:date-value="2019-05-08" calcext:value-type="date">
            <text:p>08-05-2019</text:p>
          </table:table-cell>
          <table:table-cell table:formula="of:=IF([.E120]&lt;10000000000;[.E120];10000000000)" office:value-type="float" office:value="127819.844053634" calcext:value-type="float">
            <text:p>127 820</text:p>
          </table:table-cell>
          <table:table-cell/>
          <table:table-cell table:formula="of:=[.F$2]*[.C119]^[.F$3]+[.F$4]*[.C119]^[.F$5]+[.F$6]*[.C119]^[.F$7]+[.F$8]+IF([.C119]&gt;[.F$9];[.F$10];0)" office:value-type="float" office:value="127819.844053634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20]+1" office:value-type="date" office:date-value="2019-05-09" calcext:value-type="date">
            <text:p>09-05-2019</text:p>
          </table:table-cell>
          <table:table-cell table:formula="of:=IF([.E121]&lt;10000000000;[.E121];10000000000)" office:value-type="float" office:value="127819.844053795" calcext:value-type="float">
            <text:p>127 820</text:p>
          </table:table-cell>
          <table:table-cell/>
          <table:table-cell table:formula="of:=[.F$2]*[.C120]^[.F$3]+[.F$4]*[.C120]^[.F$5]+[.F$6]*[.C120]^[.F$7]+[.F$8]+IF([.C120]&gt;[.F$9];[.F$10];0)" office:value-type="float" office:value="127819.844053795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21]+1" office:value-type="date" office:date-value="2019-05-10" calcext:value-type="date">
            <text:p>10-05-2019</text:p>
          </table:table-cell>
          <table:table-cell table:formula="of:=IF([.E122]&lt;10000000000;[.E122];10000000000)" office:value-type="float" office:value="127819.844053911" calcext:value-type="float">
            <text:p>127 820</text:p>
          </table:table-cell>
          <table:table-cell/>
          <table:table-cell table:formula="of:=[.F$2]*[.C121]^[.F$3]+[.F$4]*[.C121]^[.F$5]+[.F$6]*[.C121]^[.F$7]+[.F$8]+IF([.C121]&gt;[.F$9];[.F$10];0)" office:value-type="float" office:value="127819.844053911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22]+1" office:value-type="date" office:date-value="2019-05-11" calcext:value-type="date">
            <text:p>11-05-2019</text:p>
          </table:table-cell>
          <table:table-cell table:formula="of:=IF([.E123]&lt;10000000000;[.E123];10000000000)" office:value-type="float" office:value="127819.844053996" calcext:value-type="float">
            <text:p>127 820</text:p>
          </table:table-cell>
          <table:table-cell/>
          <table:table-cell table:formula="of:=[.F$2]*[.C122]^[.F$3]+[.F$4]*[.C122]^[.F$5]+[.F$6]*[.C122]^[.F$7]+[.F$8]+IF([.C122]&gt;[.F$9];[.F$10];0)" office:value-type="float" office:value="127819.844053996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23]+1" office:value-type="date" office:date-value="2019-05-12" calcext:value-type="date">
            <text:p>12-05-2019</text:p>
          </table:table-cell>
          <table:table-cell table:formula="of:=IF([.E124]&lt;10000000000;[.E124];10000000000)" office:value-type="float" office:value="127819.844054058" calcext:value-type="float">
            <text:p>127 820</text:p>
          </table:table-cell>
          <table:table-cell/>
          <table:table-cell table:formula="of:=[.F$2]*[.C123]^[.F$3]+[.F$4]*[.C123]^[.F$5]+[.F$6]*[.C123]^[.F$7]+[.F$8]+IF([.C123]&gt;[.F$9];[.F$10];0)" office:value-type="float" office:value="127819.844054058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24]+1" office:value-type="date" office:date-value="2019-05-13" calcext:value-type="date">
            <text:p>13-05-2019</text:p>
          </table:table-cell>
          <table:table-cell table:formula="of:=IF([.E125]&lt;10000000000;[.E125];10000000000)" office:value-type="float" office:value="127819.844054102" calcext:value-type="float">
            <text:p>127 820</text:p>
          </table:table-cell>
          <table:table-cell/>
          <table:table-cell table:formula="of:=[.F$2]*[.C124]^[.F$3]+[.F$4]*[.C124]^[.F$5]+[.F$6]*[.C124]^[.F$7]+[.F$8]+IF([.C124]&gt;[.F$9];[.F$10];0)" office:value-type="float" office:value="127819.84405410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25]+1" office:value-type="date" office:date-value="2019-05-14" calcext:value-type="date">
            <text:p>14-05-2019</text:p>
          </table:table-cell>
          <table:table-cell table:formula="of:=IF([.E126]&lt;10000000000;[.E126];10000000000)" office:value-type="float" office:value="127819.844054135" calcext:value-type="float">
            <text:p>127 820</text:p>
          </table:table-cell>
          <table:table-cell/>
          <table:table-cell table:formula="of:=[.F$2]*[.C125]^[.F$3]+[.F$4]*[.C125]^[.F$5]+[.F$6]*[.C125]^[.F$7]+[.F$8]+IF([.C125]&gt;[.F$9];[.F$10];0)" office:value-type="float" office:value="127819.844054135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26]+1" office:value-type="date" office:date-value="2019-05-15" calcext:value-type="date">
            <text:p>15-05-2019</text:p>
          </table:table-cell>
          <table:table-cell table:formula="of:=IF([.E127]&lt;10000000000;[.E127];10000000000)" office:value-type="float" office:value="127819.844054159" calcext:value-type="float">
            <text:p>127 820</text:p>
          </table:table-cell>
          <table:table-cell/>
          <table:table-cell table:formula="of:=[.F$2]*[.C126]^[.F$3]+[.F$4]*[.C126]^[.F$5]+[.F$6]*[.C126]^[.F$7]+[.F$8]+IF([.C126]&gt;[.F$9];[.F$10];0)" office:value-type="float" office:value="127819.844054159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27]+1" office:value-type="date" office:date-value="2019-05-16" calcext:value-type="date">
            <text:p>16-05-2019</text:p>
          </table:table-cell>
          <table:table-cell table:formula="of:=IF([.E128]&lt;10000000000;[.E128];10000000000)" office:value-type="float" office:value="127819.844054176" calcext:value-type="float">
            <text:p>127 820</text:p>
          </table:table-cell>
          <table:table-cell/>
          <table:table-cell table:formula="of:=[.F$2]*[.C127]^[.F$3]+[.F$4]*[.C127]^[.F$5]+[.F$6]*[.C127]^[.F$7]+[.F$8]+IF([.C127]&gt;[.F$9];[.F$10];0)" office:value-type="float" office:value="127819.844054176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28]+1" office:value-type="date" office:date-value="2019-05-17" calcext:value-type="date">
            <text:p>17-05-2019</text:p>
          </table:table-cell>
          <table:table-cell table:formula="of:=IF([.E129]&lt;10000000000;[.E129];10000000000)" office:value-type="float" office:value="127819.844054189" calcext:value-type="float">
            <text:p>127 820</text:p>
          </table:table-cell>
          <table:table-cell/>
          <table:table-cell table:formula="of:=[.F$2]*[.C128]^[.F$3]+[.F$4]*[.C128]^[.F$5]+[.F$6]*[.C128]^[.F$7]+[.F$8]+IF([.C128]&gt;[.F$9];[.F$10];0)" office:value-type="float" office:value="127819.844054189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29]+1" office:value-type="date" office:date-value="2019-05-18" calcext:value-type="date">
            <text:p>18-05-2019</text:p>
          </table:table-cell>
          <table:table-cell table:formula="of:=IF([.E130]&lt;10000000000;[.E130];10000000000)" office:value-type="float" office:value="127819.844054198" calcext:value-type="float">
            <text:p>127 820</text:p>
          </table:table-cell>
          <table:table-cell/>
          <table:table-cell table:formula="of:=[.F$2]*[.C129]^[.F$3]+[.F$4]*[.C129]^[.F$5]+[.F$6]*[.C129]^[.F$7]+[.F$8]+IF([.C129]&gt;[.F$9];[.F$10];0)" office:value-type="float" office:value="127819.844054198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30]+1" office:value-type="date" office:date-value="2019-05-19" calcext:value-type="date">
            <text:p>19-05-2019</text:p>
          </table:table-cell>
          <table:table-cell table:formula="of:=IF([.E131]&lt;10000000000;[.E131];10000000000)" office:value-type="float" office:value="127819.844054205" calcext:value-type="float">
            <text:p>127 820</text:p>
          </table:table-cell>
          <table:table-cell/>
          <table:table-cell table:formula="of:=[.F$2]*[.C130]^[.F$3]+[.F$4]*[.C130]^[.F$5]+[.F$6]*[.C130]^[.F$7]+[.F$8]+IF([.C130]&gt;[.F$9];[.F$10];0)" office:value-type="float" office:value="127819.844054205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31]+1" office:value-type="date" office:date-value="2019-05-20" calcext:value-type="date">
            <text:p>20-05-2019</text:p>
          </table:table-cell>
          <table:table-cell table:formula="of:=IF([.E132]&lt;10000000000;[.E132];10000000000)" office:value-type="float" office:value="127819.84405421" calcext:value-type="float">
            <text:p>127 820</text:p>
          </table:table-cell>
          <table:table-cell/>
          <table:table-cell table:formula="of:=[.F$2]*[.C131]^[.F$3]+[.F$4]*[.C131]^[.F$5]+[.F$6]*[.C131]^[.F$7]+[.F$8]+IF([.C131]&gt;[.F$9];[.F$10];0)" office:value-type="float" office:value="127819.84405421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32]+1" office:value-type="date" office:date-value="2019-05-21" calcext:value-type="date">
            <text:p>21-05-2019</text:p>
          </table:table-cell>
          <table:table-cell table:formula="of:=IF([.E133]&lt;10000000000;[.E133];10000000000)" office:value-type="float" office:value="127819.844054213" calcext:value-type="float">
            <text:p>127 820</text:p>
          </table:table-cell>
          <table:table-cell/>
          <table:table-cell table:formula="of:=[.F$2]*[.C132]^[.F$3]+[.F$4]*[.C132]^[.F$5]+[.F$6]*[.C132]^[.F$7]+[.F$8]+IF([.C132]&gt;[.F$9];[.F$10];0)" office:value-type="float" office:value="127819.844054213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33]+1" office:value-type="date" office:date-value="2019-05-22" calcext:value-type="date">
            <text:p>22-05-2019</text:p>
          </table:table-cell>
          <table:table-cell table:formula="of:=IF([.E134]&lt;10000000000;[.E134];10000000000)" office:value-type="float" office:value="127819.844054215" calcext:value-type="float">
            <text:p>127 820</text:p>
          </table:table-cell>
          <table:table-cell/>
          <table:table-cell table:formula="of:=[.F$2]*[.C133]^[.F$3]+[.F$4]*[.C133]^[.F$5]+[.F$6]*[.C133]^[.F$7]+[.F$8]+IF([.C133]&gt;[.F$9];[.F$10];0)" office:value-type="float" office:value="127819.844054215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34]+1" office:value-type="date" office:date-value="2019-05-23" calcext:value-type="date">
            <text:p>23-05-2019</text:p>
          </table:table-cell>
          <table:table-cell table:formula="of:=IF([.E135]&lt;10000000000;[.E135];10000000000)" office:value-type="float" office:value="127819.844054217" calcext:value-type="float">
            <text:p>127 820</text:p>
          </table:table-cell>
          <table:table-cell/>
          <table:table-cell table:formula="of:=[.F$2]*[.C134]^[.F$3]+[.F$4]*[.C134]^[.F$5]+[.F$6]*[.C134]^[.F$7]+[.F$8]+IF([.C134]&gt;[.F$9];[.F$10];0)" office:value-type="float" office:value="127819.844054217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35]+1" office:value-type="date" office:date-value="2019-05-24" calcext:value-type="date">
            <text:p>24-05-2019</text:p>
          </table:table-cell>
          <table:table-cell table:formula="of:=IF([.E136]&lt;10000000000;[.E136];10000000000)" office:value-type="float" office:value="127819.844054219" calcext:value-type="float">
            <text:p>127 820</text:p>
          </table:table-cell>
          <table:table-cell/>
          <table:table-cell table:formula="of:=[.F$2]*[.C135]^[.F$3]+[.F$4]*[.C135]^[.F$5]+[.F$6]*[.C135]^[.F$7]+[.F$8]+IF([.C135]&gt;[.F$9];[.F$10];0)" office:value-type="float" office:value="127819.844054219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36]+1" office:value-type="date" office:date-value="2019-05-25" calcext:value-type="date">
            <text:p>25-05-2019</text:p>
          </table:table-cell>
          <table:table-cell table:formula="of:=IF([.E137]&lt;10000000000;[.E137];10000000000)" office:value-type="float" office:value="127819.84405422" calcext:value-type="float">
            <text:p>127 820</text:p>
          </table:table-cell>
          <table:table-cell/>
          <table:table-cell table:formula="of:=[.F$2]*[.C136]^[.F$3]+[.F$4]*[.C136]^[.F$5]+[.F$6]*[.C136]^[.F$7]+[.F$8]+IF([.C136]&gt;[.F$9];[.F$10];0)" office:value-type="float" office:value="127819.844054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37]+1" office:value-type="date" office:date-value="2019-05-26" calcext:value-type="date">
            <text:p>26-05-2019</text:p>
          </table:table-cell>
          <table:table-cell table:formula="of:=IF([.E138]&lt;10000000000;[.E138];10000000000)" office:value-type="float" office:value="127819.84405422" calcext:value-type="float">
            <text:p>127 820</text:p>
          </table:table-cell>
          <table:table-cell/>
          <table:table-cell table:formula="of:=[.F$2]*[.C137]^[.F$3]+[.F$4]*[.C137]^[.F$5]+[.F$6]*[.C137]^[.F$7]+[.F$8]+IF([.C137]&gt;[.F$9];[.F$10];0)" office:value-type="float" office:value="127819.844054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38]+1" office:value-type="date" office:date-value="2019-05-27" calcext:value-type="date">
            <text:p>27-05-2019</text:p>
          </table:table-cell>
          <table:table-cell table:formula="of:=IF([.E139]&lt;10000000000;[.E139];10000000000)" office:value-type="float" office:value="127819.844054221" calcext:value-type="float">
            <text:p>127 820</text:p>
          </table:table-cell>
          <table:table-cell/>
          <table:table-cell table:formula="of:=[.F$2]*[.C138]^[.F$3]+[.F$4]*[.C138]^[.F$5]+[.F$6]*[.C138]^[.F$7]+[.F$8]+IF([.C138]&gt;[.F$9];[.F$10];0)" office:value-type="float" office:value="127819.844054221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39]+1" office:value-type="date" office:date-value="2019-05-28" calcext:value-type="date">
            <text:p>28-05-2019</text:p>
          </table:table-cell>
          <table:table-cell table:formula="of:=IF([.E140]&lt;10000000000;[.E140];10000000000)" office:value-type="float" office:value="127819.844054221" calcext:value-type="float">
            <text:p>127 820</text:p>
          </table:table-cell>
          <table:table-cell/>
          <table:table-cell table:formula="of:=[.F$2]*[.C139]^[.F$3]+[.F$4]*[.C139]^[.F$5]+[.F$6]*[.C139]^[.F$7]+[.F$8]+IF([.C139]&gt;[.F$9];[.F$10];0)" office:value-type="float" office:value="127819.844054221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40]+1" office:value-type="date" office:date-value="2019-05-29" calcext:value-type="date">
            <text:p>29-05-2019</text:p>
          </table:table-cell>
          <table:table-cell table:formula="of:=IF([.E141]&lt;10000000000;[.E141];10000000000)" office:value-type="float" office:value="127819.844054222" calcext:value-type="float">
            <text:p>127 820</text:p>
          </table:table-cell>
          <table:table-cell/>
          <table:table-cell table:formula="of:=[.F$2]*[.C140]^[.F$3]+[.F$4]*[.C140]^[.F$5]+[.F$6]*[.C140]^[.F$7]+[.F$8]+IF([.C14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41]+1" office:value-type="date" office:date-value="2019-05-30" calcext:value-type="date">
            <text:p>30-05-2019</text:p>
          </table:table-cell>
          <table:table-cell table:formula="of:=IF([.E142]&lt;10000000000;[.E142];10000000000)" office:value-type="float" office:value="127819.844054222" calcext:value-type="float">
            <text:p>127 820</text:p>
          </table:table-cell>
          <table:table-cell/>
          <table:table-cell table:formula="of:=[.F$2]*[.C141]^[.F$3]+[.F$4]*[.C141]^[.F$5]+[.F$6]*[.C141]^[.F$7]+[.F$8]+IF([.C14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42]+1" office:value-type="date" office:date-value="2019-05-31" calcext:value-type="date">
            <text:p>31-05-2019</text:p>
          </table:table-cell>
          <table:table-cell table:formula="of:=IF([.E143]&lt;10000000000;[.E143];10000000000)" office:value-type="float" office:value="127819.844054222" calcext:value-type="float">
            <text:p>127 820</text:p>
          </table:table-cell>
          <table:table-cell/>
          <table:table-cell table:formula="of:=[.F$2]*[.C142]^[.F$3]+[.F$4]*[.C142]^[.F$5]+[.F$6]*[.C142]^[.F$7]+[.F$8]+IF([.C14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43]+1" office:value-type="date" office:date-value="2019-06-01" calcext:value-type="date">
            <text:p>01-06-2019</text:p>
          </table:table-cell>
          <table:table-cell table:formula="of:=IF([.E144]&lt;10000000000;[.E144];10000000000)" office:value-type="float" office:value="127819.844054222" calcext:value-type="float">
            <text:p>127 820</text:p>
          </table:table-cell>
          <table:table-cell/>
          <table:table-cell table:formula="of:=[.F$2]*[.C143]^[.F$3]+[.F$4]*[.C143]^[.F$5]+[.F$6]*[.C143]^[.F$7]+[.F$8]+IF([.C14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44]+1" office:value-type="date" office:date-value="2019-06-02" calcext:value-type="date">
            <text:p>02-06-2019</text:p>
          </table:table-cell>
          <table:table-cell table:formula="of:=IF([.E145]&lt;10000000000;[.E145];10000000000)" office:value-type="float" office:value="127819.844054222" calcext:value-type="float">
            <text:p>127 820</text:p>
          </table:table-cell>
          <table:table-cell/>
          <table:table-cell table:formula="of:=[.F$2]*[.C144]^[.F$3]+[.F$4]*[.C144]^[.F$5]+[.F$6]*[.C144]^[.F$7]+[.F$8]+IF([.C14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45]+1" office:value-type="date" office:date-value="2019-06-03" calcext:value-type="date">
            <text:p>03-06-2019</text:p>
          </table:table-cell>
          <table:table-cell table:formula="of:=IF([.E146]&lt;10000000000;[.E146];10000000000)" office:value-type="float" office:value="127819.844054222" calcext:value-type="float">
            <text:p>127 820</text:p>
          </table:table-cell>
          <table:table-cell/>
          <table:table-cell table:formula="of:=[.F$2]*[.C145]^[.F$3]+[.F$4]*[.C145]^[.F$5]+[.F$6]*[.C145]^[.F$7]+[.F$8]+IF([.C14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46]+1" office:value-type="date" office:date-value="2019-06-04" calcext:value-type="date">
            <text:p>04-06-2019</text:p>
          </table:table-cell>
          <table:table-cell table:formula="of:=IF([.E147]&lt;10000000000;[.E147];10000000000)" office:value-type="float" office:value="127819.844054222" calcext:value-type="float">
            <text:p>127 820</text:p>
          </table:table-cell>
          <table:table-cell/>
          <table:table-cell table:formula="of:=[.F$2]*[.C146]^[.F$3]+[.F$4]*[.C146]^[.F$5]+[.F$6]*[.C146]^[.F$7]+[.F$8]+IF([.C14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47]+1" office:value-type="date" office:date-value="2019-06-05" calcext:value-type="date">
            <text:p>05-06-2019</text:p>
          </table:table-cell>
          <table:table-cell table:formula="of:=IF([.E148]&lt;10000000000;[.E148];10000000000)" office:value-type="float" office:value="127819.844054222" calcext:value-type="float">
            <text:p>127 820</text:p>
          </table:table-cell>
          <table:table-cell/>
          <table:table-cell table:formula="of:=[.F$2]*[.C147]^[.F$3]+[.F$4]*[.C147]^[.F$5]+[.F$6]*[.C147]^[.F$7]+[.F$8]+IF([.C14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48]+1" office:value-type="date" office:date-value="2019-06-06" calcext:value-type="date">
            <text:p>06-06-2019</text:p>
          </table:table-cell>
          <table:table-cell table:formula="of:=IF([.E149]&lt;10000000000;[.E149];10000000000)" office:value-type="float" office:value="127819.844054222" calcext:value-type="float">
            <text:p>127 820</text:p>
          </table:table-cell>
          <table:table-cell/>
          <table:table-cell table:formula="of:=[.F$2]*[.C148]^[.F$3]+[.F$4]*[.C148]^[.F$5]+[.F$6]*[.C148]^[.F$7]+[.F$8]+IF([.C14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49]+1" office:value-type="date" office:date-value="2019-06-07" calcext:value-type="date">
            <text:p>07-06-2019</text:p>
          </table:table-cell>
          <table:table-cell table:formula="of:=IF([.E150]&lt;10000000000;[.E150];10000000000)" office:value-type="float" office:value="127819.844054222" calcext:value-type="float">
            <text:p>127 820</text:p>
          </table:table-cell>
          <table:table-cell/>
          <table:table-cell table:formula="of:=[.F$2]*[.C149]^[.F$3]+[.F$4]*[.C149]^[.F$5]+[.F$6]*[.C149]^[.F$7]+[.F$8]+IF([.C14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50]+1" office:value-type="date" office:date-value="2019-06-08" calcext:value-type="date">
            <text:p>08-06-2019</text:p>
          </table:table-cell>
          <table:table-cell table:formula="of:=IF([.E151]&lt;10000000000;[.E151];10000000000)" office:value-type="float" office:value="127819.844054222" calcext:value-type="float">
            <text:p>127 820</text:p>
          </table:table-cell>
          <table:table-cell/>
          <table:table-cell table:formula="of:=[.F$2]*[.C150]^[.F$3]+[.F$4]*[.C150]^[.F$5]+[.F$6]*[.C150]^[.F$7]+[.F$8]+IF([.C15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51]+1" office:value-type="date" office:date-value="2019-06-09" calcext:value-type="date">
            <text:p>09-06-2019</text:p>
          </table:table-cell>
          <table:table-cell table:formula="of:=IF([.E152]&lt;10000000000;[.E152];10000000000)" office:value-type="float" office:value="127819.844054222" calcext:value-type="float">
            <text:p>127 820</text:p>
          </table:table-cell>
          <table:table-cell/>
          <table:table-cell table:formula="of:=[.F$2]*[.C151]^[.F$3]+[.F$4]*[.C151]^[.F$5]+[.F$6]*[.C151]^[.F$7]+[.F$8]+IF([.C15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52]+1" office:value-type="date" office:date-value="2019-06-10" calcext:value-type="date">
            <text:p>10-06-2019</text:p>
          </table:table-cell>
          <table:table-cell table:formula="of:=IF([.E153]&lt;10000000000;[.E153];10000000000)" office:value-type="float" office:value="127819.844054222" calcext:value-type="float">
            <text:p>127 820</text:p>
          </table:table-cell>
          <table:table-cell/>
          <table:table-cell table:formula="of:=[.F$2]*[.C152]^[.F$3]+[.F$4]*[.C152]^[.F$5]+[.F$6]*[.C152]^[.F$7]+[.F$8]+IF([.C15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53]+1" office:value-type="date" office:date-value="2019-06-11" calcext:value-type="date">
            <text:p>11-06-2019</text:p>
          </table:table-cell>
          <table:table-cell table:formula="of:=IF([.E154]&lt;10000000000;[.E154];10000000000)" office:value-type="float" office:value="127819.844054222" calcext:value-type="float">
            <text:p>127 820</text:p>
          </table:table-cell>
          <table:table-cell/>
          <table:table-cell table:formula="of:=[.F$2]*[.C153]^[.F$3]+[.F$4]*[.C153]^[.F$5]+[.F$6]*[.C153]^[.F$7]+[.F$8]+IF([.C15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54]+1" office:value-type="date" office:date-value="2019-06-12" calcext:value-type="date">
            <text:p>12-06-2019</text:p>
          </table:table-cell>
          <table:table-cell table:formula="of:=IF([.E155]&lt;10000000000;[.E155];10000000000)" office:value-type="float" office:value="127819.844054222" calcext:value-type="float">
            <text:p>127 820</text:p>
          </table:table-cell>
          <table:table-cell/>
          <table:table-cell table:formula="of:=[.F$2]*[.C154]^[.F$3]+[.F$4]*[.C154]^[.F$5]+[.F$6]*[.C154]^[.F$7]+[.F$8]+IF([.C15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55]+1" office:value-type="date" office:date-value="2019-06-13" calcext:value-type="date">
            <text:p>13-06-2019</text:p>
          </table:table-cell>
          <table:table-cell table:formula="of:=IF([.E156]&lt;10000000000;[.E156];10000000000)" office:value-type="float" office:value="127819.844054222" calcext:value-type="float">
            <text:p>127 820</text:p>
          </table:table-cell>
          <table:table-cell/>
          <table:table-cell table:formula="of:=[.F$2]*[.C155]^[.F$3]+[.F$4]*[.C155]^[.F$5]+[.F$6]*[.C155]^[.F$7]+[.F$8]+IF([.C15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56]+1" office:value-type="date" office:date-value="2019-06-14" calcext:value-type="date">
            <text:p>14-06-2019</text:p>
          </table:table-cell>
          <table:table-cell table:formula="of:=IF([.E157]&lt;10000000000;[.E157];10000000000)" office:value-type="float" office:value="127819.844054222" calcext:value-type="float">
            <text:p>127 820</text:p>
          </table:table-cell>
          <table:table-cell/>
          <table:table-cell table:formula="of:=[.F$2]*[.C156]^[.F$3]+[.F$4]*[.C156]^[.F$5]+[.F$6]*[.C156]^[.F$7]+[.F$8]+IF([.C15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57]+1" office:value-type="date" office:date-value="2019-06-15" calcext:value-type="date">
            <text:p>15-06-2019</text:p>
          </table:table-cell>
          <table:table-cell table:formula="of:=IF([.E158]&lt;10000000000;[.E158];10000000000)" office:value-type="float" office:value="127819.844054222" calcext:value-type="float">
            <text:p>127 820</text:p>
          </table:table-cell>
          <table:table-cell/>
          <table:table-cell table:formula="of:=[.F$2]*[.C157]^[.F$3]+[.F$4]*[.C157]^[.F$5]+[.F$6]*[.C157]^[.F$7]+[.F$8]+IF([.C15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58]+1" office:value-type="date" office:date-value="2019-06-16" calcext:value-type="date">
            <text:p>16-06-2019</text:p>
          </table:table-cell>
          <table:table-cell table:formula="of:=IF([.E159]&lt;10000000000;[.E159];10000000000)" office:value-type="float" office:value="127819.844054222" calcext:value-type="float">
            <text:p>127 820</text:p>
          </table:table-cell>
          <table:table-cell/>
          <table:table-cell table:formula="of:=[.F$2]*[.C158]^[.F$3]+[.F$4]*[.C158]^[.F$5]+[.F$6]*[.C158]^[.F$7]+[.F$8]+IF([.C15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59]+1" office:value-type="date" office:date-value="2019-06-17" calcext:value-type="date">
            <text:p>17-06-2019</text:p>
          </table:table-cell>
          <table:table-cell table:formula="of:=IF([.E160]&lt;10000000000;[.E160];10000000000)" office:value-type="float" office:value="127819.844054222" calcext:value-type="float">
            <text:p>127 820</text:p>
          </table:table-cell>
          <table:table-cell/>
          <table:table-cell table:formula="of:=[.F$2]*[.C159]^[.F$3]+[.F$4]*[.C159]^[.F$5]+[.F$6]*[.C159]^[.F$7]+[.F$8]+IF([.C15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60]+1" office:value-type="date" office:date-value="2019-06-18" calcext:value-type="date">
            <text:p>18-06-2019</text:p>
          </table:table-cell>
          <table:table-cell table:formula="of:=IF([.E161]&lt;10000000000;[.E161];10000000000)" office:value-type="float" office:value="127819.844054222" calcext:value-type="float">
            <text:p>127 820</text:p>
          </table:table-cell>
          <table:table-cell/>
          <table:table-cell table:formula="of:=[.F$2]*[.C160]^[.F$3]+[.F$4]*[.C160]^[.F$5]+[.F$6]*[.C160]^[.F$7]+[.F$8]+IF([.C16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61]+1" office:value-type="date" office:date-value="2019-06-19" calcext:value-type="date">
            <text:p>19-06-2019</text:p>
          </table:table-cell>
          <table:table-cell table:formula="of:=IF([.E162]&lt;10000000000;[.E162];10000000000)" office:value-type="float" office:value="127819.844054222" calcext:value-type="float">
            <text:p>127 820</text:p>
          </table:table-cell>
          <table:table-cell/>
          <table:table-cell table:formula="of:=[.F$2]*[.C161]^[.F$3]+[.F$4]*[.C161]^[.F$5]+[.F$6]*[.C161]^[.F$7]+[.F$8]+IF([.C16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62]+1" office:value-type="date" office:date-value="2019-06-20" calcext:value-type="date">
            <text:p>20-06-2019</text:p>
          </table:table-cell>
          <table:table-cell table:formula="of:=IF([.E163]&lt;10000000000;[.E163];10000000000)" office:value-type="float" office:value="127819.844054222" calcext:value-type="float">
            <text:p>127 820</text:p>
          </table:table-cell>
          <table:table-cell/>
          <table:table-cell table:formula="of:=[.F$2]*[.C162]^[.F$3]+[.F$4]*[.C162]^[.F$5]+[.F$6]*[.C162]^[.F$7]+[.F$8]+IF([.C16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63]+1" office:value-type="date" office:date-value="2019-06-21" calcext:value-type="date">
            <text:p>21-06-2019</text:p>
          </table:table-cell>
          <table:table-cell table:formula="of:=IF([.E164]&lt;10000000000;[.E164];10000000000)" office:value-type="float" office:value="127819.844054222" calcext:value-type="float">
            <text:p>127 820</text:p>
          </table:table-cell>
          <table:table-cell/>
          <table:table-cell table:formula="of:=[.F$2]*[.C163]^[.F$3]+[.F$4]*[.C163]^[.F$5]+[.F$6]*[.C163]^[.F$7]+[.F$8]+IF([.C16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64]+1" office:value-type="date" office:date-value="2019-06-22" calcext:value-type="date">
            <text:p>22-06-2019</text:p>
          </table:table-cell>
          <table:table-cell table:formula="of:=IF([.E165]&lt;10000000000;[.E165];10000000000)" office:value-type="float" office:value="127819.844054222" calcext:value-type="float">
            <text:p>127 820</text:p>
          </table:table-cell>
          <table:table-cell/>
          <table:table-cell table:formula="of:=[.F$2]*[.C164]^[.F$3]+[.F$4]*[.C164]^[.F$5]+[.F$6]*[.C164]^[.F$7]+[.F$8]+IF([.C16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65]+1" office:value-type="date" office:date-value="2019-06-23" calcext:value-type="date">
            <text:p>23-06-2019</text:p>
          </table:table-cell>
          <table:table-cell table:formula="of:=IF([.E166]&lt;10000000000;[.E166];10000000000)" office:value-type="float" office:value="127819.844054222" calcext:value-type="float">
            <text:p>127 820</text:p>
          </table:table-cell>
          <table:table-cell/>
          <table:table-cell table:formula="of:=[.F$2]*[.C165]^[.F$3]+[.F$4]*[.C165]^[.F$5]+[.F$6]*[.C165]^[.F$7]+[.F$8]+IF([.C16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66]+1" office:value-type="date" office:date-value="2019-06-24" calcext:value-type="date">
            <text:p>24-06-2019</text:p>
          </table:table-cell>
          <table:table-cell table:formula="of:=IF([.E167]&lt;10000000000;[.E167];10000000000)" office:value-type="float" office:value="127819.844054222" calcext:value-type="float">
            <text:p>127 820</text:p>
          </table:table-cell>
          <table:table-cell/>
          <table:table-cell table:formula="of:=[.F$2]*[.C166]^[.F$3]+[.F$4]*[.C166]^[.F$5]+[.F$6]*[.C166]^[.F$7]+[.F$8]+IF([.C16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67]+1" office:value-type="date" office:date-value="2019-06-25" calcext:value-type="date">
            <text:p>25-06-2019</text:p>
          </table:table-cell>
          <table:table-cell table:formula="of:=IF([.E168]&lt;10000000000;[.E168];10000000000)" office:value-type="float" office:value="127819.844054222" calcext:value-type="float">
            <text:p>127 820</text:p>
          </table:table-cell>
          <table:table-cell/>
          <table:table-cell table:formula="of:=[.F$2]*[.C167]^[.F$3]+[.F$4]*[.C167]^[.F$5]+[.F$6]*[.C167]^[.F$7]+[.F$8]+IF([.C16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68]+1" office:value-type="date" office:date-value="2019-06-26" calcext:value-type="date">
            <text:p>26-06-2019</text:p>
          </table:table-cell>
          <table:table-cell table:formula="of:=IF([.E169]&lt;10000000000;[.E169];10000000000)" office:value-type="float" office:value="127819.844054222" calcext:value-type="float">
            <text:p>127 820</text:p>
          </table:table-cell>
          <table:table-cell/>
          <table:table-cell table:formula="of:=[.F$2]*[.C168]^[.F$3]+[.F$4]*[.C168]^[.F$5]+[.F$6]*[.C168]^[.F$7]+[.F$8]+IF([.C16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69]+1" office:value-type="date" office:date-value="2019-06-27" calcext:value-type="date">
            <text:p>27-06-2019</text:p>
          </table:table-cell>
          <table:table-cell table:formula="of:=IF([.E170]&lt;10000000000;[.E170];10000000000)" office:value-type="float" office:value="127819.844054222" calcext:value-type="float">
            <text:p>127 820</text:p>
          </table:table-cell>
          <table:table-cell/>
          <table:table-cell table:formula="of:=[.F$2]*[.C169]^[.F$3]+[.F$4]*[.C169]^[.F$5]+[.F$6]*[.C169]^[.F$7]+[.F$8]+IF([.C16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70]+1" office:value-type="date" office:date-value="2019-06-28" calcext:value-type="date">
            <text:p>28-06-2019</text:p>
          </table:table-cell>
          <table:table-cell table:formula="of:=IF([.E171]&lt;10000000000;[.E171];10000000000)" office:value-type="float" office:value="127819.844054222" calcext:value-type="float">
            <text:p>127 820</text:p>
          </table:table-cell>
          <table:table-cell/>
          <table:table-cell table:formula="of:=[.F$2]*[.C170]^[.F$3]+[.F$4]*[.C170]^[.F$5]+[.F$6]*[.C170]^[.F$7]+[.F$8]+IF([.C17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71]+1" office:value-type="date" office:date-value="2019-06-29" calcext:value-type="date">
            <text:p>29-06-2019</text:p>
          </table:table-cell>
          <table:table-cell table:formula="of:=IF([.E172]&lt;10000000000;[.E172];10000000000)" office:value-type="float" office:value="127819.844054222" calcext:value-type="float">
            <text:p>127 820</text:p>
          </table:table-cell>
          <table:table-cell/>
          <table:table-cell table:formula="of:=[.F$2]*[.C171]^[.F$3]+[.F$4]*[.C171]^[.F$5]+[.F$6]*[.C171]^[.F$7]+[.F$8]+IF([.C17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72]+1" office:value-type="date" office:date-value="2019-06-30" calcext:value-type="date">
            <text:p>30-06-2019</text:p>
          </table:table-cell>
          <table:table-cell table:formula="of:=IF([.E173]&lt;10000000000;[.E173];10000000000)" office:value-type="float" office:value="127819.844054222" calcext:value-type="float">
            <text:p>127 820</text:p>
          </table:table-cell>
          <table:table-cell/>
          <table:table-cell table:formula="of:=[.F$2]*[.C172]^[.F$3]+[.F$4]*[.C172]^[.F$5]+[.F$6]*[.C172]^[.F$7]+[.F$8]+IF([.C17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73]+1" office:value-type="date" office:date-value="2019-07-01" calcext:value-type="date">
            <text:p>01-07-2019</text:p>
          </table:table-cell>
          <table:table-cell table:formula="of:=IF([.E174]&lt;10000000000;[.E174];10000000000)" office:value-type="float" office:value="127819.844054222" calcext:value-type="float">
            <text:p>127 820</text:p>
          </table:table-cell>
          <table:table-cell/>
          <table:table-cell table:formula="of:=[.F$2]*[.C173]^[.F$3]+[.F$4]*[.C173]^[.F$5]+[.F$6]*[.C173]^[.F$7]+[.F$8]+IF([.C17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74]+1" office:value-type="date" office:date-value="2019-07-02" calcext:value-type="date">
            <text:p>02-07-2019</text:p>
          </table:table-cell>
          <table:table-cell table:formula="of:=IF([.E175]&lt;10000000000;[.E175];10000000000)" office:value-type="float" office:value="127819.844054222" calcext:value-type="float">
            <text:p>127 820</text:p>
          </table:table-cell>
          <table:table-cell/>
          <table:table-cell table:formula="of:=[.F$2]*[.C174]^[.F$3]+[.F$4]*[.C174]^[.F$5]+[.F$6]*[.C174]^[.F$7]+[.F$8]+IF([.C17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75]+1" office:value-type="date" office:date-value="2019-07-03" calcext:value-type="date">
            <text:p>03-07-2019</text:p>
          </table:table-cell>
          <table:table-cell table:formula="of:=IF([.E176]&lt;10000000000;[.E176];10000000000)" office:value-type="float" office:value="127819.844054222" calcext:value-type="float">
            <text:p>127 820</text:p>
          </table:table-cell>
          <table:table-cell/>
          <table:table-cell table:formula="of:=[.F$2]*[.C175]^[.F$3]+[.F$4]*[.C175]^[.F$5]+[.F$6]*[.C175]^[.F$7]+[.F$8]+IF([.C17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76]+1" office:value-type="date" office:date-value="2019-07-04" calcext:value-type="date">
            <text:p>04-07-2019</text:p>
          </table:table-cell>
          <table:table-cell table:formula="of:=IF([.E177]&lt;10000000000;[.E177];10000000000)" office:value-type="float" office:value="127819.844054222" calcext:value-type="float">
            <text:p>127 820</text:p>
          </table:table-cell>
          <table:table-cell/>
          <table:table-cell table:formula="of:=[.F$2]*[.C176]^[.F$3]+[.F$4]*[.C176]^[.F$5]+[.F$6]*[.C176]^[.F$7]+[.F$8]+IF([.C17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77]+1" office:value-type="date" office:date-value="2019-07-05" calcext:value-type="date">
            <text:p>05-07-2019</text:p>
          </table:table-cell>
          <table:table-cell table:formula="of:=IF([.E178]&lt;10000000000;[.E178];10000000000)" office:value-type="float" office:value="127819.844054222" calcext:value-type="float">
            <text:p>127 820</text:p>
          </table:table-cell>
          <table:table-cell/>
          <table:table-cell table:formula="of:=[.F$2]*[.C177]^[.F$3]+[.F$4]*[.C177]^[.F$5]+[.F$6]*[.C177]^[.F$7]+[.F$8]+IF([.C17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78]+1" office:value-type="date" office:date-value="2019-07-06" calcext:value-type="date">
            <text:p>06-07-2019</text:p>
          </table:table-cell>
          <table:table-cell table:formula="of:=IF([.E179]&lt;10000000000;[.E179];10000000000)" office:value-type="float" office:value="127819.844054222" calcext:value-type="float">
            <text:p>127 820</text:p>
          </table:table-cell>
          <table:table-cell/>
          <table:table-cell table:formula="of:=[.F$2]*[.C178]^[.F$3]+[.F$4]*[.C178]^[.F$5]+[.F$6]*[.C178]^[.F$7]+[.F$8]+IF([.C17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79]+1" office:value-type="date" office:date-value="2019-07-07" calcext:value-type="date">
            <text:p>07-07-2019</text:p>
          </table:table-cell>
          <table:table-cell table:formula="of:=IF([.E180]&lt;10000000000;[.E180];10000000000)" office:value-type="float" office:value="127819.844054222" calcext:value-type="float">
            <text:p>127 820</text:p>
          </table:table-cell>
          <table:table-cell/>
          <table:table-cell table:formula="of:=[.F$2]*[.C179]^[.F$3]+[.F$4]*[.C179]^[.F$5]+[.F$6]*[.C179]^[.F$7]+[.F$8]+IF([.C17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80]+1" office:value-type="date" office:date-value="2019-07-08" calcext:value-type="date">
            <text:p>08-07-2019</text:p>
          </table:table-cell>
          <table:table-cell table:formula="of:=IF([.E181]&lt;10000000000;[.E181];10000000000)" office:value-type="float" office:value="127819.844054222" calcext:value-type="float">
            <text:p>127 820</text:p>
          </table:table-cell>
          <table:table-cell/>
          <table:table-cell table:formula="of:=[.F$2]*[.C180]^[.F$3]+[.F$4]*[.C180]^[.F$5]+[.F$6]*[.C180]^[.F$7]+[.F$8]+IF([.C18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81]+1" office:value-type="date" office:date-value="2019-07-09" calcext:value-type="date">
            <text:p>09-07-2019</text:p>
          </table:table-cell>
          <table:table-cell table:formula="of:=IF([.E182]&lt;10000000000;[.E182];10000000000)" office:value-type="float" office:value="127819.844054222" calcext:value-type="float">
            <text:p>127 820</text:p>
          </table:table-cell>
          <table:table-cell/>
          <table:table-cell table:formula="of:=[.F$2]*[.C181]^[.F$3]+[.F$4]*[.C181]^[.F$5]+[.F$6]*[.C181]^[.F$7]+[.F$8]+IF([.C18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82]+1" office:value-type="date" office:date-value="2019-07-10" calcext:value-type="date">
            <text:p>10-07-2019</text:p>
          </table:table-cell>
          <table:table-cell table:formula="of:=IF([.E183]&lt;10000000000;[.E183];10000000000)" office:value-type="float" office:value="127819.844054222" calcext:value-type="float">
            <text:p>127 820</text:p>
          </table:table-cell>
          <table:table-cell/>
          <table:table-cell table:formula="of:=[.F$2]*[.C182]^[.F$3]+[.F$4]*[.C182]^[.F$5]+[.F$6]*[.C182]^[.F$7]+[.F$8]+IF([.C18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83]+1" office:value-type="date" office:date-value="2019-07-11" calcext:value-type="date">
            <text:p>11-07-2019</text:p>
          </table:table-cell>
          <table:table-cell table:formula="of:=IF([.E184]&lt;10000000000;[.E184];10000000000)" office:value-type="float" office:value="127819.844054222" calcext:value-type="float">
            <text:p>127 820</text:p>
          </table:table-cell>
          <table:table-cell/>
          <table:table-cell table:formula="of:=[.F$2]*[.C183]^[.F$3]+[.F$4]*[.C183]^[.F$5]+[.F$6]*[.C183]^[.F$7]+[.F$8]+IF([.C18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84]+1" office:value-type="date" office:date-value="2019-07-12" calcext:value-type="date">
            <text:p>12-07-2019</text:p>
          </table:table-cell>
          <table:table-cell table:formula="of:=IF([.E185]&lt;10000000000;[.E185];10000000000)" office:value-type="float" office:value="127819.844054222" calcext:value-type="float">
            <text:p>127 820</text:p>
          </table:table-cell>
          <table:table-cell/>
          <table:table-cell table:formula="of:=[.F$2]*[.C184]^[.F$3]+[.F$4]*[.C184]^[.F$5]+[.F$6]*[.C184]^[.F$7]+[.F$8]+IF([.C18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85]+1" office:value-type="date" office:date-value="2019-07-13" calcext:value-type="date">
            <text:p>13-07-2019</text:p>
          </table:table-cell>
          <table:table-cell table:formula="of:=IF([.E186]&lt;10000000000;[.E186];10000000000)" office:value-type="float" office:value="127819.844054222" calcext:value-type="float">
            <text:p>127 820</text:p>
          </table:table-cell>
          <table:table-cell/>
          <table:table-cell table:formula="of:=[.F$2]*[.C185]^[.F$3]+[.F$4]*[.C185]^[.F$5]+[.F$6]*[.C185]^[.F$7]+[.F$8]+IF([.C18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86]+1" office:value-type="date" office:date-value="2019-07-14" calcext:value-type="date">
            <text:p>14-07-2019</text:p>
          </table:table-cell>
          <table:table-cell table:formula="of:=IF([.E187]&lt;10000000000;[.E187];10000000000)" office:value-type="float" office:value="127819.844054222" calcext:value-type="float">
            <text:p>127 820</text:p>
          </table:table-cell>
          <table:table-cell/>
          <table:table-cell table:formula="of:=[.F$2]*[.C186]^[.F$3]+[.F$4]*[.C186]^[.F$5]+[.F$6]*[.C186]^[.F$7]+[.F$8]+IF([.C18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87]+1" office:value-type="date" office:date-value="2019-07-15" calcext:value-type="date">
            <text:p>15-07-2019</text:p>
          </table:table-cell>
          <table:table-cell table:formula="of:=IF([.E188]&lt;10000000000;[.E188];10000000000)" office:value-type="float" office:value="127819.844054222" calcext:value-type="float">
            <text:p>127 820</text:p>
          </table:table-cell>
          <table:table-cell/>
          <table:table-cell table:formula="of:=[.F$2]*[.C187]^[.F$3]+[.F$4]*[.C187]^[.F$5]+[.F$6]*[.C187]^[.F$7]+[.F$8]+IF([.C18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88]+1" office:value-type="date" office:date-value="2019-07-16" calcext:value-type="date">
            <text:p>16-07-2019</text:p>
          </table:table-cell>
          <table:table-cell table:formula="of:=IF([.E189]&lt;10000000000;[.E189];10000000000)" office:value-type="float" office:value="127819.844054222" calcext:value-type="float">
            <text:p>127 820</text:p>
          </table:table-cell>
          <table:table-cell/>
          <table:table-cell table:formula="of:=[.F$2]*[.C188]^[.F$3]+[.F$4]*[.C188]^[.F$5]+[.F$6]*[.C188]^[.F$7]+[.F$8]+IF([.C18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89]+1" office:value-type="date" office:date-value="2019-07-17" calcext:value-type="date">
            <text:p>17-07-2019</text:p>
          </table:table-cell>
          <table:table-cell table:formula="of:=IF([.E190]&lt;10000000000;[.E190];10000000000)" office:value-type="float" office:value="127819.844054222" calcext:value-type="float">
            <text:p>127 820</text:p>
          </table:table-cell>
          <table:table-cell/>
          <table:table-cell table:formula="of:=[.F$2]*[.C189]^[.F$3]+[.F$4]*[.C189]^[.F$5]+[.F$6]*[.C189]^[.F$7]+[.F$8]+IF([.C18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90]+1" office:value-type="date" office:date-value="2019-07-18" calcext:value-type="date">
            <text:p>18-07-2019</text:p>
          </table:table-cell>
          <table:table-cell table:formula="of:=IF([.E191]&lt;10000000000;[.E191];10000000000)" office:value-type="float" office:value="127819.844054222" calcext:value-type="float">
            <text:p>127 820</text:p>
          </table:table-cell>
          <table:table-cell/>
          <table:table-cell table:formula="of:=[.F$2]*[.C190]^[.F$3]+[.F$4]*[.C190]^[.F$5]+[.F$6]*[.C190]^[.F$7]+[.F$8]+IF([.C19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91]+1" office:value-type="date" office:date-value="2019-07-19" calcext:value-type="date">
            <text:p>19-07-2019</text:p>
          </table:table-cell>
          <table:table-cell table:formula="of:=IF([.E192]&lt;10000000000;[.E192];10000000000)" office:value-type="float" office:value="127819.844054222" calcext:value-type="float">
            <text:p>127 820</text:p>
          </table:table-cell>
          <table:table-cell/>
          <table:table-cell table:formula="of:=[.F$2]*[.C191]^[.F$3]+[.F$4]*[.C191]^[.F$5]+[.F$6]*[.C191]^[.F$7]+[.F$8]+IF([.C19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92]+1" office:value-type="date" office:date-value="2019-07-20" calcext:value-type="date">
            <text:p>20-07-2019</text:p>
          </table:table-cell>
          <table:table-cell table:formula="of:=IF([.E193]&lt;10000000000;[.E193];10000000000)" office:value-type="float" office:value="127819.844054222" calcext:value-type="float">
            <text:p>127 820</text:p>
          </table:table-cell>
          <table:table-cell/>
          <table:table-cell table:formula="of:=[.F$2]*[.C192]^[.F$3]+[.F$4]*[.C192]^[.F$5]+[.F$6]*[.C192]^[.F$7]+[.F$8]+IF([.C19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93]+1" office:value-type="date" office:date-value="2019-07-21" calcext:value-type="date">
            <text:p>21-07-2019</text:p>
          </table:table-cell>
          <table:table-cell table:formula="of:=IF([.E194]&lt;10000000000;[.E194];10000000000)" office:value-type="float" office:value="127819.844054222" calcext:value-type="float">
            <text:p>127 820</text:p>
          </table:table-cell>
          <table:table-cell/>
          <table:table-cell table:formula="of:=[.F$2]*[.C193]^[.F$3]+[.F$4]*[.C193]^[.F$5]+[.F$6]*[.C193]^[.F$7]+[.F$8]+IF([.C19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94]+1" office:value-type="date" office:date-value="2019-07-22" calcext:value-type="date">
            <text:p>22-07-2019</text:p>
          </table:table-cell>
          <table:table-cell table:formula="of:=IF([.E195]&lt;10000000000;[.E195];10000000000)" office:value-type="float" office:value="127819.844054222" calcext:value-type="float">
            <text:p>127 820</text:p>
          </table:table-cell>
          <table:table-cell/>
          <table:table-cell table:formula="of:=[.F$2]*[.C194]^[.F$3]+[.F$4]*[.C194]^[.F$5]+[.F$6]*[.C194]^[.F$7]+[.F$8]+IF([.C19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95]+1" office:value-type="date" office:date-value="2019-07-23" calcext:value-type="date">
            <text:p>23-07-2019</text:p>
          </table:table-cell>
          <table:table-cell table:formula="of:=IF([.E196]&lt;10000000000;[.E196];10000000000)" office:value-type="float" office:value="127819.844054222" calcext:value-type="float">
            <text:p>127 820</text:p>
          </table:table-cell>
          <table:table-cell/>
          <table:table-cell table:formula="of:=[.F$2]*[.C195]^[.F$3]+[.F$4]*[.C195]^[.F$5]+[.F$6]*[.C195]^[.F$7]+[.F$8]+IF([.C19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96]+1" office:value-type="date" office:date-value="2019-07-24" calcext:value-type="date">
            <text:p>24-07-2019</text:p>
          </table:table-cell>
          <table:table-cell table:formula="of:=IF([.E197]&lt;10000000000;[.E197];10000000000)" office:value-type="float" office:value="127819.844054222" calcext:value-type="float">
            <text:p>127 820</text:p>
          </table:table-cell>
          <table:table-cell/>
          <table:table-cell table:formula="of:=[.F$2]*[.C196]^[.F$3]+[.F$4]*[.C196]^[.F$5]+[.F$6]*[.C196]^[.F$7]+[.F$8]+IF([.C19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97]+1" office:value-type="date" office:date-value="2019-07-25" calcext:value-type="date">
            <text:p>25-07-2019</text:p>
          </table:table-cell>
          <table:table-cell table:formula="of:=IF([.E198]&lt;10000000000;[.E198];10000000000)" office:value-type="float" office:value="127819.844054222" calcext:value-type="float">
            <text:p>127 820</text:p>
          </table:table-cell>
          <table:table-cell/>
          <table:table-cell table:formula="of:=[.F$2]*[.C197]^[.F$3]+[.F$4]*[.C197]^[.F$5]+[.F$6]*[.C197]^[.F$7]+[.F$8]+IF([.C19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98]+1" office:value-type="date" office:date-value="2019-07-26" calcext:value-type="date">
            <text:p>26-07-2019</text:p>
          </table:table-cell>
          <table:table-cell table:formula="of:=IF([.E199]&lt;10000000000;[.E199];10000000000)" office:value-type="float" office:value="127819.844054222" calcext:value-type="float">
            <text:p>127 820</text:p>
          </table:table-cell>
          <table:table-cell/>
          <table:table-cell table:formula="of:=[.F$2]*[.C198]^[.F$3]+[.F$4]*[.C198]^[.F$5]+[.F$6]*[.C198]^[.F$7]+[.F$8]+IF([.C19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199]+1" office:value-type="date" office:date-value="2019-07-27" calcext:value-type="date">
            <text:p>27-07-2019</text:p>
          </table:table-cell>
          <table:table-cell table:formula="of:=IF([.E200]&lt;10000000000;[.E200];10000000000)" office:value-type="float" office:value="127819.844054222" calcext:value-type="float">
            <text:p>127 820</text:p>
          </table:table-cell>
          <table:table-cell/>
          <table:table-cell table:formula="of:=[.F$2]*[.C199]^[.F$3]+[.F$4]*[.C199]^[.F$5]+[.F$6]*[.C199]^[.F$7]+[.F$8]+IF([.C19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00]+1" office:value-type="date" office:date-value="2019-07-28" calcext:value-type="date">
            <text:p>28-07-2019</text:p>
          </table:table-cell>
          <table:table-cell table:formula="of:=IF([.E201]&lt;10000000000;[.E201];10000000000)" office:value-type="float" office:value="127819.844054222" calcext:value-type="float">
            <text:p>127 820</text:p>
          </table:table-cell>
          <table:table-cell/>
          <table:table-cell table:formula="of:=[.F$2]*[.C200]^[.F$3]+[.F$4]*[.C200]^[.F$5]+[.F$6]*[.C200]^[.F$7]+[.F$8]+IF([.C20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01]+1" office:value-type="date" office:date-value="2019-07-29" calcext:value-type="date">
            <text:p>29-07-2019</text:p>
          </table:table-cell>
          <table:table-cell table:formula="of:=IF([.E202]&lt;10000000000;[.E202];10000000000)" office:value-type="float" office:value="127819.844054222" calcext:value-type="float">
            <text:p>127 820</text:p>
          </table:table-cell>
          <table:table-cell/>
          <table:table-cell table:formula="of:=[.F$2]*[.C201]^[.F$3]+[.F$4]*[.C201]^[.F$5]+[.F$6]*[.C201]^[.F$7]+[.F$8]+IF([.C20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02]+1" office:value-type="date" office:date-value="2019-07-30" calcext:value-type="date">
            <text:p>30-07-2019</text:p>
          </table:table-cell>
          <table:table-cell table:formula="of:=IF([.E203]&lt;10000000000;[.E203];10000000000)" office:value-type="float" office:value="127819.844054222" calcext:value-type="float">
            <text:p>127 820</text:p>
          </table:table-cell>
          <table:table-cell/>
          <table:table-cell table:formula="of:=[.F$2]*[.C202]^[.F$3]+[.F$4]*[.C202]^[.F$5]+[.F$6]*[.C202]^[.F$7]+[.F$8]+IF([.C20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03]+1" office:value-type="date" office:date-value="2019-07-31" calcext:value-type="date">
            <text:p>31-07-2019</text:p>
          </table:table-cell>
          <table:table-cell table:formula="of:=IF([.E204]&lt;10000000000;[.E204];10000000000)" office:value-type="float" office:value="127819.844054222" calcext:value-type="float">
            <text:p>127 820</text:p>
          </table:table-cell>
          <table:table-cell/>
          <table:table-cell table:formula="of:=[.F$2]*[.C203]^[.F$3]+[.F$4]*[.C203]^[.F$5]+[.F$6]*[.C203]^[.F$7]+[.F$8]+IF([.C20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04]+1" office:value-type="date" office:date-value="2019-08-01" calcext:value-type="date">
            <text:p>01-08-2019</text:p>
          </table:table-cell>
          <table:table-cell table:formula="of:=IF([.E205]&lt;10000000000;[.E205];10000000000)" office:value-type="float" office:value="127819.844054222" calcext:value-type="float">
            <text:p>127 820</text:p>
          </table:table-cell>
          <table:table-cell/>
          <table:table-cell table:formula="of:=[.F$2]*[.C204]^[.F$3]+[.F$4]*[.C204]^[.F$5]+[.F$6]*[.C204]^[.F$7]+[.F$8]+IF([.C20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05]+1" office:value-type="date" office:date-value="2019-08-02" calcext:value-type="date">
            <text:p>02-08-2019</text:p>
          </table:table-cell>
          <table:table-cell table:formula="of:=IF([.E206]&lt;10000000000;[.E206];10000000000)" office:value-type="float" office:value="127819.844054222" calcext:value-type="float">
            <text:p>127 820</text:p>
          </table:table-cell>
          <table:table-cell/>
          <table:table-cell table:formula="of:=[.F$2]*[.C205]^[.F$3]+[.F$4]*[.C205]^[.F$5]+[.F$6]*[.C205]^[.F$7]+[.F$8]+IF([.C20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06]+1" office:value-type="date" office:date-value="2019-08-03" calcext:value-type="date">
            <text:p>03-08-2019</text:p>
          </table:table-cell>
          <table:table-cell table:formula="of:=IF([.E207]&lt;10000000000;[.E207];10000000000)" office:value-type="float" office:value="127819.844054222" calcext:value-type="float">
            <text:p>127 820</text:p>
          </table:table-cell>
          <table:table-cell/>
          <table:table-cell table:formula="of:=[.F$2]*[.C206]^[.F$3]+[.F$4]*[.C206]^[.F$5]+[.F$6]*[.C206]^[.F$7]+[.F$8]+IF([.C20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07]+1" office:value-type="date" office:date-value="2019-08-04" calcext:value-type="date">
            <text:p>04-08-2019</text:p>
          </table:table-cell>
          <table:table-cell table:formula="of:=IF([.E208]&lt;10000000000;[.E208];10000000000)" office:value-type="float" office:value="127819.844054222" calcext:value-type="float">
            <text:p>127 820</text:p>
          </table:table-cell>
          <table:table-cell/>
          <table:table-cell table:formula="of:=[.F$2]*[.C207]^[.F$3]+[.F$4]*[.C207]^[.F$5]+[.F$6]*[.C207]^[.F$7]+[.F$8]+IF([.C20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08]+1" office:value-type="date" office:date-value="2019-08-05" calcext:value-type="date">
            <text:p>05-08-2019</text:p>
          </table:table-cell>
          <table:table-cell table:formula="of:=IF([.E209]&lt;10000000000;[.E209];10000000000)" office:value-type="float" office:value="127819.844054222" calcext:value-type="float">
            <text:p>127 820</text:p>
          </table:table-cell>
          <table:table-cell/>
          <table:table-cell table:formula="of:=[.F$2]*[.C208]^[.F$3]+[.F$4]*[.C208]^[.F$5]+[.F$6]*[.C208]^[.F$7]+[.F$8]+IF([.C20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09]+1" office:value-type="date" office:date-value="2019-08-06" calcext:value-type="date">
            <text:p>06-08-2019</text:p>
          </table:table-cell>
          <table:table-cell table:formula="of:=IF([.E210]&lt;10000000000;[.E210];10000000000)" office:value-type="float" office:value="127819.844054222" calcext:value-type="float">
            <text:p>127 820</text:p>
          </table:table-cell>
          <table:table-cell/>
          <table:table-cell table:formula="of:=[.F$2]*[.C209]^[.F$3]+[.F$4]*[.C209]^[.F$5]+[.F$6]*[.C209]^[.F$7]+[.F$8]+IF([.C20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10]+1" office:value-type="date" office:date-value="2019-08-07" calcext:value-type="date">
            <text:p>07-08-2019</text:p>
          </table:table-cell>
          <table:table-cell table:formula="of:=IF([.E211]&lt;10000000000;[.E211];10000000000)" office:value-type="float" office:value="127819.844054222" calcext:value-type="float">
            <text:p>127 820</text:p>
          </table:table-cell>
          <table:table-cell/>
          <table:table-cell table:formula="of:=[.F$2]*[.C210]^[.F$3]+[.F$4]*[.C210]^[.F$5]+[.F$6]*[.C210]^[.F$7]+[.F$8]+IF([.C21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11]+1" office:value-type="date" office:date-value="2019-08-08" calcext:value-type="date">
            <text:p>08-08-2019</text:p>
          </table:table-cell>
          <table:table-cell table:formula="of:=IF([.E212]&lt;10000000000;[.E212];10000000000)" office:value-type="float" office:value="127819.844054222" calcext:value-type="float">
            <text:p>127 820</text:p>
          </table:table-cell>
          <table:table-cell/>
          <table:table-cell table:formula="of:=[.F$2]*[.C211]^[.F$3]+[.F$4]*[.C211]^[.F$5]+[.F$6]*[.C211]^[.F$7]+[.F$8]+IF([.C21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12]+1" office:value-type="date" office:date-value="2019-08-09" calcext:value-type="date">
            <text:p>09-08-2019</text:p>
          </table:table-cell>
          <table:table-cell table:formula="of:=IF([.E213]&lt;10000000000;[.E213];10000000000)" office:value-type="float" office:value="127819.844054222" calcext:value-type="float">
            <text:p>127 820</text:p>
          </table:table-cell>
          <table:table-cell/>
          <table:table-cell table:formula="of:=[.F$2]*[.C212]^[.F$3]+[.F$4]*[.C212]^[.F$5]+[.F$6]*[.C212]^[.F$7]+[.F$8]+IF([.C21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13]+1" office:value-type="date" office:date-value="2019-08-10" calcext:value-type="date">
            <text:p>10-08-2019</text:p>
          </table:table-cell>
          <table:table-cell table:formula="of:=IF([.E214]&lt;10000000000;[.E214];10000000000)" office:value-type="float" office:value="127819.844054222" calcext:value-type="float">
            <text:p>127 820</text:p>
          </table:table-cell>
          <table:table-cell/>
          <table:table-cell table:formula="of:=[.F$2]*[.C213]^[.F$3]+[.F$4]*[.C213]^[.F$5]+[.F$6]*[.C213]^[.F$7]+[.F$8]+IF([.C21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14]+1" office:value-type="date" office:date-value="2019-08-11" calcext:value-type="date">
            <text:p>11-08-2019</text:p>
          </table:table-cell>
          <table:table-cell table:formula="of:=IF([.E215]&lt;10000000000;[.E215];10000000000)" office:value-type="float" office:value="127819.844054222" calcext:value-type="float">
            <text:p>127 820</text:p>
          </table:table-cell>
          <table:table-cell/>
          <table:table-cell table:formula="of:=[.F$2]*[.C214]^[.F$3]+[.F$4]*[.C214]^[.F$5]+[.F$6]*[.C214]^[.F$7]+[.F$8]+IF([.C21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15]+1" office:value-type="date" office:date-value="2019-08-12" calcext:value-type="date">
            <text:p>12-08-2019</text:p>
          </table:table-cell>
          <table:table-cell table:formula="of:=IF([.E216]&lt;10000000000;[.E216];10000000000)" office:value-type="float" office:value="127819.844054222" calcext:value-type="float">
            <text:p>127 820</text:p>
          </table:table-cell>
          <table:table-cell/>
          <table:table-cell table:formula="of:=[.F$2]*[.C215]^[.F$3]+[.F$4]*[.C215]^[.F$5]+[.F$6]*[.C215]^[.F$7]+[.F$8]+IF([.C21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16]+1" office:value-type="date" office:date-value="2019-08-13" calcext:value-type="date">
            <text:p>13-08-2019</text:p>
          </table:table-cell>
          <table:table-cell table:formula="of:=IF([.E217]&lt;10000000000;[.E217];10000000000)" office:value-type="float" office:value="127819.844054222" calcext:value-type="float">
            <text:p>127 820</text:p>
          </table:table-cell>
          <table:table-cell/>
          <table:table-cell table:formula="of:=[.F$2]*[.C216]^[.F$3]+[.F$4]*[.C216]^[.F$5]+[.F$6]*[.C216]^[.F$7]+[.F$8]+IF([.C21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17]+1" office:value-type="date" office:date-value="2019-08-14" calcext:value-type="date">
            <text:p>14-08-2019</text:p>
          </table:table-cell>
          <table:table-cell table:formula="of:=IF([.E218]&lt;10000000000;[.E218];10000000000)" office:value-type="float" office:value="127819.844054222" calcext:value-type="float">
            <text:p>127 820</text:p>
          </table:table-cell>
          <table:table-cell/>
          <table:table-cell table:formula="of:=[.F$2]*[.C217]^[.F$3]+[.F$4]*[.C217]^[.F$5]+[.F$6]*[.C217]^[.F$7]+[.F$8]+IF([.C21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18]+1" office:value-type="date" office:date-value="2019-08-15" calcext:value-type="date">
            <text:p>15-08-2019</text:p>
          </table:table-cell>
          <table:table-cell table:formula="of:=IF([.E219]&lt;10000000000;[.E219];10000000000)" office:value-type="float" office:value="127819.844054222" calcext:value-type="float">
            <text:p>127 820</text:p>
          </table:table-cell>
          <table:table-cell/>
          <table:table-cell table:formula="of:=[.F$2]*[.C218]^[.F$3]+[.F$4]*[.C218]^[.F$5]+[.F$6]*[.C218]^[.F$7]+[.F$8]+IF([.C21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19]+1" office:value-type="date" office:date-value="2019-08-16" calcext:value-type="date">
            <text:p>16-08-2019</text:p>
          </table:table-cell>
          <table:table-cell table:formula="of:=IF([.E220]&lt;10000000000;[.E220];10000000000)" office:value-type="float" office:value="127819.844054222" calcext:value-type="float">
            <text:p>127 820</text:p>
          </table:table-cell>
          <table:table-cell/>
          <table:table-cell table:formula="of:=[.F$2]*[.C219]^[.F$3]+[.F$4]*[.C219]^[.F$5]+[.F$6]*[.C219]^[.F$7]+[.F$8]+IF([.C21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20]+1" office:value-type="date" office:date-value="2019-08-17" calcext:value-type="date">
            <text:p>17-08-2019</text:p>
          </table:table-cell>
          <table:table-cell table:formula="of:=IF([.E221]&lt;10000000000;[.E221];10000000000)" office:value-type="float" office:value="127819.844054222" calcext:value-type="float">
            <text:p>127 820</text:p>
          </table:table-cell>
          <table:table-cell/>
          <table:table-cell table:formula="of:=[.F$2]*[.C220]^[.F$3]+[.F$4]*[.C220]^[.F$5]+[.F$6]*[.C220]^[.F$7]+[.F$8]+IF([.C22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21]+1" office:value-type="date" office:date-value="2019-08-18" calcext:value-type="date">
            <text:p>18-08-2019</text:p>
          </table:table-cell>
          <table:table-cell table:formula="of:=IF([.E222]&lt;10000000000;[.E222];10000000000)" office:value-type="float" office:value="127819.844054222" calcext:value-type="float">
            <text:p>127 820</text:p>
          </table:table-cell>
          <table:table-cell/>
          <table:table-cell table:formula="of:=[.F$2]*[.C221]^[.F$3]+[.F$4]*[.C221]^[.F$5]+[.F$6]*[.C221]^[.F$7]+[.F$8]+IF([.C22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22]+1" office:value-type="date" office:date-value="2019-08-19" calcext:value-type="date">
            <text:p>19-08-2019</text:p>
          </table:table-cell>
          <table:table-cell table:formula="of:=IF([.E223]&lt;10000000000;[.E223];10000000000)" office:value-type="float" office:value="127819.844054222" calcext:value-type="float">
            <text:p>127 820</text:p>
          </table:table-cell>
          <table:table-cell/>
          <table:table-cell table:formula="of:=[.F$2]*[.C222]^[.F$3]+[.F$4]*[.C222]^[.F$5]+[.F$6]*[.C222]^[.F$7]+[.F$8]+IF([.C22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23]+1" office:value-type="date" office:date-value="2019-08-20" calcext:value-type="date">
            <text:p>20-08-2019</text:p>
          </table:table-cell>
          <table:table-cell table:formula="of:=IF([.E224]&lt;10000000000;[.E224];10000000000)" office:value-type="float" office:value="127819.844054222" calcext:value-type="float">
            <text:p>127 820</text:p>
          </table:table-cell>
          <table:table-cell/>
          <table:table-cell table:formula="of:=[.F$2]*[.C223]^[.F$3]+[.F$4]*[.C223]^[.F$5]+[.F$6]*[.C223]^[.F$7]+[.F$8]+IF([.C22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24]+1" office:value-type="date" office:date-value="2019-08-21" calcext:value-type="date">
            <text:p>21-08-2019</text:p>
          </table:table-cell>
          <table:table-cell table:formula="of:=IF([.E225]&lt;10000000000;[.E225];10000000000)" office:value-type="float" office:value="127819.844054222" calcext:value-type="float">
            <text:p>127 820</text:p>
          </table:table-cell>
          <table:table-cell/>
          <table:table-cell table:formula="of:=[.F$2]*[.C224]^[.F$3]+[.F$4]*[.C224]^[.F$5]+[.F$6]*[.C224]^[.F$7]+[.F$8]+IF([.C22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25]+1" office:value-type="date" office:date-value="2019-08-22" calcext:value-type="date">
            <text:p>22-08-2019</text:p>
          </table:table-cell>
          <table:table-cell table:formula="of:=IF([.E226]&lt;10000000000;[.E226];10000000000)" office:value-type="float" office:value="127819.844054222" calcext:value-type="float">
            <text:p>127 820</text:p>
          </table:table-cell>
          <table:table-cell/>
          <table:table-cell table:formula="of:=[.F$2]*[.C225]^[.F$3]+[.F$4]*[.C225]^[.F$5]+[.F$6]*[.C225]^[.F$7]+[.F$8]+IF([.C22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26]+1" office:value-type="date" office:date-value="2019-08-23" calcext:value-type="date">
            <text:p>23-08-2019</text:p>
          </table:table-cell>
          <table:table-cell table:formula="of:=IF([.E227]&lt;10000000000;[.E227];10000000000)" office:value-type="float" office:value="127819.844054222" calcext:value-type="float">
            <text:p>127 820</text:p>
          </table:table-cell>
          <table:table-cell/>
          <table:table-cell table:formula="of:=[.F$2]*[.C226]^[.F$3]+[.F$4]*[.C226]^[.F$5]+[.F$6]*[.C226]^[.F$7]+[.F$8]+IF([.C22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27]+1" office:value-type="date" office:date-value="2019-08-24" calcext:value-type="date">
            <text:p>24-08-2019</text:p>
          </table:table-cell>
          <table:table-cell table:formula="of:=IF([.E228]&lt;10000000000;[.E228];10000000000)" office:value-type="float" office:value="127819.844054222" calcext:value-type="float">
            <text:p>127 820</text:p>
          </table:table-cell>
          <table:table-cell/>
          <table:table-cell table:formula="of:=[.F$2]*[.C227]^[.F$3]+[.F$4]*[.C227]^[.F$5]+[.F$6]*[.C227]^[.F$7]+[.F$8]+IF([.C22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28]+1" office:value-type="date" office:date-value="2019-08-25" calcext:value-type="date">
            <text:p>25-08-2019</text:p>
          </table:table-cell>
          <table:table-cell table:formula="of:=IF([.E229]&lt;10000000000;[.E229];10000000000)" office:value-type="float" office:value="127819.844054222" calcext:value-type="float">
            <text:p>127 820</text:p>
          </table:table-cell>
          <table:table-cell/>
          <table:table-cell table:formula="of:=[.F$2]*[.C228]^[.F$3]+[.F$4]*[.C228]^[.F$5]+[.F$6]*[.C228]^[.F$7]+[.F$8]+IF([.C22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29]+1" office:value-type="date" office:date-value="2019-08-26" calcext:value-type="date">
            <text:p>26-08-2019</text:p>
          </table:table-cell>
          <table:table-cell table:formula="of:=IF([.E230]&lt;10000000000;[.E230];10000000000)" office:value-type="float" office:value="127819.844054222" calcext:value-type="float">
            <text:p>127 820</text:p>
          </table:table-cell>
          <table:table-cell/>
          <table:table-cell table:formula="of:=[.F$2]*[.C229]^[.F$3]+[.F$4]*[.C229]^[.F$5]+[.F$6]*[.C229]^[.F$7]+[.F$8]+IF([.C22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30]+1" office:value-type="date" office:date-value="2019-08-27" calcext:value-type="date">
            <text:p>27-08-2019</text:p>
          </table:table-cell>
          <table:table-cell table:formula="of:=IF([.E231]&lt;10000000000;[.E231];10000000000)" office:value-type="float" office:value="127819.844054222" calcext:value-type="float">
            <text:p>127 820</text:p>
          </table:table-cell>
          <table:table-cell/>
          <table:table-cell table:formula="of:=[.F$2]*[.C230]^[.F$3]+[.F$4]*[.C230]^[.F$5]+[.F$6]*[.C230]^[.F$7]+[.F$8]+IF([.C23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31]+1" office:value-type="date" office:date-value="2019-08-28" calcext:value-type="date">
            <text:p>28-08-2019</text:p>
          </table:table-cell>
          <table:table-cell table:formula="of:=IF([.E232]&lt;10000000000;[.E232];10000000000)" office:value-type="float" office:value="127819.844054222" calcext:value-type="float">
            <text:p>127 820</text:p>
          </table:table-cell>
          <table:table-cell/>
          <table:table-cell table:formula="of:=[.F$2]*[.C231]^[.F$3]+[.F$4]*[.C231]^[.F$5]+[.F$6]*[.C231]^[.F$7]+[.F$8]+IF([.C23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32]+1" office:value-type="date" office:date-value="2019-08-29" calcext:value-type="date">
            <text:p>29-08-2019</text:p>
          </table:table-cell>
          <table:table-cell table:formula="of:=IF([.E233]&lt;10000000000;[.E233];10000000000)" office:value-type="float" office:value="127819.844054222" calcext:value-type="float">
            <text:p>127 820</text:p>
          </table:table-cell>
          <table:table-cell/>
          <table:table-cell table:formula="of:=[.F$2]*[.C232]^[.F$3]+[.F$4]*[.C232]^[.F$5]+[.F$6]*[.C232]^[.F$7]+[.F$8]+IF([.C23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33]+1" office:value-type="date" office:date-value="2019-08-30" calcext:value-type="date">
            <text:p>30-08-2019</text:p>
          </table:table-cell>
          <table:table-cell table:formula="of:=IF([.E234]&lt;10000000000;[.E234];10000000000)" office:value-type="float" office:value="127819.844054222" calcext:value-type="float">
            <text:p>127 820</text:p>
          </table:table-cell>
          <table:table-cell/>
          <table:table-cell table:formula="of:=[.F$2]*[.C233]^[.F$3]+[.F$4]*[.C233]^[.F$5]+[.F$6]*[.C233]^[.F$7]+[.F$8]+IF([.C23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34]+1" office:value-type="date" office:date-value="2019-08-31" calcext:value-type="date">
            <text:p>31-08-2019</text:p>
          </table:table-cell>
          <table:table-cell table:formula="of:=IF([.E235]&lt;10000000000;[.E235];10000000000)" office:value-type="float" office:value="127819.844054222" calcext:value-type="float">
            <text:p>127 820</text:p>
          </table:table-cell>
          <table:table-cell/>
          <table:table-cell table:formula="of:=[.F$2]*[.C234]^[.F$3]+[.F$4]*[.C234]^[.F$5]+[.F$6]*[.C234]^[.F$7]+[.F$8]+IF([.C23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35]+1" office:value-type="date" office:date-value="2019-09-01" calcext:value-type="date">
            <text:p>01-09-2019</text:p>
          </table:table-cell>
          <table:table-cell table:formula="of:=IF([.E236]&lt;10000000000;[.E236];10000000000)" office:value-type="float" office:value="127819.844054222" calcext:value-type="float">
            <text:p>127 820</text:p>
          </table:table-cell>
          <table:table-cell/>
          <table:table-cell table:formula="of:=[.F$2]*[.C235]^[.F$3]+[.F$4]*[.C235]^[.F$5]+[.F$6]*[.C235]^[.F$7]+[.F$8]+IF([.C23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36]+1" office:value-type="date" office:date-value="2019-09-02" calcext:value-type="date">
            <text:p>02-09-2019</text:p>
          </table:table-cell>
          <table:table-cell table:formula="of:=IF([.E237]&lt;10000000000;[.E237];10000000000)" office:value-type="float" office:value="127819.844054222" calcext:value-type="float">
            <text:p>127 820</text:p>
          </table:table-cell>
          <table:table-cell/>
          <table:table-cell table:formula="of:=[.F$2]*[.C236]^[.F$3]+[.F$4]*[.C236]^[.F$5]+[.F$6]*[.C236]^[.F$7]+[.F$8]+IF([.C23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37]+1" office:value-type="date" office:date-value="2019-09-03" calcext:value-type="date">
            <text:p>03-09-2019</text:p>
          </table:table-cell>
          <table:table-cell table:formula="of:=IF([.E238]&lt;10000000000;[.E238];10000000000)" office:value-type="float" office:value="127819.844054222" calcext:value-type="float">
            <text:p>127 820</text:p>
          </table:table-cell>
          <table:table-cell/>
          <table:table-cell table:formula="of:=[.F$2]*[.C237]^[.F$3]+[.F$4]*[.C237]^[.F$5]+[.F$6]*[.C237]^[.F$7]+[.F$8]+IF([.C23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38]+1" office:value-type="date" office:date-value="2019-09-04" calcext:value-type="date">
            <text:p>04-09-2019</text:p>
          </table:table-cell>
          <table:table-cell table:formula="of:=IF([.E239]&lt;10000000000;[.E239];10000000000)" office:value-type="float" office:value="127819.844054222" calcext:value-type="float">
            <text:p>127 820</text:p>
          </table:table-cell>
          <table:table-cell/>
          <table:table-cell table:formula="of:=[.F$2]*[.C238]^[.F$3]+[.F$4]*[.C238]^[.F$5]+[.F$6]*[.C238]^[.F$7]+[.F$8]+IF([.C23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39]+1" office:value-type="date" office:date-value="2019-09-05" calcext:value-type="date">
            <text:p>05-09-2019</text:p>
          </table:table-cell>
          <table:table-cell table:formula="of:=IF([.E240]&lt;10000000000;[.E240];10000000000)" office:value-type="float" office:value="127819.844054222" calcext:value-type="float">
            <text:p>127 820</text:p>
          </table:table-cell>
          <table:table-cell/>
          <table:table-cell table:formula="of:=[.F$2]*[.C239]^[.F$3]+[.F$4]*[.C239]^[.F$5]+[.F$6]*[.C239]^[.F$7]+[.F$8]+IF([.C23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40]+1" office:value-type="date" office:date-value="2019-09-06" calcext:value-type="date">
            <text:p>06-09-2019</text:p>
          </table:table-cell>
          <table:table-cell table:formula="of:=IF([.E241]&lt;10000000000;[.E241];10000000000)" office:value-type="float" office:value="127819.844054222" calcext:value-type="float">
            <text:p>127 820</text:p>
          </table:table-cell>
          <table:table-cell/>
          <table:table-cell table:formula="of:=[.F$2]*[.C240]^[.F$3]+[.F$4]*[.C240]^[.F$5]+[.F$6]*[.C240]^[.F$7]+[.F$8]+IF([.C24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41]+1" office:value-type="date" office:date-value="2019-09-07" calcext:value-type="date">
            <text:p>07-09-2019</text:p>
          </table:table-cell>
          <table:table-cell table:formula="of:=IF([.E242]&lt;10000000000;[.E242];10000000000)" office:value-type="float" office:value="127819.844054222" calcext:value-type="float">
            <text:p>127 820</text:p>
          </table:table-cell>
          <table:table-cell/>
          <table:table-cell table:formula="of:=[.F$2]*[.C241]^[.F$3]+[.F$4]*[.C241]^[.F$5]+[.F$6]*[.C241]^[.F$7]+[.F$8]+IF([.C24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42]+1" office:value-type="date" office:date-value="2019-09-08" calcext:value-type="date">
            <text:p>08-09-2019</text:p>
          </table:table-cell>
          <table:table-cell table:formula="of:=IF([.E243]&lt;10000000000;[.E243];10000000000)" office:value-type="float" office:value="127819.844054222" calcext:value-type="float">
            <text:p>127 820</text:p>
          </table:table-cell>
          <table:table-cell/>
          <table:table-cell table:formula="of:=[.F$2]*[.C242]^[.F$3]+[.F$4]*[.C242]^[.F$5]+[.F$6]*[.C242]^[.F$7]+[.F$8]+IF([.C24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43]+1" office:value-type="date" office:date-value="2019-09-09" calcext:value-type="date">
            <text:p>09-09-2019</text:p>
          </table:table-cell>
          <table:table-cell table:formula="of:=IF([.E244]&lt;10000000000;[.E244];10000000000)" office:value-type="float" office:value="127819.844054222" calcext:value-type="float">
            <text:p>127 820</text:p>
          </table:table-cell>
          <table:table-cell/>
          <table:table-cell table:formula="of:=[.F$2]*[.C243]^[.F$3]+[.F$4]*[.C243]^[.F$5]+[.F$6]*[.C243]^[.F$7]+[.F$8]+IF([.C24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44]+1" office:value-type="date" office:date-value="2019-09-10" calcext:value-type="date">
            <text:p>10-09-2019</text:p>
          </table:table-cell>
          <table:table-cell table:formula="of:=IF([.E245]&lt;10000000000;[.E245];10000000000)" office:value-type="float" office:value="127819.844054222" calcext:value-type="float">
            <text:p>127 820</text:p>
          </table:table-cell>
          <table:table-cell/>
          <table:table-cell table:formula="of:=[.F$2]*[.C244]^[.F$3]+[.F$4]*[.C244]^[.F$5]+[.F$6]*[.C244]^[.F$7]+[.F$8]+IF([.C24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45]+1" office:value-type="date" office:date-value="2019-09-11" calcext:value-type="date">
            <text:p>11-09-2019</text:p>
          </table:table-cell>
          <table:table-cell table:formula="of:=IF([.E246]&lt;10000000000;[.E246];10000000000)" office:value-type="float" office:value="127819.844054222" calcext:value-type="float">
            <text:p>127 820</text:p>
          </table:table-cell>
          <table:table-cell/>
          <table:table-cell table:formula="of:=[.F$2]*[.C245]^[.F$3]+[.F$4]*[.C245]^[.F$5]+[.F$6]*[.C245]^[.F$7]+[.F$8]+IF([.C24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46]+1" office:value-type="date" office:date-value="2019-09-12" calcext:value-type="date">
            <text:p>12-09-2019</text:p>
          </table:table-cell>
          <table:table-cell table:formula="of:=IF([.E247]&lt;10000000000;[.E247];10000000000)" office:value-type="float" office:value="127819.844054222" calcext:value-type="float">
            <text:p>127 820</text:p>
          </table:table-cell>
          <table:table-cell/>
          <table:table-cell table:formula="of:=[.F$2]*[.C246]^[.F$3]+[.F$4]*[.C246]^[.F$5]+[.F$6]*[.C246]^[.F$7]+[.F$8]+IF([.C24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47]+1" office:value-type="date" office:date-value="2019-09-13" calcext:value-type="date">
            <text:p>13-09-2019</text:p>
          </table:table-cell>
          <table:table-cell table:formula="of:=IF([.E248]&lt;10000000000;[.E248];10000000000)" office:value-type="float" office:value="127819.844054222" calcext:value-type="float">
            <text:p>127 820</text:p>
          </table:table-cell>
          <table:table-cell/>
          <table:table-cell table:formula="of:=[.F$2]*[.C247]^[.F$3]+[.F$4]*[.C247]^[.F$5]+[.F$6]*[.C247]^[.F$7]+[.F$8]+IF([.C24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48]+1" office:value-type="date" office:date-value="2019-09-14" calcext:value-type="date">
            <text:p>14-09-2019</text:p>
          </table:table-cell>
          <table:table-cell table:formula="of:=IF([.E249]&lt;10000000000;[.E249];10000000000)" office:value-type="float" office:value="127819.844054222" calcext:value-type="float">
            <text:p>127 820</text:p>
          </table:table-cell>
          <table:table-cell/>
          <table:table-cell table:formula="of:=[.F$2]*[.C248]^[.F$3]+[.F$4]*[.C248]^[.F$5]+[.F$6]*[.C248]^[.F$7]+[.F$8]+IF([.C24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49]+1" office:value-type="date" office:date-value="2019-09-15" calcext:value-type="date">
            <text:p>15-09-2019</text:p>
          </table:table-cell>
          <table:table-cell table:formula="of:=IF([.E250]&lt;10000000000;[.E250];10000000000)" office:value-type="float" office:value="127819.844054222" calcext:value-type="float">
            <text:p>127 820</text:p>
          </table:table-cell>
          <table:table-cell/>
          <table:table-cell table:formula="of:=[.F$2]*[.C249]^[.F$3]+[.F$4]*[.C249]^[.F$5]+[.F$6]*[.C249]^[.F$7]+[.F$8]+IF([.C24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50]+1" office:value-type="date" office:date-value="2019-09-16" calcext:value-type="date">
            <text:p>16-09-2019</text:p>
          </table:table-cell>
          <table:table-cell table:formula="of:=IF([.E251]&lt;10000000000;[.E251];10000000000)" office:value-type="float" office:value="127819.844054222" calcext:value-type="float">
            <text:p>127 820</text:p>
          </table:table-cell>
          <table:table-cell/>
          <table:table-cell table:formula="of:=[.F$2]*[.C250]^[.F$3]+[.F$4]*[.C250]^[.F$5]+[.F$6]*[.C250]^[.F$7]+[.F$8]+IF([.C25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51]+1" office:value-type="date" office:date-value="2019-09-17" calcext:value-type="date">
            <text:p>17-09-2019</text:p>
          </table:table-cell>
          <table:table-cell table:formula="of:=IF([.E252]&lt;10000000000;[.E252];10000000000)" office:value-type="float" office:value="127819.844054222" calcext:value-type="float">
            <text:p>127 820</text:p>
          </table:table-cell>
          <table:table-cell/>
          <table:table-cell table:formula="of:=[.F$2]*[.C251]^[.F$3]+[.F$4]*[.C251]^[.F$5]+[.F$6]*[.C251]^[.F$7]+[.F$8]+IF([.C25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52]+1" office:value-type="date" office:date-value="2019-09-18" calcext:value-type="date">
            <text:p>18-09-2019</text:p>
          </table:table-cell>
          <table:table-cell table:formula="of:=IF([.E253]&lt;10000000000;[.E253];10000000000)" office:value-type="float" office:value="127819.844054222" calcext:value-type="float">
            <text:p>127 820</text:p>
          </table:table-cell>
          <table:table-cell/>
          <table:table-cell table:formula="of:=[.F$2]*[.C252]^[.F$3]+[.F$4]*[.C252]^[.F$5]+[.F$6]*[.C252]^[.F$7]+[.F$8]+IF([.C25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53]+1" office:value-type="date" office:date-value="2019-09-19" calcext:value-type="date">
            <text:p>19-09-2019</text:p>
          </table:table-cell>
          <table:table-cell table:formula="of:=IF([.E254]&lt;10000000000;[.E254];10000000000)" office:value-type="float" office:value="127819.844054222" calcext:value-type="float">
            <text:p>127 820</text:p>
          </table:table-cell>
          <table:table-cell/>
          <table:table-cell table:formula="of:=[.F$2]*[.C253]^[.F$3]+[.F$4]*[.C253]^[.F$5]+[.F$6]*[.C253]^[.F$7]+[.F$8]+IF([.C25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54]+1" office:value-type="date" office:date-value="2019-09-20" calcext:value-type="date">
            <text:p>20-09-2019</text:p>
          </table:table-cell>
          <table:table-cell table:formula="of:=IF([.E255]&lt;10000000000;[.E255];10000000000)" office:value-type="float" office:value="127819.844054222" calcext:value-type="float">
            <text:p>127 820</text:p>
          </table:table-cell>
          <table:table-cell/>
          <table:table-cell table:formula="of:=[.F$2]*[.C254]^[.F$3]+[.F$4]*[.C254]^[.F$5]+[.F$6]*[.C254]^[.F$7]+[.F$8]+IF([.C25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55]+1" office:value-type="date" office:date-value="2019-09-21" calcext:value-type="date">
            <text:p>21-09-2019</text:p>
          </table:table-cell>
          <table:table-cell table:formula="of:=IF([.E256]&lt;10000000000;[.E256];10000000000)" office:value-type="float" office:value="127819.844054222" calcext:value-type="float">
            <text:p>127 820</text:p>
          </table:table-cell>
          <table:table-cell/>
          <table:table-cell table:formula="of:=[.F$2]*[.C255]^[.F$3]+[.F$4]*[.C255]^[.F$5]+[.F$6]*[.C255]^[.F$7]+[.F$8]+IF([.C25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56]+1" office:value-type="date" office:date-value="2019-09-22" calcext:value-type="date">
            <text:p>22-09-2019</text:p>
          </table:table-cell>
          <table:table-cell table:formula="of:=IF([.E257]&lt;10000000000;[.E257];10000000000)" office:value-type="float" office:value="127819.844054222" calcext:value-type="float">
            <text:p>127 820</text:p>
          </table:table-cell>
          <table:table-cell/>
          <table:table-cell table:formula="of:=[.F$2]*[.C256]^[.F$3]+[.F$4]*[.C256]^[.F$5]+[.F$6]*[.C256]^[.F$7]+[.F$8]+IF([.C25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57]+1" office:value-type="date" office:date-value="2019-09-23" calcext:value-type="date">
            <text:p>23-09-2019</text:p>
          </table:table-cell>
          <table:table-cell table:formula="of:=IF([.E258]&lt;10000000000;[.E258];10000000000)" office:value-type="float" office:value="127819.844054222" calcext:value-type="float">
            <text:p>127 820</text:p>
          </table:table-cell>
          <table:table-cell/>
          <table:table-cell table:formula="of:=[.F$2]*[.C257]^[.F$3]+[.F$4]*[.C257]^[.F$5]+[.F$6]*[.C257]^[.F$7]+[.F$8]+IF([.C25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58]+1" office:value-type="date" office:date-value="2019-09-24" calcext:value-type="date">
            <text:p>24-09-2019</text:p>
          </table:table-cell>
          <table:table-cell table:formula="of:=IF([.E259]&lt;10000000000;[.E259];10000000000)" office:value-type="float" office:value="127819.844054222" calcext:value-type="float">
            <text:p>127 820</text:p>
          </table:table-cell>
          <table:table-cell/>
          <table:table-cell table:formula="of:=[.F$2]*[.C258]^[.F$3]+[.F$4]*[.C258]^[.F$5]+[.F$6]*[.C258]^[.F$7]+[.F$8]+IF([.C25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59]+1" office:value-type="date" office:date-value="2019-09-25" calcext:value-type="date">
            <text:p>25-09-2019</text:p>
          </table:table-cell>
          <table:table-cell table:formula="of:=IF([.E260]&lt;10000000000;[.E260];10000000000)" office:value-type="float" office:value="127819.844054222" calcext:value-type="float">
            <text:p>127 820</text:p>
          </table:table-cell>
          <table:table-cell/>
          <table:table-cell table:formula="of:=[.F$2]*[.C259]^[.F$3]+[.F$4]*[.C259]^[.F$5]+[.F$6]*[.C259]^[.F$7]+[.F$8]+IF([.C25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60]+1" office:value-type="date" office:date-value="2019-09-26" calcext:value-type="date">
            <text:p>26-09-2019</text:p>
          </table:table-cell>
          <table:table-cell table:formula="of:=IF([.E261]&lt;10000000000;[.E261];10000000000)" office:value-type="float" office:value="127819.844054222" calcext:value-type="float">
            <text:p>127 820</text:p>
          </table:table-cell>
          <table:table-cell/>
          <table:table-cell table:formula="of:=[.F$2]*[.C260]^[.F$3]+[.F$4]*[.C260]^[.F$5]+[.F$6]*[.C260]^[.F$7]+[.F$8]+IF([.C26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61]+1" office:value-type="date" office:date-value="2019-09-27" calcext:value-type="date">
            <text:p>27-09-2019</text:p>
          </table:table-cell>
          <table:table-cell table:formula="of:=IF([.E262]&lt;10000000000;[.E262];10000000000)" office:value-type="float" office:value="127819.844054222" calcext:value-type="float">
            <text:p>127 820</text:p>
          </table:table-cell>
          <table:table-cell/>
          <table:table-cell table:formula="of:=[.F$2]*[.C261]^[.F$3]+[.F$4]*[.C261]^[.F$5]+[.F$6]*[.C261]^[.F$7]+[.F$8]+IF([.C26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62]+1" office:value-type="date" office:date-value="2019-09-28" calcext:value-type="date">
            <text:p>28-09-2019</text:p>
          </table:table-cell>
          <table:table-cell table:formula="of:=IF([.E263]&lt;10000000000;[.E263];10000000000)" office:value-type="float" office:value="127819.844054222" calcext:value-type="float">
            <text:p>127 820</text:p>
          </table:table-cell>
          <table:table-cell/>
          <table:table-cell table:formula="of:=[.F$2]*[.C262]^[.F$3]+[.F$4]*[.C262]^[.F$5]+[.F$6]*[.C262]^[.F$7]+[.F$8]+IF([.C26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63]+1" office:value-type="date" office:date-value="2019-09-29" calcext:value-type="date">
            <text:p>29-09-2019</text:p>
          </table:table-cell>
          <table:table-cell table:formula="of:=IF([.E264]&lt;10000000000;[.E264];10000000000)" office:value-type="float" office:value="127819.844054222" calcext:value-type="float">
            <text:p>127 820</text:p>
          </table:table-cell>
          <table:table-cell/>
          <table:table-cell table:formula="of:=[.F$2]*[.C263]^[.F$3]+[.F$4]*[.C263]^[.F$5]+[.F$6]*[.C263]^[.F$7]+[.F$8]+IF([.C26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64]+1" office:value-type="date" office:date-value="2019-09-30" calcext:value-type="date">
            <text:p>30-09-2019</text:p>
          </table:table-cell>
          <table:table-cell table:formula="of:=IF([.E265]&lt;10000000000;[.E265];10000000000)" office:value-type="float" office:value="127819.844054222" calcext:value-type="float">
            <text:p>127 820</text:p>
          </table:table-cell>
          <table:table-cell/>
          <table:table-cell table:formula="of:=[.F$2]*[.C264]^[.F$3]+[.F$4]*[.C264]^[.F$5]+[.F$6]*[.C264]^[.F$7]+[.F$8]+IF([.C26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65]+1" office:value-type="date" office:date-value="2019-10-01" calcext:value-type="date">
            <text:p>01-10-2019</text:p>
          </table:table-cell>
          <table:table-cell table:formula="of:=IF([.E266]&lt;10000000000;[.E266];10000000000)" office:value-type="float" office:value="127819.844054222" calcext:value-type="float">
            <text:p>127 820</text:p>
          </table:table-cell>
          <table:table-cell/>
          <table:table-cell table:formula="of:=[.F$2]*[.C265]^[.F$3]+[.F$4]*[.C265]^[.F$5]+[.F$6]*[.C265]^[.F$7]+[.F$8]+IF([.C26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66]+1" office:value-type="date" office:date-value="2019-10-02" calcext:value-type="date">
            <text:p>02-10-2019</text:p>
          </table:table-cell>
          <table:table-cell table:formula="of:=IF([.E267]&lt;10000000000;[.E267];10000000000)" office:value-type="float" office:value="127819.844054222" calcext:value-type="float">
            <text:p>127 820</text:p>
          </table:table-cell>
          <table:table-cell/>
          <table:table-cell table:formula="of:=[.F$2]*[.C266]^[.F$3]+[.F$4]*[.C266]^[.F$5]+[.F$6]*[.C266]^[.F$7]+[.F$8]+IF([.C26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67]+1" office:value-type="date" office:date-value="2019-10-03" calcext:value-type="date">
            <text:p>03-10-2019</text:p>
          </table:table-cell>
          <table:table-cell table:formula="of:=IF([.E268]&lt;10000000000;[.E268];10000000000)" office:value-type="float" office:value="127819.844054222" calcext:value-type="float">
            <text:p>127 820</text:p>
          </table:table-cell>
          <table:table-cell/>
          <table:table-cell table:formula="of:=[.F$2]*[.C267]^[.F$3]+[.F$4]*[.C267]^[.F$5]+[.F$6]*[.C267]^[.F$7]+[.F$8]+IF([.C26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68]+1" office:value-type="date" office:date-value="2019-10-04" calcext:value-type="date">
            <text:p>04-10-2019</text:p>
          </table:table-cell>
          <table:table-cell table:formula="of:=IF([.E269]&lt;10000000000;[.E269];10000000000)" office:value-type="float" office:value="127819.844054222" calcext:value-type="float">
            <text:p>127 820</text:p>
          </table:table-cell>
          <table:table-cell/>
          <table:table-cell table:formula="of:=[.F$2]*[.C268]^[.F$3]+[.F$4]*[.C268]^[.F$5]+[.F$6]*[.C268]^[.F$7]+[.F$8]+IF([.C26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69]+1" office:value-type="date" office:date-value="2019-10-05" calcext:value-type="date">
            <text:p>05-10-2019</text:p>
          </table:table-cell>
          <table:table-cell table:formula="of:=IF([.E270]&lt;10000000000;[.E270];10000000000)" office:value-type="float" office:value="127819.844054222" calcext:value-type="float">
            <text:p>127 820</text:p>
          </table:table-cell>
          <table:table-cell/>
          <table:table-cell table:formula="of:=[.F$2]*[.C269]^[.F$3]+[.F$4]*[.C269]^[.F$5]+[.F$6]*[.C269]^[.F$7]+[.F$8]+IF([.C26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70]+1" office:value-type="date" office:date-value="2019-10-06" calcext:value-type="date">
            <text:p>06-10-2019</text:p>
          </table:table-cell>
          <table:table-cell table:formula="of:=IF([.E271]&lt;10000000000;[.E271];10000000000)" office:value-type="float" office:value="127819.844054222" calcext:value-type="float">
            <text:p>127 820</text:p>
          </table:table-cell>
          <table:table-cell/>
          <table:table-cell table:formula="of:=[.F$2]*[.C270]^[.F$3]+[.F$4]*[.C270]^[.F$5]+[.F$6]*[.C270]^[.F$7]+[.F$8]+IF([.C27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71]+1" office:value-type="date" office:date-value="2019-10-07" calcext:value-type="date">
            <text:p>07-10-2019</text:p>
          </table:table-cell>
          <table:table-cell table:formula="of:=IF([.E272]&lt;10000000000;[.E272];10000000000)" office:value-type="float" office:value="127819.844054222" calcext:value-type="float">
            <text:p>127 820</text:p>
          </table:table-cell>
          <table:table-cell/>
          <table:table-cell table:formula="of:=[.F$2]*[.C271]^[.F$3]+[.F$4]*[.C271]^[.F$5]+[.F$6]*[.C271]^[.F$7]+[.F$8]+IF([.C27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72]+1" office:value-type="date" office:date-value="2019-10-08" calcext:value-type="date">
            <text:p>08-10-2019</text:p>
          </table:table-cell>
          <table:table-cell table:formula="of:=IF([.E273]&lt;10000000000;[.E273];10000000000)" office:value-type="float" office:value="127819.844054222" calcext:value-type="float">
            <text:p>127 820</text:p>
          </table:table-cell>
          <table:table-cell/>
          <table:table-cell table:formula="of:=[.F$2]*[.C272]^[.F$3]+[.F$4]*[.C272]^[.F$5]+[.F$6]*[.C272]^[.F$7]+[.F$8]+IF([.C27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73]+1" office:value-type="date" office:date-value="2019-10-09" calcext:value-type="date">
            <text:p>09-10-2019</text:p>
          </table:table-cell>
          <table:table-cell table:formula="of:=IF([.E274]&lt;10000000000;[.E274];10000000000)" office:value-type="float" office:value="127819.844054222" calcext:value-type="float">
            <text:p>127 820</text:p>
          </table:table-cell>
          <table:table-cell/>
          <table:table-cell table:formula="of:=[.F$2]*[.C273]^[.F$3]+[.F$4]*[.C273]^[.F$5]+[.F$6]*[.C273]^[.F$7]+[.F$8]+IF([.C27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74]+1" office:value-type="date" office:date-value="2019-10-10" calcext:value-type="date">
            <text:p>10-10-2019</text:p>
          </table:table-cell>
          <table:table-cell table:formula="of:=IF([.E275]&lt;10000000000;[.E275];10000000000)" office:value-type="float" office:value="127819.844054222" calcext:value-type="float">
            <text:p>127 820</text:p>
          </table:table-cell>
          <table:table-cell/>
          <table:table-cell table:formula="of:=[.F$2]*[.C274]^[.F$3]+[.F$4]*[.C274]^[.F$5]+[.F$6]*[.C274]^[.F$7]+[.F$8]+IF([.C27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75]+1" office:value-type="date" office:date-value="2019-10-11" calcext:value-type="date">
            <text:p>11-10-2019</text:p>
          </table:table-cell>
          <table:table-cell table:formula="of:=IF([.E276]&lt;10000000000;[.E276];10000000000)" office:value-type="float" office:value="127819.844054222" calcext:value-type="float">
            <text:p>127 820</text:p>
          </table:table-cell>
          <table:table-cell/>
          <table:table-cell table:formula="of:=[.F$2]*[.C275]^[.F$3]+[.F$4]*[.C275]^[.F$5]+[.F$6]*[.C275]^[.F$7]+[.F$8]+IF([.C27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76]+1" office:value-type="date" office:date-value="2019-10-12" calcext:value-type="date">
            <text:p>12-10-2019</text:p>
          </table:table-cell>
          <table:table-cell table:formula="of:=IF([.E277]&lt;10000000000;[.E277];10000000000)" office:value-type="float" office:value="127819.844054222" calcext:value-type="float">
            <text:p>127 820</text:p>
          </table:table-cell>
          <table:table-cell/>
          <table:table-cell table:formula="of:=[.F$2]*[.C276]^[.F$3]+[.F$4]*[.C276]^[.F$5]+[.F$6]*[.C276]^[.F$7]+[.F$8]+IF([.C27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77]+1" office:value-type="date" office:date-value="2019-10-13" calcext:value-type="date">
            <text:p>13-10-2019</text:p>
          </table:table-cell>
          <table:table-cell table:formula="of:=IF([.E278]&lt;10000000000;[.E278];10000000000)" office:value-type="float" office:value="127819.844054222" calcext:value-type="float">
            <text:p>127 820</text:p>
          </table:table-cell>
          <table:table-cell/>
          <table:table-cell table:formula="of:=[.F$2]*[.C277]^[.F$3]+[.F$4]*[.C277]^[.F$5]+[.F$6]*[.C277]^[.F$7]+[.F$8]+IF([.C27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78]+1" office:value-type="date" office:date-value="2019-10-14" calcext:value-type="date">
            <text:p>14-10-2019</text:p>
          </table:table-cell>
          <table:table-cell table:formula="of:=IF([.E279]&lt;10000000000;[.E279];10000000000)" office:value-type="float" office:value="127819.844054222" calcext:value-type="float">
            <text:p>127 820</text:p>
          </table:table-cell>
          <table:table-cell/>
          <table:table-cell table:formula="of:=[.F$2]*[.C278]^[.F$3]+[.F$4]*[.C278]^[.F$5]+[.F$6]*[.C278]^[.F$7]+[.F$8]+IF([.C27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79]+1" office:value-type="date" office:date-value="2019-10-15" calcext:value-type="date">
            <text:p>15-10-2019</text:p>
          </table:table-cell>
          <table:table-cell table:formula="of:=IF([.E280]&lt;10000000000;[.E280];10000000000)" office:value-type="float" office:value="127819.844054222" calcext:value-type="float">
            <text:p>127 820</text:p>
          </table:table-cell>
          <table:table-cell/>
          <table:table-cell table:formula="of:=[.F$2]*[.C279]^[.F$3]+[.F$4]*[.C279]^[.F$5]+[.F$6]*[.C279]^[.F$7]+[.F$8]+IF([.C27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80]+1" office:value-type="date" office:date-value="2019-10-16" calcext:value-type="date">
            <text:p>16-10-2019</text:p>
          </table:table-cell>
          <table:table-cell table:formula="of:=IF([.E281]&lt;10000000000;[.E281];10000000000)" office:value-type="float" office:value="127819.844054222" calcext:value-type="float">
            <text:p>127 820</text:p>
          </table:table-cell>
          <table:table-cell/>
          <table:table-cell table:formula="of:=[.F$2]*[.C280]^[.F$3]+[.F$4]*[.C280]^[.F$5]+[.F$6]*[.C280]^[.F$7]+[.F$8]+IF([.C28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81]+1" office:value-type="date" office:date-value="2019-10-17" calcext:value-type="date">
            <text:p>17-10-2019</text:p>
          </table:table-cell>
          <table:table-cell table:formula="of:=IF([.E282]&lt;10000000000;[.E282];10000000000)" office:value-type="float" office:value="127819.844054222" calcext:value-type="float">
            <text:p>127 820</text:p>
          </table:table-cell>
          <table:table-cell/>
          <table:table-cell table:formula="of:=[.F$2]*[.C281]^[.F$3]+[.F$4]*[.C281]^[.F$5]+[.F$6]*[.C281]^[.F$7]+[.F$8]+IF([.C28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82]+1" office:value-type="date" office:date-value="2019-10-18" calcext:value-type="date">
            <text:p>18-10-2019</text:p>
          </table:table-cell>
          <table:table-cell table:formula="of:=IF([.E283]&lt;10000000000;[.E283];10000000000)" office:value-type="float" office:value="127819.844054222" calcext:value-type="float">
            <text:p>127 820</text:p>
          </table:table-cell>
          <table:table-cell/>
          <table:table-cell table:formula="of:=[.F$2]*[.C282]^[.F$3]+[.F$4]*[.C282]^[.F$5]+[.F$6]*[.C282]^[.F$7]+[.F$8]+IF([.C28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83]+1" office:value-type="date" office:date-value="2019-10-19" calcext:value-type="date">
            <text:p>19-10-2019</text:p>
          </table:table-cell>
          <table:table-cell table:formula="of:=IF([.E284]&lt;10000000000;[.E284];10000000000)" office:value-type="float" office:value="127819.844054222" calcext:value-type="float">
            <text:p>127 820</text:p>
          </table:table-cell>
          <table:table-cell/>
          <table:table-cell table:formula="of:=[.F$2]*[.C283]^[.F$3]+[.F$4]*[.C283]^[.F$5]+[.F$6]*[.C283]^[.F$7]+[.F$8]+IF([.C28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84]+1" office:value-type="date" office:date-value="2019-10-20" calcext:value-type="date">
            <text:p>20-10-2019</text:p>
          </table:table-cell>
          <table:table-cell table:formula="of:=IF([.E285]&lt;10000000000;[.E285];10000000000)" office:value-type="float" office:value="127819.844054222" calcext:value-type="float">
            <text:p>127 820</text:p>
          </table:table-cell>
          <table:table-cell/>
          <table:table-cell table:formula="of:=[.F$2]*[.C284]^[.F$3]+[.F$4]*[.C284]^[.F$5]+[.F$6]*[.C284]^[.F$7]+[.F$8]+IF([.C28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85]+1" office:value-type="date" office:date-value="2019-10-21" calcext:value-type="date">
            <text:p>21-10-2019</text:p>
          </table:table-cell>
          <table:table-cell table:formula="of:=IF([.E286]&lt;10000000000;[.E286];10000000000)" office:value-type="float" office:value="127819.844054222" calcext:value-type="float">
            <text:p>127 820</text:p>
          </table:table-cell>
          <table:table-cell/>
          <table:table-cell table:formula="of:=[.F$2]*[.C285]^[.F$3]+[.F$4]*[.C285]^[.F$5]+[.F$6]*[.C285]^[.F$7]+[.F$8]+IF([.C28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86]+1" office:value-type="date" office:date-value="2019-10-22" calcext:value-type="date">
            <text:p>22-10-2019</text:p>
          </table:table-cell>
          <table:table-cell table:formula="of:=IF([.E287]&lt;10000000000;[.E287];10000000000)" office:value-type="float" office:value="127819.844054222" calcext:value-type="float">
            <text:p>127 820</text:p>
          </table:table-cell>
          <table:table-cell/>
          <table:table-cell table:formula="of:=[.F$2]*[.C286]^[.F$3]+[.F$4]*[.C286]^[.F$5]+[.F$6]*[.C286]^[.F$7]+[.F$8]+IF([.C28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87]+1" office:value-type="date" office:date-value="2019-10-23" calcext:value-type="date">
            <text:p>23-10-2019</text:p>
          </table:table-cell>
          <table:table-cell table:formula="of:=IF([.E288]&lt;10000000000;[.E288];10000000000)" office:value-type="float" office:value="127819.844054222" calcext:value-type="float">
            <text:p>127 820</text:p>
          </table:table-cell>
          <table:table-cell/>
          <table:table-cell table:formula="of:=[.F$2]*[.C287]^[.F$3]+[.F$4]*[.C287]^[.F$5]+[.F$6]*[.C287]^[.F$7]+[.F$8]+IF([.C28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88]+1" office:value-type="date" office:date-value="2019-10-24" calcext:value-type="date">
            <text:p>24-10-2019</text:p>
          </table:table-cell>
          <table:table-cell table:formula="of:=IF([.E289]&lt;10000000000;[.E289];10000000000)" office:value-type="float" office:value="127819.844054222" calcext:value-type="float">
            <text:p>127 820</text:p>
          </table:table-cell>
          <table:table-cell/>
          <table:table-cell table:formula="of:=[.F$2]*[.C288]^[.F$3]+[.F$4]*[.C288]^[.F$5]+[.F$6]*[.C288]^[.F$7]+[.F$8]+IF([.C28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89]+1" office:value-type="date" office:date-value="2019-10-25" calcext:value-type="date">
            <text:p>25-10-2019</text:p>
          </table:table-cell>
          <table:table-cell table:formula="of:=IF([.E290]&lt;10000000000;[.E290];10000000000)" office:value-type="float" office:value="127819.844054222" calcext:value-type="float">
            <text:p>127 820</text:p>
          </table:table-cell>
          <table:table-cell/>
          <table:table-cell table:formula="of:=[.F$2]*[.C289]^[.F$3]+[.F$4]*[.C289]^[.F$5]+[.F$6]*[.C289]^[.F$7]+[.F$8]+IF([.C28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90]+1" office:value-type="date" office:date-value="2019-10-26" calcext:value-type="date">
            <text:p>26-10-2019</text:p>
          </table:table-cell>
          <table:table-cell table:formula="of:=IF([.E291]&lt;10000000000;[.E291];10000000000)" office:value-type="float" office:value="127819.844054222" calcext:value-type="float">
            <text:p>127 820</text:p>
          </table:table-cell>
          <table:table-cell/>
          <table:table-cell table:formula="of:=[.F$2]*[.C290]^[.F$3]+[.F$4]*[.C290]^[.F$5]+[.F$6]*[.C290]^[.F$7]+[.F$8]+IF([.C29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91]+1" office:value-type="date" office:date-value="2019-10-27" calcext:value-type="date">
            <text:p>27-10-2019</text:p>
          </table:table-cell>
          <table:table-cell table:formula="of:=IF([.E292]&lt;10000000000;[.E292];10000000000)" office:value-type="float" office:value="127819.844054222" calcext:value-type="float">
            <text:p>127 820</text:p>
          </table:table-cell>
          <table:table-cell/>
          <table:table-cell table:formula="of:=[.F$2]*[.C291]^[.F$3]+[.F$4]*[.C291]^[.F$5]+[.F$6]*[.C291]^[.F$7]+[.F$8]+IF([.C29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92]+1" office:value-type="date" office:date-value="2019-10-28" calcext:value-type="date">
            <text:p>28-10-2019</text:p>
          </table:table-cell>
          <table:table-cell table:formula="of:=IF([.E293]&lt;10000000000;[.E293];10000000000)" office:value-type="float" office:value="127819.844054222" calcext:value-type="float">
            <text:p>127 820</text:p>
          </table:table-cell>
          <table:table-cell/>
          <table:table-cell table:formula="of:=[.F$2]*[.C292]^[.F$3]+[.F$4]*[.C292]^[.F$5]+[.F$6]*[.C292]^[.F$7]+[.F$8]+IF([.C29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93]+1" office:value-type="date" office:date-value="2019-10-29" calcext:value-type="date">
            <text:p>29-10-2019</text:p>
          </table:table-cell>
          <table:table-cell table:formula="of:=IF([.E294]&lt;10000000000;[.E294];10000000000)" office:value-type="float" office:value="127819.844054222" calcext:value-type="float">
            <text:p>127 820</text:p>
          </table:table-cell>
          <table:table-cell/>
          <table:table-cell table:formula="of:=[.F$2]*[.C293]^[.F$3]+[.F$4]*[.C293]^[.F$5]+[.F$6]*[.C293]^[.F$7]+[.F$8]+IF([.C29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94]+1" office:value-type="date" office:date-value="2019-10-30" calcext:value-type="date">
            <text:p>30-10-2019</text:p>
          </table:table-cell>
          <table:table-cell table:formula="of:=IF([.E295]&lt;10000000000;[.E295];10000000000)" office:value-type="float" office:value="127819.844054222" calcext:value-type="float">
            <text:p>127 820</text:p>
          </table:table-cell>
          <table:table-cell/>
          <table:table-cell table:formula="of:=[.F$2]*[.C294]^[.F$3]+[.F$4]*[.C294]^[.F$5]+[.F$6]*[.C294]^[.F$7]+[.F$8]+IF([.C29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95]+1" office:value-type="date" office:date-value="2019-10-31" calcext:value-type="date">
            <text:p>31-10-2019</text:p>
          </table:table-cell>
          <table:table-cell table:formula="of:=IF([.E296]&lt;10000000000;[.E296];10000000000)" office:value-type="float" office:value="127819.844054222" calcext:value-type="float">
            <text:p>127 820</text:p>
          </table:table-cell>
          <table:table-cell/>
          <table:table-cell table:formula="of:=[.F$2]*[.C295]^[.F$3]+[.F$4]*[.C295]^[.F$5]+[.F$6]*[.C295]^[.F$7]+[.F$8]+IF([.C29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96]+1" office:value-type="date" office:date-value="2019-11-01" calcext:value-type="date">
            <text:p>01-11-2019</text:p>
          </table:table-cell>
          <table:table-cell table:formula="of:=IF([.E297]&lt;10000000000;[.E297];10000000000)" office:value-type="float" office:value="127819.844054222" calcext:value-type="float">
            <text:p>127 820</text:p>
          </table:table-cell>
          <table:table-cell/>
          <table:table-cell table:formula="of:=[.F$2]*[.C296]^[.F$3]+[.F$4]*[.C296]^[.F$5]+[.F$6]*[.C296]^[.F$7]+[.F$8]+IF([.C29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97]+1" office:value-type="date" office:date-value="2019-11-02" calcext:value-type="date">
            <text:p>02-11-2019</text:p>
          </table:table-cell>
          <table:table-cell table:formula="of:=IF([.E298]&lt;10000000000;[.E298];10000000000)" office:value-type="float" office:value="127819.844054222" calcext:value-type="float">
            <text:p>127 820</text:p>
          </table:table-cell>
          <table:table-cell/>
          <table:table-cell table:formula="of:=[.F$2]*[.C297]^[.F$3]+[.F$4]*[.C297]^[.F$5]+[.F$6]*[.C297]^[.F$7]+[.F$8]+IF([.C29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98]+1" office:value-type="date" office:date-value="2019-11-03" calcext:value-type="date">
            <text:p>03-11-2019</text:p>
          </table:table-cell>
          <table:table-cell table:formula="of:=IF([.E299]&lt;10000000000;[.E299];10000000000)" office:value-type="float" office:value="127819.844054222" calcext:value-type="float">
            <text:p>127 820</text:p>
          </table:table-cell>
          <table:table-cell/>
          <table:table-cell table:formula="of:=[.F$2]*[.C298]^[.F$3]+[.F$4]*[.C298]^[.F$5]+[.F$6]*[.C298]^[.F$7]+[.F$8]+IF([.C29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299]+1" office:value-type="date" office:date-value="2019-11-04" calcext:value-type="date">
            <text:p>04-11-2019</text:p>
          </table:table-cell>
          <table:table-cell table:formula="of:=IF([.E300]&lt;10000000000;[.E300];10000000000)" office:value-type="float" office:value="127819.844054222" calcext:value-type="float">
            <text:p>127 820</text:p>
          </table:table-cell>
          <table:table-cell/>
          <table:table-cell table:formula="of:=[.F$2]*[.C299]^[.F$3]+[.F$4]*[.C299]^[.F$5]+[.F$6]*[.C299]^[.F$7]+[.F$8]+IF([.C29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00]+1" office:value-type="date" office:date-value="2019-11-05" calcext:value-type="date">
            <text:p>05-11-2019</text:p>
          </table:table-cell>
          <table:table-cell table:formula="of:=IF([.E301]&lt;10000000000;[.E301];10000000000)" office:value-type="float" office:value="127819.844054222" calcext:value-type="float">
            <text:p>127 820</text:p>
          </table:table-cell>
          <table:table-cell/>
          <table:table-cell table:formula="of:=[.F$2]*[.C300]^[.F$3]+[.F$4]*[.C300]^[.F$5]+[.F$6]*[.C300]^[.F$7]+[.F$8]+IF([.C30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01]+1" office:value-type="date" office:date-value="2019-11-06" calcext:value-type="date">
            <text:p>06-11-2019</text:p>
          </table:table-cell>
          <table:table-cell table:formula="of:=IF([.E302]&lt;10000000000;[.E302];10000000000)" office:value-type="float" office:value="127819.844054222" calcext:value-type="float">
            <text:p>127 820</text:p>
          </table:table-cell>
          <table:table-cell/>
          <table:table-cell table:formula="of:=[.F$2]*[.C301]^[.F$3]+[.F$4]*[.C301]^[.F$5]+[.F$6]*[.C301]^[.F$7]+[.F$8]+IF([.C30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02]+1" office:value-type="date" office:date-value="2019-11-07" calcext:value-type="date">
            <text:p>07-11-2019</text:p>
          </table:table-cell>
          <table:table-cell table:formula="of:=IF([.E303]&lt;10000000000;[.E303];10000000000)" office:value-type="float" office:value="127819.844054222" calcext:value-type="float">
            <text:p>127 820</text:p>
          </table:table-cell>
          <table:table-cell/>
          <table:table-cell table:formula="of:=[.F$2]*[.C302]^[.F$3]+[.F$4]*[.C302]^[.F$5]+[.F$6]*[.C302]^[.F$7]+[.F$8]+IF([.C30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03]+1" office:value-type="date" office:date-value="2019-11-08" calcext:value-type="date">
            <text:p>08-11-2019</text:p>
          </table:table-cell>
          <table:table-cell table:formula="of:=IF([.E304]&lt;10000000000;[.E304];10000000000)" office:value-type="float" office:value="127819.844054222" calcext:value-type="float">
            <text:p>127 820</text:p>
          </table:table-cell>
          <table:table-cell/>
          <table:table-cell table:formula="of:=[.F$2]*[.C303]^[.F$3]+[.F$4]*[.C303]^[.F$5]+[.F$6]*[.C303]^[.F$7]+[.F$8]+IF([.C30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04]+1" office:value-type="date" office:date-value="2019-11-09" calcext:value-type="date">
            <text:p>09-11-2019</text:p>
          </table:table-cell>
          <table:table-cell table:formula="of:=IF([.E305]&lt;10000000000;[.E305];10000000000)" office:value-type="float" office:value="127819.844054222" calcext:value-type="float">
            <text:p>127 820</text:p>
          </table:table-cell>
          <table:table-cell/>
          <table:table-cell table:formula="of:=[.F$2]*[.C304]^[.F$3]+[.F$4]*[.C304]^[.F$5]+[.F$6]*[.C304]^[.F$7]+[.F$8]+IF([.C30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05]+1" office:value-type="date" office:date-value="2019-11-10" calcext:value-type="date">
            <text:p>10-11-2019</text:p>
          </table:table-cell>
          <table:table-cell table:formula="of:=IF([.E306]&lt;10000000000;[.E306];10000000000)" office:value-type="float" office:value="127819.844054222" calcext:value-type="float">
            <text:p>127 820</text:p>
          </table:table-cell>
          <table:table-cell/>
          <table:table-cell table:formula="of:=[.F$2]*[.C305]^[.F$3]+[.F$4]*[.C305]^[.F$5]+[.F$6]*[.C305]^[.F$7]+[.F$8]+IF([.C30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06]+1" office:value-type="date" office:date-value="2019-11-11" calcext:value-type="date">
            <text:p>11-11-2019</text:p>
          </table:table-cell>
          <table:table-cell table:formula="of:=IF([.E307]&lt;10000000000;[.E307];10000000000)" office:value-type="float" office:value="127819.844054222" calcext:value-type="float">
            <text:p>127 820</text:p>
          </table:table-cell>
          <table:table-cell/>
          <table:table-cell table:formula="of:=[.F$2]*[.C306]^[.F$3]+[.F$4]*[.C306]^[.F$5]+[.F$6]*[.C306]^[.F$7]+[.F$8]+IF([.C30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07]+1" office:value-type="date" office:date-value="2019-11-12" calcext:value-type="date">
            <text:p>12-11-2019</text:p>
          </table:table-cell>
          <table:table-cell table:formula="of:=IF([.E308]&lt;10000000000;[.E308];10000000000)" office:value-type="float" office:value="127819.844054222" calcext:value-type="float">
            <text:p>127 820</text:p>
          </table:table-cell>
          <table:table-cell/>
          <table:table-cell table:formula="of:=[.F$2]*[.C307]^[.F$3]+[.F$4]*[.C307]^[.F$5]+[.F$6]*[.C307]^[.F$7]+[.F$8]+IF([.C30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08]+1" office:value-type="date" office:date-value="2019-11-13" calcext:value-type="date">
            <text:p>13-11-2019</text:p>
          </table:table-cell>
          <table:table-cell table:formula="of:=IF([.E309]&lt;10000000000;[.E309];10000000000)" office:value-type="float" office:value="127819.844054222" calcext:value-type="float">
            <text:p>127 820</text:p>
          </table:table-cell>
          <table:table-cell/>
          <table:table-cell table:formula="of:=[.F$2]*[.C308]^[.F$3]+[.F$4]*[.C308]^[.F$5]+[.F$6]*[.C308]^[.F$7]+[.F$8]+IF([.C30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09]+1" office:value-type="date" office:date-value="2019-11-14" calcext:value-type="date">
            <text:p>14-11-2019</text:p>
          </table:table-cell>
          <table:table-cell table:formula="of:=IF([.E310]&lt;10000000000;[.E310];10000000000)" office:value-type="float" office:value="127819.844054222" calcext:value-type="float">
            <text:p>127 820</text:p>
          </table:table-cell>
          <table:table-cell/>
          <table:table-cell table:formula="of:=[.F$2]*[.C309]^[.F$3]+[.F$4]*[.C309]^[.F$5]+[.F$6]*[.C309]^[.F$7]+[.F$8]+IF([.C30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10]+1" office:value-type="date" office:date-value="2019-11-15" calcext:value-type="date">
            <text:p>15-11-2019</text:p>
          </table:table-cell>
          <table:table-cell table:formula="of:=IF([.E311]&lt;10000000000;[.E311];10000000000)" office:value-type="float" office:value="127819.844054222" calcext:value-type="float">
            <text:p>127 820</text:p>
          </table:table-cell>
          <table:table-cell/>
          <table:table-cell table:formula="of:=[.F$2]*[.C310]^[.F$3]+[.F$4]*[.C310]^[.F$5]+[.F$6]*[.C310]^[.F$7]+[.F$8]+IF([.C31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11]+1" office:value-type="date" office:date-value="2019-11-16" calcext:value-type="date">
            <text:p>16-11-2019</text:p>
          </table:table-cell>
          <table:table-cell table:formula="of:=IF([.E312]&lt;10000000000;[.E312];10000000000)" office:value-type="float" office:value="127819.844054222" calcext:value-type="float">
            <text:p>127 820</text:p>
          </table:table-cell>
          <table:table-cell/>
          <table:table-cell table:formula="of:=[.F$2]*[.C311]^[.F$3]+[.F$4]*[.C311]^[.F$5]+[.F$6]*[.C311]^[.F$7]+[.F$8]+IF([.C31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12]+1" office:value-type="date" office:date-value="2019-11-17" calcext:value-type="date">
            <text:p>17-11-2019</text:p>
          </table:table-cell>
          <table:table-cell table:formula="of:=IF([.E313]&lt;10000000000;[.E313];10000000000)" office:value-type="float" office:value="127819.844054222" calcext:value-type="float">
            <text:p>127 820</text:p>
          </table:table-cell>
          <table:table-cell/>
          <table:table-cell table:formula="of:=[.F$2]*[.C312]^[.F$3]+[.F$4]*[.C312]^[.F$5]+[.F$6]*[.C312]^[.F$7]+[.F$8]+IF([.C31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13]+1" office:value-type="date" office:date-value="2019-11-18" calcext:value-type="date">
            <text:p>18-11-2019</text:p>
          </table:table-cell>
          <table:table-cell table:formula="of:=IF([.E314]&lt;10000000000;[.E314];10000000000)" office:value-type="float" office:value="127819.844054222" calcext:value-type="float">
            <text:p>127 820</text:p>
          </table:table-cell>
          <table:table-cell/>
          <table:table-cell table:formula="of:=[.F$2]*[.C313]^[.F$3]+[.F$4]*[.C313]^[.F$5]+[.F$6]*[.C313]^[.F$7]+[.F$8]+IF([.C31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14]+1" office:value-type="date" office:date-value="2019-11-19" calcext:value-type="date">
            <text:p>19-11-2019</text:p>
          </table:table-cell>
          <table:table-cell table:formula="of:=IF([.E315]&lt;10000000000;[.E315];10000000000)" office:value-type="float" office:value="127819.844054222" calcext:value-type="float">
            <text:p>127 820</text:p>
          </table:table-cell>
          <table:table-cell/>
          <table:table-cell table:formula="of:=[.F$2]*[.C314]^[.F$3]+[.F$4]*[.C314]^[.F$5]+[.F$6]*[.C314]^[.F$7]+[.F$8]+IF([.C31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15]+1" office:value-type="date" office:date-value="2019-11-20" calcext:value-type="date">
            <text:p>20-11-2019</text:p>
          </table:table-cell>
          <table:table-cell table:formula="of:=IF([.E316]&lt;10000000000;[.E316];10000000000)" office:value-type="float" office:value="127819.844054222" calcext:value-type="float">
            <text:p>127 820</text:p>
          </table:table-cell>
          <table:table-cell/>
          <table:table-cell table:formula="of:=[.F$2]*[.C315]^[.F$3]+[.F$4]*[.C315]^[.F$5]+[.F$6]*[.C315]^[.F$7]+[.F$8]+IF([.C31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16]+1" office:value-type="date" office:date-value="2019-11-21" calcext:value-type="date">
            <text:p>21-11-2019</text:p>
          </table:table-cell>
          <table:table-cell table:formula="of:=IF([.E317]&lt;10000000000;[.E317];10000000000)" office:value-type="float" office:value="127819.844054222" calcext:value-type="float">
            <text:p>127 820</text:p>
          </table:table-cell>
          <table:table-cell/>
          <table:table-cell table:formula="of:=[.F$2]*[.C316]^[.F$3]+[.F$4]*[.C316]^[.F$5]+[.F$6]*[.C316]^[.F$7]+[.F$8]+IF([.C31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17]+1" office:value-type="date" office:date-value="2019-11-22" calcext:value-type="date">
            <text:p>22-11-2019</text:p>
          </table:table-cell>
          <table:table-cell table:formula="of:=IF([.E318]&lt;10000000000;[.E318];10000000000)" office:value-type="float" office:value="127819.844054222" calcext:value-type="float">
            <text:p>127 820</text:p>
          </table:table-cell>
          <table:table-cell/>
          <table:table-cell table:formula="of:=[.F$2]*[.C317]^[.F$3]+[.F$4]*[.C317]^[.F$5]+[.F$6]*[.C317]^[.F$7]+[.F$8]+IF([.C31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18]+1" office:value-type="date" office:date-value="2019-11-23" calcext:value-type="date">
            <text:p>23-11-2019</text:p>
          </table:table-cell>
          <table:table-cell table:formula="of:=IF([.E319]&lt;10000000000;[.E319];10000000000)" office:value-type="float" office:value="127819.844054222" calcext:value-type="float">
            <text:p>127 820</text:p>
          </table:table-cell>
          <table:table-cell/>
          <table:table-cell table:formula="of:=[.F$2]*[.C318]^[.F$3]+[.F$4]*[.C318]^[.F$5]+[.F$6]*[.C318]^[.F$7]+[.F$8]+IF([.C31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19]+1" office:value-type="date" office:date-value="2019-11-24" calcext:value-type="date">
            <text:p>24-11-2019</text:p>
          </table:table-cell>
          <table:table-cell table:formula="of:=IF([.E320]&lt;10000000000;[.E320];10000000000)" office:value-type="float" office:value="127819.844054222" calcext:value-type="float">
            <text:p>127 820</text:p>
          </table:table-cell>
          <table:table-cell/>
          <table:table-cell table:formula="of:=[.F$2]*[.C319]^[.F$3]+[.F$4]*[.C319]^[.F$5]+[.F$6]*[.C319]^[.F$7]+[.F$8]+IF([.C31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20]+1" office:value-type="date" office:date-value="2019-11-25" calcext:value-type="date">
            <text:p>25-11-2019</text:p>
          </table:table-cell>
          <table:table-cell table:formula="of:=IF([.E321]&lt;10000000000;[.E321];10000000000)" office:value-type="float" office:value="127819.844054222" calcext:value-type="float">
            <text:p>127 820</text:p>
          </table:table-cell>
          <table:table-cell/>
          <table:table-cell table:formula="of:=[.F$2]*[.C320]^[.F$3]+[.F$4]*[.C320]^[.F$5]+[.F$6]*[.C320]^[.F$7]+[.F$8]+IF([.C32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21]+1" office:value-type="date" office:date-value="2019-11-26" calcext:value-type="date">
            <text:p>26-11-2019</text:p>
          </table:table-cell>
          <table:table-cell table:formula="of:=IF([.E322]&lt;10000000000;[.E322];10000000000)" office:value-type="float" office:value="127819.844054222" calcext:value-type="float">
            <text:p>127 820</text:p>
          </table:table-cell>
          <table:table-cell/>
          <table:table-cell table:formula="of:=[.F$2]*[.C321]^[.F$3]+[.F$4]*[.C321]^[.F$5]+[.F$6]*[.C321]^[.F$7]+[.F$8]+IF([.C32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22]+1" office:value-type="date" office:date-value="2019-11-27" calcext:value-type="date">
            <text:p>27-11-2019</text:p>
          </table:table-cell>
          <table:table-cell table:formula="of:=IF([.E323]&lt;10000000000;[.E323];10000000000)" office:value-type="float" office:value="127819.844054222" calcext:value-type="float">
            <text:p>127 820</text:p>
          </table:table-cell>
          <table:table-cell/>
          <table:table-cell table:formula="of:=[.F$2]*[.C322]^[.F$3]+[.F$4]*[.C322]^[.F$5]+[.F$6]*[.C322]^[.F$7]+[.F$8]+IF([.C32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23]+1" office:value-type="date" office:date-value="2019-11-28" calcext:value-type="date">
            <text:p>28-11-2019</text:p>
          </table:table-cell>
          <table:table-cell table:formula="of:=IF([.E324]&lt;10000000000;[.E324];10000000000)" office:value-type="float" office:value="127819.844054222" calcext:value-type="float">
            <text:p>127 820</text:p>
          </table:table-cell>
          <table:table-cell/>
          <table:table-cell table:formula="of:=[.F$2]*[.C323]^[.F$3]+[.F$4]*[.C323]^[.F$5]+[.F$6]*[.C323]^[.F$7]+[.F$8]+IF([.C32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24]+1" office:value-type="date" office:date-value="2019-11-29" calcext:value-type="date">
            <text:p>29-11-2019</text:p>
          </table:table-cell>
          <table:table-cell table:formula="of:=IF([.E325]&lt;10000000000;[.E325];10000000000)" office:value-type="float" office:value="127819.844054222" calcext:value-type="float">
            <text:p>127 820</text:p>
          </table:table-cell>
          <table:table-cell/>
          <table:table-cell table:formula="of:=[.F$2]*[.C324]^[.F$3]+[.F$4]*[.C324]^[.F$5]+[.F$6]*[.C324]^[.F$7]+[.F$8]+IF([.C32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25]+1" office:value-type="date" office:date-value="2019-11-30" calcext:value-type="date">
            <text:p>30-11-2019</text:p>
          </table:table-cell>
          <table:table-cell table:formula="of:=IF([.E326]&lt;10000000000;[.E326];10000000000)" office:value-type="float" office:value="127819.844054222" calcext:value-type="float">
            <text:p>127 820</text:p>
          </table:table-cell>
          <table:table-cell/>
          <table:table-cell table:formula="of:=[.F$2]*[.C325]^[.F$3]+[.F$4]*[.C325]^[.F$5]+[.F$6]*[.C325]^[.F$7]+[.F$8]+IF([.C32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26]+1" office:value-type="date" office:date-value="2019-12-01" calcext:value-type="date">
            <text:p>01-12-2019</text:p>
          </table:table-cell>
          <table:table-cell table:formula="of:=IF([.E327]&lt;10000000000;[.E327];10000000000)" office:value-type="float" office:value="127819.844054222" calcext:value-type="float">
            <text:p>127 820</text:p>
          </table:table-cell>
          <table:table-cell/>
          <table:table-cell table:formula="of:=[.F$2]*[.C326]^[.F$3]+[.F$4]*[.C326]^[.F$5]+[.F$6]*[.C326]^[.F$7]+[.F$8]+IF([.C32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27]+1" office:value-type="date" office:date-value="2019-12-02" calcext:value-type="date">
            <text:p>02-12-2019</text:p>
          </table:table-cell>
          <table:table-cell table:formula="of:=IF([.E328]&lt;10000000000;[.E328];10000000000)" office:value-type="float" office:value="127819.844054222" calcext:value-type="float">
            <text:p>127 820</text:p>
          </table:table-cell>
          <table:table-cell/>
          <table:table-cell table:formula="of:=[.F$2]*[.C327]^[.F$3]+[.F$4]*[.C327]^[.F$5]+[.F$6]*[.C327]^[.F$7]+[.F$8]+IF([.C32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28]+1" office:value-type="date" office:date-value="2019-12-03" calcext:value-type="date">
            <text:p>03-12-2019</text:p>
          </table:table-cell>
          <table:table-cell table:formula="of:=IF([.E329]&lt;10000000000;[.E329];10000000000)" office:value-type="float" office:value="127819.844054222" calcext:value-type="float">
            <text:p>127 820</text:p>
          </table:table-cell>
          <table:table-cell/>
          <table:table-cell table:formula="of:=[.F$2]*[.C328]^[.F$3]+[.F$4]*[.C328]^[.F$5]+[.F$6]*[.C328]^[.F$7]+[.F$8]+IF([.C32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29]+1" office:value-type="date" office:date-value="2019-12-04" calcext:value-type="date">
            <text:p>04-12-2019</text:p>
          </table:table-cell>
          <table:table-cell table:formula="of:=IF([.E330]&lt;10000000000;[.E330];10000000000)" office:value-type="float" office:value="127819.844054222" calcext:value-type="float">
            <text:p>127 820</text:p>
          </table:table-cell>
          <table:table-cell/>
          <table:table-cell table:formula="of:=[.F$2]*[.C329]^[.F$3]+[.F$4]*[.C329]^[.F$5]+[.F$6]*[.C329]^[.F$7]+[.F$8]+IF([.C32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30]+1" office:value-type="date" office:date-value="2019-12-05" calcext:value-type="date">
            <text:p>05-12-2019</text:p>
          </table:table-cell>
          <table:table-cell table:formula="of:=IF([.E331]&lt;10000000000;[.E331];10000000000)" office:value-type="float" office:value="127819.844054222" calcext:value-type="float">
            <text:p>127 820</text:p>
          </table:table-cell>
          <table:table-cell/>
          <table:table-cell table:formula="of:=[.F$2]*[.C330]^[.F$3]+[.F$4]*[.C330]^[.F$5]+[.F$6]*[.C330]^[.F$7]+[.F$8]+IF([.C33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31]+1" office:value-type="date" office:date-value="2019-12-06" calcext:value-type="date">
            <text:p>06-12-2019</text:p>
          </table:table-cell>
          <table:table-cell table:formula="of:=IF([.E332]&lt;10000000000;[.E332];10000000000)" office:value-type="float" office:value="127819.844054222" calcext:value-type="float">
            <text:p>127 820</text:p>
          </table:table-cell>
          <table:table-cell/>
          <table:table-cell table:formula="of:=[.F$2]*[.C331]^[.F$3]+[.F$4]*[.C331]^[.F$5]+[.F$6]*[.C331]^[.F$7]+[.F$8]+IF([.C33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32]+1" office:value-type="date" office:date-value="2019-12-07" calcext:value-type="date">
            <text:p>07-12-2019</text:p>
          </table:table-cell>
          <table:table-cell table:formula="of:=IF([.E333]&lt;10000000000;[.E333];10000000000)" office:value-type="float" office:value="127819.844054222" calcext:value-type="float">
            <text:p>127 820</text:p>
          </table:table-cell>
          <table:table-cell/>
          <table:table-cell table:formula="of:=[.F$2]*[.C332]^[.F$3]+[.F$4]*[.C332]^[.F$5]+[.F$6]*[.C332]^[.F$7]+[.F$8]+IF([.C33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33]+1" office:value-type="date" office:date-value="2019-12-08" calcext:value-type="date">
            <text:p>08-12-2019</text:p>
          </table:table-cell>
          <table:table-cell table:formula="of:=IF([.E334]&lt;10000000000;[.E334];10000000000)" office:value-type="float" office:value="127819.844054222" calcext:value-type="float">
            <text:p>127 820</text:p>
          </table:table-cell>
          <table:table-cell/>
          <table:table-cell table:formula="of:=[.F$2]*[.C333]^[.F$3]+[.F$4]*[.C333]^[.F$5]+[.F$6]*[.C333]^[.F$7]+[.F$8]+IF([.C33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34]+1" office:value-type="date" office:date-value="2019-12-09" calcext:value-type="date">
            <text:p>09-12-2019</text:p>
          </table:table-cell>
          <table:table-cell table:formula="of:=IF([.E335]&lt;10000000000;[.E335];10000000000)" office:value-type="float" office:value="127819.844054222" calcext:value-type="float">
            <text:p>127 820</text:p>
          </table:table-cell>
          <table:table-cell/>
          <table:table-cell table:formula="of:=[.F$2]*[.C334]^[.F$3]+[.F$4]*[.C334]^[.F$5]+[.F$6]*[.C334]^[.F$7]+[.F$8]+IF([.C33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35]+1" office:value-type="date" office:date-value="2019-12-10" calcext:value-type="date">
            <text:p>10-12-2019</text:p>
          </table:table-cell>
          <table:table-cell table:formula="of:=IF([.E336]&lt;10000000000;[.E336];10000000000)" office:value-type="float" office:value="127819.844054222" calcext:value-type="float">
            <text:p>127 820</text:p>
          </table:table-cell>
          <table:table-cell/>
          <table:table-cell table:formula="of:=[.F$2]*[.C335]^[.F$3]+[.F$4]*[.C335]^[.F$5]+[.F$6]*[.C335]^[.F$7]+[.F$8]+IF([.C33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36]+1" office:value-type="date" office:date-value="2019-12-11" calcext:value-type="date">
            <text:p>11-12-2019</text:p>
          </table:table-cell>
          <table:table-cell table:formula="of:=IF([.E337]&lt;10000000000;[.E337];10000000000)" office:value-type="float" office:value="127819.844054222" calcext:value-type="float">
            <text:p>127 820</text:p>
          </table:table-cell>
          <table:table-cell/>
          <table:table-cell table:formula="of:=[.F$2]*[.C336]^[.F$3]+[.F$4]*[.C336]^[.F$5]+[.F$6]*[.C336]^[.F$7]+[.F$8]+IF([.C33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37]+1" office:value-type="date" office:date-value="2019-12-12" calcext:value-type="date">
            <text:p>12-12-2019</text:p>
          </table:table-cell>
          <table:table-cell table:formula="of:=IF([.E338]&lt;10000000000;[.E338];10000000000)" office:value-type="float" office:value="127819.844054222" calcext:value-type="float">
            <text:p>127 820</text:p>
          </table:table-cell>
          <table:table-cell/>
          <table:table-cell table:formula="of:=[.F$2]*[.C337]^[.F$3]+[.F$4]*[.C337]^[.F$5]+[.F$6]*[.C337]^[.F$7]+[.F$8]+IF([.C33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38]+1" office:value-type="date" office:date-value="2019-12-13" calcext:value-type="date">
            <text:p>13-12-2019</text:p>
          </table:table-cell>
          <table:table-cell table:formula="of:=IF([.E339]&lt;10000000000;[.E339];10000000000)" office:value-type="float" office:value="127819.844054222" calcext:value-type="float">
            <text:p>127 820</text:p>
          </table:table-cell>
          <table:table-cell/>
          <table:table-cell table:formula="of:=[.F$2]*[.C338]^[.F$3]+[.F$4]*[.C338]^[.F$5]+[.F$6]*[.C338]^[.F$7]+[.F$8]+IF([.C33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39]+1" office:value-type="date" office:date-value="2019-12-14" calcext:value-type="date">
            <text:p>14-12-2019</text:p>
          </table:table-cell>
          <table:table-cell table:formula="of:=IF([.E340]&lt;10000000000;[.E340];10000000000)" office:value-type="float" office:value="127819.844054222" calcext:value-type="float">
            <text:p>127 820</text:p>
          </table:table-cell>
          <table:table-cell/>
          <table:table-cell table:formula="of:=[.F$2]*[.C339]^[.F$3]+[.F$4]*[.C339]^[.F$5]+[.F$6]*[.C339]^[.F$7]+[.F$8]+IF([.C33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40]+1" office:value-type="date" office:date-value="2019-12-15" calcext:value-type="date">
            <text:p>15-12-2019</text:p>
          </table:table-cell>
          <table:table-cell table:formula="of:=IF([.E341]&lt;10000000000;[.E341];10000000000)" office:value-type="float" office:value="127819.844054222" calcext:value-type="float">
            <text:p>127 820</text:p>
          </table:table-cell>
          <table:table-cell/>
          <table:table-cell table:formula="of:=[.F$2]*[.C340]^[.F$3]+[.F$4]*[.C340]^[.F$5]+[.F$6]*[.C340]^[.F$7]+[.F$8]+IF([.C34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41]+1" office:value-type="date" office:date-value="2019-12-16" calcext:value-type="date">
            <text:p>16-12-2019</text:p>
          </table:table-cell>
          <table:table-cell table:formula="of:=IF([.E342]&lt;10000000000;[.E342];10000000000)" office:value-type="float" office:value="127819.844054222" calcext:value-type="float">
            <text:p>127 820</text:p>
          </table:table-cell>
          <table:table-cell/>
          <table:table-cell table:formula="of:=[.F$2]*[.C341]^[.F$3]+[.F$4]*[.C341]^[.F$5]+[.F$6]*[.C341]^[.F$7]+[.F$8]+IF([.C34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42]+1" office:value-type="date" office:date-value="2019-12-17" calcext:value-type="date">
            <text:p>17-12-2019</text:p>
          </table:table-cell>
          <table:table-cell table:formula="of:=IF([.E343]&lt;10000000000;[.E343];10000000000)" office:value-type="float" office:value="127819.844054222" calcext:value-type="float">
            <text:p>127 820</text:p>
          </table:table-cell>
          <table:table-cell/>
          <table:table-cell table:formula="of:=[.F$2]*[.C342]^[.F$3]+[.F$4]*[.C342]^[.F$5]+[.F$6]*[.C342]^[.F$7]+[.F$8]+IF([.C34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43]+1" office:value-type="date" office:date-value="2019-12-18" calcext:value-type="date">
            <text:p>18-12-2019</text:p>
          </table:table-cell>
          <table:table-cell table:formula="of:=IF([.E344]&lt;10000000000;[.E344];10000000000)" office:value-type="float" office:value="127819.844054222" calcext:value-type="float">
            <text:p>127 820</text:p>
          </table:table-cell>
          <table:table-cell/>
          <table:table-cell table:formula="of:=[.F$2]*[.C343]^[.F$3]+[.F$4]*[.C343]^[.F$5]+[.F$6]*[.C343]^[.F$7]+[.F$8]+IF([.C34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44]+1" office:value-type="date" office:date-value="2019-12-19" calcext:value-type="date">
            <text:p>19-12-2019</text:p>
          </table:table-cell>
          <table:table-cell table:formula="of:=IF([.E345]&lt;10000000000;[.E345];10000000000)" office:value-type="float" office:value="127819.844054222" calcext:value-type="float">
            <text:p>127 820</text:p>
          </table:table-cell>
          <table:table-cell/>
          <table:table-cell table:formula="of:=[.F$2]*[.C344]^[.F$3]+[.F$4]*[.C344]^[.F$5]+[.F$6]*[.C344]^[.F$7]+[.F$8]+IF([.C34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45]+1" office:value-type="date" office:date-value="2019-12-20" calcext:value-type="date">
            <text:p>20-12-2019</text:p>
          </table:table-cell>
          <table:table-cell table:formula="of:=IF([.E346]&lt;10000000000;[.E346];10000000000)" office:value-type="float" office:value="127819.844054222" calcext:value-type="float">
            <text:p>127 820</text:p>
          </table:table-cell>
          <table:table-cell/>
          <table:table-cell table:formula="of:=[.F$2]*[.C345]^[.F$3]+[.F$4]*[.C345]^[.F$5]+[.F$6]*[.C345]^[.F$7]+[.F$8]+IF([.C34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46]+1" office:value-type="date" office:date-value="2019-12-21" calcext:value-type="date">
            <text:p>21-12-2019</text:p>
          </table:table-cell>
          <table:table-cell table:formula="of:=IF([.E347]&lt;10000000000;[.E347];10000000000)" office:value-type="float" office:value="127819.844054222" calcext:value-type="float">
            <text:p>127 820</text:p>
          </table:table-cell>
          <table:table-cell/>
          <table:table-cell table:formula="of:=[.F$2]*[.C346]^[.F$3]+[.F$4]*[.C346]^[.F$5]+[.F$6]*[.C346]^[.F$7]+[.F$8]+IF([.C34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47]+1" office:value-type="date" office:date-value="2019-12-22" calcext:value-type="date">
            <text:p>22-12-2019</text:p>
          </table:table-cell>
          <table:table-cell table:formula="of:=IF([.E348]&lt;10000000000;[.E348];10000000000)" office:value-type="float" office:value="127819.844054222" calcext:value-type="float">
            <text:p>127 820</text:p>
          </table:table-cell>
          <table:table-cell/>
          <table:table-cell table:formula="of:=[.F$2]*[.C347]^[.F$3]+[.F$4]*[.C347]^[.F$5]+[.F$6]*[.C347]^[.F$7]+[.F$8]+IF([.C34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48]+1" office:value-type="date" office:date-value="2019-12-23" calcext:value-type="date">
            <text:p>23-12-2019</text:p>
          </table:table-cell>
          <table:table-cell table:formula="of:=IF([.E349]&lt;10000000000;[.E349];10000000000)" office:value-type="float" office:value="127819.844054222" calcext:value-type="float">
            <text:p>127 820</text:p>
          </table:table-cell>
          <table:table-cell/>
          <table:table-cell table:formula="of:=[.F$2]*[.C348]^[.F$3]+[.F$4]*[.C348]^[.F$5]+[.F$6]*[.C348]^[.F$7]+[.F$8]+IF([.C34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49]+1" office:value-type="date" office:date-value="2019-12-24" calcext:value-type="date">
            <text:p>24-12-2019</text:p>
          </table:table-cell>
          <table:table-cell table:formula="of:=IF([.E350]&lt;10000000000;[.E350];10000000000)" office:value-type="float" office:value="127819.844054222" calcext:value-type="float">
            <text:p>127 820</text:p>
          </table:table-cell>
          <table:table-cell/>
          <table:table-cell table:formula="of:=[.F$2]*[.C349]^[.F$3]+[.F$4]*[.C349]^[.F$5]+[.F$6]*[.C349]^[.F$7]+[.F$8]+IF([.C34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50]+1" office:value-type="date" office:date-value="2019-12-25" calcext:value-type="date">
            <text:p>25-12-2019</text:p>
          </table:table-cell>
          <table:table-cell table:formula="of:=IF([.E351]&lt;10000000000;[.E351];10000000000)" office:value-type="float" office:value="127819.844054222" calcext:value-type="float">
            <text:p>127 820</text:p>
          </table:table-cell>
          <table:table-cell/>
          <table:table-cell table:formula="of:=[.F$2]*[.C350]^[.F$3]+[.F$4]*[.C350]^[.F$5]+[.F$6]*[.C350]^[.F$7]+[.F$8]+IF([.C35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51]+1" office:value-type="date" office:date-value="2019-12-26" calcext:value-type="date">
            <text:p>26-12-2019</text:p>
          </table:table-cell>
          <table:table-cell table:formula="of:=IF([.E352]&lt;10000000000;[.E352];10000000000)" office:value-type="float" office:value="127819.844054222" calcext:value-type="float">
            <text:p>127 820</text:p>
          </table:table-cell>
          <table:table-cell/>
          <table:table-cell table:formula="of:=[.F$2]*[.C351]^[.F$3]+[.F$4]*[.C351]^[.F$5]+[.F$6]*[.C351]^[.F$7]+[.F$8]+IF([.C35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52]+1" office:value-type="date" office:date-value="2019-12-27" calcext:value-type="date">
            <text:p>27-12-2019</text:p>
          </table:table-cell>
          <table:table-cell table:formula="of:=IF([.E353]&lt;10000000000;[.E353];10000000000)" office:value-type="float" office:value="127819.844054222" calcext:value-type="float">
            <text:p>127 820</text:p>
          </table:table-cell>
          <table:table-cell/>
          <table:table-cell table:formula="of:=[.F$2]*[.C352]^[.F$3]+[.F$4]*[.C352]^[.F$5]+[.F$6]*[.C352]^[.F$7]+[.F$8]+IF([.C35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53]+1" office:value-type="date" office:date-value="2019-12-28" calcext:value-type="date">
            <text:p>28-12-2019</text:p>
          </table:table-cell>
          <table:table-cell table:formula="of:=IF([.E354]&lt;10000000000;[.E354];10000000000)" office:value-type="float" office:value="127819.844054222" calcext:value-type="float">
            <text:p>127 820</text:p>
          </table:table-cell>
          <table:table-cell/>
          <table:table-cell table:formula="of:=[.F$2]*[.C353]^[.F$3]+[.F$4]*[.C353]^[.F$5]+[.F$6]*[.C353]^[.F$7]+[.F$8]+IF([.C35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54]+1" office:value-type="date" office:date-value="2019-12-29" calcext:value-type="date">
            <text:p>29-12-2019</text:p>
          </table:table-cell>
          <table:table-cell table:formula="of:=IF([.E355]&lt;10000000000;[.E355];10000000000)" office:value-type="float" office:value="127819.844054222" calcext:value-type="float">
            <text:p>127 820</text:p>
          </table:table-cell>
          <table:table-cell/>
          <table:table-cell table:formula="of:=[.F$2]*[.C354]^[.F$3]+[.F$4]*[.C354]^[.F$5]+[.F$6]*[.C354]^[.F$7]+[.F$8]+IF([.C35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55]+1" office:value-type="date" office:date-value="2019-12-30" calcext:value-type="date">
            <text:p>30-12-2019</text:p>
          </table:table-cell>
          <table:table-cell table:formula="of:=IF([.E356]&lt;10000000000;[.E356];10000000000)" office:value-type="float" office:value="127819.844054222" calcext:value-type="float">
            <text:p>127 820</text:p>
          </table:table-cell>
          <table:table-cell/>
          <table:table-cell table:formula="of:=[.F$2]*[.C355]^[.F$3]+[.F$4]*[.C355]^[.F$5]+[.F$6]*[.C355]^[.F$7]+[.F$8]+IF([.C35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56]+1" office:value-type="date" office:date-value="2019-12-31" calcext:value-type="date">
            <text:p>31-12-2019</text:p>
          </table:table-cell>
          <table:table-cell table:formula="of:=IF([.E357]&lt;10000000000;[.E357];10000000000)" office:value-type="float" office:value="127819.844054222" calcext:value-type="float">
            <text:p>127 820</text:p>
          </table:table-cell>
          <table:table-cell/>
          <table:table-cell table:formula="of:=[.F$2]*[.C356]^[.F$3]+[.F$4]*[.C356]^[.F$5]+[.F$6]*[.C356]^[.F$7]+[.F$8]+IF([.C35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57]+1" office:value-type="date" office:date-value="2020-01-01" calcext:value-type="date">
            <text:p>01-01-2020</text:p>
          </table:table-cell>
          <table:table-cell table:formula="of:=IF([.E358]&lt;10000000000;[.E358];10000000000)" office:value-type="float" office:value="127819.844054222" calcext:value-type="float">
            <text:p>127 820</text:p>
          </table:table-cell>
          <table:table-cell/>
          <table:table-cell table:formula="of:=[.F$2]*[.C357]^[.F$3]+[.F$4]*[.C357]^[.F$5]+[.F$6]*[.C357]^[.F$7]+[.F$8]+IF([.C35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58]+1" office:value-type="date" office:date-value="2020-01-02" calcext:value-type="date">
            <text:p>02-01-2020</text:p>
          </table:table-cell>
          <table:table-cell table:formula="of:=IF([.E359]&lt;10000000000;[.E359];10000000000)" office:value-type="float" office:value="127819.844054222" calcext:value-type="float">
            <text:p>127 820</text:p>
          </table:table-cell>
          <table:table-cell/>
          <table:table-cell table:formula="of:=[.F$2]*[.C358]^[.F$3]+[.F$4]*[.C358]^[.F$5]+[.F$6]*[.C358]^[.F$7]+[.F$8]+IF([.C35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59]+1" office:value-type="date" office:date-value="2020-01-03" calcext:value-type="date">
            <text:p>03-01-2020</text:p>
          </table:table-cell>
          <table:table-cell table:formula="of:=IF([.E360]&lt;10000000000;[.E360];10000000000)" office:value-type="float" office:value="127819.844054222" calcext:value-type="float">
            <text:p>127 820</text:p>
          </table:table-cell>
          <table:table-cell/>
          <table:table-cell table:formula="of:=[.F$2]*[.C359]^[.F$3]+[.F$4]*[.C359]^[.F$5]+[.F$6]*[.C359]^[.F$7]+[.F$8]+IF([.C35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60]+1" office:value-type="date" office:date-value="2020-01-04" calcext:value-type="date">
            <text:p>04-01-2020</text:p>
          </table:table-cell>
          <table:table-cell table:formula="of:=IF([.E361]&lt;10000000000;[.E361];10000000000)" office:value-type="float" office:value="127819.844054222" calcext:value-type="float">
            <text:p>127 820</text:p>
          </table:table-cell>
          <table:table-cell/>
          <table:table-cell table:formula="of:=[.F$2]*[.C360]^[.F$3]+[.F$4]*[.C360]^[.F$5]+[.F$6]*[.C360]^[.F$7]+[.F$8]+IF([.C36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61]+1" office:value-type="date" office:date-value="2020-01-05" calcext:value-type="date">
            <text:p>05-01-2020</text:p>
          </table:table-cell>
          <table:table-cell table:formula="of:=IF([.E362]&lt;10000000000;[.E362];10000000000)" office:value-type="float" office:value="127819.844054222" calcext:value-type="float">
            <text:p>127 820</text:p>
          </table:table-cell>
          <table:table-cell/>
          <table:table-cell table:formula="of:=[.F$2]*[.C361]^[.F$3]+[.F$4]*[.C361]^[.F$5]+[.F$6]*[.C361]^[.F$7]+[.F$8]+IF([.C36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62]+1" office:value-type="date" office:date-value="2020-01-06" calcext:value-type="date">
            <text:p>06-01-2020</text:p>
          </table:table-cell>
          <table:table-cell table:formula="of:=IF([.E363]&lt;10000000000;[.E363];10000000000)" office:value-type="float" office:value="127819.844054222" calcext:value-type="float">
            <text:p>127 820</text:p>
          </table:table-cell>
          <table:table-cell/>
          <table:table-cell table:formula="of:=[.F$2]*[.C362]^[.F$3]+[.F$4]*[.C362]^[.F$5]+[.F$6]*[.C362]^[.F$7]+[.F$8]+IF([.C36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63]+1" office:value-type="date" office:date-value="2020-01-07" calcext:value-type="date">
            <text:p>07-01-2020</text:p>
          </table:table-cell>
          <table:table-cell table:formula="of:=IF([.E364]&lt;10000000000;[.E364];10000000000)" office:value-type="float" office:value="127819.844054222" calcext:value-type="float">
            <text:p>127 820</text:p>
          </table:table-cell>
          <table:table-cell/>
          <table:table-cell table:formula="of:=[.F$2]*[.C363]^[.F$3]+[.F$4]*[.C363]^[.F$5]+[.F$6]*[.C363]^[.F$7]+[.F$8]+IF([.C36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64]+1" office:value-type="date" office:date-value="2020-01-08" calcext:value-type="date">
            <text:p>08-01-2020</text:p>
          </table:table-cell>
          <table:table-cell table:formula="of:=IF([.E365]&lt;10000000000;[.E365];10000000000)" office:value-type="float" office:value="127819.844054222" calcext:value-type="float">
            <text:p>127 820</text:p>
          </table:table-cell>
          <table:table-cell/>
          <table:table-cell table:formula="of:=[.F$2]*[.C364]^[.F$3]+[.F$4]*[.C364]^[.F$5]+[.F$6]*[.C364]^[.F$7]+[.F$8]+IF([.C36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65]+1" office:value-type="date" office:date-value="2020-01-09" calcext:value-type="date">
            <text:p>09-01-2020</text:p>
          </table:table-cell>
          <table:table-cell table:formula="of:=IF([.E366]&lt;10000000000;[.E366];10000000000)" office:value-type="float" office:value="127819.844054222" calcext:value-type="float">
            <text:p>127 820</text:p>
          </table:table-cell>
          <table:table-cell/>
          <table:table-cell table:formula="of:=[.F$2]*[.C365]^[.F$3]+[.F$4]*[.C365]^[.F$5]+[.F$6]*[.C365]^[.F$7]+[.F$8]+IF([.C36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66]+1" office:value-type="date" office:date-value="2020-01-10" calcext:value-type="date">
            <text:p>10-01-2020</text:p>
          </table:table-cell>
          <table:table-cell table:formula="of:=IF([.E367]&lt;10000000000;[.E367];10000000000)" office:value-type="float" office:value="127819.844054222" calcext:value-type="float">
            <text:p>127 820</text:p>
          </table:table-cell>
          <table:table-cell/>
          <table:table-cell table:formula="of:=[.F$2]*[.C366]^[.F$3]+[.F$4]*[.C366]^[.F$5]+[.F$6]*[.C366]^[.F$7]+[.F$8]+IF([.C36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67]+1" office:value-type="date" office:date-value="2020-01-11" calcext:value-type="date">
            <text:p>11-01-2020</text:p>
          </table:table-cell>
          <table:table-cell table:formula="of:=IF([.E368]&lt;10000000000;[.E368];10000000000)" office:value-type="float" office:value="127819.844054222" calcext:value-type="float">
            <text:p>127 820</text:p>
          </table:table-cell>
          <table:table-cell/>
          <table:table-cell table:formula="of:=[.F$2]*[.C367]^[.F$3]+[.F$4]*[.C367]^[.F$5]+[.F$6]*[.C367]^[.F$7]+[.F$8]+IF([.C36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68]+1" office:value-type="date" office:date-value="2020-01-12" calcext:value-type="date">
            <text:p>12-01-2020</text:p>
          </table:table-cell>
          <table:table-cell table:formula="of:=IF([.E369]&lt;10000000000;[.E369];10000000000)" office:value-type="float" office:value="127819.844054222" calcext:value-type="float">
            <text:p>127 820</text:p>
          </table:table-cell>
          <table:table-cell/>
          <table:table-cell table:formula="of:=[.F$2]*[.C368]^[.F$3]+[.F$4]*[.C368]^[.F$5]+[.F$6]*[.C368]^[.F$7]+[.F$8]+IF([.C36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69]+1" office:value-type="date" office:date-value="2020-01-13" calcext:value-type="date">
            <text:p>13-01-2020</text:p>
          </table:table-cell>
          <table:table-cell table:formula="of:=IF([.E370]&lt;10000000000;[.E370];10000000000)" office:value-type="float" office:value="127819.844054222" calcext:value-type="float">
            <text:p>127 820</text:p>
          </table:table-cell>
          <table:table-cell/>
          <table:table-cell table:formula="of:=[.F$2]*[.C369]^[.F$3]+[.F$4]*[.C369]^[.F$5]+[.F$6]*[.C369]^[.F$7]+[.F$8]+IF([.C36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70]+1" office:value-type="date" office:date-value="2020-01-14" calcext:value-type="date">
            <text:p>14-01-2020</text:p>
          </table:table-cell>
          <table:table-cell table:formula="of:=IF([.E371]&lt;10000000000;[.E371];10000000000)" office:value-type="float" office:value="127819.844054222" calcext:value-type="float">
            <text:p>127 820</text:p>
          </table:table-cell>
          <table:table-cell/>
          <table:table-cell table:formula="of:=[.F$2]*[.C370]^[.F$3]+[.F$4]*[.C370]^[.F$5]+[.F$6]*[.C370]^[.F$7]+[.F$8]+IF([.C37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71]+1" office:value-type="date" office:date-value="2020-01-15" calcext:value-type="date">
            <text:p>15-01-2020</text:p>
          </table:table-cell>
          <table:table-cell table:formula="of:=IF([.E372]&lt;10000000000;[.E372];10000000000)" office:value-type="float" office:value="127819.844054222" calcext:value-type="float">
            <text:p>127 820</text:p>
          </table:table-cell>
          <table:table-cell/>
          <table:table-cell table:formula="of:=[.F$2]*[.C371]^[.F$3]+[.F$4]*[.C371]^[.F$5]+[.F$6]*[.C371]^[.F$7]+[.F$8]+IF([.C37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72]+1" office:value-type="date" office:date-value="2020-01-16" calcext:value-type="date">
            <text:p>16-01-2020</text:p>
          </table:table-cell>
          <table:table-cell table:formula="of:=IF([.E373]&lt;10000000000;[.E373];10000000000)" office:value-type="float" office:value="127819.844054222" calcext:value-type="float">
            <text:p>127 820</text:p>
          </table:table-cell>
          <table:table-cell/>
          <table:table-cell table:formula="of:=[.F$2]*[.C372]^[.F$3]+[.F$4]*[.C372]^[.F$5]+[.F$6]*[.C372]^[.F$7]+[.F$8]+IF([.C37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73]+1" office:value-type="date" office:date-value="2020-01-17" calcext:value-type="date">
            <text:p>17-01-2020</text:p>
          </table:table-cell>
          <table:table-cell table:formula="of:=IF([.E374]&lt;10000000000;[.E374];10000000000)" office:value-type="float" office:value="127819.844054222" calcext:value-type="float">
            <text:p>127 820</text:p>
          </table:table-cell>
          <table:table-cell/>
          <table:table-cell table:formula="of:=[.F$2]*[.C373]^[.F$3]+[.F$4]*[.C373]^[.F$5]+[.F$6]*[.C373]^[.F$7]+[.F$8]+IF([.C37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74]+1" office:value-type="date" office:date-value="2020-01-18" calcext:value-type="date">
            <text:p>18-01-2020</text:p>
          </table:table-cell>
          <table:table-cell table:formula="of:=IF([.E375]&lt;10000000000;[.E375];10000000000)" office:value-type="float" office:value="127819.844054222" calcext:value-type="float">
            <text:p>127 820</text:p>
          </table:table-cell>
          <table:table-cell/>
          <table:table-cell table:formula="of:=[.F$2]*[.C374]^[.F$3]+[.F$4]*[.C374]^[.F$5]+[.F$6]*[.C374]^[.F$7]+[.F$8]+IF([.C37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75]+1" office:value-type="date" office:date-value="2020-01-19" calcext:value-type="date">
            <text:p>19-01-2020</text:p>
          </table:table-cell>
          <table:table-cell table:formula="of:=IF([.E376]&lt;10000000000;[.E376];10000000000)" office:value-type="float" office:value="127819.844054222" calcext:value-type="float">
            <text:p>127 820</text:p>
          </table:table-cell>
          <table:table-cell/>
          <table:table-cell table:formula="of:=[.F$2]*[.C375]^[.F$3]+[.F$4]*[.C375]^[.F$5]+[.F$6]*[.C375]^[.F$7]+[.F$8]+IF([.C37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76]+1" office:value-type="date" office:date-value="2020-01-20" calcext:value-type="date">
            <text:p>20-01-2020</text:p>
          </table:table-cell>
          <table:table-cell table:formula="of:=IF([.E377]&lt;10000000000;[.E377];10000000000)" office:value-type="float" office:value="127819.844054222" calcext:value-type="float">
            <text:p>127 820</text:p>
          </table:table-cell>
          <table:table-cell/>
          <table:table-cell table:formula="of:=[.F$2]*[.C376]^[.F$3]+[.F$4]*[.C376]^[.F$5]+[.F$6]*[.C376]^[.F$7]+[.F$8]+IF([.C37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77]+1" office:value-type="date" office:date-value="2020-01-21" calcext:value-type="date">
            <text:p>21-01-2020</text:p>
          </table:table-cell>
          <table:table-cell table:formula="of:=IF([.E378]&lt;10000000000;[.E378];10000000000)" office:value-type="float" office:value="127819.844054222" calcext:value-type="float">
            <text:p>127 820</text:p>
          </table:table-cell>
          <table:table-cell/>
          <table:table-cell table:formula="of:=[.F$2]*[.C377]^[.F$3]+[.F$4]*[.C377]^[.F$5]+[.F$6]*[.C377]^[.F$7]+[.F$8]+IF([.C37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78]+1" office:value-type="date" office:date-value="2020-01-22" calcext:value-type="date">
            <text:p>22-01-2020</text:p>
          </table:table-cell>
          <table:table-cell table:formula="of:=IF([.E379]&lt;10000000000;[.E379];10000000000)" office:value-type="float" office:value="127819.844054222" calcext:value-type="float">
            <text:p>127 820</text:p>
          </table:table-cell>
          <table:table-cell/>
          <table:table-cell table:formula="of:=[.F$2]*[.C378]^[.F$3]+[.F$4]*[.C378]^[.F$5]+[.F$6]*[.C378]^[.F$7]+[.F$8]+IF([.C37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79]+1" office:value-type="date" office:date-value="2020-01-23" calcext:value-type="date">
            <text:p>23-01-2020</text:p>
          </table:table-cell>
          <table:table-cell table:formula="of:=IF([.E380]&lt;10000000000;[.E380];10000000000)" office:value-type="float" office:value="127819.844054222" calcext:value-type="float">
            <text:p>127 820</text:p>
          </table:table-cell>
          <table:table-cell/>
          <table:table-cell table:formula="of:=[.F$2]*[.C379]^[.F$3]+[.F$4]*[.C379]^[.F$5]+[.F$6]*[.C379]^[.F$7]+[.F$8]+IF([.C37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80]+1" office:value-type="date" office:date-value="2020-01-24" calcext:value-type="date">
            <text:p>24-01-2020</text:p>
          </table:table-cell>
          <table:table-cell table:formula="of:=IF([.E381]&lt;10000000000;[.E381];10000000000)" office:value-type="float" office:value="127819.844054222" calcext:value-type="float">
            <text:p>127 820</text:p>
          </table:table-cell>
          <table:table-cell/>
          <table:table-cell table:formula="of:=[.F$2]*[.C380]^[.F$3]+[.F$4]*[.C380]^[.F$5]+[.F$6]*[.C380]^[.F$7]+[.F$8]+IF([.C38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81]+1" office:value-type="date" office:date-value="2020-01-25" calcext:value-type="date">
            <text:p>25-01-2020</text:p>
          </table:table-cell>
          <table:table-cell table:formula="of:=IF([.E382]&lt;10000000000;[.E382];10000000000)" office:value-type="float" office:value="127819.844054222" calcext:value-type="float">
            <text:p>127 820</text:p>
          </table:table-cell>
          <table:table-cell/>
          <table:table-cell table:formula="of:=[.F$2]*[.C381]^[.F$3]+[.F$4]*[.C381]^[.F$5]+[.F$6]*[.C381]^[.F$7]+[.F$8]+IF([.C38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82]+1" office:value-type="date" office:date-value="2020-01-26" calcext:value-type="date">
            <text:p>26-01-2020</text:p>
          </table:table-cell>
          <table:table-cell table:formula="of:=IF([.E383]&lt;10000000000;[.E383];10000000000)" office:value-type="float" office:value="127819.844054222" calcext:value-type="float">
            <text:p>127 820</text:p>
          </table:table-cell>
          <table:table-cell/>
          <table:table-cell table:formula="of:=[.F$2]*[.C382]^[.F$3]+[.F$4]*[.C382]^[.F$5]+[.F$6]*[.C382]^[.F$7]+[.F$8]+IF([.C38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83]+1" office:value-type="date" office:date-value="2020-01-27" calcext:value-type="date">
            <text:p>27-01-2020</text:p>
          </table:table-cell>
          <table:table-cell table:formula="of:=IF([.E384]&lt;10000000000;[.E384];10000000000)" office:value-type="float" office:value="127819.844054222" calcext:value-type="float">
            <text:p>127 820</text:p>
          </table:table-cell>
          <table:table-cell/>
          <table:table-cell table:formula="of:=[.F$2]*[.C383]^[.F$3]+[.F$4]*[.C383]^[.F$5]+[.F$6]*[.C383]^[.F$7]+[.F$8]+IF([.C38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84]+1" office:value-type="date" office:date-value="2020-01-28" calcext:value-type="date">
            <text:p>28-01-2020</text:p>
          </table:table-cell>
          <table:table-cell table:formula="of:=IF([.E385]&lt;10000000000;[.E385];10000000000)" office:value-type="float" office:value="127819.844054222" calcext:value-type="float">
            <text:p>127 820</text:p>
          </table:table-cell>
          <table:table-cell/>
          <table:table-cell table:formula="of:=[.F$2]*[.C384]^[.F$3]+[.F$4]*[.C384]^[.F$5]+[.F$6]*[.C384]^[.F$7]+[.F$8]+IF([.C38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85]+1" office:value-type="date" office:date-value="2020-01-29" calcext:value-type="date">
            <text:p>29-01-2020</text:p>
          </table:table-cell>
          <table:table-cell table:formula="of:=IF([.E386]&lt;10000000000;[.E386];10000000000)" office:value-type="float" office:value="127819.844054222" calcext:value-type="float">
            <text:p>127 820</text:p>
          </table:table-cell>
          <table:table-cell/>
          <table:table-cell table:formula="of:=[.F$2]*[.C385]^[.F$3]+[.F$4]*[.C385]^[.F$5]+[.F$6]*[.C385]^[.F$7]+[.F$8]+IF([.C38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86]+1" office:value-type="date" office:date-value="2020-01-30" calcext:value-type="date">
            <text:p>30-01-2020</text:p>
          </table:table-cell>
          <table:table-cell table:formula="of:=IF([.E387]&lt;10000000000;[.E387];10000000000)" office:value-type="float" office:value="127819.844054222" calcext:value-type="float">
            <text:p>127 820</text:p>
          </table:table-cell>
          <table:table-cell/>
          <table:table-cell table:formula="of:=[.F$2]*[.C386]^[.F$3]+[.F$4]*[.C386]^[.F$5]+[.F$6]*[.C386]^[.F$7]+[.F$8]+IF([.C38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87]+1" office:value-type="date" office:date-value="2020-01-31" calcext:value-type="date">
            <text:p>31-01-2020</text:p>
          </table:table-cell>
          <table:table-cell table:formula="of:=IF([.E388]&lt;10000000000;[.E388];10000000000)" office:value-type="float" office:value="127819.844054222" calcext:value-type="float">
            <text:p>127 820</text:p>
          </table:table-cell>
          <table:table-cell/>
          <table:table-cell table:formula="of:=[.F$2]*[.C387]^[.F$3]+[.F$4]*[.C387]^[.F$5]+[.F$6]*[.C387]^[.F$7]+[.F$8]+IF([.C38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88]+1" office:value-type="date" office:date-value="2020-02-01" calcext:value-type="date">
            <text:p>01-02-2020</text:p>
          </table:table-cell>
          <table:table-cell table:formula="of:=IF([.E389]&lt;10000000000;[.E389];10000000000)" office:value-type="float" office:value="127819.844054222" calcext:value-type="float">
            <text:p>127 820</text:p>
          </table:table-cell>
          <table:table-cell/>
          <table:table-cell table:formula="of:=[.F$2]*[.C388]^[.F$3]+[.F$4]*[.C388]^[.F$5]+[.F$6]*[.C388]^[.F$7]+[.F$8]+IF([.C38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89]+1" office:value-type="date" office:date-value="2020-02-02" calcext:value-type="date">
            <text:p>02-02-2020</text:p>
          </table:table-cell>
          <table:table-cell table:formula="of:=IF([.E390]&lt;10000000000;[.E390];10000000000)" office:value-type="float" office:value="127819.844054222" calcext:value-type="float">
            <text:p>127 820</text:p>
          </table:table-cell>
          <table:table-cell/>
          <table:table-cell table:formula="of:=[.F$2]*[.C389]^[.F$3]+[.F$4]*[.C389]^[.F$5]+[.F$6]*[.C389]^[.F$7]+[.F$8]+IF([.C38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90]+1" office:value-type="date" office:date-value="2020-02-03" calcext:value-type="date">
            <text:p>03-02-2020</text:p>
          </table:table-cell>
          <table:table-cell table:formula="of:=IF([.E391]&lt;10000000000;[.E391];10000000000)" office:value-type="float" office:value="127819.844054222" calcext:value-type="float">
            <text:p>127 820</text:p>
          </table:table-cell>
          <table:table-cell/>
          <table:table-cell table:formula="of:=[.F$2]*[.C390]^[.F$3]+[.F$4]*[.C390]^[.F$5]+[.F$6]*[.C390]^[.F$7]+[.F$8]+IF([.C39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91]+1" office:value-type="date" office:date-value="2020-02-04" calcext:value-type="date">
            <text:p>04-02-2020</text:p>
          </table:table-cell>
          <table:table-cell table:formula="of:=IF([.E392]&lt;10000000000;[.E392];10000000000)" office:value-type="float" office:value="127819.844054222" calcext:value-type="float">
            <text:p>127 820</text:p>
          </table:table-cell>
          <table:table-cell/>
          <table:table-cell table:formula="of:=[.F$2]*[.C391]^[.F$3]+[.F$4]*[.C391]^[.F$5]+[.F$6]*[.C391]^[.F$7]+[.F$8]+IF([.C39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92]+1" office:value-type="date" office:date-value="2020-02-05" calcext:value-type="date">
            <text:p>05-02-2020</text:p>
          </table:table-cell>
          <table:table-cell table:formula="of:=IF([.E393]&lt;10000000000;[.E393];10000000000)" office:value-type="float" office:value="127819.844054222" calcext:value-type="float">
            <text:p>127 820</text:p>
          </table:table-cell>
          <table:table-cell/>
          <table:table-cell table:formula="of:=[.F$2]*[.C392]^[.F$3]+[.F$4]*[.C392]^[.F$5]+[.F$6]*[.C392]^[.F$7]+[.F$8]+IF([.C39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93]+1" office:value-type="date" office:date-value="2020-02-06" calcext:value-type="date">
            <text:p>06-02-2020</text:p>
          </table:table-cell>
          <table:table-cell table:formula="of:=IF([.E394]&lt;10000000000;[.E394];10000000000)" office:value-type="float" office:value="127819.844054222" calcext:value-type="float">
            <text:p>127 820</text:p>
          </table:table-cell>
          <table:table-cell/>
          <table:table-cell table:formula="of:=[.F$2]*[.C393]^[.F$3]+[.F$4]*[.C393]^[.F$5]+[.F$6]*[.C393]^[.F$7]+[.F$8]+IF([.C39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94]+1" office:value-type="date" office:date-value="2020-02-07" calcext:value-type="date">
            <text:p>07-02-2020</text:p>
          </table:table-cell>
          <table:table-cell table:formula="of:=IF([.E395]&lt;10000000000;[.E395];10000000000)" office:value-type="float" office:value="127819.844054222" calcext:value-type="float">
            <text:p>127 820</text:p>
          </table:table-cell>
          <table:table-cell/>
          <table:table-cell table:formula="of:=[.F$2]*[.C394]^[.F$3]+[.F$4]*[.C394]^[.F$5]+[.F$6]*[.C394]^[.F$7]+[.F$8]+IF([.C39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95]+1" office:value-type="date" office:date-value="2020-02-08" calcext:value-type="date">
            <text:p>08-02-2020</text:p>
          </table:table-cell>
          <table:table-cell table:formula="of:=IF([.E396]&lt;10000000000;[.E396];10000000000)" office:value-type="float" office:value="127819.844054222" calcext:value-type="float">
            <text:p>127 820</text:p>
          </table:table-cell>
          <table:table-cell/>
          <table:table-cell table:formula="of:=[.F$2]*[.C395]^[.F$3]+[.F$4]*[.C395]^[.F$5]+[.F$6]*[.C395]^[.F$7]+[.F$8]+IF([.C39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96]+1" office:value-type="date" office:date-value="2020-02-09" calcext:value-type="date">
            <text:p>09-02-2020</text:p>
          </table:table-cell>
          <table:table-cell table:formula="of:=IF([.E397]&lt;10000000000;[.E397];10000000000)" office:value-type="float" office:value="127819.844054222" calcext:value-type="float">
            <text:p>127 820</text:p>
          </table:table-cell>
          <table:table-cell/>
          <table:table-cell table:formula="of:=[.F$2]*[.C396]^[.F$3]+[.F$4]*[.C396]^[.F$5]+[.F$6]*[.C396]^[.F$7]+[.F$8]+IF([.C39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97]+1" office:value-type="date" office:date-value="2020-02-10" calcext:value-type="date">
            <text:p>10-02-2020</text:p>
          </table:table-cell>
          <table:table-cell table:formula="of:=IF([.E398]&lt;10000000000;[.E398];10000000000)" office:value-type="float" office:value="127819.844054222" calcext:value-type="float">
            <text:p>127 820</text:p>
          </table:table-cell>
          <table:table-cell/>
          <table:table-cell table:formula="of:=[.F$2]*[.C397]^[.F$3]+[.F$4]*[.C397]^[.F$5]+[.F$6]*[.C397]^[.F$7]+[.F$8]+IF([.C39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98]+1" office:value-type="date" office:date-value="2020-02-11" calcext:value-type="date">
            <text:p>11-02-2020</text:p>
          </table:table-cell>
          <table:table-cell table:formula="of:=IF([.E399]&lt;10000000000;[.E399];10000000000)" office:value-type="float" office:value="127819.844054222" calcext:value-type="float">
            <text:p>127 820</text:p>
          </table:table-cell>
          <table:table-cell/>
          <table:table-cell table:formula="of:=[.F$2]*[.C398]^[.F$3]+[.F$4]*[.C398]^[.F$5]+[.F$6]*[.C398]^[.F$7]+[.F$8]+IF([.C39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399]+1" office:value-type="date" office:date-value="2020-02-12" calcext:value-type="date">
            <text:p>12-02-2020</text:p>
          </table:table-cell>
          <table:table-cell table:formula="of:=IF([.E400]&lt;10000000000;[.E400];10000000000)" office:value-type="float" office:value="127819.844054222" calcext:value-type="float">
            <text:p>127 820</text:p>
          </table:table-cell>
          <table:table-cell/>
          <table:table-cell table:formula="of:=[.F$2]*[.C399]^[.F$3]+[.F$4]*[.C399]^[.F$5]+[.F$6]*[.C399]^[.F$7]+[.F$8]+IF([.C39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00]+1" office:value-type="date" office:date-value="2020-02-13" calcext:value-type="date">
            <text:p>13-02-2020</text:p>
          </table:table-cell>
          <table:table-cell table:formula="of:=IF([.E401]&lt;10000000000;[.E401];10000000000)" office:value-type="float" office:value="127819.844054222" calcext:value-type="float">
            <text:p>127 820</text:p>
          </table:table-cell>
          <table:table-cell/>
          <table:table-cell table:formula="of:=[.F$2]*[.C400]^[.F$3]+[.F$4]*[.C400]^[.F$5]+[.F$6]*[.C400]^[.F$7]+[.F$8]+IF([.C40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01]+1" office:value-type="date" office:date-value="2020-02-14" calcext:value-type="date">
            <text:p>14-02-2020</text:p>
          </table:table-cell>
          <table:table-cell table:formula="of:=IF([.E402]&lt;10000000000;[.E402];10000000000)" office:value-type="float" office:value="127819.844054222" calcext:value-type="float">
            <text:p>127 820</text:p>
          </table:table-cell>
          <table:table-cell/>
          <table:table-cell table:formula="of:=[.F$2]*[.C401]^[.F$3]+[.F$4]*[.C401]^[.F$5]+[.F$6]*[.C401]^[.F$7]+[.F$8]+IF([.C40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02]+1" office:value-type="date" office:date-value="2020-02-15" calcext:value-type="date">
            <text:p>15-02-2020</text:p>
          </table:table-cell>
          <table:table-cell table:formula="of:=IF([.E403]&lt;10000000000;[.E403];10000000000)" office:value-type="float" office:value="127819.844054222" calcext:value-type="float">
            <text:p>127 820</text:p>
          </table:table-cell>
          <table:table-cell/>
          <table:table-cell table:formula="of:=[.F$2]*[.C402]^[.F$3]+[.F$4]*[.C402]^[.F$5]+[.F$6]*[.C402]^[.F$7]+[.F$8]+IF([.C40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03]+1" office:value-type="date" office:date-value="2020-02-16" calcext:value-type="date">
            <text:p>16-02-2020</text:p>
          </table:table-cell>
          <table:table-cell table:formula="of:=IF([.E404]&lt;10000000000;[.E404];10000000000)" office:value-type="float" office:value="127819.844054222" calcext:value-type="float">
            <text:p>127 820</text:p>
          </table:table-cell>
          <table:table-cell/>
          <table:table-cell table:formula="of:=[.F$2]*[.C403]^[.F$3]+[.F$4]*[.C403]^[.F$5]+[.F$6]*[.C403]^[.F$7]+[.F$8]+IF([.C40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04]+1" office:value-type="date" office:date-value="2020-02-17" calcext:value-type="date">
            <text:p>17-02-2020</text:p>
          </table:table-cell>
          <table:table-cell table:formula="of:=IF([.E405]&lt;10000000000;[.E405];10000000000)" office:value-type="float" office:value="127819.844054222" calcext:value-type="float">
            <text:p>127 820</text:p>
          </table:table-cell>
          <table:table-cell/>
          <table:table-cell table:formula="of:=[.F$2]*[.C404]^[.F$3]+[.F$4]*[.C404]^[.F$5]+[.F$6]*[.C404]^[.F$7]+[.F$8]+IF([.C40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05]+1" office:value-type="date" office:date-value="2020-02-18" calcext:value-type="date">
            <text:p>18-02-2020</text:p>
          </table:table-cell>
          <table:table-cell table:formula="of:=IF([.E406]&lt;10000000000;[.E406];10000000000)" office:value-type="float" office:value="127819.844054222" calcext:value-type="float">
            <text:p>127 820</text:p>
          </table:table-cell>
          <table:table-cell/>
          <table:table-cell table:formula="of:=[.F$2]*[.C405]^[.F$3]+[.F$4]*[.C405]^[.F$5]+[.F$6]*[.C405]^[.F$7]+[.F$8]+IF([.C40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06]+1" office:value-type="date" office:date-value="2020-02-19" calcext:value-type="date">
            <text:p>19-02-2020</text:p>
          </table:table-cell>
          <table:table-cell table:formula="of:=IF([.E407]&lt;10000000000;[.E407];10000000000)" office:value-type="float" office:value="127819.844054222" calcext:value-type="float">
            <text:p>127 820</text:p>
          </table:table-cell>
          <table:table-cell/>
          <table:table-cell table:formula="of:=[.F$2]*[.C406]^[.F$3]+[.F$4]*[.C406]^[.F$5]+[.F$6]*[.C406]^[.F$7]+[.F$8]+IF([.C40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07]+1" office:value-type="date" office:date-value="2020-02-20" calcext:value-type="date">
            <text:p>20-02-2020</text:p>
          </table:table-cell>
          <table:table-cell table:formula="of:=IF([.E408]&lt;10000000000;[.E408];10000000000)" office:value-type="float" office:value="127819.844054222" calcext:value-type="float">
            <text:p>127 820</text:p>
          </table:table-cell>
          <table:table-cell/>
          <table:table-cell table:formula="of:=[.F$2]*[.C407]^[.F$3]+[.F$4]*[.C407]^[.F$5]+[.F$6]*[.C407]^[.F$7]+[.F$8]+IF([.C40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08]+1" office:value-type="date" office:date-value="2020-02-21" calcext:value-type="date">
            <text:p>21-02-2020</text:p>
          </table:table-cell>
          <table:table-cell table:formula="of:=IF([.E409]&lt;10000000000;[.E409];10000000000)" office:value-type="float" office:value="127819.844054222" calcext:value-type="float">
            <text:p>127 820</text:p>
          </table:table-cell>
          <table:table-cell/>
          <table:table-cell table:formula="of:=[.F$2]*[.C408]^[.F$3]+[.F$4]*[.C408]^[.F$5]+[.F$6]*[.C408]^[.F$7]+[.F$8]+IF([.C40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09]+1" office:value-type="date" office:date-value="2020-02-22" calcext:value-type="date">
            <text:p>22-02-2020</text:p>
          </table:table-cell>
          <table:table-cell table:formula="of:=IF([.E410]&lt;10000000000;[.E410];10000000000)" office:value-type="float" office:value="127819.844054222" calcext:value-type="float">
            <text:p>127 820</text:p>
          </table:table-cell>
          <table:table-cell/>
          <table:table-cell table:formula="of:=[.F$2]*[.C409]^[.F$3]+[.F$4]*[.C409]^[.F$5]+[.F$6]*[.C409]^[.F$7]+[.F$8]+IF([.C40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10]+1" office:value-type="date" office:date-value="2020-02-23" calcext:value-type="date">
            <text:p>23-02-2020</text:p>
          </table:table-cell>
          <table:table-cell table:formula="of:=IF([.E411]&lt;10000000000;[.E411];10000000000)" office:value-type="float" office:value="127819.844054222" calcext:value-type="float">
            <text:p>127 820</text:p>
          </table:table-cell>
          <table:table-cell/>
          <table:table-cell table:formula="of:=[.F$2]*[.C410]^[.F$3]+[.F$4]*[.C410]^[.F$5]+[.F$6]*[.C410]^[.F$7]+[.F$8]+IF([.C41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11]+1" office:value-type="date" office:date-value="2020-02-24" calcext:value-type="date">
            <text:p>24-02-2020</text:p>
          </table:table-cell>
          <table:table-cell table:formula="of:=IF([.E412]&lt;10000000000;[.E412];10000000000)" office:value-type="float" office:value="127819.844054222" calcext:value-type="float">
            <text:p>127 820</text:p>
          </table:table-cell>
          <table:table-cell/>
          <table:table-cell table:formula="of:=[.F$2]*[.C411]^[.F$3]+[.F$4]*[.C411]^[.F$5]+[.F$6]*[.C411]^[.F$7]+[.F$8]+IF([.C41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12]+1" office:value-type="date" office:date-value="2020-02-25" calcext:value-type="date">
            <text:p>25-02-2020</text:p>
          </table:table-cell>
          <table:table-cell table:formula="of:=IF([.E413]&lt;10000000000;[.E413];10000000000)" office:value-type="float" office:value="127819.844054222" calcext:value-type="float">
            <text:p>127 820</text:p>
          </table:table-cell>
          <table:table-cell/>
          <table:table-cell table:formula="of:=[.F$2]*[.C412]^[.F$3]+[.F$4]*[.C412]^[.F$5]+[.F$6]*[.C412]^[.F$7]+[.F$8]+IF([.C41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13]+1" office:value-type="date" office:date-value="2020-02-26" calcext:value-type="date">
            <text:p>26-02-2020</text:p>
          </table:table-cell>
          <table:table-cell table:formula="of:=IF([.E414]&lt;10000000000;[.E414];10000000000)" office:value-type="float" office:value="127819.844054222" calcext:value-type="float">
            <text:p>127 820</text:p>
          </table:table-cell>
          <table:table-cell/>
          <table:table-cell table:formula="of:=[.F$2]*[.C413]^[.F$3]+[.F$4]*[.C413]^[.F$5]+[.F$6]*[.C413]^[.F$7]+[.F$8]+IF([.C41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14]+1" office:value-type="date" office:date-value="2020-02-27" calcext:value-type="date">
            <text:p>27-02-2020</text:p>
          </table:table-cell>
          <table:table-cell table:formula="of:=IF([.E415]&lt;10000000000;[.E415];10000000000)" office:value-type="float" office:value="127819.844054222" calcext:value-type="float">
            <text:p>127 820</text:p>
          </table:table-cell>
          <table:table-cell/>
          <table:table-cell table:formula="of:=[.F$2]*[.C414]^[.F$3]+[.F$4]*[.C414]^[.F$5]+[.F$6]*[.C414]^[.F$7]+[.F$8]+IF([.C41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15]+1" office:value-type="date" office:date-value="2020-02-28" calcext:value-type="date">
            <text:p>28-02-2020</text:p>
          </table:table-cell>
          <table:table-cell table:formula="of:=IF([.E416]&lt;10000000000;[.E416];10000000000)" office:value-type="float" office:value="127819.844054222" calcext:value-type="float">
            <text:p>127 820</text:p>
          </table:table-cell>
          <table:table-cell/>
          <table:table-cell table:formula="of:=[.F$2]*[.C415]^[.F$3]+[.F$4]*[.C415]^[.F$5]+[.F$6]*[.C415]^[.F$7]+[.F$8]+IF([.C41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16]+1" office:value-type="date" office:date-value="2020-02-29" calcext:value-type="date">
            <text:p>29-02-2020</text:p>
          </table:table-cell>
          <table:table-cell table:formula="of:=IF([.E417]&lt;10000000000;[.E417];10000000000)" office:value-type="float" office:value="127819.844054222" calcext:value-type="float">
            <text:p>127 820</text:p>
          </table:table-cell>
          <table:table-cell/>
          <table:table-cell table:formula="of:=[.F$2]*[.C416]^[.F$3]+[.F$4]*[.C416]^[.F$5]+[.F$6]*[.C416]^[.F$7]+[.F$8]+IF([.C41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17]+1" office:value-type="date" office:date-value="2020-03-01" calcext:value-type="date">
            <text:p>01-03-2020</text:p>
          </table:table-cell>
          <table:table-cell table:formula="of:=IF([.E418]&lt;10000000000;[.E418];10000000000)" office:value-type="float" office:value="127819.844054222" calcext:value-type="float">
            <text:p>127 820</text:p>
          </table:table-cell>
          <table:table-cell/>
          <table:table-cell table:formula="of:=[.F$2]*[.C417]^[.F$3]+[.F$4]*[.C417]^[.F$5]+[.F$6]*[.C417]^[.F$7]+[.F$8]+IF([.C41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18]+1" office:value-type="date" office:date-value="2020-03-02" calcext:value-type="date">
            <text:p>02-03-2020</text:p>
          </table:table-cell>
          <table:table-cell table:formula="of:=IF([.E419]&lt;10000000000;[.E419];10000000000)" office:value-type="float" office:value="127819.844054222" calcext:value-type="float">
            <text:p>127 820</text:p>
          </table:table-cell>
          <table:table-cell/>
          <table:table-cell table:formula="of:=[.F$2]*[.C418]^[.F$3]+[.F$4]*[.C418]^[.F$5]+[.F$6]*[.C418]^[.F$7]+[.F$8]+IF([.C41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19]+1" office:value-type="date" office:date-value="2020-03-03" calcext:value-type="date">
            <text:p>03-03-2020</text:p>
          </table:table-cell>
          <table:table-cell table:formula="of:=IF([.E420]&lt;10000000000;[.E420];10000000000)" office:value-type="float" office:value="127819.844054222" calcext:value-type="float">
            <text:p>127 820</text:p>
          </table:table-cell>
          <table:table-cell/>
          <table:table-cell table:formula="of:=[.F$2]*[.C419]^[.F$3]+[.F$4]*[.C419]^[.F$5]+[.F$6]*[.C419]^[.F$7]+[.F$8]+IF([.C41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20]+1" office:value-type="date" office:date-value="2020-03-04" calcext:value-type="date">
            <text:p>04-03-2020</text:p>
          </table:table-cell>
          <table:table-cell table:formula="of:=IF([.E421]&lt;10000000000;[.E421];10000000000)" office:value-type="float" office:value="127819.844054222" calcext:value-type="float">
            <text:p>127 820</text:p>
          </table:table-cell>
          <table:table-cell/>
          <table:table-cell table:formula="of:=[.F$2]*[.C420]^[.F$3]+[.F$4]*[.C420]^[.F$5]+[.F$6]*[.C420]^[.F$7]+[.F$8]+IF([.C42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21]+1" office:value-type="date" office:date-value="2020-03-05" calcext:value-type="date">
            <text:p>05-03-2020</text:p>
          </table:table-cell>
          <table:table-cell table:formula="of:=IF([.E422]&lt;10000000000;[.E422];10000000000)" office:value-type="float" office:value="127819.844054222" calcext:value-type="float">
            <text:p>127 820</text:p>
          </table:table-cell>
          <table:table-cell/>
          <table:table-cell table:formula="of:=[.F$2]*[.C421]^[.F$3]+[.F$4]*[.C421]^[.F$5]+[.F$6]*[.C421]^[.F$7]+[.F$8]+IF([.C42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22]+1" office:value-type="date" office:date-value="2020-03-06" calcext:value-type="date">
            <text:p>06-03-2020</text:p>
          </table:table-cell>
          <table:table-cell table:formula="of:=IF([.E423]&lt;10000000000;[.E423];10000000000)" office:value-type="float" office:value="127819.844054222" calcext:value-type="float">
            <text:p>127 820</text:p>
          </table:table-cell>
          <table:table-cell/>
          <table:table-cell table:formula="of:=[.F$2]*[.C422]^[.F$3]+[.F$4]*[.C422]^[.F$5]+[.F$6]*[.C422]^[.F$7]+[.F$8]+IF([.C42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23]+1" office:value-type="date" office:date-value="2020-03-07" calcext:value-type="date">
            <text:p>07-03-2020</text:p>
          </table:table-cell>
          <table:table-cell table:formula="of:=IF([.E424]&lt;10000000000;[.E424];10000000000)" office:value-type="float" office:value="127819.844054222" calcext:value-type="float">
            <text:p>127 820</text:p>
          </table:table-cell>
          <table:table-cell/>
          <table:table-cell table:formula="of:=[.F$2]*[.C423]^[.F$3]+[.F$4]*[.C423]^[.F$5]+[.F$6]*[.C423]^[.F$7]+[.F$8]+IF([.C42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24]+1" office:value-type="date" office:date-value="2020-03-08" calcext:value-type="date">
            <text:p>08-03-2020</text:p>
          </table:table-cell>
          <table:table-cell table:formula="of:=IF([.E425]&lt;10000000000;[.E425];10000000000)" office:value-type="float" office:value="127819.844054222" calcext:value-type="float">
            <text:p>127 820</text:p>
          </table:table-cell>
          <table:table-cell/>
          <table:table-cell table:formula="of:=[.F$2]*[.C424]^[.F$3]+[.F$4]*[.C424]^[.F$5]+[.F$6]*[.C424]^[.F$7]+[.F$8]+IF([.C42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25]+1" office:value-type="date" office:date-value="2020-03-09" calcext:value-type="date">
            <text:p>09-03-2020</text:p>
          </table:table-cell>
          <table:table-cell table:formula="of:=IF([.E426]&lt;10000000000;[.E426];10000000000)" office:value-type="float" office:value="127819.844054222" calcext:value-type="float">
            <text:p>127 820</text:p>
          </table:table-cell>
          <table:table-cell/>
          <table:table-cell table:formula="of:=[.F$2]*[.C425]^[.F$3]+[.F$4]*[.C425]^[.F$5]+[.F$6]*[.C425]^[.F$7]+[.F$8]+IF([.C42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26]+1" office:value-type="date" office:date-value="2020-03-10" calcext:value-type="date">
            <text:p>10-03-2020</text:p>
          </table:table-cell>
          <table:table-cell table:formula="of:=IF([.E427]&lt;10000000000;[.E427];10000000000)" office:value-type="float" office:value="127819.844054222" calcext:value-type="float">
            <text:p>127 820</text:p>
          </table:table-cell>
          <table:table-cell/>
          <table:table-cell table:formula="of:=[.F$2]*[.C426]^[.F$3]+[.F$4]*[.C426]^[.F$5]+[.F$6]*[.C426]^[.F$7]+[.F$8]+IF([.C42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27]+1" office:value-type="date" office:date-value="2020-03-11" calcext:value-type="date">
            <text:p>11-03-2020</text:p>
          </table:table-cell>
          <table:table-cell table:formula="of:=IF([.E428]&lt;10000000000;[.E428];10000000000)" office:value-type="float" office:value="127819.844054222" calcext:value-type="float">
            <text:p>127 820</text:p>
          </table:table-cell>
          <table:table-cell/>
          <table:table-cell table:formula="of:=[.F$2]*[.C427]^[.F$3]+[.F$4]*[.C427]^[.F$5]+[.F$6]*[.C427]^[.F$7]+[.F$8]+IF([.C42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28]+1" office:value-type="date" office:date-value="2020-03-12" calcext:value-type="date">
            <text:p>12-03-2020</text:p>
          </table:table-cell>
          <table:table-cell table:formula="of:=IF([.E429]&lt;10000000000;[.E429];10000000000)" office:value-type="float" office:value="127819.844054222" calcext:value-type="float">
            <text:p>127 820</text:p>
          </table:table-cell>
          <table:table-cell/>
          <table:table-cell table:formula="of:=[.F$2]*[.C428]^[.F$3]+[.F$4]*[.C428]^[.F$5]+[.F$6]*[.C428]^[.F$7]+[.F$8]+IF([.C42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29]+1" office:value-type="date" office:date-value="2020-03-13" calcext:value-type="date">
            <text:p>13-03-2020</text:p>
          </table:table-cell>
          <table:table-cell table:formula="of:=IF([.E430]&lt;10000000000;[.E430];10000000000)" office:value-type="float" office:value="127819.844054222" calcext:value-type="float">
            <text:p>127 820</text:p>
          </table:table-cell>
          <table:table-cell/>
          <table:table-cell table:formula="of:=[.F$2]*[.C429]^[.F$3]+[.F$4]*[.C429]^[.F$5]+[.F$6]*[.C429]^[.F$7]+[.F$8]+IF([.C42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30]+1" office:value-type="date" office:date-value="2020-03-14" calcext:value-type="date">
            <text:p>14-03-2020</text:p>
          </table:table-cell>
          <table:table-cell table:formula="of:=IF([.E431]&lt;10000000000;[.E431];10000000000)" office:value-type="float" office:value="127819.844054222" calcext:value-type="float">
            <text:p>127 820</text:p>
          </table:table-cell>
          <table:table-cell/>
          <table:table-cell table:formula="of:=[.F$2]*[.C430]^[.F$3]+[.F$4]*[.C430]^[.F$5]+[.F$6]*[.C430]^[.F$7]+[.F$8]+IF([.C43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31]+1" office:value-type="date" office:date-value="2020-03-15" calcext:value-type="date">
            <text:p>15-03-2020</text:p>
          </table:table-cell>
          <table:table-cell table:formula="of:=IF([.E432]&lt;10000000000;[.E432];10000000000)" office:value-type="float" office:value="127819.844054222" calcext:value-type="float">
            <text:p>127 820</text:p>
          </table:table-cell>
          <table:table-cell/>
          <table:table-cell table:formula="of:=[.F$2]*[.C431]^[.F$3]+[.F$4]*[.C431]^[.F$5]+[.F$6]*[.C431]^[.F$7]+[.F$8]+IF([.C43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32]+1" office:value-type="date" office:date-value="2020-03-16" calcext:value-type="date">
            <text:p>16-03-2020</text:p>
          </table:table-cell>
          <table:table-cell table:formula="of:=IF([.E433]&lt;10000000000;[.E433];10000000000)" office:value-type="float" office:value="127819.844054222" calcext:value-type="float">
            <text:p>127 820</text:p>
          </table:table-cell>
          <table:table-cell/>
          <table:table-cell table:formula="of:=[.F$2]*[.C432]^[.F$3]+[.F$4]*[.C432]^[.F$5]+[.F$6]*[.C432]^[.F$7]+[.F$8]+IF([.C43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33]+1" office:value-type="date" office:date-value="2020-03-17" calcext:value-type="date">
            <text:p>17-03-2020</text:p>
          </table:table-cell>
          <table:table-cell table:formula="of:=IF([.E434]&lt;10000000000;[.E434];10000000000)" office:value-type="float" office:value="127819.844054222" calcext:value-type="float">
            <text:p>127 820</text:p>
          </table:table-cell>
          <table:table-cell/>
          <table:table-cell table:formula="of:=[.F$2]*[.C433]^[.F$3]+[.F$4]*[.C433]^[.F$5]+[.F$6]*[.C433]^[.F$7]+[.F$8]+IF([.C43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34]+1" office:value-type="date" office:date-value="2020-03-18" calcext:value-type="date">
            <text:p>18-03-2020</text:p>
          </table:table-cell>
          <table:table-cell table:formula="of:=IF([.E435]&lt;10000000000;[.E435];10000000000)" office:value-type="float" office:value="127819.844054222" calcext:value-type="float">
            <text:p>127 820</text:p>
          </table:table-cell>
          <table:table-cell/>
          <table:table-cell table:formula="of:=[.F$2]*[.C434]^[.F$3]+[.F$4]*[.C434]^[.F$5]+[.F$6]*[.C434]^[.F$7]+[.F$8]+IF([.C43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35]+1" office:value-type="date" office:date-value="2020-03-19" calcext:value-type="date">
            <text:p>19-03-2020</text:p>
          </table:table-cell>
          <table:table-cell table:formula="of:=IF([.E436]&lt;10000000000;[.E436];10000000000)" office:value-type="float" office:value="127819.844054222" calcext:value-type="float">
            <text:p>127 820</text:p>
          </table:table-cell>
          <table:table-cell/>
          <table:table-cell table:formula="of:=[.F$2]*[.C435]^[.F$3]+[.F$4]*[.C435]^[.F$5]+[.F$6]*[.C435]^[.F$7]+[.F$8]+IF([.C43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36]+1" office:value-type="date" office:date-value="2020-03-20" calcext:value-type="date">
            <text:p>20-03-2020</text:p>
          </table:table-cell>
          <table:table-cell table:formula="of:=IF([.E437]&lt;10000000000;[.E437];10000000000)" office:value-type="float" office:value="127819.844054222" calcext:value-type="float">
            <text:p>127 820</text:p>
          </table:table-cell>
          <table:table-cell/>
          <table:table-cell table:formula="of:=[.F$2]*[.C436]^[.F$3]+[.F$4]*[.C436]^[.F$5]+[.F$6]*[.C436]^[.F$7]+[.F$8]+IF([.C43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37]+1" office:value-type="date" office:date-value="2020-03-21" calcext:value-type="date">
            <text:p>21-03-2020</text:p>
          </table:table-cell>
          <table:table-cell table:formula="of:=IF([.E438]&lt;10000000000;[.E438];10000000000)" office:value-type="float" office:value="127819.844054222" calcext:value-type="float">
            <text:p>127 820</text:p>
          </table:table-cell>
          <table:table-cell/>
          <table:table-cell table:formula="of:=[.F$2]*[.C437]^[.F$3]+[.F$4]*[.C437]^[.F$5]+[.F$6]*[.C437]^[.F$7]+[.F$8]+IF([.C43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38]+1" office:value-type="date" office:date-value="2020-03-22" calcext:value-type="date">
            <text:p>22-03-2020</text:p>
          </table:table-cell>
          <table:table-cell table:formula="of:=IF([.E439]&lt;10000000000;[.E439];10000000000)" office:value-type="float" office:value="127819.844054222" calcext:value-type="float">
            <text:p>127 820</text:p>
          </table:table-cell>
          <table:table-cell/>
          <table:table-cell table:formula="of:=[.F$2]*[.C438]^[.F$3]+[.F$4]*[.C438]^[.F$5]+[.F$6]*[.C438]^[.F$7]+[.F$8]+IF([.C43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39]+1" office:value-type="date" office:date-value="2020-03-23" calcext:value-type="date">
            <text:p>23-03-2020</text:p>
          </table:table-cell>
          <table:table-cell table:formula="of:=IF([.E440]&lt;10000000000;[.E440];10000000000)" office:value-type="float" office:value="127819.844054222" calcext:value-type="float">
            <text:p>127 820</text:p>
          </table:table-cell>
          <table:table-cell/>
          <table:table-cell table:formula="of:=[.F$2]*[.C439]^[.F$3]+[.F$4]*[.C439]^[.F$5]+[.F$6]*[.C439]^[.F$7]+[.F$8]+IF([.C43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40]+1" office:value-type="date" office:date-value="2020-03-24" calcext:value-type="date">
            <text:p>24-03-2020</text:p>
          </table:table-cell>
          <table:table-cell table:formula="of:=IF([.E441]&lt;10000000000;[.E441];10000000000)" office:value-type="float" office:value="127819.844054222" calcext:value-type="float">
            <text:p>127 820</text:p>
          </table:table-cell>
          <table:table-cell/>
          <table:table-cell table:formula="of:=[.F$2]*[.C440]^[.F$3]+[.F$4]*[.C440]^[.F$5]+[.F$6]*[.C440]^[.F$7]+[.F$8]+IF([.C44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41]+1" office:value-type="date" office:date-value="2020-03-25" calcext:value-type="date">
            <text:p>25-03-2020</text:p>
          </table:table-cell>
          <table:table-cell table:formula="of:=IF([.E442]&lt;10000000000;[.E442];10000000000)" office:value-type="float" office:value="127819.844054222" calcext:value-type="float">
            <text:p>127 820</text:p>
          </table:table-cell>
          <table:table-cell/>
          <table:table-cell table:formula="of:=[.F$2]*[.C441]^[.F$3]+[.F$4]*[.C441]^[.F$5]+[.F$6]*[.C441]^[.F$7]+[.F$8]+IF([.C44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42]+1" office:value-type="date" office:date-value="2020-03-26" calcext:value-type="date">
            <text:p>26-03-2020</text:p>
          </table:table-cell>
          <table:table-cell table:formula="of:=IF([.E443]&lt;10000000000;[.E443];10000000000)" office:value-type="float" office:value="127819.844054222" calcext:value-type="float">
            <text:p>127 820</text:p>
          </table:table-cell>
          <table:table-cell/>
          <table:table-cell table:formula="of:=[.F$2]*[.C442]^[.F$3]+[.F$4]*[.C442]^[.F$5]+[.F$6]*[.C442]^[.F$7]+[.F$8]+IF([.C44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43]+1" office:value-type="date" office:date-value="2020-03-27" calcext:value-type="date">
            <text:p>27-03-2020</text:p>
          </table:table-cell>
          <table:table-cell table:formula="of:=IF([.E444]&lt;10000000000;[.E444];10000000000)" office:value-type="float" office:value="127819.844054222" calcext:value-type="float">
            <text:p>127 820</text:p>
          </table:table-cell>
          <table:table-cell/>
          <table:table-cell table:formula="of:=[.F$2]*[.C443]^[.F$3]+[.F$4]*[.C443]^[.F$5]+[.F$6]*[.C443]^[.F$7]+[.F$8]+IF([.C44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44]+1" office:value-type="date" office:date-value="2020-03-28" calcext:value-type="date">
            <text:p>28-03-2020</text:p>
          </table:table-cell>
          <table:table-cell table:formula="of:=IF([.E445]&lt;10000000000;[.E445];10000000000)" office:value-type="float" office:value="127819.844054222" calcext:value-type="float">
            <text:p>127 820</text:p>
          </table:table-cell>
          <table:table-cell/>
          <table:table-cell table:formula="of:=[.F$2]*[.C444]^[.F$3]+[.F$4]*[.C444]^[.F$5]+[.F$6]*[.C444]^[.F$7]+[.F$8]+IF([.C44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45]+1" office:value-type="date" office:date-value="2020-03-29" calcext:value-type="date">
            <text:p>29-03-2020</text:p>
          </table:table-cell>
          <table:table-cell table:formula="of:=IF([.E446]&lt;10000000000;[.E446];10000000000)" office:value-type="float" office:value="127819.844054222" calcext:value-type="float">
            <text:p>127 820</text:p>
          </table:table-cell>
          <table:table-cell/>
          <table:table-cell table:formula="of:=[.F$2]*[.C445]^[.F$3]+[.F$4]*[.C445]^[.F$5]+[.F$6]*[.C445]^[.F$7]+[.F$8]+IF([.C44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46]+1" office:value-type="date" office:date-value="2020-03-30" calcext:value-type="date">
            <text:p>30-03-2020</text:p>
          </table:table-cell>
          <table:table-cell table:formula="of:=IF([.E447]&lt;10000000000;[.E447];10000000000)" office:value-type="float" office:value="127819.844054222" calcext:value-type="float">
            <text:p>127 820</text:p>
          </table:table-cell>
          <table:table-cell/>
          <table:table-cell table:formula="of:=[.F$2]*[.C446]^[.F$3]+[.F$4]*[.C446]^[.F$5]+[.F$6]*[.C446]^[.F$7]+[.F$8]+IF([.C44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47]+1" office:value-type="date" office:date-value="2020-03-31" calcext:value-type="date">
            <text:p>31-03-2020</text:p>
          </table:table-cell>
          <table:table-cell table:formula="of:=IF([.E448]&lt;10000000000;[.E448];10000000000)" office:value-type="float" office:value="127819.844054222" calcext:value-type="float">
            <text:p>127 820</text:p>
          </table:table-cell>
          <table:table-cell/>
          <table:table-cell table:formula="of:=[.F$2]*[.C447]^[.F$3]+[.F$4]*[.C447]^[.F$5]+[.F$6]*[.C447]^[.F$7]+[.F$8]+IF([.C44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48]+1" office:value-type="date" office:date-value="2020-04-01" calcext:value-type="date">
            <text:p>01-04-2020</text:p>
          </table:table-cell>
          <table:table-cell table:formula="of:=IF([.E449]&lt;10000000000;[.E449];10000000000)" office:value-type="float" office:value="127819.844054222" calcext:value-type="float">
            <text:p>127 820</text:p>
          </table:table-cell>
          <table:table-cell/>
          <table:table-cell table:formula="of:=[.F$2]*[.C448]^[.F$3]+[.F$4]*[.C448]^[.F$5]+[.F$6]*[.C448]^[.F$7]+[.F$8]+IF([.C44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49]+1" office:value-type="date" office:date-value="2020-04-02" calcext:value-type="date">
            <text:p>02-04-2020</text:p>
          </table:table-cell>
          <table:table-cell table:formula="of:=IF([.E450]&lt;10000000000;[.E450];10000000000)" office:value-type="float" office:value="127819.844054222" calcext:value-type="float">
            <text:p>127 820</text:p>
          </table:table-cell>
          <table:table-cell/>
          <table:table-cell table:formula="of:=[.F$2]*[.C449]^[.F$3]+[.F$4]*[.C449]^[.F$5]+[.F$6]*[.C449]^[.F$7]+[.F$8]+IF([.C44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50]+1" office:value-type="date" office:date-value="2020-04-03" calcext:value-type="date">
            <text:p>03-04-2020</text:p>
          </table:table-cell>
          <table:table-cell table:formula="of:=IF([.E451]&lt;10000000000;[.E451];10000000000)" office:value-type="float" office:value="127819.844054222" calcext:value-type="float">
            <text:p>127 820</text:p>
          </table:table-cell>
          <table:table-cell/>
          <table:table-cell table:formula="of:=[.F$2]*[.C450]^[.F$3]+[.F$4]*[.C450]^[.F$5]+[.F$6]*[.C450]^[.F$7]+[.F$8]+IF([.C45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51]+1" office:value-type="date" office:date-value="2020-04-04" calcext:value-type="date">
            <text:p>04-04-2020</text:p>
          </table:table-cell>
          <table:table-cell table:formula="of:=IF([.E452]&lt;10000000000;[.E452];10000000000)" office:value-type="float" office:value="127819.844054222" calcext:value-type="float">
            <text:p>127 820</text:p>
          </table:table-cell>
          <table:table-cell/>
          <table:table-cell table:formula="of:=[.F$2]*[.C451]^[.F$3]+[.F$4]*[.C451]^[.F$5]+[.F$6]*[.C451]^[.F$7]+[.F$8]+IF([.C45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52]+1" office:value-type="date" office:date-value="2020-04-05" calcext:value-type="date">
            <text:p>05-04-2020</text:p>
          </table:table-cell>
          <table:table-cell table:formula="of:=IF([.E453]&lt;10000000000;[.E453];10000000000)" office:value-type="float" office:value="127819.844054222" calcext:value-type="float">
            <text:p>127 820</text:p>
          </table:table-cell>
          <table:table-cell/>
          <table:table-cell table:formula="of:=[.F$2]*[.C452]^[.F$3]+[.F$4]*[.C452]^[.F$5]+[.F$6]*[.C452]^[.F$7]+[.F$8]+IF([.C45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53]+1" office:value-type="date" office:date-value="2020-04-06" calcext:value-type="date">
            <text:p>06-04-2020</text:p>
          </table:table-cell>
          <table:table-cell table:formula="of:=IF([.E454]&lt;10000000000;[.E454];10000000000)" office:value-type="float" office:value="127819.844054222" calcext:value-type="float">
            <text:p>127 820</text:p>
          </table:table-cell>
          <table:table-cell/>
          <table:table-cell table:formula="of:=[.F$2]*[.C453]^[.F$3]+[.F$4]*[.C453]^[.F$5]+[.F$6]*[.C453]^[.F$7]+[.F$8]+IF([.C45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54]+1" office:value-type="date" office:date-value="2020-04-07" calcext:value-type="date">
            <text:p>07-04-2020</text:p>
          </table:table-cell>
          <table:table-cell table:formula="of:=IF([.E455]&lt;10000000000;[.E455];10000000000)" office:value-type="float" office:value="127819.844054222" calcext:value-type="float">
            <text:p>127 820</text:p>
          </table:table-cell>
          <table:table-cell/>
          <table:table-cell table:formula="of:=[.F$2]*[.C454]^[.F$3]+[.F$4]*[.C454]^[.F$5]+[.F$6]*[.C454]^[.F$7]+[.F$8]+IF([.C45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55]+1" office:value-type="date" office:date-value="2020-04-08" calcext:value-type="date">
            <text:p>08-04-2020</text:p>
          </table:table-cell>
          <table:table-cell table:formula="of:=IF([.E456]&lt;10000000000;[.E456];10000000000)" office:value-type="float" office:value="127819.844054222" calcext:value-type="float">
            <text:p>127 820</text:p>
          </table:table-cell>
          <table:table-cell/>
          <table:table-cell table:formula="of:=[.F$2]*[.C455]^[.F$3]+[.F$4]*[.C455]^[.F$5]+[.F$6]*[.C455]^[.F$7]+[.F$8]+IF([.C45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56]+1" office:value-type="date" office:date-value="2020-04-09" calcext:value-type="date">
            <text:p>09-04-2020</text:p>
          </table:table-cell>
          <table:table-cell table:formula="of:=IF([.E457]&lt;10000000000;[.E457];10000000000)" office:value-type="float" office:value="127819.844054222" calcext:value-type="float">
            <text:p>127 820</text:p>
          </table:table-cell>
          <table:table-cell/>
          <table:table-cell table:formula="of:=[.F$2]*[.C456]^[.F$3]+[.F$4]*[.C456]^[.F$5]+[.F$6]*[.C456]^[.F$7]+[.F$8]+IF([.C45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57]+1" office:value-type="date" office:date-value="2020-04-10" calcext:value-type="date">
            <text:p>10-04-2020</text:p>
          </table:table-cell>
          <table:table-cell table:formula="of:=IF([.E458]&lt;10000000000;[.E458];10000000000)" office:value-type="float" office:value="127819.844054222" calcext:value-type="float">
            <text:p>127 820</text:p>
          </table:table-cell>
          <table:table-cell/>
          <table:table-cell table:formula="of:=[.F$2]*[.C457]^[.F$3]+[.F$4]*[.C457]^[.F$5]+[.F$6]*[.C457]^[.F$7]+[.F$8]+IF([.C45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58]+1" office:value-type="date" office:date-value="2020-04-11" calcext:value-type="date">
            <text:p>11-04-2020</text:p>
          </table:table-cell>
          <table:table-cell table:formula="of:=IF([.E459]&lt;10000000000;[.E459];10000000000)" office:value-type="float" office:value="127819.844054222" calcext:value-type="float">
            <text:p>127 820</text:p>
          </table:table-cell>
          <table:table-cell/>
          <table:table-cell table:formula="of:=[.F$2]*[.C458]^[.F$3]+[.F$4]*[.C458]^[.F$5]+[.F$6]*[.C458]^[.F$7]+[.F$8]+IF([.C45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59]+1" office:value-type="date" office:date-value="2020-04-12" calcext:value-type="date">
            <text:p>12-04-2020</text:p>
          </table:table-cell>
          <table:table-cell table:formula="of:=IF([.E460]&lt;10000000000;[.E460];10000000000)" office:value-type="float" office:value="127819.844054222" calcext:value-type="float">
            <text:p>127 820</text:p>
          </table:table-cell>
          <table:table-cell/>
          <table:table-cell table:formula="of:=[.F$2]*[.C459]^[.F$3]+[.F$4]*[.C459]^[.F$5]+[.F$6]*[.C459]^[.F$7]+[.F$8]+IF([.C45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60]+1" office:value-type="date" office:date-value="2020-04-13" calcext:value-type="date">
            <text:p>13-04-2020</text:p>
          </table:table-cell>
          <table:table-cell table:formula="of:=IF([.E461]&lt;10000000000;[.E461];10000000000)" office:value-type="float" office:value="127819.844054222" calcext:value-type="float">
            <text:p>127 820</text:p>
          </table:table-cell>
          <table:table-cell/>
          <table:table-cell table:formula="of:=[.F$2]*[.C460]^[.F$3]+[.F$4]*[.C460]^[.F$5]+[.F$6]*[.C460]^[.F$7]+[.F$8]+IF([.C46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61]+1" office:value-type="date" office:date-value="2020-04-14" calcext:value-type="date">
            <text:p>14-04-2020</text:p>
          </table:table-cell>
          <table:table-cell table:formula="of:=IF([.E462]&lt;10000000000;[.E462];10000000000)" office:value-type="float" office:value="127819.844054222" calcext:value-type="float">
            <text:p>127 820</text:p>
          </table:table-cell>
          <table:table-cell/>
          <table:table-cell table:formula="of:=[.F$2]*[.C461]^[.F$3]+[.F$4]*[.C461]^[.F$5]+[.F$6]*[.C461]^[.F$7]+[.F$8]+IF([.C46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62]+1" office:value-type="date" office:date-value="2020-04-15" calcext:value-type="date">
            <text:p>15-04-2020</text:p>
          </table:table-cell>
          <table:table-cell table:formula="of:=IF([.E463]&lt;10000000000;[.E463];10000000000)" office:value-type="float" office:value="127819.844054222" calcext:value-type="float">
            <text:p>127 820</text:p>
          </table:table-cell>
          <table:table-cell/>
          <table:table-cell table:formula="of:=[.F$2]*[.C462]^[.F$3]+[.F$4]*[.C462]^[.F$5]+[.F$6]*[.C462]^[.F$7]+[.F$8]+IF([.C46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63]+1" office:value-type="date" office:date-value="2020-04-16" calcext:value-type="date">
            <text:p>16-04-2020</text:p>
          </table:table-cell>
          <table:table-cell table:formula="of:=IF([.E464]&lt;10000000000;[.E464];10000000000)" office:value-type="float" office:value="127819.844054222" calcext:value-type="float">
            <text:p>127 820</text:p>
          </table:table-cell>
          <table:table-cell/>
          <table:table-cell table:formula="of:=[.F$2]*[.C463]^[.F$3]+[.F$4]*[.C463]^[.F$5]+[.F$6]*[.C463]^[.F$7]+[.F$8]+IF([.C46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64]+1" office:value-type="date" office:date-value="2020-04-17" calcext:value-type="date">
            <text:p>17-04-2020</text:p>
          </table:table-cell>
          <table:table-cell table:formula="of:=IF([.E465]&lt;10000000000;[.E465];10000000000)" office:value-type="float" office:value="127819.844054222" calcext:value-type="float">
            <text:p>127 820</text:p>
          </table:table-cell>
          <table:table-cell/>
          <table:table-cell table:formula="of:=[.F$2]*[.C464]^[.F$3]+[.F$4]*[.C464]^[.F$5]+[.F$6]*[.C464]^[.F$7]+[.F$8]+IF([.C46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65]+1" office:value-type="date" office:date-value="2020-04-18" calcext:value-type="date">
            <text:p>18-04-2020</text:p>
          </table:table-cell>
          <table:table-cell table:formula="of:=IF([.E466]&lt;10000000000;[.E466];10000000000)" office:value-type="float" office:value="127819.844054222" calcext:value-type="float">
            <text:p>127 820</text:p>
          </table:table-cell>
          <table:table-cell/>
          <table:table-cell table:formula="of:=[.F$2]*[.C465]^[.F$3]+[.F$4]*[.C465]^[.F$5]+[.F$6]*[.C465]^[.F$7]+[.F$8]+IF([.C46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66]+1" office:value-type="date" office:date-value="2020-04-19" calcext:value-type="date">
            <text:p>19-04-2020</text:p>
          </table:table-cell>
          <table:table-cell table:formula="of:=IF([.E467]&lt;10000000000;[.E467];10000000000)" office:value-type="float" office:value="127819.844054222" calcext:value-type="float">
            <text:p>127 820</text:p>
          </table:table-cell>
          <table:table-cell/>
          <table:table-cell table:formula="of:=[.F$2]*[.C466]^[.F$3]+[.F$4]*[.C466]^[.F$5]+[.F$6]*[.C466]^[.F$7]+[.F$8]+IF([.C46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67]+1" office:value-type="date" office:date-value="2020-04-20" calcext:value-type="date">
            <text:p>20-04-2020</text:p>
          </table:table-cell>
          <table:table-cell table:formula="of:=IF([.E468]&lt;10000000000;[.E468];10000000000)" office:value-type="float" office:value="127819.844054222" calcext:value-type="float">
            <text:p>127 820</text:p>
          </table:table-cell>
          <table:table-cell/>
          <table:table-cell table:formula="of:=[.F$2]*[.C467]^[.F$3]+[.F$4]*[.C467]^[.F$5]+[.F$6]*[.C467]^[.F$7]+[.F$8]+IF([.C46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68]+1" office:value-type="date" office:date-value="2020-04-21" calcext:value-type="date">
            <text:p>21-04-2020</text:p>
          </table:table-cell>
          <table:table-cell table:formula="of:=IF([.E469]&lt;10000000000;[.E469];10000000000)" office:value-type="float" office:value="127819.844054222" calcext:value-type="float">
            <text:p>127 820</text:p>
          </table:table-cell>
          <table:table-cell/>
          <table:table-cell table:formula="of:=[.F$2]*[.C468]^[.F$3]+[.F$4]*[.C468]^[.F$5]+[.F$6]*[.C468]^[.F$7]+[.F$8]+IF([.C46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69]+1" office:value-type="date" office:date-value="2020-04-22" calcext:value-type="date">
            <text:p>22-04-2020</text:p>
          </table:table-cell>
          <table:table-cell table:formula="of:=IF([.E470]&lt;10000000000;[.E470];10000000000)" office:value-type="float" office:value="127819.844054222" calcext:value-type="float">
            <text:p>127 820</text:p>
          </table:table-cell>
          <table:table-cell/>
          <table:table-cell table:formula="of:=[.F$2]*[.C469]^[.F$3]+[.F$4]*[.C469]^[.F$5]+[.F$6]*[.C469]^[.F$7]+[.F$8]+IF([.C46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70]+1" office:value-type="date" office:date-value="2020-04-23" calcext:value-type="date">
            <text:p>23-04-2020</text:p>
          </table:table-cell>
          <table:table-cell table:formula="of:=IF([.E471]&lt;10000000000;[.E471];10000000000)" office:value-type="float" office:value="127819.844054222" calcext:value-type="float">
            <text:p>127 820</text:p>
          </table:table-cell>
          <table:table-cell/>
          <table:table-cell table:formula="of:=[.F$2]*[.C470]^[.F$3]+[.F$4]*[.C470]^[.F$5]+[.F$6]*[.C470]^[.F$7]+[.F$8]+IF([.C47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71]+1" office:value-type="date" office:date-value="2020-04-24" calcext:value-type="date">
            <text:p>24-04-2020</text:p>
          </table:table-cell>
          <table:table-cell table:formula="of:=IF([.E472]&lt;10000000000;[.E472];10000000000)" office:value-type="float" office:value="127819.844054222" calcext:value-type="float">
            <text:p>127 820</text:p>
          </table:table-cell>
          <table:table-cell/>
          <table:table-cell table:formula="of:=[.F$2]*[.C471]^[.F$3]+[.F$4]*[.C471]^[.F$5]+[.F$6]*[.C471]^[.F$7]+[.F$8]+IF([.C47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72]+1" office:value-type="date" office:date-value="2020-04-25" calcext:value-type="date">
            <text:p>25-04-2020</text:p>
          </table:table-cell>
          <table:table-cell table:formula="of:=IF([.E473]&lt;10000000000;[.E473];10000000000)" office:value-type="float" office:value="127819.844054222" calcext:value-type="float">
            <text:p>127 820</text:p>
          </table:table-cell>
          <table:table-cell/>
          <table:table-cell table:formula="of:=[.F$2]*[.C472]^[.F$3]+[.F$4]*[.C472]^[.F$5]+[.F$6]*[.C472]^[.F$7]+[.F$8]+IF([.C47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73]+1" office:value-type="date" office:date-value="2020-04-26" calcext:value-type="date">
            <text:p>26-04-2020</text:p>
          </table:table-cell>
          <table:table-cell table:formula="of:=IF([.E474]&lt;10000000000;[.E474];10000000000)" office:value-type="float" office:value="127819.844054222" calcext:value-type="float">
            <text:p>127 820</text:p>
          </table:table-cell>
          <table:table-cell/>
          <table:table-cell table:formula="of:=[.F$2]*[.C473]^[.F$3]+[.F$4]*[.C473]^[.F$5]+[.F$6]*[.C473]^[.F$7]+[.F$8]+IF([.C47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74]+1" office:value-type="date" office:date-value="2020-04-27" calcext:value-type="date">
            <text:p>27-04-2020</text:p>
          </table:table-cell>
          <table:table-cell table:formula="of:=IF([.E475]&lt;10000000000;[.E475];10000000000)" office:value-type="float" office:value="127819.844054222" calcext:value-type="float">
            <text:p>127 820</text:p>
          </table:table-cell>
          <table:table-cell/>
          <table:table-cell table:formula="of:=[.F$2]*[.C474]^[.F$3]+[.F$4]*[.C474]^[.F$5]+[.F$6]*[.C474]^[.F$7]+[.F$8]+IF([.C47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75]+1" office:value-type="date" office:date-value="2020-04-28" calcext:value-type="date">
            <text:p>28-04-2020</text:p>
          </table:table-cell>
          <table:table-cell table:formula="of:=IF([.E476]&lt;10000000000;[.E476];10000000000)" office:value-type="float" office:value="127819.844054222" calcext:value-type="float">
            <text:p>127 820</text:p>
          </table:table-cell>
          <table:table-cell/>
          <table:table-cell table:formula="of:=[.F$2]*[.C475]^[.F$3]+[.F$4]*[.C475]^[.F$5]+[.F$6]*[.C475]^[.F$7]+[.F$8]+IF([.C47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76]+1" office:value-type="date" office:date-value="2020-04-29" calcext:value-type="date">
            <text:p>29-04-2020</text:p>
          </table:table-cell>
          <table:table-cell table:formula="of:=IF([.E477]&lt;10000000000;[.E477];10000000000)" office:value-type="float" office:value="127819.844054222" calcext:value-type="float">
            <text:p>127 820</text:p>
          </table:table-cell>
          <table:table-cell/>
          <table:table-cell table:formula="of:=[.F$2]*[.C476]^[.F$3]+[.F$4]*[.C476]^[.F$5]+[.F$6]*[.C476]^[.F$7]+[.F$8]+IF([.C47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77]+1" office:value-type="date" office:date-value="2020-04-30" calcext:value-type="date">
            <text:p>30-04-2020</text:p>
          </table:table-cell>
          <table:table-cell table:formula="of:=IF([.E478]&lt;10000000000;[.E478];10000000000)" office:value-type="float" office:value="127819.844054222" calcext:value-type="float">
            <text:p>127 820</text:p>
          </table:table-cell>
          <table:table-cell/>
          <table:table-cell table:formula="of:=[.F$2]*[.C477]^[.F$3]+[.F$4]*[.C477]^[.F$5]+[.F$6]*[.C477]^[.F$7]+[.F$8]+IF([.C47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78]+1" office:value-type="date" office:date-value="2020-05-01" calcext:value-type="date">
            <text:p>01-05-2020</text:p>
          </table:table-cell>
          <table:table-cell table:formula="of:=IF([.E479]&lt;10000000000;[.E479];10000000000)" office:value-type="float" office:value="127819.844054222" calcext:value-type="float">
            <text:p>127 820</text:p>
          </table:table-cell>
          <table:table-cell/>
          <table:table-cell table:formula="of:=[.F$2]*[.C478]^[.F$3]+[.F$4]*[.C478]^[.F$5]+[.F$6]*[.C478]^[.F$7]+[.F$8]+IF([.C47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79]+1" office:value-type="date" office:date-value="2020-05-02" calcext:value-type="date">
            <text:p>02-05-2020</text:p>
          </table:table-cell>
          <table:table-cell table:formula="of:=IF([.E480]&lt;10000000000;[.E480];10000000000)" office:value-type="float" office:value="127819.844054222" calcext:value-type="float">
            <text:p>127 820</text:p>
          </table:table-cell>
          <table:table-cell/>
          <table:table-cell table:formula="of:=[.F$2]*[.C479]^[.F$3]+[.F$4]*[.C479]^[.F$5]+[.F$6]*[.C479]^[.F$7]+[.F$8]+IF([.C47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80]+1" office:value-type="date" office:date-value="2020-05-03" calcext:value-type="date">
            <text:p>03-05-2020</text:p>
          </table:table-cell>
          <table:table-cell table:formula="of:=IF([.E481]&lt;10000000000;[.E481];10000000000)" office:value-type="float" office:value="127819.844054222" calcext:value-type="float">
            <text:p>127 820</text:p>
          </table:table-cell>
          <table:table-cell/>
          <table:table-cell table:formula="of:=[.F$2]*[.C480]^[.F$3]+[.F$4]*[.C480]^[.F$5]+[.F$6]*[.C480]^[.F$7]+[.F$8]+IF([.C48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81]+1" office:value-type="date" office:date-value="2020-05-04" calcext:value-type="date">
            <text:p>04-05-2020</text:p>
          </table:table-cell>
          <table:table-cell table:formula="of:=IF([.E482]&lt;10000000000;[.E482];10000000000)" office:value-type="float" office:value="127819.844054222" calcext:value-type="float">
            <text:p>127 820</text:p>
          </table:table-cell>
          <table:table-cell/>
          <table:table-cell table:formula="of:=[.F$2]*[.C481]^[.F$3]+[.F$4]*[.C481]^[.F$5]+[.F$6]*[.C481]^[.F$7]+[.F$8]+IF([.C48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82]+1" office:value-type="date" office:date-value="2020-05-05" calcext:value-type="date">
            <text:p>05-05-2020</text:p>
          </table:table-cell>
          <table:table-cell table:formula="of:=IF([.E483]&lt;10000000000;[.E483];10000000000)" office:value-type="float" office:value="127819.844054222" calcext:value-type="float">
            <text:p>127 820</text:p>
          </table:table-cell>
          <table:table-cell/>
          <table:table-cell table:formula="of:=[.F$2]*[.C482]^[.F$3]+[.F$4]*[.C482]^[.F$5]+[.F$6]*[.C482]^[.F$7]+[.F$8]+IF([.C48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83]+1" office:value-type="date" office:date-value="2020-05-06" calcext:value-type="date">
            <text:p>06-05-2020</text:p>
          </table:table-cell>
          <table:table-cell table:formula="of:=IF([.E484]&lt;10000000000;[.E484];10000000000)" office:value-type="float" office:value="127819.844054222" calcext:value-type="float">
            <text:p>127 820</text:p>
          </table:table-cell>
          <table:table-cell/>
          <table:table-cell table:formula="of:=[.F$2]*[.C483]^[.F$3]+[.F$4]*[.C483]^[.F$5]+[.F$6]*[.C483]^[.F$7]+[.F$8]+IF([.C48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84]+1" office:value-type="date" office:date-value="2020-05-07" calcext:value-type="date">
            <text:p>07-05-2020</text:p>
          </table:table-cell>
          <table:table-cell table:formula="of:=IF([.E485]&lt;10000000000;[.E485];10000000000)" office:value-type="float" office:value="127819.844054222" calcext:value-type="float">
            <text:p>127 820</text:p>
          </table:table-cell>
          <table:table-cell/>
          <table:table-cell table:formula="of:=[.F$2]*[.C484]^[.F$3]+[.F$4]*[.C484]^[.F$5]+[.F$6]*[.C484]^[.F$7]+[.F$8]+IF([.C48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85]+1" office:value-type="date" office:date-value="2020-05-08" calcext:value-type="date">
            <text:p>08-05-2020</text:p>
          </table:table-cell>
          <table:table-cell table:formula="of:=IF([.E486]&lt;10000000000;[.E486];10000000000)" office:value-type="float" office:value="127819.844054222" calcext:value-type="float">
            <text:p>127 820</text:p>
          </table:table-cell>
          <table:table-cell/>
          <table:table-cell table:formula="of:=[.F$2]*[.C485]^[.F$3]+[.F$4]*[.C485]^[.F$5]+[.F$6]*[.C485]^[.F$7]+[.F$8]+IF([.C48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86]+1" office:value-type="date" office:date-value="2020-05-09" calcext:value-type="date">
            <text:p>09-05-2020</text:p>
          </table:table-cell>
          <table:table-cell table:formula="of:=IF([.E487]&lt;10000000000;[.E487];10000000000)" office:value-type="float" office:value="127819.844054222" calcext:value-type="float">
            <text:p>127 820</text:p>
          </table:table-cell>
          <table:table-cell/>
          <table:table-cell table:formula="of:=[.F$2]*[.C486]^[.F$3]+[.F$4]*[.C486]^[.F$5]+[.F$6]*[.C486]^[.F$7]+[.F$8]+IF([.C48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87]+1" office:value-type="date" office:date-value="2020-05-10" calcext:value-type="date">
            <text:p>10-05-2020</text:p>
          </table:table-cell>
          <table:table-cell table:formula="of:=IF([.E488]&lt;10000000000;[.E488];10000000000)" office:value-type="float" office:value="127819.844054222" calcext:value-type="float">
            <text:p>127 820</text:p>
          </table:table-cell>
          <table:table-cell/>
          <table:table-cell table:formula="of:=[.F$2]*[.C487]^[.F$3]+[.F$4]*[.C487]^[.F$5]+[.F$6]*[.C487]^[.F$7]+[.F$8]+IF([.C48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88]+1" office:value-type="date" office:date-value="2020-05-11" calcext:value-type="date">
            <text:p>11-05-2020</text:p>
          </table:table-cell>
          <table:table-cell table:formula="of:=IF([.E489]&lt;10000000000;[.E489];10000000000)" office:value-type="float" office:value="127819.844054222" calcext:value-type="float">
            <text:p>127 820</text:p>
          </table:table-cell>
          <table:table-cell/>
          <table:table-cell table:formula="of:=[.F$2]*[.C488]^[.F$3]+[.F$4]*[.C488]^[.F$5]+[.F$6]*[.C488]^[.F$7]+[.F$8]+IF([.C48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89]+1" office:value-type="date" office:date-value="2020-05-12" calcext:value-type="date">
            <text:p>12-05-2020</text:p>
          </table:table-cell>
          <table:table-cell table:formula="of:=IF([.E490]&lt;10000000000;[.E490];10000000000)" office:value-type="float" office:value="127819.844054222" calcext:value-type="float">
            <text:p>127 820</text:p>
          </table:table-cell>
          <table:table-cell/>
          <table:table-cell table:formula="of:=[.F$2]*[.C489]^[.F$3]+[.F$4]*[.C489]^[.F$5]+[.F$6]*[.C489]^[.F$7]+[.F$8]+IF([.C48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90]+1" office:value-type="date" office:date-value="2020-05-13" calcext:value-type="date">
            <text:p>13-05-2020</text:p>
          </table:table-cell>
          <table:table-cell table:formula="of:=IF([.E491]&lt;10000000000;[.E491];10000000000)" office:value-type="float" office:value="127819.844054222" calcext:value-type="float">
            <text:p>127 820</text:p>
          </table:table-cell>
          <table:table-cell/>
          <table:table-cell table:formula="of:=[.F$2]*[.C490]^[.F$3]+[.F$4]*[.C490]^[.F$5]+[.F$6]*[.C490]^[.F$7]+[.F$8]+IF([.C49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91]+1" office:value-type="date" office:date-value="2020-05-14" calcext:value-type="date">
            <text:p>14-05-2020</text:p>
          </table:table-cell>
          <table:table-cell table:formula="of:=IF([.E492]&lt;10000000000;[.E492];10000000000)" office:value-type="float" office:value="127819.844054222" calcext:value-type="float">
            <text:p>127 820</text:p>
          </table:table-cell>
          <table:table-cell/>
          <table:table-cell table:formula="of:=[.F$2]*[.C491]^[.F$3]+[.F$4]*[.C491]^[.F$5]+[.F$6]*[.C491]^[.F$7]+[.F$8]+IF([.C49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92]+1" office:value-type="date" office:date-value="2020-05-15" calcext:value-type="date">
            <text:p>15-05-2020</text:p>
          </table:table-cell>
          <table:table-cell table:formula="of:=IF([.E493]&lt;10000000000;[.E493];10000000000)" office:value-type="float" office:value="127819.844054222" calcext:value-type="float">
            <text:p>127 820</text:p>
          </table:table-cell>
          <table:table-cell/>
          <table:table-cell table:formula="of:=[.F$2]*[.C492]^[.F$3]+[.F$4]*[.C492]^[.F$5]+[.F$6]*[.C492]^[.F$7]+[.F$8]+IF([.C49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93]+1" office:value-type="date" office:date-value="2020-05-16" calcext:value-type="date">
            <text:p>16-05-2020</text:p>
          </table:table-cell>
          <table:table-cell table:formula="of:=IF([.E494]&lt;10000000000;[.E494];10000000000)" office:value-type="float" office:value="127819.844054222" calcext:value-type="float">
            <text:p>127 820</text:p>
          </table:table-cell>
          <table:table-cell/>
          <table:table-cell table:formula="of:=[.F$2]*[.C493]^[.F$3]+[.F$4]*[.C493]^[.F$5]+[.F$6]*[.C493]^[.F$7]+[.F$8]+IF([.C49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94]+1" office:value-type="date" office:date-value="2020-05-17" calcext:value-type="date">
            <text:p>17-05-2020</text:p>
          </table:table-cell>
          <table:table-cell table:formula="of:=IF([.E495]&lt;10000000000;[.E495];10000000000)" office:value-type="float" office:value="127819.844054222" calcext:value-type="float">
            <text:p>127 820</text:p>
          </table:table-cell>
          <table:table-cell/>
          <table:table-cell table:formula="of:=[.F$2]*[.C494]^[.F$3]+[.F$4]*[.C494]^[.F$5]+[.F$6]*[.C494]^[.F$7]+[.F$8]+IF([.C49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95]+1" office:value-type="date" office:date-value="2020-05-18" calcext:value-type="date">
            <text:p>18-05-2020</text:p>
          </table:table-cell>
          <table:table-cell table:formula="of:=IF([.E496]&lt;10000000000;[.E496];10000000000)" office:value-type="float" office:value="127819.844054222" calcext:value-type="float">
            <text:p>127 820</text:p>
          </table:table-cell>
          <table:table-cell/>
          <table:table-cell table:formula="of:=[.F$2]*[.C495]^[.F$3]+[.F$4]*[.C495]^[.F$5]+[.F$6]*[.C495]^[.F$7]+[.F$8]+IF([.C49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96]+1" office:value-type="date" office:date-value="2020-05-19" calcext:value-type="date">
            <text:p>19-05-2020</text:p>
          </table:table-cell>
          <table:table-cell table:formula="of:=IF([.E497]&lt;10000000000;[.E497];10000000000)" office:value-type="float" office:value="127819.844054222" calcext:value-type="float">
            <text:p>127 820</text:p>
          </table:table-cell>
          <table:table-cell/>
          <table:table-cell table:formula="of:=[.F$2]*[.C496]^[.F$3]+[.F$4]*[.C496]^[.F$5]+[.F$6]*[.C496]^[.F$7]+[.F$8]+IF([.C49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97]+1" office:value-type="date" office:date-value="2020-05-20" calcext:value-type="date">
            <text:p>20-05-2020</text:p>
          </table:table-cell>
          <table:table-cell table:formula="of:=IF([.E498]&lt;10000000000;[.E498];10000000000)" office:value-type="float" office:value="127819.844054222" calcext:value-type="float">
            <text:p>127 820</text:p>
          </table:table-cell>
          <table:table-cell/>
          <table:table-cell table:formula="of:=[.F$2]*[.C497]^[.F$3]+[.F$4]*[.C497]^[.F$5]+[.F$6]*[.C497]^[.F$7]+[.F$8]+IF([.C49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98]+1" office:value-type="date" office:date-value="2020-05-21" calcext:value-type="date">
            <text:p>21-05-2020</text:p>
          </table:table-cell>
          <table:table-cell table:formula="of:=IF([.E499]&lt;10000000000;[.E499];10000000000)" office:value-type="float" office:value="127819.844054222" calcext:value-type="float">
            <text:p>127 820</text:p>
          </table:table-cell>
          <table:table-cell/>
          <table:table-cell table:formula="of:=[.F$2]*[.C498]^[.F$3]+[.F$4]*[.C498]^[.F$5]+[.F$6]*[.C498]^[.F$7]+[.F$8]+IF([.C49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499]+1" office:value-type="date" office:date-value="2020-05-22" calcext:value-type="date">
            <text:p>22-05-2020</text:p>
          </table:table-cell>
          <table:table-cell table:formula="of:=IF([.E500]&lt;10000000000;[.E500];10000000000)" office:value-type="float" office:value="127819.844054222" calcext:value-type="float">
            <text:p>127 820</text:p>
          </table:table-cell>
          <table:table-cell/>
          <table:table-cell table:formula="of:=[.F$2]*[.C499]^[.F$3]+[.F$4]*[.C499]^[.F$5]+[.F$6]*[.C499]^[.F$7]+[.F$8]+IF([.C49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00]+1" office:value-type="date" office:date-value="2020-05-23" calcext:value-type="date">
            <text:p>23-05-2020</text:p>
          </table:table-cell>
          <table:table-cell table:formula="of:=IF([.E501]&lt;10000000000;[.E501];10000000000)" office:value-type="float" office:value="127819.844054222" calcext:value-type="float">
            <text:p>127 820</text:p>
          </table:table-cell>
          <table:table-cell/>
          <table:table-cell table:formula="of:=[.F$2]*[.C500]^[.F$3]+[.F$4]*[.C500]^[.F$5]+[.F$6]*[.C500]^[.F$7]+[.F$8]+IF([.C50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01]+1" office:value-type="date" office:date-value="2020-05-24" calcext:value-type="date">
            <text:p>24-05-2020</text:p>
          </table:table-cell>
          <table:table-cell table:formula="of:=IF([.E502]&lt;10000000000;[.E502];10000000000)" office:value-type="float" office:value="127819.844054222" calcext:value-type="float">
            <text:p>127 820</text:p>
          </table:table-cell>
          <table:table-cell/>
          <table:table-cell table:formula="of:=[.F$2]*[.C501]^[.F$3]+[.F$4]*[.C501]^[.F$5]+[.F$6]*[.C501]^[.F$7]+[.F$8]+IF([.C50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02]+1" office:value-type="date" office:date-value="2020-05-25" calcext:value-type="date">
            <text:p>25-05-2020</text:p>
          </table:table-cell>
          <table:table-cell table:formula="of:=IF([.E503]&lt;10000000000;[.E503];10000000000)" office:value-type="float" office:value="127819.844054222" calcext:value-type="float">
            <text:p>127 820</text:p>
          </table:table-cell>
          <table:table-cell/>
          <table:table-cell table:formula="of:=[.F$2]*[.C502]^[.F$3]+[.F$4]*[.C502]^[.F$5]+[.F$6]*[.C502]^[.F$7]+[.F$8]+IF([.C50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03]+1" office:value-type="date" office:date-value="2020-05-26" calcext:value-type="date">
            <text:p>26-05-2020</text:p>
          </table:table-cell>
          <table:table-cell table:formula="of:=IF([.E504]&lt;10000000000;[.E504];10000000000)" office:value-type="float" office:value="127819.844054222" calcext:value-type="float">
            <text:p>127 820</text:p>
          </table:table-cell>
          <table:table-cell/>
          <table:table-cell table:formula="of:=[.F$2]*[.C503]^[.F$3]+[.F$4]*[.C503]^[.F$5]+[.F$6]*[.C503]^[.F$7]+[.F$8]+IF([.C50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04]+1" office:value-type="date" office:date-value="2020-05-27" calcext:value-type="date">
            <text:p>27-05-2020</text:p>
          </table:table-cell>
          <table:table-cell table:formula="of:=IF([.E505]&lt;10000000000;[.E505];10000000000)" office:value-type="float" office:value="127819.844054222" calcext:value-type="float">
            <text:p>127 820</text:p>
          </table:table-cell>
          <table:table-cell/>
          <table:table-cell table:formula="of:=[.F$2]*[.C504]^[.F$3]+[.F$4]*[.C504]^[.F$5]+[.F$6]*[.C504]^[.F$7]+[.F$8]+IF([.C50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05]+1" office:value-type="date" office:date-value="2020-05-28" calcext:value-type="date">
            <text:p>28-05-2020</text:p>
          </table:table-cell>
          <table:table-cell table:formula="of:=IF([.E506]&lt;10000000000;[.E506];10000000000)" office:value-type="float" office:value="127819.844054222" calcext:value-type="float">
            <text:p>127 820</text:p>
          </table:table-cell>
          <table:table-cell/>
          <table:table-cell table:formula="of:=[.F$2]*[.C505]^[.F$3]+[.F$4]*[.C505]^[.F$5]+[.F$6]*[.C505]^[.F$7]+[.F$8]+IF([.C50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06]+1" office:value-type="date" office:date-value="2020-05-29" calcext:value-type="date">
            <text:p>29-05-2020</text:p>
          </table:table-cell>
          <table:table-cell table:formula="of:=IF([.E507]&lt;10000000000;[.E507];10000000000)" office:value-type="float" office:value="127819.844054222" calcext:value-type="float">
            <text:p>127 820</text:p>
          </table:table-cell>
          <table:table-cell/>
          <table:table-cell table:formula="of:=[.F$2]*[.C506]^[.F$3]+[.F$4]*[.C506]^[.F$5]+[.F$6]*[.C506]^[.F$7]+[.F$8]+IF([.C50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07]+1" office:value-type="date" office:date-value="2020-05-30" calcext:value-type="date">
            <text:p>30-05-2020</text:p>
          </table:table-cell>
          <table:table-cell table:formula="of:=IF([.E508]&lt;10000000000;[.E508];10000000000)" office:value-type="float" office:value="127819.844054222" calcext:value-type="float">
            <text:p>127 820</text:p>
          </table:table-cell>
          <table:table-cell/>
          <table:table-cell table:formula="of:=[.F$2]*[.C507]^[.F$3]+[.F$4]*[.C507]^[.F$5]+[.F$6]*[.C507]^[.F$7]+[.F$8]+IF([.C50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08]+1" office:value-type="date" office:date-value="2020-05-31" calcext:value-type="date">
            <text:p>31-05-2020</text:p>
          </table:table-cell>
          <table:table-cell table:formula="of:=IF([.E509]&lt;10000000000;[.E509];10000000000)" office:value-type="float" office:value="127819.844054222" calcext:value-type="float">
            <text:p>127 820</text:p>
          </table:table-cell>
          <table:table-cell/>
          <table:table-cell table:formula="of:=[.F$2]*[.C508]^[.F$3]+[.F$4]*[.C508]^[.F$5]+[.F$6]*[.C508]^[.F$7]+[.F$8]+IF([.C50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09]+1" office:value-type="date" office:date-value="2020-06-01" calcext:value-type="date">
            <text:p>01-06-2020</text:p>
          </table:table-cell>
          <table:table-cell table:formula="of:=IF([.E510]&lt;10000000000;[.E510];10000000000)" office:value-type="float" office:value="127819.844054222" calcext:value-type="float">
            <text:p>127 820</text:p>
          </table:table-cell>
          <table:table-cell/>
          <table:table-cell table:formula="of:=[.F$2]*[.C509]^[.F$3]+[.F$4]*[.C509]^[.F$5]+[.F$6]*[.C509]^[.F$7]+[.F$8]+IF([.C50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10]+1" office:value-type="date" office:date-value="2020-06-02" calcext:value-type="date">
            <text:p>02-06-2020</text:p>
          </table:table-cell>
          <table:table-cell table:formula="of:=IF([.E511]&lt;10000000000;[.E511];10000000000)" office:value-type="float" office:value="127819.844054222" calcext:value-type="float">
            <text:p>127 820</text:p>
          </table:table-cell>
          <table:table-cell/>
          <table:table-cell table:formula="of:=[.F$2]*[.C510]^[.F$3]+[.F$4]*[.C510]^[.F$5]+[.F$6]*[.C510]^[.F$7]+[.F$8]+IF([.C51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11]+1" office:value-type="date" office:date-value="2020-06-03" calcext:value-type="date">
            <text:p>03-06-2020</text:p>
          </table:table-cell>
          <table:table-cell table:formula="of:=IF([.E512]&lt;10000000000;[.E512];10000000000)" office:value-type="float" office:value="127819.844054222" calcext:value-type="float">
            <text:p>127 820</text:p>
          </table:table-cell>
          <table:table-cell/>
          <table:table-cell table:formula="of:=[.F$2]*[.C511]^[.F$3]+[.F$4]*[.C511]^[.F$5]+[.F$6]*[.C511]^[.F$7]+[.F$8]+IF([.C51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12]+1" office:value-type="date" office:date-value="2020-06-04" calcext:value-type="date">
            <text:p>04-06-2020</text:p>
          </table:table-cell>
          <table:table-cell table:formula="of:=IF([.E513]&lt;10000000000;[.E513];10000000000)" office:value-type="float" office:value="127819.844054222" calcext:value-type="float">
            <text:p>127 820</text:p>
          </table:table-cell>
          <table:table-cell/>
          <table:table-cell table:formula="of:=[.F$2]*[.C512]^[.F$3]+[.F$4]*[.C512]^[.F$5]+[.F$6]*[.C512]^[.F$7]+[.F$8]+IF([.C51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13]+1" office:value-type="date" office:date-value="2020-06-05" calcext:value-type="date">
            <text:p>05-06-2020</text:p>
          </table:table-cell>
          <table:table-cell table:formula="of:=IF([.E514]&lt;10000000000;[.E514];10000000000)" office:value-type="float" office:value="127819.844054222" calcext:value-type="float">
            <text:p>127 820</text:p>
          </table:table-cell>
          <table:table-cell/>
          <table:table-cell table:formula="of:=[.F$2]*[.C513]^[.F$3]+[.F$4]*[.C513]^[.F$5]+[.F$6]*[.C513]^[.F$7]+[.F$8]+IF([.C51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14]+1" office:value-type="date" office:date-value="2020-06-06" calcext:value-type="date">
            <text:p>06-06-2020</text:p>
          </table:table-cell>
          <table:table-cell table:formula="of:=IF([.E515]&lt;10000000000;[.E515];10000000000)" office:value-type="float" office:value="127819.844054222" calcext:value-type="float">
            <text:p>127 820</text:p>
          </table:table-cell>
          <table:table-cell/>
          <table:table-cell table:formula="of:=[.F$2]*[.C514]^[.F$3]+[.F$4]*[.C514]^[.F$5]+[.F$6]*[.C514]^[.F$7]+[.F$8]+IF([.C51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15]+1" office:value-type="date" office:date-value="2020-06-07" calcext:value-type="date">
            <text:p>07-06-2020</text:p>
          </table:table-cell>
          <table:table-cell table:formula="of:=IF([.E516]&lt;10000000000;[.E516];10000000000)" office:value-type="float" office:value="127819.844054222" calcext:value-type="float">
            <text:p>127 820</text:p>
          </table:table-cell>
          <table:table-cell/>
          <table:table-cell table:formula="of:=[.F$2]*[.C515]^[.F$3]+[.F$4]*[.C515]^[.F$5]+[.F$6]*[.C515]^[.F$7]+[.F$8]+IF([.C51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16]+1" office:value-type="date" office:date-value="2020-06-08" calcext:value-type="date">
            <text:p>08-06-2020</text:p>
          </table:table-cell>
          <table:table-cell table:formula="of:=IF([.E517]&lt;10000000000;[.E517];10000000000)" office:value-type="float" office:value="127819.844054222" calcext:value-type="float">
            <text:p>127 820</text:p>
          </table:table-cell>
          <table:table-cell/>
          <table:table-cell table:formula="of:=[.F$2]*[.C516]^[.F$3]+[.F$4]*[.C516]^[.F$5]+[.F$6]*[.C516]^[.F$7]+[.F$8]+IF([.C51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17]+1" office:value-type="date" office:date-value="2020-06-09" calcext:value-type="date">
            <text:p>09-06-2020</text:p>
          </table:table-cell>
          <table:table-cell table:formula="of:=IF([.E518]&lt;10000000000;[.E518];10000000000)" office:value-type="float" office:value="127819.844054222" calcext:value-type="float">
            <text:p>127 820</text:p>
          </table:table-cell>
          <table:table-cell/>
          <table:table-cell table:formula="of:=[.F$2]*[.C517]^[.F$3]+[.F$4]*[.C517]^[.F$5]+[.F$6]*[.C517]^[.F$7]+[.F$8]+IF([.C51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18]+1" office:value-type="date" office:date-value="2020-06-10" calcext:value-type="date">
            <text:p>10-06-2020</text:p>
          </table:table-cell>
          <table:table-cell table:formula="of:=IF([.E519]&lt;10000000000;[.E519];10000000000)" office:value-type="float" office:value="127819.844054222" calcext:value-type="float">
            <text:p>127 820</text:p>
          </table:table-cell>
          <table:table-cell/>
          <table:table-cell table:formula="of:=[.F$2]*[.C518]^[.F$3]+[.F$4]*[.C518]^[.F$5]+[.F$6]*[.C518]^[.F$7]+[.F$8]+IF([.C51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19]+1" office:value-type="date" office:date-value="2020-06-11" calcext:value-type="date">
            <text:p>11-06-2020</text:p>
          </table:table-cell>
          <table:table-cell table:formula="of:=IF([.E520]&lt;10000000000;[.E520];10000000000)" office:value-type="float" office:value="127819.844054222" calcext:value-type="float">
            <text:p>127 820</text:p>
          </table:table-cell>
          <table:table-cell/>
          <table:table-cell table:formula="of:=[.F$2]*[.C519]^[.F$3]+[.F$4]*[.C519]^[.F$5]+[.F$6]*[.C519]^[.F$7]+[.F$8]+IF([.C51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20]+1" office:value-type="date" office:date-value="2020-06-12" calcext:value-type="date">
            <text:p>12-06-2020</text:p>
          </table:table-cell>
          <table:table-cell table:formula="of:=IF([.E521]&lt;10000000000;[.E521];10000000000)" office:value-type="float" office:value="127819.844054222" calcext:value-type="float">
            <text:p>127 820</text:p>
          </table:table-cell>
          <table:table-cell/>
          <table:table-cell table:formula="of:=[.F$2]*[.C520]^[.F$3]+[.F$4]*[.C520]^[.F$5]+[.F$6]*[.C520]^[.F$7]+[.F$8]+IF([.C52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21]+1" office:value-type="date" office:date-value="2020-06-13" calcext:value-type="date">
            <text:p>13-06-2020</text:p>
          </table:table-cell>
          <table:table-cell table:formula="of:=IF([.E522]&lt;10000000000;[.E522];10000000000)" office:value-type="float" office:value="127819.844054222" calcext:value-type="float">
            <text:p>127 820</text:p>
          </table:table-cell>
          <table:table-cell/>
          <table:table-cell table:formula="of:=[.F$2]*[.C521]^[.F$3]+[.F$4]*[.C521]^[.F$5]+[.F$6]*[.C521]^[.F$7]+[.F$8]+IF([.C52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22]+1" office:value-type="date" office:date-value="2020-06-14" calcext:value-type="date">
            <text:p>14-06-2020</text:p>
          </table:table-cell>
          <table:table-cell table:formula="of:=IF([.E523]&lt;10000000000;[.E523];10000000000)" office:value-type="float" office:value="127819.844054222" calcext:value-type="float">
            <text:p>127 820</text:p>
          </table:table-cell>
          <table:table-cell/>
          <table:table-cell table:formula="of:=[.F$2]*[.C522]^[.F$3]+[.F$4]*[.C522]^[.F$5]+[.F$6]*[.C522]^[.F$7]+[.F$8]+IF([.C52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23]+1" office:value-type="date" office:date-value="2020-06-15" calcext:value-type="date">
            <text:p>15-06-2020</text:p>
          </table:table-cell>
          <table:table-cell table:formula="of:=IF([.E524]&lt;10000000000;[.E524];10000000000)" office:value-type="float" office:value="127819.844054222" calcext:value-type="float">
            <text:p>127 820</text:p>
          </table:table-cell>
          <table:table-cell/>
          <table:table-cell table:formula="of:=[.F$2]*[.C523]^[.F$3]+[.F$4]*[.C523]^[.F$5]+[.F$6]*[.C523]^[.F$7]+[.F$8]+IF([.C52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24]+1" office:value-type="date" office:date-value="2020-06-16" calcext:value-type="date">
            <text:p>16-06-2020</text:p>
          </table:table-cell>
          <table:table-cell table:formula="of:=IF([.E525]&lt;10000000000;[.E525];10000000000)" office:value-type="float" office:value="127819.844054222" calcext:value-type="float">
            <text:p>127 820</text:p>
          </table:table-cell>
          <table:table-cell/>
          <table:table-cell table:formula="of:=[.F$2]*[.C524]^[.F$3]+[.F$4]*[.C524]^[.F$5]+[.F$6]*[.C524]^[.F$7]+[.F$8]+IF([.C52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25]+1" office:value-type="date" office:date-value="2020-06-17" calcext:value-type="date">
            <text:p>17-06-2020</text:p>
          </table:table-cell>
          <table:table-cell table:formula="of:=IF([.E526]&lt;10000000000;[.E526];10000000000)" office:value-type="float" office:value="127819.844054222" calcext:value-type="float">
            <text:p>127 820</text:p>
          </table:table-cell>
          <table:table-cell/>
          <table:table-cell table:formula="of:=[.F$2]*[.C525]^[.F$3]+[.F$4]*[.C525]^[.F$5]+[.F$6]*[.C525]^[.F$7]+[.F$8]+IF([.C52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26]+1" office:value-type="date" office:date-value="2020-06-18" calcext:value-type="date">
            <text:p>18-06-2020</text:p>
          </table:table-cell>
          <table:table-cell table:formula="of:=IF([.E527]&lt;10000000000;[.E527];10000000000)" office:value-type="float" office:value="127819.844054222" calcext:value-type="float">
            <text:p>127 820</text:p>
          </table:table-cell>
          <table:table-cell/>
          <table:table-cell table:formula="of:=[.F$2]*[.C526]^[.F$3]+[.F$4]*[.C526]^[.F$5]+[.F$6]*[.C526]^[.F$7]+[.F$8]+IF([.C52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27]+1" office:value-type="date" office:date-value="2020-06-19" calcext:value-type="date">
            <text:p>19-06-2020</text:p>
          </table:table-cell>
          <table:table-cell table:formula="of:=IF([.E528]&lt;10000000000;[.E528];10000000000)" office:value-type="float" office:value="127819.844054222" calcext:value-type="float">
            <text:p>127 820</text:p>
          </table:table-cell>
          <table:table-cell/>
          <table:table-cell table:formula="of:=[.F$2]*[.C527]^[.F$3]+[.F$4]*[.C527]^[.F$5]+[.F$6]*[.C527]^[.F$7]+[.F$8]+IF([.C52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28]+1" office:value-type="date" office:date-value="2020-06-20" calcext:value-type="date">
            <text:p>20-06-2020</text:p>
          </table:table-cell>
          <table:table-cell table:formula="of:=IF([.E529]&lt;10000000000;[.E529];10000000000)" office:value-type="float" office:value="127819.844054222" calcext:value-type="float">
            <text:p>127 820</text:p>
          </table:table-cell>
          <table:table-cell/>
          <table:table-cell table:formula="of:=[.F$2]*[.C528]^[.F$3]+[.F$4]*[.C528]^[.F$5]+[.F$6]*[.C528]^[.F$7]+[.F$8]+IF([.C52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29]+1" office:value-type="date" office:date-value="2020-06-21" calcext:value-type="date">
            <text:p>21-06-2020</text:p>
          </table:table-cell>
          <table:table-cell table:formula="of:=IF([.E530]&lt;10000000000;[.E530];10000000000)" office:value-type="float" office:value="127819.844054222" calcext:value-type="float">
            <text:p>127 820</text:p>
          </table:table-cell>
          <table:table-cell/>
          <table:table-cell table:formula="of:=[.F$2]*[.C529]^[.F$3]+[.F$4]*[.C529]^[.F$5]+[.F$6]*[.C529]^[.F$7]+[.F$8]+IF([.C52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30]+1" office:value-type="date" office:date-value="2020-06-22" calcext:value-type="date">
            <text:p>22-06-2020</text:p>
          </table:table-cell>
          <table:table-cell table:formula="of:=IF([.E531]&lt;10000000000;[.E531];10000000000)" office:value-type="float" office:value="127819.844054222" calcext:value-type="float">
            <text:p>127 820</text:p>
          </table:table-cell>
          <table:table-cell/>
          <table:table-cell table:formula="of:=[.F$2]*[.C530]^[.F$3]+[.F$4]*[.C530]^[.F$5]+[.F$6]*[.C530]^[.F$7]+[.F$8]+IF([.C53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31]+1" office:value-type="date" office:date-value="2020-06-23" calcext:value-type="date">
            <text:p>23-06-2020</text:p>
          </table:table-cell>
          <table:table-cell table:formula="of:=IF([.E532]&lt;10000000000;[.E532];10000000000)" office:value-type="float" office:value="127819.844054222" calcext:value-type="float">
            <text:p>127 820</text:p>
          </table:table-cell>
          <table:table-cell/>
          <table:table-cell table:formula="of:=[.F$2]*[.C531]^[.F$3]+[.F$4]*[.C531]^[.F$5]+[.F$6]*[.C531]^[.F$7]+[.F$8]+IF([.C53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32]+1" office:value-type="date" office:date-value="2020-06-24" calcext:value-type="date">
            <text:p>24-06-2020</text:p>
          </table:table-cell>
          <table:table-cell table:formula="of:=IF([.E533]&lt;10000000000;[.E533];10000000000)" office:value-type="float" office:value="127819.844054222" calcext:value-type="float">
            <text:p>127 820</text:p>
          </table:table-cell>
          <table:table-cell/>
          <table:table-cell table:formula="of:=[.F$2]*[.C532]^[.F$3]+[.F$4]*[.C532]^[.F$5]+[.F$6]*[.C532]^[.F$7]+[.F$8]+IF([.C53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33]+1" office:value-type="date" office:date-value="2020-06-25" calcext:value-type="date">
            <text:p>25-06-2020</text:p>
          </table:table-cell>
          <table:table-cell table:formula="of:=IF([.E534]&lt;10000000000;[.E534];10000000000)" office:value-type="float" office:value="127819.844054222" calcext:value-type="float">
            <text:p>127 820</text:p>
          </table:table-cell>
          <table:table-cell/>
          <table:table-cell table:formula="of:=[.F$2]*[.C533]^[.F$3]+[.F$4]*[.C533]^[.F$5]+[.F$6]*[.C533]^[.F$7]+[.F$8]+IF([.C53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34]+1" office:value-type="date" office:date-value="2020-06-26" calcext:value-type="date">
            <text:p>26-06-2020</text:p>
          </table:table-cell>
          <table:table-cell table:formula="of:=IF([.E535]&lt;10000000000;[.E535];10000000000)" office:value-type="float" office:value="127819.844054222" calcext:value-type="float">
            <text:p>127 820</text:p>
          </table:table-cell>
          <table:table-cell/>
          <table:table-cell table:formula="of:=[.F$2]*[.C534]^[.F$3]+[.F$4]*[.C534]^[.F$5]+[.F$6]*[.C534]^[.F$7]+[.F$8]+IF([.C53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35]+1" office:value-type="date" office:date-value="2020-06-27" calcext:value-type="date">
            <text:p>27-06-2020</text:p>
          </table:table-cell>
          <table:table-cell table:formula="of:=IF([.E536]&lt;10000000000;[.E536];10000000000)" office:value-type="float" office:value="127819.844054222" calcext:value-type="float">
            <text:p>127 820</text:p>
          </table:table-cell>
          <table:table-cell/>
          <table:table-cell table:formula="of:=[.F$2]*[.C535]^[.F$3]+[.F$4]*[.C535]^[.F$5]+[.F$6]*[.C535]^[.F$7]+[.F$8]+IF([.C53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36]+1" office:value-type="date" office:date-value="2020-06-28" calcext:value-type="date">
            <text:p>28-06-2020</text:p>
          </table:table-cell>
          <table:table-cell table:formula="of:=IF([.E537]&lt;10000000000;[.E537];10000000000)" office:value-type="float" office:value="127819.844054222" calcext:value-type="float">
            <text:p>127 820</text:p>
          </table:table-cell>
          <table:table-cell/>
          <table:table-cell table:formula="of:=[.F$2]*[.C536]^[.F$3]+[.F$4]*[.C536]^[.F$5]+[.F$6]*[.C536]^[.F$7]+[.F$8]+IF([.C53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37]+1" office:value-type="date" office:date-value="2020-06-29" calcext:value-type="date">
            <text:p>29-06-2020</text:p>
          </table:table-cell>
          <table:table-cell table:formula="of:=IF([.E538]&lt;10000000000;[.E538];10000000000)" office:value-type="float" office:value="127819.844054222" calcext:value-type="float">
            <text:p>127 820</text:p>
          </table:table-cell>
          <table:table-cell/>
          <table:table-cell table:formula="of:=[.F$2]*[.C537]^[.F$3]+[.F$4]*[.C537]^[.F$5]+[.F$6]*[.C537]^[.F$7]+[.F$8]+IF([.C53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38]+1" office:value-type="date" office:date-value="2020-06-30" calcext:value-type="date">
            <text:p>30-06-2020</text:p>
          </table:table-cell>
          <table:table-cell table:formula="of:=IF([.E539]&lt;10000000000;[.E539];10000000000)" office:value-type="float" office:value="127819.844054222" calcext:value-type="float">
            <text:p>127 820</text:p>
          </table:table-cell>
          <table:table-cell/>
          <table:table-cell table:formula="of:=[.F$2]*[.C538]^[.F$3]+[.F$4]*[.C538]^[.F$5]+[.F$6]*[.C538]^[.F$7]+[.F$8]+IF([.C53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39]+1" office:value-type="date" office:date-value="2020-07-01" calcext:value-type="date">
            <text:p>01-07-2020</text:p>
          </table:table-cell>
          <table:table-cell table:formula="of:=IF([.E540]&lt;10000000000;[.E540];10000000000)" office:value-type="float" office:value="127819.844054222" calcext:value-type="float">
            <text:p>127 820</text:p>
          </table:table-cell>
          <table:table-cell/>
          <table:table-cell table:formula="of:=[.F$2]*[.C539]^[.F$3]+[.F$4]*[.C539]^[.F$5]+[.F$6]*[.C539]^[.F$7]+[.F$8]+IF([.C53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40]+1" office:value-type="date" office:date-value="2020-07-02" calcext:value-type="date">
            <text:p>02-07-2020</text:p>
          </table:table-cell>
          <table:table-cell table:formula="of:=IF([.E541]&lt;10000000000;[.E541];10000000000)" office:value-type="float" office:value="127819.844054222" calcext:value-type="float">
            <text:p>127 820</text:p>
          </table:table-cell>
          <table:table-cell/>
          <table:table-cell table:formula="of:=[.F$2]*[.C540]^[.F$3]+[.F$4]*[.C540]^[.F$5]+[.F$6]*[.C540]^[.F$7]+[.F$8]+IF([.C54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41]+1" office:value-type="date" office:date-value="2020-07-03" calcext:value-type="date">
            <text:p>03-07-2020</text:p>
          </table:table-cell>
          <table:table-cell table:formula="of:=IF([.E542]&lt;10000000000;[.E542];10000000000)" office:value-type="float" office:value="127819.844054222" calcext:value-type="float">
            <text:p>127 820</text:p>
          </table:table-cell>
          <table:table-cell/>
          <table:table-cell table:formula="of:=[.F$2]*[.C541]^[.F$3]+[.F$4]*[.C541]^[.F$5]+[.F$6]*[.C541]^[.F$7]+[.F$8]+IF([.C54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42]+1" office:value-type="date" office:date-value="2020-07-04" calcext:value-type="date">
            <text:p>04-07-2020</text:p>
          </table:table-cell>
          <table:table-cell table:formula="of:=IF([.E543]&lt;10000000000;[.E543];10000000000)" office:value-type="float" office:value="127819.844054222" calcext:value-type="float">
            <text:p>127 820</text:p>
          </table:table-cell>
          <table:table-cell/>
          <table:table-cell table:formula="of:=[.F$2]*[.C542]^[.F$3]+[.F$4]*[.C542]^[.F$5]+[.F$6]*[.C542]^[.F$7]+[.F$8]+IF([.C54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43]+1" office:value-type="date" office:date-value="2020-07-05" calcext:value-type="date">
            <text:p>05-07-2020</text:p>
          </table:table-cell>
          <table:table-cell table:formula="of:=IF([.E544]&lt;10000000000;[.E544];10000000000)" office:value-type="float" office:value="127819.844054222" calcext:value-type="float">
            <text:p>127 820</text:p>
          </table:table-cell>
          <table:table-cell/>
          <table:table-cell table:formula="of:=[.F$2]*[.C543]^[.F$3]+[.F$4]*[.C543]^[.F$5]+[.F$6]*[.C543]^[.F$7]+[.F$8]+IF([.C54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44]+1" office:value-type="date" office:date-value="2020-07-06" calcext:value-type="date">
            <text:p>06-07-2020</text:p>
          </table:table-cell>
          <table:table-cell table:formula="of:=IF([.E545]&lt;10000000000;[.E545];10000000000)" office:value-type="float" office:value="127819.844054222" calcext:value-type="float">
            <text:p>127 820</text:p>
          </table:table-cell>
          <table:table-cell/>
          <table:table-cell table:formula="of:=[.F$2]*[.C544]^[.F$3]+[.F$4]*[.C544]^[.F$5]+[.F$6]*[.C544]^[.F$7]+[.F$8]+IF([.C54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45]+1" office:value-type="date" office:date-value="2020-07-07" calcext:value-type="date">
            <text:p>07-07-2020</text:p>
          </table:table-cell>
          <table:table-cell table:formula="of:=IF([.E546]&lt;10000000000;[.E546];10000000000)" office:value-type="float" office:value="127819.844054222" calcext:value-type="float">
            <text:p>127 820</text:p>
          </table:table-cell>
          <table:table-cell/>
          <table:table-cell table:formula="of:=[.F$2]*[.C545]^[.F$3]+[.F$4]*[.C545]^[.F$5]+[.F$6]*[.C545]^[.F$7]+[.F$8]+IF([.C54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46]+1" office:value-type="date" office:date-value="2020-07-08" calcext:value-type="date">
            <text:p>08-07-2020</text:p>
          </table:table-cell>
          <table:table-cell table:formula="of:=IF([.E547]&lt;10000000000;[.E547];10000000000)" office:value-type="float" office:value="127819.844054222" calcext:value-type="float">
            <text:p>127 820</text:p>
          </table:table-cell>
          <table:table-cell/>
          <table:table-cell table:formula="of:=[.F$2]*[.C546]^[.F$3]+[.F$4]*[.C546]^[.F$5]+[.F$6]*[.C546]^[.F$7]+[.F$8]+IF([.C54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47]+1" office:value-type="date" office:date-value="2020-07-09" calcext:value-type="date">
            <text:p>09-07-2020</text:p>
          </table:table-cell>
          <table:table-cell table:formula="of:=IF([.E548]&lt;10000000000;[.E548];10000000000)" office:value-type="float" office:value="127819.844054222" calcext:value-type="float">
            <text:p>127 820</text:p>
          </table:table-cell>
          <table:table-cell/>
          <table:table-cell table:formula="of:=[.F$2]*[.C547]^[.F$3]+[.F$4]*[.C547]^[.F$5]+[.F$6]*[.C547]^[.F$7]+[.F$8]+IF([.C54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48]+1" office:value-type="date" office:date-value="2020-07-10" calcext:value-type="date">
            <text:p>10-07-2020</text:p>
          </table:table-cell>
          <table:table-cell table:formula="of:=IF([.E549]&lt;10000000000;[.E549];10000000000)" office:value-type="float" office:value="127819.844054222" calcext:value-type="float">
            <text:p>127 820</text:p>
          </table:table-cell>
          <table:table-cell/>
          <table:table-cell table:formula="of:=[.F$2]*[.C548]^[.F$3]+[.F$4]*[.C548]^[.F$5]+[.F$6]*[.C548]^[.F$7]+[.F$8]+IF([.C54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49]+1" office:value-type="date" office:date-value="2020-07-11" calcext:value-type="date">
            <text:p>11-07-2020</text:p>
          </table:table-cell>
          <table:table-cell table:formula="of:=IF([.E550]&lt;10000000000;[.E550];10000000000)" office:value-type="float" office:value="127819.844054222" calcext:value-type="float">
            <text:p>127 820</text:p>
          </table:table-cell>
          <table:table-cell/>
          <table:table-cell table:formula="of:=[.F$2]*[.C549]^[.F$3]+[.F$4]*[.C549]^[.F$5]+[.F$6]*[.C549]^[.F$7]+[.F$8]+IF([.C54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50]+1" office:value-type="date" office:date-value="2020-07-12" calcext:value-type="date">
            <text:p>12-07-2020</text:p>
          </table:table-cell>
          <table:table-cell table:formula="of:=IF([.E551]&lt;10000000000;[.E551];10000000000)" office:value-type="float" office:value="127819.844054222" calcext:value-type="float">
            <text:p>127 820</text:p>
          </table:table-cell>
          <table:table-cell/>
          <table:table-cell table:formula="of:=[.F$2]*[.C550]^[.F$3]+[.F$4]*[.C550]^[.F$5]+[.F$6]*[.C550]^[.F$7]+[.F$8]+IF([.C55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51]+1" office:value-type="date" office:date-value="2020-07-13" calcext:value-type="date">
            <text:p>13-07-2020</text:p>
          </table:table-cell>
          <table:table-cell table:formula="of:=IF([.E552]&lt;10000000000;[.E552];10000000000)" office:value-type="float" office:value="127819.844054222" calcext:value-type="float">
            <text:p>127 820</text:p>
          </table:table-cell>
          <table:table-cell/>
          <table:table-cell table:formula="of:=[.F$2]*[.C551]^[.F$3]+[.F$4]*[.C551]^[.F$5]+[.F$6]*[.C551]^[.F$7]+[.F$8]+IF([.C55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52]+1" office:value-type="date" office:date-value="2020-07-14" calcext:value-type="date">
            <text:p>14-07-2020</text:p>
          </table:table-cell>
          <table:table-cell table:formula="of:=IF([.E553]&lt;10000000000;[.E553];10000000000)" office:value-type="float" office:value="127819.844054222" calcext:value-type="float">
            <text:p>127 820</text:p>
          </table:table-cell>
          <table:table-cell/>
          <table:table-cell table:formula="of:=[.F$2]*[.C552]^[.F$3]+[.F$4]*[.C552]^[.F$5]+[.F$6]*[.C552]^[.F$7]+[.F$8]+IF([.C55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53]+1" office:value-type="date" office:date-value="2020-07-15" calcext:value-type="date">
            <text:p>15-07-2020</text:p>
          </table:table-cell>
          <table:table-cell table:formula="of:=IF([.E554]&lt;10000000000;[.E554];10000000000)" office:value-type="float" office:value="127819.844054222" calcext:value-type="float">
            <text:p>127 820</text:p>
          </table:table-cell>
          <table:table-cell/>
          <table:table-cell table:formula="of:=[.F$2]*[.C553]^[.F$3]+[.F$4]*[.C553]^[.F$5]+[.F$6]*[.C553]^[.F$7]+[.F$8]+IF([.C55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54]+1" office:value-type="date" office:date-value="2020-07-16" calcext:value-type="date">
            <text:p>16-07-2020</text:p>
          </table:table-cell>
          <table:table-cell table:formula="of:=IF([.E555]&lt;10000000000;[.E555];10000000000)" office:value-type="float" office:value="127819.844054222" calcext:value-type="float">
            <text:p>127 820</text:p>
          </table:table-cell>
          <table:table-cell/>
          <table:table-cell table:formula="of:=[.F$2]*[.C554]^[.F$3]+[.F$4]*[.C554]^[.F$5]+[.F$6]*[.C554]^[.F$7]+[.F$8]+IF([.C55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55]+1" office:value-type="date" office:date-value="2020-07-17" calcext:value-type="date">
            <text:p>17-07-2020</text:p>
          </table:table-cell>
          <table:table-cell table:formula="of:=IF([.E556]&lt;10000000000;[.E556];10000000000)" office:value-type="float" office:value="127819.844054222" calcext:value-type="float">
            <text:p>127 820</text:p>
          </table:table-cell>
          <table:table-cell/>
          <table:table-cell table:formula="of:=[.F$2]*[.C555]^[.F$3]+[.F$4]*[.C555]^[.F$5]+[.F$6]*[.C555]^[.F$7]+[.F$8]+IF([.C55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56]+1" office:value-type="date" office:date-value="2020-07-18" calcext:value-type="date">
            <text:p>18-07-2020</text:p>
          </table:table-cell>
          <table:table-cell table:formula="of:=IF([.E557]&lt;10000000000;[.E557];10000000000)" office:value-type="float" office:value="127819.844054222" calcext:value-type="float">
            <text:p>127 820</text:p>
          </table:table-cell>
          <table:table-cell/>
          <table:table-cell table:formula="of:=[.F$2]*[.C556]^[.F$3]+[.F$4]*[.C556]^[.F$5]+[.F$6]*[.C556]^[.F$7]+[.F$8]+IF([.C55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57]+1" office:value-type="date" office:date-value="2020-07-19" calcext:value-type="date">
            <text:p>19-07-2020</text:p>
          </table:table-cell>
          <table:table-cell table:formula="of:=IF([.E558]&lt;10000000000;[.E558];10000000000)" office:value-type="float" office:value="127819.844054222" calcext:value-type="float">
            <text:p>127 820</text:p>
          </table:table-cell>
          <table:table-cell/>
          <table:table-cell table:formula="of:=[.F$2]*[.C557]^[.F$3]+[.F$4]*[.C557]^[.F$5]+[.F$6]*[.C557]^[.F$7]+[.F$8]+IF([.C55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58]+1" office:value-type="date" office:date-value="2020-07-20" calcext:value-type="date">
            <text:p>20-07-2020</text:p>
          </table:table-cell>
          <table:table-cell table:formula="of:=IF([.E559]&lt;10000000000;[.E559];10000000000)" office:value-type="float" office:value="127819.844054222" calcext:value-type="float">
            <text:p>127 820</text:p>
          </table:table-cell>
          <table:table-cell/>
          <table:table-cell table:formula="of:=[.F$2]*[.C558]^[.F$3]+[.F$4]*[.C558]^[.F$5]+[.F$6]*[.C558]^[.F$7]+[.F$8]+IF([.C55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59]+1" office:value-type="date" office:date-value="2020-07-21" calcext:value-type="date">
            <text:p>21-07-2020</text:p>
          </table:table-cell>
          <table:table-cell table:formula="of:=IF([.E560]&lt;10000000000;[.E560];10000000000)" office:value-type="float" office:value="127819.844054222" calcext:value-type="float">
            <text:p>127 820</text:p>
          </table:table-cell>
          <table:table-cell/>
          <table:table-cell table:formula="of:=[.F$2]*[.C559]^[.F$3]+[.F$4]*[.C559]^[.F$5]+[.F$6]*[.C559]^[.F$7]+[.F$8]+IF([.C55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60]+1" office:value-type="date" office:date-value="2020-07-22" calcext:value-type="date">
            <text:p>22-07-2020</text:p>
          </table:table-cell>
          <table:table-cell table:formula="of:=IF([.E561]&lt;10000000000;[.E561];10000000000)" office:value-type="float" office:value="127819.844054222" calcext:value-type="float">
            <text:p>127 820</text:p>
          </table:table-cell>
          <table:table-cell/>
          <table:table-cell table:formula="of:=[.F$2]*[.C560]^[.F$3]+[.F$4]*[.C560]^[.F$5]+[.F$6]*[.C560]^[.F$7]+[.F$8]+IF([.C56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61]+1" office:value-type="date" office:date-value="2020-07-23" calcext:value-type="date">
            <text:p>23-07-2020</text:p>
          </table:table-cell>
          <table:table-cell table:formula="of:=IF([.E562]&lt;10000000000;[.E562];10000000000)" office:value-type="float" office:value="127819.844054222" calcext:value-type="float">
            <text:p>127 820</text:p>
          </table:table-cell>
          <table:table-cell/>
          <table:table-cell table:formula="of:=[.F$2]*[.C561]^[.F$3]+[.F$4]*[.C561]^[.F$5]+[.F$6]*[.C561]^[.F$7]+[.F$8]+IF([.C56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62]+1" office:value-type="date" office:date-value="2020-07-24" calcext:value-type="date">
            <text:p>24-07-2020</text:p>
          </table:table-cell>
          <table:table-cell table:formula="of:=IF([.E563]&lt;10000000000;[.E563];10000000000)" office:value-type="float" office:value="127819.844054222" calcext:value-type="float">
            <text:p>127 820</text:p>
          </table:table-cell>
          <table:table-cell/>
          <table:table-cell table:formula="of:=[.F$2]*[.C562]^[.F$3]+[.F$4]*[.C562]^[.F$5]+[.F$6]*[.C562]^[.F$7]+[.F$8]+IF([.C56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63]+1" office:value-type="date" office:date-value="2020-07-25" calcext:value-type="date">
            <text:p>25-07-2020</text:p>
          </table:table-cell>
          <table:table-cell table:formula="of:=IF([.E564]&lt;10000000000;[.E564];10000000000)" office:value-type="float" office:value="127819.844054222" calcext:value-type="float">
            <text:p>127 820</text:p>
          </table:table-cell>
          <table:table-cell/>
          <table:table-cell table:formula="of:=[.F$2]*[.C563]^[.F$3]+[.F$4]*[.C563]^[.F$5]+[.F$6]*[.C563]^[.F$7]+[.F$8]+IF([.C56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64]+1" office:value-type="date" office:date-value="2020-07-26" calcext:value-type="date">
            <text:p>26-07-2020</text:p>
          </table:table-cell>
          <table:table-cell table:formula="of:=IF([.E565]&lt;10000000000;[.E565];10000000000)" office:value-type="float" office:value="127819.844054222" calcext:value-type="float">
            <text:p>127 820</text:p>
          </table:table-cell>
          <table:table-cell/>
          <table:table-cell table:formula="of:=[.F$2]*[.C564]^[.F$3]+[.F$4]*[.C564]^[.F$5]+[.F$6]*[.C564]^[.F$7]+[.F$8]+IF([.C56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65]+1" office:value-type="date" office:date-value="2020-07-27" calcext:value-type="date">
            <text:p>27-07-2020</text:p>
          </table:table-cell>
          <table:table-cell table:formula="of:=IF([.E566]&lt;10000000000;[.E566];10000000000)" office:value-type="float" office:value="127819.844054222" calcext:value-type="float">
            <text:p>127 820</text:p>
          </table:table-cell>
          <table:table-cell/>
          <table:table-cell table:formula="of:=[.F$2]*[.C565]^[.F$3]+[.F$4]*[.C565]^[.F$5]+[.F$6]*[.C565]^[.F$7]+[.F$8]+IF([.C56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66]+1" office:value-type="date" office:date-value="2020-07-28" calcext:value-type="date">
            <text:p>28-07-2020</text:p>
          </table:table-cell>
          <table:table-cell table:formula="of:=IF([.E567]&lt;10000000000;[.E567];10000000000)" office:value-type="float" office:value="127819.844054222" calcext:value-type="float">
            <text:p>127 820</text:p>
          </table:table-cell>
          <table:table-cell/>
          <table:table-cell table:formula="of:=[.F$2]*[.C566]^[.F$3]+[.F$4]*[.C566]^[.F$5]+[.F$6]*[.C566]^[.F$7]+[.F$8]+IF([.C56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67]+1" office:value-type="date" office:date-value="2020-07-29" calcext:value-type="date">
            <text:p>29-07-2020</text:p>
          </table:table-cell>
          <table:table-cell table:formula="of:=IF([.E568]&lt;10000000000;[.E568];10000000000)" office:value-type="float" office:value="127819.844054222" calcext:value-type="float">
            <text:p>127 820</text:p>
          </table:table-cell>
          <table:table-cell/>
          <table:table-cell table:formula="of:=[.F$2]*[.C567]^[.F$3]+[.F$4]*[.C567]^[.F$5]+[.F$6]*[.C567]^[.F$7]+[.F$8]+IF([.C56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68]+1" office:value-type="date" office:date-value="2020-07-30" calcext:value-type="date">
            <text:p>30-07-2020</text:p>
          </table:table-cell>
          <table:table-cell table:formula="of:=IF([.E569]&lt;10000000000;[.E569];10000000000)" office:value-type="float" office:value="127819.844054222" calcext:value-type="float">
            <text:p>127 820</text:p>
          </table:table-cell>
          <table:table-cell/>
          <table:table-cell table:formula="of:=[.F$2]*[.C568]^[.F$3]+[.F$4]*[.C568]^[.F$5]+[.F$6]*[.C568]^[.F$7]+[.F$8]+IF([.C56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69]+1" office:value-type="date" office:date-value="2020-07-31" calcext:value-type="date">
            <text:p>31-07-2020</text:p>
          </table:table-cell>
          <table:table-cell table:formula="of:=IF([.E570]&lt;10000000000;[.E570];10000000000)" office:value-type="float" office:value="127819.844054222" calcext:value-type="float">
            <text:p>127 820</text:p>
          </table:table-cell>
          <table:table-cell/>
          <table:table-cell table:formula="of:=[.F$2]*[.C569]^[.F$3]+[.F$4]*[.C569]^[.F$5]+[.F$6]*[.C569]^[.F$7]+[.F$8]+IF([.C56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70]+1" office:value-type="date" office:date-value="2020-08-01" calcext:value-type="date">
            <text:p>01-08-2020</text:p>
          </table:table-cell>
          <table:table-cell table:formula="of:=IF([.E571]&lt;10000000000;[.E571];10000000000)" office:value-type="float" office:value="127819.844054222" calcext:value-type="float">
            <text:p>127 820</text:p>
          </table:table-cell>
          <table:table-cell/>
          <table:table-cell table:formula="of:=[.F$2]*[.C570]^[.F$3]+[.F$4]*[.C570]^[.F$5]+[.F$6]*[.C570]^[.F$7]+[.F$8]+IF([.C57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71]+1" office:value-type="date" office:date-value="2020-08-02" calcext:value-type="date">
            <text:p>02-08-2020</text:p>
          </table:table-cell>
          <table:table-cell table:formula="of:=IF([.E572]&lt;10000000000;[.E572];10000000000)" office:value-type="float" office:value="127819.844054222" calcext:value-type="float">
            <text:p>127 820</text:p>
          </table:table-cell>
          <table:table-cell/>
          <table:table-cell table:formula="of:=[.F$2]*[.C571]^[.F$3]+[.F$4]*[.C571]^[.F$5]+[.F$6]*[.C571]^[.F$7]+[.F$8]+IF([.C57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72]+1" office:value-type="date" office:date-value="2020-08-03" calcext:value-type="date">
            <text:p>03-08-2020</text:p>
          </table:table-cell>
          <table:table-cell table:formula="of:=IF([.E573]&lt;10000000000;[.E573];10000000000)" office:value-type="float" office:value="127819.844054222" calcext:value-type="float">
            <text:p>127 820</text:p>
          </table:table-cell>
          <table:table-cell/>
          <table:table-cell table:formula="of:=[.F$2]*[.C572]^[.F$3]+[.F$4]*[.C572]^[.F$5]+[.F$6]*[.C572]^[.F$7]+[.F$8]+IF([.C57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73]+1" office:value-type="date" office:date-value="2020-08-04" calcext:value-type="date">
            <text:p>04-08-2020</text:p>
          </table:table-cell>
          <table:table-cell table:formula="of:=IF([.E574]&lt;10000000000;[.E574];10000000000)" office:value-type="float" office:value="127819.844054222" calcext:value-type="float">
            <text:p>127 820</text:p>
          </table:table-cell>
          <table:table-cell/>
          <table:table-cell table:formula="of:=[.F$2]*[.C573]^[.F$3]+[.F$4]*[.C573]^[.F$5]+[.F$6]*[.C573]^[.F$7]+[.F$8]+IF([.C57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74]+1" office:value-type="date" office:date-value="2020-08-05" calcext:value-type="date">
            <text:p>05-08-2020</text:p>
          </table:table-cell>
          <table:table-cell table:formula="of:=IF([.E575]&lt;10000000000;[.E575];10000000000)" office:value-type="float" office:value="127819.844054222" calcext:value-type="float">
            <text:p>127 820</text:p>
          </table:table-cell>
          <table:table-cell/>
          <table:table-cell table:formula="of:=[.F$2]*[.C574]^[.F$3]+[.F$4]*[.C574]^[.F$5]+[.F$6]*[.C574]^[.F$7]+[.F$8]+IF([.C57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75]+1" office:value-type="date" office:date-value="2020-08-06" calcext:value-type="date">
            <text:p>06-08-2020</text:p>
          </table:table-cell>
          <table:table-cell table:formula="of:=IF([.E576]&lt;10000000000;[.E576];10000000000)" office:value-type="float" office:value="127819.844054222" calcext:value-type="float">
            <text:p>127 820</text:p>
          </table:table-cell>
          <table:table-cell/>
          <table:table-cell table:formula="of:=[.F$2]*[.C575]^[.F$3]+[.F$4]*[.C575]^[.F$5]+[.F$6]*[.C575]^[.F$7]+[.F$8]+IF([.C57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76]+1" office:value-type="date" office:date-value="2020-08-07" calcext:value-type="date">
            <text:p>07-08-2020</text:p>
          </table:table-cell>
          <table:table-cell table:formula="of:=IF([.E577]&lt;10000000000;[.E577];10000000000)" office:value-type="float" office:value="127819.844054222" calcext:value-type="float">
            <text:p>127 820</text:p>
          </table:table-cell>
          <table:table-cell/>
          <table:table-cell table:formula="of:=[.F$2]*[.C576]^[.F$3]+[.F$4]*[.C576]^[.F$5]+[.F$6]*[.C576]^[.F$7]+[.F$8]+IF([.C57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77]+1" office:value-type="date" office:date-value="2020-08-08" calcext:value-type="date">
            <text:p>08-08-2020</text:p>
          </table:table-cell>
          <table:table-cell table:formula="of:=IF([.E578]&lt;10000000000;[.E578];10000000000)" office:value-type="float" office:value="127819.844054222" calcext:value-type="float">
            <text:p>127 820</text:p>
          </table:table-cell>
          <table:table-cell/>
          <table:table-cell table:formula="of:=[.F$2]*[.C577]^[.F$3]+[.F$4]*[.C577]^[.F$5]+[.F$6]*[.C577]^[.F$7]+[.F$8]+IF([.C57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78]+1" office:value-type="date" office:date-value="2020-08-09" calcext:value-type="date">
            <text:p>09-08-2020</text:p>
          </table:table-cell>
          <table:table-cell table:formula="of:=IF([.E579]&lt;10000000000;[.E579];10000000000)" office:value-type="float" office:value="127819.844054222" calcext:value-type="float">
            <text:p>127 820</text:p>
          </table:table-cell>
          <table:table-cell/>
          <table:table-cell table:formula="of:=[.F$2]*[.C578]^[.F$3]+[.F$4]*[.C578]^[.F$5]+[.F$6]*[.C578]^[.F$7]+[.F$8]+IF([.C57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79]+1" office:value-type="date" office:date-value="2020-08-10" calcext:value-type="date">
            <text:p>10-08-2020</text:p>
          </table:table-cell>
          <table:table-cell table:formula="of:=IF([.E580]&lt;10000000000;[.E580];10000000000)" office:value-type="float" office:value="127819.844054222" calcext:value-type="float">
            <text:p>127 820</text:p>
          </table:table-cell>
          <table:table-cell/>
          <table:table-cell table:formula="of:=[.F$2]*[.C579]^[.F$3]+[.F$4]*[.C579]^[.F$5]+[.F$6]*[.C579]^[.F$7]+[.F$8]+IF([.C57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80]+1" office:value-type="date" office:date-value="2020-08-11" calcext:value-type="date">
            <text:p>11-08-2020</text:p>
          </table:table-cell>
          <table:table-cell table:formula="of:=IF([.E581]&lt;10000000000;[.E581];10000000000)" office:value-type="float" office:value="127819.844054222" calcext:value-type="float">
            <text:p>127 820</text:p>
          </table:table-cell>
          <table:table-cell/>
          <table:table-cell table:formula="of:=[.F$2]*[.C580]^[.F$3]+[.F$4]*[.C580]^[.F$5]+[.F$6]*[.C580]^[.F$7]+[.F$8]+IF([.C58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81]+1" office:value-type="date" office:date-value="2020-08-12" calcext:value-type="date">
            <text:p>12-08-2020</text:p>
          </table:table-cell>
          <table:table-cell table:formula="of:=IF([.E582]&lt;10000000000;[.E582];10000000000)" office:value-type="float" office:value="127819.844054222" calcext:value-type="float">
            <text:p>127 820</text:p>
          </table:table-cell>
          <table:table-cell/>
          <table:table-cell table:formula="of:=[.F$2]*[.C581]^[.F$3]+[.F$4]*[.C581]^[.F$5]+[.F$6]*[.C581]^[.F$7]+[.F$8]+IF([.C58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82]+1" office:value-type="date" office:date-value="2020-08-13" calcext:value-type="date">
            <text:p>13-08-2020</text:p>
          </table:table-cell>
          <table:table-cell table:formula="of:=IF([.E583]&lt;10000000000;[.E583];10000000000)" office:value-type="float" office:value="127819.844054222" calcext:value-type="float">
            <text:p>127 820</text:p>
          </table:table-cell>
          <table:table-cell/>
          <table:table-cell table:formula="of:=[.F$2]*[.C582]^[.F$3]+[.F$4]*[.C582]^[.F$5]+[.F$6]*[.C582]^[.F$7]+[.F$8]+IF([.C58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83]+1" office:value-type="date" office:date-value="2020-08-14" calcext:value-type="date">
            <text:p>14-08-2020</text:p>
          </table:table-cell>
          <table:table-cell table:formula="of:=IF([.E584]&lt;10000000000;[.E584];10000000000)" office:value-type="float" office:value="127819.844054222" calcext:value-type="float">
            <text:p>127 820</text:p>
          </table:table-cell>
          <table:table-cell/>
          <table:table-cell table:formula="of:=[.F$2]*[.C583]^[.F$3]+[.F$4]*[.C583]^[.F$5]+[.F$6]*[.C583]^[.F$7]+[.F$8]+IF([.C58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84]+1" office:value-type="date" office:date-value="2020-08-15" calcext:value-type="date">
            <text:p>15-08-2020</text:p>
          </table:table-cell>
          <table:table-cell table:formula="of:=IF([.E585]&lt;10000000000;[.E585];10000000000)" office:value-type="float" office:value="127819.844054222" calcext:value-type="float">
            <text:p>127 820</text:p>
          </table:table-cell>
          <table:table-cell/>
          <table:table-cell table:formula="of:=[.F$2]*[.C584]^[.F$3]+[.F$4]*[.C584]^[.F$5]+[.F$6]*[.C584]^[.F$7]+[.F$8]+IF([.C58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85]+1" office:value-type="date" office:date-value="2020-08-16" calcext:value-type="date">
            <text:p>16-08-2020</text:p>
          </table:table-cell>
          <table:table-cell table:formula="of:=IF([.E586]&lt;10000000000;[.E586];10000000000)" office:value-type="float" office:value="127819.844054222" calcext:value-type="float">
            <text:p>127 820</text:p>
          </table:table-cell>
          <table:table-cell/>
          <table:table-cell table:formula="of:=[.F$2]*[.C585]^[.F$3]+[.F$4]*[.C585]^[.F$5]+[.F$6]*[.C585]^[.F$7]+[.F$8]+IF([.C58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86]+1" office:value-type="date" office:date-value="2020-08-17" calcext:value-type="date">
            <text:p>17-08-2020</text:p>
          </table:table-cell>
          <table:table-cell table:formula="of:=IF([.E587]&lt;10000000000;[.E587];10000000000)" office:value-type="float" office:value="127819.844054222" calcext:value-type="float">
            <text:p>127 820</text:p>
          </table:table-cell>
          <table:table-cell/>
          <table:table-cell table:formula="of:=[.F$2]*[.C586]^[.F$3]+[.F$4]*[.C586]^[.F$5]+[.F$6]*[.C586]^[.F$7]+[.F$8]+IF([.C58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87]+1" office:value-type="date" office:date-value="2020-08-18" calcext:value-type="date">
            <text:p>18-08-2020</text:p>
          </table:table-cell>
          <table:table-cell table:formula="of:=IF([.E588]&lt;10000000000;[.E588];10000000000)" office:value-type="float" office:value="127819.844054222" calcext:value-type="float">
            <text:p>127 820</text:p>
          </table:table-cell>
          <table:table-cell/>
          <table:table-cell table:formula="of:=[.F$2]*[.C587]^[.F$3]+[.F$4]*[.C587]^[.F$5]+[.F$6]*[.C587]^[.F$7]+[.F$8]+IF([.C58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88]+1" office:value-type="date" office:date-value="2020-08-19" calcext:value-type="date">
            <text:p>19-08-2020</text:p>
          </table:table-cell>
          <table:table-cell table:formula="of:=IF([.E589]&lt;10000000000;[.E589];10000000000)" office:value-type="float" office:value="127819.844054222" calcext:value-type="float">
            <text:p>127 820</text:p>
          </table:table-cell>
          <table:table-cell/>
          <table:table-cell table:formula="of:=[.F$2]*[.C588]^[.F$3]+[.F$4]*[.C588]^[.F$5]+[.F$6]*[.C588]^[.F$7]+[.F$8]+IF([.C58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89]+1" office:value-type="date" office:date-value="2020-08-20" calcext:value-type="date">
            <text:p>20-08-2020</text:p>
          </table:table-cell>
          <table:table-cell table:formula="of:=IF([.E590]&lt;10000000000;[.E590];10000000000)" office:value-type="float" office:value="127819.844054222" calcext:value-type="float">
            <text:p>127 820</text:p>
          </table:table-cell>
          <table:table-cell/>
          <table:table-cell table:formula="of:=[.F$2]*[.C589]^[.F$3]+[.F$4]*[.C589]^[.F$5]+[.F$6]*[.C589]^[.F$7]+[.F$8]+IF([.C58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90]+1" office:value-type="date" office:date-value="2020-08-21" calcext:value-type="date">
            <text:p>21-08-2020</text:p>
          </table:table-cell>
          <table:table-cell table:formula="of:=IF([.E591]&lt;10000000000;[.E591];10000000000)" office:value-type="float" office:value="127819.844054222" calcext:value-type="float">
            <text:p>127 820</text:p>
          </table:table-cell>
          <table:table-cell/>
          <table:table-cell table:formula="of:=[.F$2]*[.C590]^[.F$3]+[.F$4]*[.C590]^[.F$5]+[.F$6]*[.C590]^[.F$7]+[.F$8]+IF([.C59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91]+1" office:value-type="date" office:date-value="2020-08-22" calcext:value-type="date">
            <text:p>22-08-2020</text:p>
          </table:table-cell>
          <table:table-cell table:formula="of:=IF([.E592]&lt;10000000000;[.E592];10000000000)" office:value-type="float" office:value="127819.844054222" calcext:value-type="float">
            <text:p>127 820</text:p>
          </table:table-cell>
          <table:table-cell/>
          <table:table-cell table:formula="of:=[.F$2]*[.C591]^[.F$3]+[.F$4]*[.C591]^[.F$5]+[.F$6]*[.C591]^[.F$7]+[.F$8]+IF([.C59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92]+1" office:value-type="date" office:date-value="2020-08-23" calcext:value-type="date">
            <text:p>23-08-2020</text:p>
          </table:table-cell>
          <table:table-cell table:formula="of:=IF([.E593]&lt;10000000000;[.E593];10000000000)" office:value-type="float" office:value="127819.844054222" calcext:value-type="float">
            <text:p>127 820</text:p>
          </table:table-cell>
          <table:table-cell/>
          <table:table-cell table:formula="of:=[.F$2]*[.C592]^[.F$3]+[.F$4]*[.C592]^[.F$5]+[.F$6]*[.C592]^[.F$7]+[.F$8]+IF([.C59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93]+1" office:value-type="date" office:date-value="2020-08-24" calcext:value-type="date">
            <text:p>24-08-2020</text:p>
          </table:table-cell>
          <table:table-cell table:formula="of:=IF([.E594]&lt;10000000000;[.E594];10000000000)" office:value-type="float" office:value="127819.844054222" calcext:value-type="float">
            <text:p>127 820</text:p>
          </table:table-cell>
          <table:table-cell/>
          <table:table-cell table:formula="of:=[.F$2]*[.C593]^[.F$3]+[.F$4]*[.C593]^[.F$5]+[.F$6]*[.C593]^[.F$7]+[.F$8]+IF([.C59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94]+1" office:value-type="date" office:date-value="2020-08-25" calcext:value-type="date">
            <text:p>25-08-2020</text:p>
          </table:table-cell>
          <table:table-cell table:formula="of:=IF([.E595]&lt;10000000000;[.E595];10000000000)" office:value-type="float" office:value="127819.844054222" calcext:value-type="float">
            <text:p>127 820</text:p>
          </table:table-cell>
          <table:table-cell/>
          <table:table-cell table:formula="of:=[.F$2]*[.C594]^[.F$3]+[.F$4]*[.C594]^[.F$5]+[.F$6]*[.C594]^[.F$7]+[.F$8]+IF([.C59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95]+1" office:value-type="date" office:date-value="2020-08-26" calcext:value-type="date">
            <text:p>26-08-2020</text:p>
          </table:table-cell>
          <table:table-cell table:formula="of:=IF([.E596]&lt;10000000000;[.E596];10000000000)" office:value-type="float" office:value="127819.844054222" calcext:value-type="float">
            <text:p>127 820</text:p>
          </table:table-cell>
          <table:table-cell/>
          <table:table-cell table:formula="of:=[.F$2]*[.C595]^[.F$3]+[.F$4]*[.C595]^[.F$5]+[.F$6]*[.C595]^[.F$7]+[.F$8]+IF([.C59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96]+1" office:value-type="date" office:date-value="2020-08-27" calcext:value-type="date">
            <text:p>27-08-2020</text:p>
          </table:table-cell>
          <table:table-cell table:formula="of:=IF([.E597]&lt;10000000000;[.E597];10000000000)" office:value-type="float" office:value="127819.844054222" calcext:value-type="float">
            <text:p>127 820</text:p>
          </table:table-cell>
          <table:table-cell/>
          <table:table-cell table:formula="of:=[.F$2]*[.C596]^[.F$3]+[.F$4]*[.C596]^[.F$5]+[.F$6]*[.C596]^[.F$7]+[.F$8]+IF([.C59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97]+1" office:value-type="date" office:date-value="2020-08-28" calcext:value-type="date">
            <text:p>28-08-2020</text:p>
          </table:table-cell>
          <table:table-cell table:formula="of:=IF([.E598]&lt;10000000000;[.E598];10000000000)" office:value-type="float" office:value="127819.844054222" calcext:value-type="float">
            <text:p>127 820</text:p>
          </table:table-cell>
          <table:table-cell/>
          <table:table-cell table:formula="of:=[.F$2]*[.C597]^[.F$3]+[.F$4]*[.C597]^[.F$5]+[.F$6]*[.C597]^[.F$7]+[.F$8]+IF([.C59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98]+1" office:value-type="date" office:date-value="2020-08-29" calcext:value-type="date">
            <text:p>29-08-2020</text:p>
          </table:table-cell>
          <table:table-cell table:formula="of:=IF([.E599]&lt;10000000000;[.E599];10000000000)" office:value-type="float" office:value="127819.844054222" calcext:value-type="float">
            <text:p>127 820</text:p>
          </table:table-cell>
          <table:table-cell/>
          <table:table-cell table:formula="of:=[.F$2]*[.C598]^[.F$3]+[.F$4]*[.C598]^[.F$5]+[.F$6]*[.C598]^[.F$7]+[.F$8]+IF([.C59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599]+1" office:value-type="date" office:date-value="2020-08-30" calcext:value-type="date">
            <text:p>30-08-2020</text:p>
          </table:table-cell>
          <table:table-cell table:formula="of:=IF([.E600]&lt;10000000000;[.E600];10000000000)" office:value-type="float" office:value="127819.844054222" calcext:value-type="float">
            <text:p>127 820</text:p>
          </table:table-cell>
          <table:table-cell/>
          <table:table-cell table:formula="of:=[.F$2]*[.C599]^[.F$3]+[.F$4]*[.C599]^[.F$5]+[.F$6]*[.C599]^[.F$7]+[.F$8]+IF([.C59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00]+1" office:value-type="date" office:date-value="2020-08-31" calcext:value-type="date">
            <text:p>31-08-2020</text:p>
          </table:table-cell>
          <table:table-cell table:formula="of:=IF([.E601]&lt;10000000000;[.E601];10000000000)" office:value-type="float" office:value="127819.844054222" calcext:value-type="float">
            <text:p>127 820</text:p>
          </table:table-cell>
          <table:table-cell/>
          <table:table-cell table:formula="of:=[.F$2]*[.C600]^[.F$3]+[.F$4]*[.C600]^[.F$5]+[.F$6]*[.C600]^[.F$7]+[.F$8]+IF([.C60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01]+1" office:value-type="date" office:date-value="2020-09-01" calcext:value-type="date">
            <text:p>01-09-2020</text:p>
          </table:table-cell>
          <table:table-cell table:formula="of:=IF([.E602]&lt;10000000000;[.E602];10000000000)" office:value-type="float" office:value="127819.844054222" calcext:value-type="float">
            <text:p>127 820</text:p>
          </table:table-cell>
          <table:table-cell/>
          <table:table-cell table:formula="of:=[.F$2]*[.C601]^[.F$3]+[.F$4]*[.C601]^[.F$5]+[.F$6]*[.C601]^[.F$7]+[.F$8]+IF([.C60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02]+1" office:value-type="date" office:date-value="2020-09-02" calcext:value-type="date">
            <text:p>02-09-2020</text:p>
          </table:table-cell>
          <table:table-cell table:formula="of:=IF([.E603]&lt;10000000000;[.E603];10000000000)" office:value-type="float" office:value="127819.844054222" calcext:value-type="float">
            <text:p>127 820</text:p>
          </table:table-cell>
          <table:table-cell/>
          <table:table-cell table:formula="of:=[.F$2]*[.C602]^[.F$3]+[.F$4]*[.C602]^[.F$5]+[.F$6]*[.C602]^[.F$7]+[.F$8]+IF([.C60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03]+1" office:value-type="date" office:date-value="2020-09-03" calcext:value-type="date">
            <text:p>03-09-2020</text:p>
          </table:table-cell>
          <table:table-cell table:formula="of:=IF([.E604]&lt;10000000000;[.E604];10000000000)" office:value-type="float" office:value="127819.844054222" calcext:value-type="float">
            <text:p>127 820</text:p>
          </table:table-cell>
          <table:table-cell/>
          <table:table-cell table:formula="of:=[.F$2]*[.C603]^[.F$3]+[.F$4]*[.C603]^[.F$5]+[.F$6]*[.C603]^[.F$7]+[.F$8]+IF([.C60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04]+1" office:value-type="date" office:date-value="2020-09-04" calcext:value-type="date">
            <text:p>04-09-2020</text:p>
          </table:table-cell>
          <table:table-cell table:formula="of:=IF([.E605]&lt;10000000000;[.E605];10000000000)" office:value-type="float" office:value="127819.844054222" calcext:value-type="float">
            <text:p>127 820</text:p>
          </table:table-cell>
          <table:table-cell/>
          <table:table-cell table:formula="of:=[.F$2]*[.C604]^[.F$3]+[.F$4]*[.C604]^[.F$5]+[.F$6]*[.C604]^[.F$7]+[.F$8]+IF([.C60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05]+1" office:value-type="date" office:date-value="2020-09-05" calcext:value-type="date">
            <text:p>05-09-2020</text:p>
          </table:table-cell>
          <table:table-cell table:formula="of:=IF([.E606]&lt;10000000000;[.E606];10000000000)" office:value-type="float" office:value="127819.844054222" calcext:value-type="float">
            <text:p>127 820</text:p>
          </table:table-cell>
          <table:table-cell/>
          <table:table-cell table:formula="of:=[.F$2]*[.C605]^[.F$3]+[.F$4]*[.C605]^[.F$5]+[.F$6]*[.C605]^[.F$7]+[.F$8]+IF([.C60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06]+1" office:value-type="date" office:date-value="2020-09-06" calcext:value-type="date">
            <text:p>06-09-2020</text:p>
          </table:table-cell>
          <table:table-cell table:formula="of:=IF([.E607]&lt;10000000000;[.E607];10000000000)" office:value-type="float" office:value="127819.844054222" calcext:value-type="float">
            <text:p>127 820</text:p>
          </table:table-cell>
          <table:table-cell/>
          <table:table-cell table:formula="of:=[.F$2]*[.C606]^[.F$3]+[.F$4]*[.C606]^[.F$5]+[.F$6]*[.C606]^[.F$7]+[.F$8]+IF([.C60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07]+1" office:value-type="date" office:date-value="2020-09-07" calcext:value-type="date">
            <text:p>07-09-2020</text:p>
          </table:table-cell>
          <table:table-cell table:formula="of:=IF([.E608]&lt;10000000000;[.E608];10000000000)" office:value-type="float" office:value="127819.844054222" calcext:value-type="float">
            <text:p>127 820</text:p>
          </table:table-cell>
          <table:table-cell/>
          <table:table-cell table:formula="of:=[.F$2]*[.C607]^[.F$3]+[.F$4]*[.C607]^[.F$5]+[.F$6]*[.C607]^[.F$7]+[.F$8]+IF([.C60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08]+1" office:value-type="date" office:date-value="2020-09-08" calcext:value-type="date">
            <text:p>08-09-2020</text:p>
          </table:table-cell>
          <table:table-cell table:formula="of:=IF([.E609]&lt;10000000000;[.E609];10000000000)" office:value-type="float" office:value="127819.844054222" calcext:value-type="float">
            <text:p>127 820</text:p>
          </table:table-cell>
          <table:table-cell/>
          <table:table-cell table:formula="of:=[.F$2]*[.C608]^[.F$3]+[.F$4]*[.C608]^[.F$5]+[.F$6]*[.C608]^[.F$7]+[.F$8]+IF([.C60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09]+1" office:value-type="date" office:date-value="2020-09-09" calcext:value-type="date">
            <text:p>09-09-2020</text:p>
          </table:table-cell>
          <table:table-cell table:formula="of:=IF([.E610]&lt;10000000000;[.E610];10000000000)" office:value-type="float" office:value="127819.844054222" calcext:value-type="float">
            <text:p>127 820</text:p>
          </table:table-cell>
          <table:table-cell/>
          <table:table-cell table:formula="of:=[.F$2]*[.C609]^[.F$3]+[.F$4]*[.C609]^[.F$5]+[.F$6]*[.C609]^[.F$7]+[.F$8]+IF([.C60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10]+1" office:value-type="date" office:date-value="2020-09-10" calcext:value-type="date">
            <text:p>10-09-2020</text:p>
          </table:table-cell>
          <table:table-cell table:formula="of:=IF([.E611]&lt;10000000000;[.E611];10000000000)" office:value-type="float" office:value="127819.844054222" calcext:value-type="float">
            <text:p>127 820</text:p>
          </table:table-cell>
          <table:table-cell/>
          <table:table-cell table:formula="of:=[.F$2]*[.C610]^[.F$3]+[.F$4]*[.C610]^[.F$5]+[.F$6]*[.C610]^[.F$7]+[.F$8]+IF([.C61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11]+1" office:value-type="date" office:date-value="2020-09-11" calcext:value-type="date">
            <text:p>11-09-2020</text:p>
          </table:table-cell>
          <table:table-cell table:formula="of:=IF([.E612]&lt;10000000000;[.E612];10000000000)" office:value-type="float" office:value="127819.844054222" calcext:value-type="float">
            <text:p>127 820</text:p>
          </table:table-cell>
          <table:table-cell/>
          <table:table-cell table:formula="of:=[.F$2]*[.C611]^[.F$3]+[.F$4]*[.C611]^[.F$5]+[.F$6]*[.C611]^[.F$7]+[.F$8]+IF([.C61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12]+1" office:value-type="date" office:date-value="2020-09-12" calcext:value-type="date">
            <text:p>12-09-2020</text:p>
          </table:table-cell>
          <table:table-cell table:formula="of:=IF([.E613]&lt;10000000000;[.E613];10000000000)" office:value-type="float" office:value="127819.844054222" calcext:value-type="float">
            <text:p>127 820</text:p>
          </table:table-cell>
          <table:table-cell/>
          <table:table-cell table:formula="of:=[.F$2]*[.C612]^[.F$3]+[.F$4]*[.C612]^[.F$5]+[.F$6]*[.C612]^[.F$7]+[.F$8]+IF([.C61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13]+1" office:value-type="date" office:date-value="2020-09-13" calcext:value-type="date">
            <text:p>13-09-2020</text:p>
          </table:table-cell>
          <table:table-cell table:formula="of:=IF([.E614]&lt;10000000000;[.E614];10000000000)" office:value-type="float" office:value="127819.844054222" calcext:value-type="float">
            <text:p>127 820</text:p>
          </table:table-cell>
          <table:table-cell/>
          <table:table-cell table:formula="of:=[.F$2]*[.C613]^[.F$3]+[.F$4]*[.C613]^[.F$5]+[.F$6]*[.C613]^[.F$7]+[.F$8]+IF([.C61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14]+1" office:value-type="date" office:date-value="2020-09-14" calcext:value-type="date">
            <text:p>14-09-2020</text:p>
          </table:table-cell>
          <table:table-cell table:formula="of:=IF([.E615]&lt;10000000000;[.E615];10000000000)" office:value-type="float" office:value="127819.844054222" calcext:value-type="float">
            <text:p>127 820</text:p>
          </table:table-cell>
          <table:table-cell/>
          <table:table-cell table:formula="of:=[.F$2]*[.C614]^[.F$3]+[.F$4]*[.C614]^[.F$5]+[.F$6]*[.C614]^[.F$7]+[.F$8]+IF([.C61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15]+1" office:value-type="date" office:date-value="2020-09-15" calcext:value-type="date">
            <text:p>15-09-2020</text:p>
          </table:table-cell>
          <table:table-cell table:formula="of:=IF([.E616]&lt;10000000000;[.E616];10000000000)" office:value-type="float" office:value="127819.844054222" calcext:value-type="float">
            <text:p>127 820</text:p>
          </table:table-cell>
          <table:table-cell/>
          <table:table-cell table:formula="of:=[.F$2]*[.C615]^[.F$3]+[.F$4]*[.C615]^[.F$5]+[.F$6]*[.C615]^[.F$7]+[.F$8]+IF([.C61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16]+1" office:value-type="date" office:date-value="2020-09-16" calcext:value-type="date">
            <text:p>16-09-2020</text:p>
          </table:table-cell>
          <table:table-cell table:formula="of:=IF([.E617]&lt;10000000000;[.E617];10000000000)" office:value-type="float" office:value="127819.844054222" calcext:value-type="float">
            <text:p>127 820</text:p>
          </table:table-cell>
          <table:table-cell/>
          <table:table-cell table:formula="of:=[.F$2]*[.C616]^[.F$3]+[.F$4]*[.C616]^[.F$5]+[.F$6]*[.C616]^[.F$7]+[.F$8]+IF([.C61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17]+1" office:value-type="date" office:date-value="2020-09-17" calcext:value-type="date">
            <text:p>17-09-2020</text:p>
          </table:table-cell>
          <table:table-cell table:formula="of:=IF([.E618]&lt;10000000000;[.E618];10000000000)" office:value-type="float" office:value="127819.844054222" calcext:value-type="float">
            <text:p>127 820</text:p>
          </table:table-cell>
          <table:table-cell/>
          <table:table-cell table:formula="of:=[.F$2]*[.C617]^[.F$3]+[.F$4]*[.C617]^[.F$5]+[.F$6]*[.C617]^[.F$7]+[.F$8]+IF([.C61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18]+1" office:value-type="date" office:date-value="2020-09-18" calcext:value-type="date">
            <text:p>18-09-2020</text:p>
          </table:table-cell>
          <table:table-cell table:formula="of:=IF([.E619]&lt;10000000000;[.E619];10000000000)" office:value-type="float" office:value="127819.844054222" calcext:value-type="float">
            <text:p>127 820</text:p>
          </table:table-cell>
          <table:table-cell/>
          <table:table-cell table:formula="of:=[.F$2]*[.C618]^[.F$3]+[.F$4]*[.C618]^[.F$5]+[.F$6]*[.C618]^[.F$7]+[.F$8]+IF([.C61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19]+1" office:value-type="date" office:date-value="2020-09-19" calcext:value-type="date">
            <text:p>19-09-2020</text:p>
          </table:table-cell>
          <table:table-cell table:formula="of:=IF([.E620]&lt;10000000000;[.E620];10000000000)" office:value-type="float" office:value="127819.844054222" calcext:value-type="float">
            <text:p>127 820</text:p>
          </table:table-cell>
          <table:table-cell/>
          <table:table-cell table:formula="of:=[.F$2]*[.C619]^[.F$3]+[.F$4]*[.C619]^[.F$5]+[.F$6]*[.C619]^[.F$7]+[.F$8]+IF([.C61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20]+1" office:value-type="date" office:date-value="2020-09-20" calcext:value-type="date">
            <text:p>20-09-2020</text:p>
          </table:table-cell>
          <table:table-cell table:formula="of:=IF([.E621]&lt;10000000000;[.E621];10000000000)" office:value-type="float" office:value="127819.844054222" calcext:value-type="float">
            <text:p>127 820</text:p>
          </table:table-cell>
          <table:table-cell/>
          <table:table-cell table:formula="of:=[.F$2]*[.C620]^[.F$3]+[.F$4]*[.C620]^[.F$5]+[.F$6]*[.C620]^[.F$7]+[.F$8]+IF([.C62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21]+1" office:value-type="date" office:date-value="2020-09-21" calcext:value-type="date">
            <text:p>21-09-2020</text:p>
          </table:table-cell>
          <table:table-cell table:formula="of:=IF([.E622]&lt;10000000000;[.E622];10000000000)" office:value-type="float" office:value="127819.844054222" calcext:value-type="float">
            <text:p>127 820</text:p>
          </table:table-cell>
          <table:table-cell/>
          <table:table-cell table:formula="of:=[.F$2]*[.C621]^[.F$3]+[.F$4]*[.C621]^[.F$5]+[.F$6]*[.C621]^[.F$7]+[.F$8]+IF([.C62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22]+1" office:value-type="date" office:date-value="2020-09-22" calcext:value-type="date">
            <text:p>22-09-2020</text:p>
          </table:table-cell>
          <table:table-cell table:formula="of:=IF([.E623]&lt;10000000000;[.E623];10000000000)" office:value-type="float" office:value="127819.844054222" calcext:value-type="float">
            <text:p>127 820</text:p>
          </table:table-cell>
          <table:table-cell/>
          <table:table-cell table:formula="of:=[.F$2]*[.C622]^[.F$3]+[.F$4]*[.C622]^[.F$5]+[.F$6]*[.C622]^[.F$7]+[.F$8]+IF([.C62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23]+1" office:value-type="date" office:date-value="2020-09-23" calcext:value-type="date">
            <text:p>23-09-2020</text:p>
          </table:table-cell>
          <table:table-cell table:formula="of:=IF([.E624]&lt;10000000000;[.E624];10000000000)" office:value-type="float" office:value="127819.844054222" calcext:value-type="float">
            <text:p>127 820</text:p>
          </table:table-cell>
          <table:table-cell/>
          <table:table-cell table:formula="of:=[.F$2]*[.C623]^[.F$3]+[.F$4]*[.C623]^[.F$5]+[.F$6]*[.C623]^[.F$7]+[.F$8]+IF([.C62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24]+1" office:value-type="date" office:date-value="2020-09-24" calcext:value-type="date">
            <text:p>24-09-2020</text:p>
          </table:table-cell>
          <table:table-cell table:formula="of:=IF([.E625]&lt;10000000000;[.E625];10000000000)" office:value-type="float" office:value="127819.844054222" calcext:value-type="float">
            <text:p>127 820</text:p>
          </table:table-cell>
          <table:table-cell/>
          <table:table-cell table:formula="of:=[.F$2]*[.C624]^[.F$3]+[.F$4]*[.C624]^[.F$5]+[.F$6]*[.C624]^[.F$7]+[.F$8]+IF([.C62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25]+1" office:value-type="date" office:date-value="2020-09-25" calcext:value-type="date">
            <text:p>25-09-2020</text:p>
          </table:table-cell>
          <table:table-cell table:formula="of:=IF([.E626]&lt;10000000000;[.E626];10000000000)" office:value-type="float" office:value="127819.844054222" calcext:value-type="float">
            <text:p>127 820</text:p>
          </table:table-cell>
          <table:table-cell/>
          <table:table-cell table:formula="of:=[.F$2]*[.C625]^[.F$3]+[.F$4]*[.C625]^[.F$5]+[.F$6]*[.C625]^[.F$7]+[.F$8]+IF([.C62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26]+1" office:value-type="date" office:date-value="2020-09-26" calcext:value-type="date">
            <text:p>26-09-2020</text:p>
          </table:table-cell>
          <table:table-cell table:formula="of:=IF([.E627]&lt;10000000000;[.E627];10000000000)" office:value-type="float" office:value="127819.844054222" calcext:value-type="float">
            <text:p>127 820</text:p>
          </table:table-cell>
          <table:table-cell/>
          <table:table-cell table:formula="of:=[.F$2]*[.C626]^[.F$3]+[.F$4]*[.C626]^[.F$5]+[.F$6]*[.C626]^[.F$7]+[.F$8]+IF([.C62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27]+1" office:value-type="date" office:date-value="2020-09-27" calcext:value-type="date">
            <text:p>27-09-2020</text:p>
          </table:table-cell>
          <table:table-cell table:formula="of:=IF([.E628]&lt;10000000000;[.E628];10000000000)" office:value-type="float" office:value="127819.844054222" calcext:value-type="float">
            <text:p>127 820</text:p>
          </table:table-cell>
          <table:table-cell/>
          <table:table-cell table:formula="of:=[.F$2]*[.C627]^[.F$3]+[.F$4]*[.C627]^[.F$5]+[.F$6]*[.C627]^[.F$7]+[.F$8]+IF([.C62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28]+1" office:value-type="date" office:date-value="2020-09-28" calcext:value-type="date">
            <text:p>28-09-2020</text:p>
          </table:table-cell>
          <table:table-cell table:formula="of:=IF([.E629]&lt;10000000000;[.E629];10000000000)" office:value-type="float" office:value="127819.844054222" calcext:value-type="float">
            <text:p>127 820</text:p>
          </table:table-cell>
          <table:table-cell/>
          <table:table-cell table:formula="of:=[.F$2]*[.C628]^[.F$3]+[.F$4]*[.C628]^[.F$5]+[.F$6]*[.C628]^[.F$7]+[.F$8]+IF([.C62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29]+1" office:value-type="date" office:date-value="2020-09-29" calcext:value-type="date">
            <text:p>29-09-2020</text:p>
          </table:table-cell>
          <table:table-cell table:formula="of:=IF([.E630]&lt;10000000000;[.E630];10000000000)" office:value-type="float" office:value="127819.844054222" calcext:value-type="float">
            <text:p>127 820</text:p>
          </table:table-cell>
          <table:table-cell/>
          <table:table-cell table:formula="of:=[.F$2]*[.C629]^[.F$3]+[.F$4]*[.C629]^[.F$5]+[.F$6]*[.C629]^[.F$7]+[.F$8]+IF([.C62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30]+1" office:value-type="date" office:date-value="2020-09-30" calcext:value-type="date">
            <text:p>30-09-2020</text:p>
          </table:table-cell>
          <table:table-cell table:formula="of:=IF([.E631]&lt;10000000000;[.E631];10000000000)" office:value-type="float" office:value="127819.844054222" calcext:value-type="float">
            <text:p>127 820</text:p>
          </table:table-cell>
          <table:table-cell/>
          <table:table-cell table:formula="of:=[.F$2]*[.C630]^[.F$3]+[.F$4]*[.C630]^[.F$5]+[.F$6]*[.C630]^[.F$7]+[.F$8]+IF([.C63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31]+1" office:value-type="date" office:date-value="2020-10-01" calcext:value-type="date">
            <text:p>01-10-2020</text:p>
          </table:table-cell>
          <table:table-cell table:formula="of:=IF([.E632]&lt;10000000000;[.E632];10000000000)" office:value-type="float" office:value="127819.844054222" calcext:value-type="float">
            <text:p>127 820</text:p>
          </table:table-cell>
          <table:table-cell/>
          <table:table-cell table:formula="of:=[.F$2]*[.C631]^[.F$3]+[.F$4]*[.C631]^[.F$5]+[.F$6]*[.C631]^[.F$7]+[.F$8]+IF([.C63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32]+1" office:value-type="date" office:date-value="2020-10-02" calcext:value-type="date">
            <text:p>02-10-2020</text:p>
          </table:table-cell>
          <table:table-cell table:formula="of:=IF([.E633]&lt;10000000000;[.E633];10000000000)" office:value-type="float" office:value="127819.844054222" calcext:value-type="float">
            <text:p>127 820</text:p>
          </table:table-cell>
          <table:table-cell/>
          <table:table-cell table:formula="of:=[.F$2]*[.C632]^[.F$3]+[.F$4]*[.C632]^[.F$5]+[.F$6]*[.C632]^[.F$7]+[.F$8]+IF([.C63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33]+1" office:value-type="date" office:date-value="2020-10-03" calcext:value-type="date">
            <text:p>03-10-2020</text:p>
          </table:table-cell>
          <table:table-cell table:formula="of:=IF([.E634]&lt;10000000000;[.E634];10000000000)" office:value-type="float" office:value="127819.844054222" calcext:value-type="float">
            <text:p>127 820</text:p>
          </table:table-cell>
          <table:table-cell/>
          <table:table-cell table:formula="of:=[.F$2]*[.C633]^[.F$3]+[.F$4]*[.C633]^[.F$5]+[.F$6]*[.C633]^[.F$7]+[.F$8]+IF([.C63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34]+1" office:value-type="date" office:date-value="2020-10-04" calcext:value-type="date">
            <text:p>04-10-2020</text:p>
          </table:table-cell>
          <table:table-cell table:formula="of:=IF([.E635]&lt;10000000000;[.E635];10000000000)" office:value-type="float" office:value="127819.844054222" calcext:value-type="float">
            <text:p>127 820</text:p>
          </table:table-cell>
          <table:table-cell/>
          <table:table-cell table:formula="of:=[.F$2]*[.C634]^[.F$3]+[.F$4]*[.C634]^[.F$5]+[.F$6]*[.C634]^[.F$7]+[.F$8]+IF([.C63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35]+1" office:value-type="date" office:date-value="2020-10-05" calcext:value-type="date">
            <text:p>05-10-2020</text:p>
          </table:table-cell>
          <table:table-cell table:formula="of:=IF([.E636]&lt;10000000000;[.E636];10000000000)" office:value-type="float" office:value="127819.844054222" calcext:value-type="float">
            <text:p>127 820</text:p>
          </table:table-cell>
          <table:table-cell/>
          <table:table-cell table:formula="of:=[.F$2]*[.C635]^[.F$3]+[.F$4]*[.C635]^[.F$5]+[.F$6]*[.C635]^[.F$7]+[.F$8]+IF([.C63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36]+1" office:value-type="date" office:date-value="2020-10-06" calcext:value-type="date">
            <text:p>06-10-2020</text:p>
          </table:table-cell>
          <table:table-cell table:formula="of:=IF([.E637]&lt;10000000000;[.E637];10000000000)" office:value-type="float" office:value="127819.844054222" calcext:value-type="float">
            <text:p>127 820</text:p>
          </table:table-cell>
          <table:table-cell/>
          <table:table-cell table:formula="of:=[.F$2]*[.C636]^[.F$3]+[.F$4]*[.C636]^[.F$5]+[.F$6]*[.C636]^[.F$7]+[.F$8]+IF([.C63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37]+1" office:value-type="date" office:date-value="2020-10-07" calcext:value-type="date">
            <text:p>07-10-2020</text:p>
          </table:table-cell>
          <table:table-cell table:formula="of:=IF([.E638]&lt;10000000000;[.E638];10000000000)" office:value-type="float" office:value="127819.844054222" calcext:value-type="float">
            <text:p>127 820</text:p>
          </table:table-cell>
          <table:table-cell/>
          <table:table-cell table:formula="of:=[.F$2]*[.C637]^[.F$3]+[.F$4]*[.C637]^[.F$5]+[.F$6]*[.C637]^[.F$7]+[.F$8]+IF([.C63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38]+1" office:value-type="date" office:date-value="2020-10-08" calcext:value-type="date">
            <text:p>08-10-2020</text:p>
          </table:table-cell>
          <table:table-cell table:formula="of:=IF([.E639]&lt;10000000000;[.E639];10000000000)" office:value-type="float" office:value="127819.844054222" calcext:value-type="float">
            <text:p>127 820</text:p>
          </table:table-cell>
          <table:table-cell/>
          <table:table-cell table:formula="of:=[.F$2]*[.C638]^[.F$3]+[.F$4]*[.C638]^[.F$5]+[.F$6]*[.C638]^[.F$7]+[.F$8]+IF([.C63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39]+1" office:value-type="date" office:date-value="2020-10-09" calcext:value-type="date">
            <text:p>09-10-2020</text:p>
          </table:table-cell>
          <table:table-cell table:formula="of:=IF([.E640]&lt;10000000000;[.E640];10000000000)" office:value-type="float" office:value="127819.844054222" calcext:value-type="float">
            <text:p>127 820</text:p>
          </table:table-cell>
          <table:table-cell/>
          <table:table-cell table:formula="of:=[.F$2]*[.C639]^[.F$3]+[.F$4]*[.C639]^[.F$5]+[.F$6]*[.C639]^[.F$7]+[.F$8]+IF([.C63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40]+1" office:value-type="date" office:date-value="2020-10-10" calcext:value-type="date">
            <text:p>10-10-2020</text:p>
          </table:table-cell>
          <table:table-cell table:formula="of:=IF([.E641]&lt;10000000000;[.E641];10000000000)" office:value-type="float" office:value="127819.844054222" calcext:value-type="float">
            <text:p>127 820</text:p>
          </table:table-cell>
          <table:table-cell/>
          <table:table-cell table:formula="of:=[.F$2]*[.C640]^[.F$3]+[.F$4]*[.C640]^[.F$5]+[.F$6]*[.C640]^[.F$7]+[.F$8]+IF([.C64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41]+1" office:value-type="date" office:date-value="2020-10-11" calcext:value-type="date">
            <text:p>11-10-2020</text:p>
          </table:table-cell>
          <table:table-cell table:formula="of:=IF([.E642]&lt;10000000000;[.E642];10000000000)" office:value-type="float" office:value="127819.844054222" calcext:value-type="float">
            <text:p>127 820</text:p>
          </table:table-cell>
          <table:table-cell/>
          <table:table-cell table:formula="of:=[.F$2]*[.C641]^[.F$3]+[.F$4]*[.C641]^[.F$5]+[.F$6]*[.C641]^[.F$7]+[.F$8]+IF([.C64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42]+1" office:value-type="date" office:date-value="2020-10-12" calcext:value-type="date">
            <text:p>12-10-2020</text:p>
          </table:table-cell>
          <table:table-cell table:formula="of:=IF([.E643]&lt;10000000000;[.E643];10000000000)" office:value-type="float" office:value="127819.844054222" calcext:value-type="float">
            <text:p>127 820</text:p>
          </table:table-cell>
          <table:table-cell/>
          <table:table-cell table:formula="of:=[.F$2]*[.C642]^[.F$3]+[.F$4]*[.C642]^[.F$5]+[.F$6]*[.C642]^[.F$7]+[.F$8]+IF([.C64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43]+1" office:value-type="date" office:date-value="2020-10-13" calcext:value-type="date">
            <text:p>13-10-2020</text:p>
          </table:table-cell>
          <table:table-cell table:formula="of:=IF([.E644]&lt;10000000000;[.E644];10000000000)" office:value-type="float" office:value="127819.844054222" calcext:value-type="float">
            <text:p>127 820</text:p>
          </table:table-cell>
          <table:table-cell/>
          <table:table-cell table:formula="of:=[.F$2]*[.C643]^[.F$3]+[.F$4]*[.C643]^[.F$5]+[.F$6]*[.C643]^[.F$7]+[.F$8]+IF([.C64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44]+1" office:value-type="date" office:date-value="2020-10-14" calcext:value-type="date">
            <text:p>14-10-2020</text:p>
          </table:table-cell>
          <table:table-cell table:formula="of:=IF([.E645]&lt;10000000000;[.E645];10000000000)" office:value-type="float" office:value="127819.844054222" calcext:value-type="float">
            <text:p>127 820</text:p>
          </table:table-cell>
          <table:table-cell/>
          <table:table-cell table:formula="of:=[.F$2]*[.C644]^[.F$3]+[.F$4]*[.C644]^[.F$5]+[.F$6]*[.C644]^[.F$7]+[.F$8]+IF([.C64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45]+1" office:value-type="date" office:date-value="2020-10-15" calcext:value-type="date">
            <text:p>15-10-2020</text:p>
          </table:table-cell>
          <table:table-cell table:formula="of:=IF([.E646]&lt;10000000000;[.E646];10000000000)" office:value-type="float" office:value="127819.844054222" calcext:value-type="float">
            <text:p>127 820</text:p>
          </table:table-cell>
          <table:table-cell/>
          <table:table-cell table:formula="of:=[.F$2]*[.C645]^[.F$3]+[.F$4]*[.C645]^[.F$5]+[.F$6]*[.C645]^[.F$7]+[.F$8]+IF([.C64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46]+1" office:value-type="date" office:date-value="2020-10-16" calcext:value-type="date">
            <text:p>16-10-2020</text:p>
          </table:table-cell>
          <table:table-cell table:formula="of:=IF([.E647]&lt;10000000000;[.E647];10000000000)" office:value-type="float" office:value="127819.844054222" calcext:value-type="float">
            <text:p>127 820</text:p>
          </table:table-cell>
          <table:table-cell/>
          <table:table-cell table:formula="of:=[.F$2]*[.C646]^[.F$3]+[.F$4]*[.C646]^[.F$5]+[.F$6]*[.C646]^[.F$7]+[.F$8]+IF([.C64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47]+1" office:value-type="date" office:date-value="2020-10-17" calcext:value-type="date">
            <text:p>17-10-2020</text:p>
          </table:table-cell>
          <table:table-cell table:formula="of:=IF([.E648]&lt;10000000000;[.E648];10000000000)" office:value-type="float" office:value="127819.844054222" calcext:value-type="float">
            <text:p>127 820</text:p>
          </table:table-cell>
          <table:table-cell/>
          <table:table-cell table:formula="of:=[.F$2]*[.C647]^[.F$3]+[.F$4]*[.C647]^[.F$5]+[.F$6]*[.C647]^[.F$7]+[.F$8]+IF([.C64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48]+1" office:value-type="date" office:date-value="2020-10-18" calcext:value-type="date">
            <text:p>18-10-2020</text:p>
          </table:table-cell>
          <table:table-cell table:formula="of:=IF([.E649]&lt;10000000000;[.E649];10000000000)" office:value-type="float" office:value="127819.844054222" calcext:value-type="float">
            <text:p>127 820</text:p>
          </table:table-cell>
          <table:table-cell/>
          <table:table-cell table:formula="of:=[.F$2]*[.C648]^[.F$3]+[.F$4]*[.C648]^[.F$5]+[.F$6]*[.C648]^[.F$7]+[.F$8]+IF([.C64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49]+1" office:value-type="date" office:date-value="2020-10-19" calcext:value-type="date">
            <text:p>19-10-2020</text:p>
          </table:table-cell>
          <table:table-cell table:formula="of:=IF([.E650]&lt;10000000000;[.E650];10000000000)" office:value-type="float" office:value="127819.844054222" calcext:value-type="float">
            <text:p>127 820</text:p>
          </table:table-cell>
          <table:table-cell/>
          <table:table-cell table:formula="of:=[.F$2]*[.C649]^[.F$3]+[.F$4]*[.C649]^[.F$5]+[.F$6]*[.C649]^[.F$7]+[.F$8]+IF([.C64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50]+1" office:value-type="date" office:date-value="2020-10-20" calcext:value-type="date">
            <text:p>20-10-2020</text:p>
          </table:table-cell>
          <table:table-cell table:formula="of:=IF([.E651]&lt;10000000000;[.E651];10000000000)" office:value-type="float" office:value="127819.844054222" calcext:value-type="float">
            <text:p>127 820</text:p>
          </table:table-cell>
          <table:table-cell/>
          <table:table-cell table:formula="of:=[.F$2]*[.C650]^[.F$3]+[.F$4]*[.C650]^[.F$5]+[.F$6]*[.C650]^[.F$7]+[.F$8]+IF([.C65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51]+1" office:value-type="date" office:date-value="2020-10-21" calcext:value-type="date">
            <text:p>21-10-2020</text:p>
          </table:table-cell>
          <table:table-cell table:formula="of:=IF([.E652]&lt;10000000000;[.E652];10000000000)" office:value-type="float" office:value="127819.844054222" calcext:value-type="float">
            <text:p>127 820</text:p>
          </table:table-cell>
          <table:table-cell/>
          <table:table-cell table:formula="of:=[.F$2]*[.C651]^[.F$3]+[.F$4]*[.C651]^[.F$5]+[.F$6]*[.C651]^[.F$7]+[.F$8]+IF([.C65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52]+1" office:value-type="date" office:date-value="2020-10-22" calcext:value-type="date">
            <text:p>22-10-2020</text:p>
          </table:table-cell>
          <table:table-cell table:formula="of:=IF([.E653]&lt;10000000000;[.E653];10000000000)" office:value-type="float" office:value="127819.844054222" calcext:value-type="float">
            <text:p>127 820</text:p>
          </table:table-cell>
          <table:table-cell/>
          <table:table-cell table:formula="of:=[.F$2]*[.C652]^[.F$3]+[.F$4]*[.C652]^[.F$5]+[.F$6]*[.C652]^[.F$7]+[.F$8]+IF([.C65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53]+1" office:value-type="date" office:date-value="2020-10-23" calcext:value-type="date">
            <text:p>23-10-2020</text:p>
          </table:table-cell>
          <table:table-cell table:formula="of:=IF([.E654]&lt;10000000000;[.E654];10000000000)" office:value-type="float" office:value="127819.844054222" calcext:value-type="float">
            <text:p>127 820</text:p>
          </table:table-cell>
          <table:table-cell/>
          <table:table-cell table:formula="of:=[.F$2]*[.C653]^[.F$3]+[.F$4]*[.C653]^[.F$5]+[.F$6]*[.C653]^[.F$7]+[.F$8]+IF([.C65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54]+1" office:value-type="date" office:date-value="2020-10-24" calcext:value-type="date">
            <text:p>24-10-2020</text:p>
          </table:table-cell>
          <table:table-cell table:formula="of:=IF([.E655]&lt;10000000000;[.E655];10000000000)" office:value-type="float" office:value="127819.844054222" calcext:value-type="float">
            <text:p>127 820</text:p>
          </table:table-cell>
          <table:table-cell/>
          <table:table-cell table:formula="of:=[.F$2]*[.C654]^[.F$3]+[.F$4]*[.C654]^[.F$5]+[.F$6]*[.C654]^[.F$7]+[.F$8]+IF([.C65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55]+1" office:value-type="date" office:date-value="2020-10-25" calcext:value-type="date">
            <text:p>25-10-2020</text:p>
          </table:table-cell>
          <table:table-cell table:formula="of:=IF([.E656]&lt;10000000000;[.E656];10000000000)" office:value-type="float" office:value="127819.844054222" calcext:value-type="float">
            <text:p>127 820</text:p>
          </table:table-cell>
          <table:table-cell/>
          <table:table-cell table:formula="of:=[.F$2]*[.C655]^[.F$3]+[.F$4]*[.C655]^[.F$5]+[.F$6]*[.C655]^[.F$7]+[.F$8]+IF([.C65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56]+1" office:value-type="date" office:date-value="2020-10-26" calcext:value-type="date">
            <text:p>26-10-2020</text:p>
          </table:table-cell>
          <table:table-cell table:formula="of:=IF([.E657]&lt;10000000000;[.E657];10000000000)" office:value-type="float" office:value="127819.844054222" calcext:value-type="float">
            <text:p>127 820</text:p>
          </table:table-cell>
          <table:table-cell/>
          <table:table-cell table:formula="of:=[.F$2]*[.C656]^[.F$3]+[.F$4]*[.C656]^[.F$5]+[.F$6]*[.C656]^[.F$7]+[.F$8]+IF([.C65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57]+1" office:value-type="date" office:date-value="2020-10-27" calcext:value-type="date">
            <text:p>27-10-2020</text:p>
          </table:table-cell>
          <table:table-cell table:formula="of:=IF([.E658]&lt;10000000000;[.E658];10000000000)" office:value-type="float" office:value="127819.844054222" calcext:value-type="float">
            <text:p>127 820</text:p>
          </table:table-cell>
          <table:table-cell/>
          <table:table-cell table:formula="of:=[.F$2]*[.C657]^[.F$3]+[.F$4]*[.C657]^[.F$5]+[.F$6]*[.C657]^[.F$7]+[.F$8]+IF([.C65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58]+1" office:value-type="date" office:date-value="2020-10-28" calcext:value-type="date">
            <text:p>28-10-2020</text:p>
          </table:table-cell>
          <table:table-cell table:formula="of:=IF([.E659]&lt;10000000000;[.E659];10000000000)" office:value-type="float" office:value="127819.844054222" calcext:value-type="float">
            <text:p>127 820</text:p>
          </table:table-cell>
          <table:table-cell/>
          <table:table-cell table:formula="of:=[.F$2]*[.C658]^[.F$3]+[.F$4]*[.C658]^[.F$5]+[.F$6]*[.C658]^[.F$7]+[.F$8]+IF([.C65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59]+1" office:value-type="date" office:date-value="2020-10-29" calcext:value-type="date">
            <text:p>29-10-2020</text:p>
          </table:table-cell>
          <table:table-cell table:formula="of:=IF([.E660]&lt;10000000000;[.E660];10000000000)" office:value-type="float" office:value="127819.844054222" calcext:value-type="float">
            <text:p>127 820</text:p>
          </table:table-cell>
          <table:table-cell/>
          <table:table-cell table:formula="of:=[.F$2]*[.C659]^[.F$3]+[.F$4]*[.C659]^[.F$5]+[.F$6]*[.C659]^[.F$7]+[.F$8]+IF([.C65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60]+1" office:value-type="date" office:date-value="2020-10-30" calcext:value-type="date">
            <text:p>30-10-2020</text:p>
          </table:table-cell>
          <table:table-cell table:formula="of:=IF([.E661]&lt;10000000000;[.E661];10000000000)" office:value-type="float" office:value="127819.844054222" calcext:value-type="float">
            <text:p>127 820</text:p>
          </table:table-cell>
          <table:table-cell/>
          <table:table-cell table:formula="of:=[.F$2]*[.C660]^[.F$3]+[.F$4]*[.C660]^[.F$5]+[.F$6]*[.C660]^[.F$7]+[.F$8]+IF([.C66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61]+1" office:value-type="date" office:date-value="2020-10-31" calcext:value-type="date">
            <text:p>31-10-2020</text:p>
          </table:table-cell>
          <table:table-cell table:formula="of:=IF([.E662]&lt;10000000000;[.E662];10000000000)" office:value-type="float" office:value="127819.844054222" calcext:value-type="float">
            <text:p>127 820</text:p>
          </table:table-cell>
          <table:table-cell/>
          <table:table-cell table:formula="of:=[.F$2]*[.C661]^[.F$3]+[.F$4]*[.C661]^[.F$5]+[.F$6]*[.C661]^[.F$7]+[.F$8]+IF([.C66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62]+1" office:value-type="date" office:date-value="2020-11-01" calcext:value-type="date">
            <text:p>01-11-2020</text:p>
          </table:table-cell>
          <table:table-cell table:formula="of:=IF([.E663]&lt;10000000000;[.E663];10000000000)" office:value-type="float" office:value="127819.844054222" calcext:value-type="float">
            <text:p>127 820</text:p>
          </table:table-cell>
          <table:table-cell/>
          <table:table-cell table:formula="of:=[.F$2]*[.C662]^[.F$3]+[.F$4]*[.C662]^[.F$5]+[.F$6]*[.C662]^[.F$7]+[.F$8]+IF([.C66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63]+1" office:value-type="date" office:date-value="2020-11-02" calcext:value-type="date">
            <text:p>02-11-2020</text:p>
          </table:table-cell>
          <table:table-cell table:formula="of:=IF([.E664]&lt;10000000000;[.E664];10000000000)" office:value-type="float" office:value="127819.844054222" calcext:value-type="float">
            <text:p>127 820</text:p>
          </table:table-cell>
          <table:table-cell/>
          <table:table-cell table:formula="of:=[.F$2]*[.C663]^[.F$3]+[.F$4]*[.C663]^[.F$5]+[.F$6]*[.C663]^[.F$7]+[.F$8]+IF([.C66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64]+1" office:value-type="date" office:date-value="2020-11-03" calcext:value-type="date">
            <text:p>03-11-2020</text:p>
          </table:table-cell>
          <table:table-cell table:formula="of:=IF([.E665]&lt;10000000000;[.E665];10000000000)" office:value-type="float" office:value="127819.844054222" calcext:value-type="float">
            <text:p>127 820</text:p>
          </table:table-cell>
          <table:table-cell/>
          <table:table-cell table:formula="of:=[.F$2]*[.C664]^[.F$3]+[.F$4]*[.C664]^[.F$5]+[.F$6]*[.C664]^[.F$7]+[.F$8]+IF([.C66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65]+1" office:value-type="date" office:date-value="2020-11-04" calcext:value-type="date">
            <text:p>04-11-2020</text:p>
          </table:table-cell>
          <table:table-cell table:formula="of:=IF([.E666]&lt;10000000000;[.E666];10000000000)" office:value-type="float" office:value="127819.844054222" calcext:value-type="float">
            <text:p>127 820</text:p>
          </table:table-cell>
          <table:table-cell/>
          <table:table-cell table:formula="of:=[.F$2]*[.C665]^[.F$3]+[.F$4]*[.C665]^[.F$5]+[.F$6]*[.C665]^[.F$7]+[.F$8]+IF([.C66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66]+1" office:value-type="date" office:date-value="2020-11-05" calcext:value-type="date">
            <text:p>05-11-2020</text:p>
          </table:table-cell>
          <table:table-cell table:formula="of:=IF([.E667]&lt;10000000000;[.E667];10000000000)" office:value-type="float" office:value="127819.844054222" calcext:value-type="float">
            <text:p>127 820</text:p>
          </table:table-cell>
          <table:table-cell/>
          <table:table-cell table:formula="of:=[.F$2]*[.C666]^[.F$3]+[.F$4]*[.C666]^[.F$5]+[.F$6]*[.C666]^[.F$7]+[.F$8]+IF([.C66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67]+1" office:value-type="date" office:date-value="2020-11-06" calcext:value-type="date">
            <text:p>06-11-2020</text:p>
          </table:table-cell>
          <table:table-cell table:formula="of:=IF([.E668]&lt;10000000000;[.E668];10000000000)" office:value-type="float" office:value="127819.844054222" calcext:value-type="float">
            <text:p>127 820</text:p>
          </table:table-cell>
          <table:table-cell/>
          <table:table-cell table:formula="of:=[.F$2]*[.C667]^[.F$3]+[.F$4]*[.C667]^[.F$5]+[.F$6]*[.C667]^[.F$7]+[.F$8]+IF([.C66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68]+1" office:value-type="date" office:date-value="2020-11-07" calcext:value-type="date">
            <text:p>07-11-2020</text:p>
          </table:table-cell>
          <table:table-cell table:formula="of:=IF([.E669]&lt;10000000000;[.E669];10000000000)" office:value-type="float" office:value="127819.844054222" calcext:value-type="float">
            <text:p>127 820</text:p>
          </table:table-cell>
          <table:table-cell/>
          <table:table-cell table:formula="of:=[.F$2]*[.C668]^[.F$3]+[.F$4]*[.C668]^[.F$5]+[.F$6]*[.C668]^[.F$7]+[.F$8]+IF([.C66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69]+1" office:value-type="date" office:date-value="2020-11-08" calcext:value-type="date">
            <text:p>08-11-2020</text:p>
          </table:table-cell>
          <table:table-cell table:formula="of:=IF([.E670]&lt;10000000000;[.E670];10000000000)" office:value-type="float" office:value="127819.844054222" calcext:value-type="float">
            <text:p>127 820</text:p>
          </table:table-cell>
          <table:table-cell/>
          <table:table-cell table:formula="of:=[.F$2]*[.C669]^[.F$3]+[.F$4]*[.C669]^[.F$5]+[.F$6]*[.C669]^[.F$7]+[.F$8]+IF([.C66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70]+1" office:value-type="date" office:date-value="2020-11-09" calcext:value-type="date">
            <text:p>09-11-2020</text:p>
          </table:table-cell>
          <table:table-cell table:formula="of:=IF([.E671]&lt;10000000000;[.E671];10000000000)" office:value-type="float" office:value="127819.844054222" calcext:value-type="float">
            <text:p>127 820</text:p>
          </table:table-cell>
          <table:table-cell/>
          <table:table-cell table:formula="of:=[.F$2]*[.C670]^[.F$3]+[.F$4]*[.C670]^[.F$5]+[.F$6]*[.C670]^[.F$7]+[.F$8]+IF([.C67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71]+1" office:value-type="date" office:date-value="2020-11-10" calcext:value-type="date">
            <text:p>10-11-2020</text:p>
          </table:table-cell>
          <table:table-cell table:formula="of:=IF([.E672]&lt;10000000000;[.E672];10000000000)" office:value-type="float" office:value="127819.844054222" calcext:value-type="float">
            <text:p>127 820</text:p>
          </table:table-cell>
          <table:table-cell/>
          <table:table-cell table:formula="of:=[.F$2]*[.C671]^[.F$3]+[.F$4]*[.C671]^[.F$5]+[.F$6]*[.C671]^[.F$7]+[.F$8]+IF([.C67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72]+1" office:value-type="date" office:date-value="2020-11-11" calcext:value-type="date">
            <text:p>11-11-2020</text:p>
          </table:table-cell>
          <table:table-cell table:formula="of:=IF([.E673]&lt;10000000000;[.E673];10000000000)" office:value-type="float" office:value="127819.844054222" calcext:value-type="float">
            <text:p>127 820</text:p>
          </table:table-cell>
          <table:table-cell/>
          <table:table-cell table:formula="of:=[.F$2]*[.C672]^[.F$3]+[.F$4]*[.C672]^[.F$5]+[.F$6]*[.C672]^[.F$7]+[.F$8]+IF([.C67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73]+1" office:value-type="date" office:date-value="2020-11-12" calcext:value-type="date">
            <text:p>12-11-2020</text:p>
          </table:table-cell>
          <table:table-cell table:formula="of:=IF([.E674]&lt;10000000000;[.E674];10000000000)" office:value-type="float" office:value="127819.844054222" calcext:value-type="float">
            <text:p>127 820</text:p>
          </table:table-cell>
          <table:table-cell/>
          <table:table-cell table:formula="of:=[.F$2]*[.C673]^[.F$3]+[.F$4]*[.C673]^[.F$5]+[.F$6]*[.C673]^[.F$7]+[.F$8]+IF([.C67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74]+1" office:value-type="date" office:date-value="2020-11-13" calcext:value-type="date">
            <text:p>13-11-2020</text:p>
          </table:table-cell>
          <table:table-cell table:formula="of:=IF([.E675]&lt;10000000000;[.E675];10000000000)" office:value-type="float" office:value="127819.844054222" calcext:value-type="float">
            <text:p>127 820</text:p>
          </table:table-cell>
          <table:table-cell/>
          <table:table-cell table:formula="of:=[.F$2]*[.C674]^[.F$3]+[.F$4]*[.C674]^[.F$5]+[.F$6]*[.C674]^[.F$7]+[.F$8]+IF([.C67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75]+1" office:value-type="date" office:date-value="2020-11-14" calcext:value-type="date">
            <text:p>14-11-2020</text:p>
          </table:table-cell>
          <table:table-cell table:formula="of:=IF([.E676]&lt;10000000000;[.E676];10000000000)" office:value-type="float" office:value="127819.844054222" calcext:value-type="float">
            <text:p>127 820</text:p>
          </table:table-cell>
          <table:table-cell/>
          <table:table-cell table:formula="of:=[.F$2]*[.C675]^[.F$3]+[.F$4]*[.C675]^[.F$5]+[.F$6]*[.C675]^[.F$7]+[.F$8]+IF([.C67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76]+1" office:value-type="date" office:date-value="2020-11-15" calcext:value-type="date">
            <text:p>15-11-2020</text:p>
          </table:table-cell>
          <table:table-cell table:formula="of:=IF([.E677]&lt;10000000000;[.E677];10000000000)" office:value-type="float" office:value="127819.844054222" calcext:value-type="float">
            <text:p>127 820</text:p>
          </table:table-cell>
          <table:table-cell/>
          <table:table-cell table:formula="of:=[.F$2]*[.C676]^[.F$3]+[.F$4]*[.C676]^[.F$5]+[.F$6]*[.C676]^[.F$7]+[.F$8]+IF([.C67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77]+1" office:value-type="date" office:date-value="2020-11-16" calcext:value-type="date">
            <text:p>16-11-2020</text:p>
          </table:table-cell>
          <table:table-cell table:formula="of:=IF([.E678]&lt;10000000000;[.E678];10000000000)" office:value-type="float" office:value="127819.844054222" calcext:value-type="float">
            <text:p>127 820</text:p>
          </table:table-cell>
          <table:table-cell/>
          <table:table-cell table:formula="of:=[.F$2]*[.C677]^[.F$3]+[.F$4]*[.C677]^[.F$5]+[.F$6]*[.C677]^[.F$7]+[.F$8]+IF([.C67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78]+1" office:value-type="date" office:date-value="2020-11-17" calcext:value-type="date">
            <text:p>17-11-2020</text:p>
          </table:table-cell>
          <table:table-cell table:formula="of:=IF([.E679]&lt;10000000000;[.E679];10000000000)" office:value-type="float" office:value="127819.844054222" calcext:value-type="float">
            <text:p>127 820</text:p>
          </table:table-cell>
          <table:table-cell/>
          <table:table-cell table:formula="of:=[.F$2]*[.C678]^[.F$3]+[.F$4]*[.C678]^[.F$5]+[.F$6]*[.C678]^[.F$7]+[.F$8]+IF([.C67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79]+1" office:value-type="date" office:date-value="2020-11-18" calcext:value-type="date">
            <text:p>18-11-2020</text:p>
          </table:table-cell>
          <table:table-cell table:formula="of:=IF([.E680]&lt;10000000000;[.E680];10000000000)" office:value-type="float" office:value="127819.844054222" calcext:value-type="float">
            <text:p>127 820</text:p>
          </table:table-cell>
          <table:table-cell/>
          <table:table-cell table:formula="of:=[.F$2]*[.C679]^[.F$3]+[.F$4]*[.C679]^[.F$5]+[.F$6]*[.C679]^[.F$7]+[.F$8]+IF([.C67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80]+1" office:value-type="date" office:date-value="2020-11-19" calcext:value-type="date">
            <text:p>19-11-2020</text:p>
          </table:table-cell>
          <table:table-cell table:formula="of:=IF([.E681]&lt;10000000000;[.E681];10000000000)" office:value-type="float" office:value="127819.844054222" calcext:value-type="float">
            <text:p>127 820</text:p>
          </table:table-cell>
          <table:table-cell/>
          <table:table-cell table:formula="of:=[.F$2]*[.C680]^[.F$3]+[.F$4]*[.C680]^[.F$5]+[.F$6]*[.C680]^[.F$7]+[.F$8]+IF([.C68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81]+1" office:value-type="date" office:date-value="2020-11-20" calcext:value-type="date">
            <text:p>20-11-2020</text:p>
          </table:table-cell>
          <table:table-cell table:formula="of:=IF([.E682]&lt;10000000000;[.E682];10000000000)" office:value-type="float" office:value="127819.844054222" calcext:value-type="float">
            <text:p>127 820</text:p>
          </table:table-cell>
          <table:table-cell/>
          <table:table-cell table:formula="of:=[.F$2]*[.C681]^[.F$3]+[.F$4]*[.C681]^[.F$5]+[.F$6]*[.C681]^[.F$7]+[.F$8]+IF([.C68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82]+1" office:value-type="date" office:date-value="2020-11-21" calcext:value-type="date">
            <text:p>21-11-2020</text:p>
          </table:table-cell>
          <table:table-cell table:formula="of:=IF([.E683]&lt;10000000000;[.E683];10000000000)" office:value-type="float" office:value="127819.844054222" calcext:value-type="float">
            <text:p>127 820</text:p>
          </table:table-cell>
          <table:table-cell/>
          <table:table-cell table:formula="of:=[.F$2]*[.C682]^[.F$3]+[.F$4]*[.C682]^[.F$5]+[.F$6]*[.C682]^[.F$7]+[.F$8]+IF([.C68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83]+1" office:value-type="date" office:date-value="2020-11-22" calcext:value-type="date">
            <text:p>22-11-2020</text:p>
          </table:table-cell>
          <table:table-cell table:formula="of:=IF([.E684]&lt;10000000000;[.E684];10000000000)" office:value-type="float" office:value="127819.844054222" calcext:value-type="float">
            <text:p>127 820</text:p>
          </table:table-cell>
          <table:table-cell/>
          <table:table-cell table:formula="of:=[.F$2]*[.C683]^[.F$3]+[.F$4]*[.C683]^[.F$5]+[.F$6]*[.C683]^[.F$7]+[.F$8]+IF([.C68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84]+1" office:value-type="date" office:date-value="2020-11-23" calcext:value-type="date">
            <text:p>23-11-2020</text:p>
          </table:table-cell>
          <table:table-cell table:formula="of:=IF([.E685]&lt;10000000000;[.E685];10000000000)" office:value-type="float" office:value="127819.844054222" calcext:value-type="float">
            <text:p>127 820</text:p>
          </table:table-cell>
          <table:table-cell/>
          <table:table-cell table:formula="of:=[.F$2]*[.C684]^[.F$3]+[.F$4]*[.C684]^[.F$5]+[.F$6]*[.C684]^[.F$7]+[.F$8]+IF([.C68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85]+1" office:value-type="date" office:date-value="2020-11-24" calcext:value-type="date">
            <text:p>24-11-2020</text:p>
          </table:table-cell>
          <table:table-cell table:formula="of:=IF([.E686]&lt;10000000000;[.E686];10000000000)" office:value-type="float" office:value="127819.844054222" calcext:value-type="float">
            <text:p>127 820</text:p>
          </table:table-cell>
          <table:table-cell/>
          <table:table-cell table:formula="of:=[.F$2]*[.C685]^[.F$3]+[.F$4]*[.C685]^[.F$5]+[.F$6]*[.C685]^[.F$7]+[.F$8]+IF([.C68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86]+1" office:value-type="date" office:date-value="2020-11-25" calcext:value-type="date">
            <text:p>25-11-2020</text:p>
          </table:table-cell>
          <table:table-cell table:formula="of:=IF([.E687]&lt;10000000000;[.E687];10000000000)" office:value-type="float" office:value="127819.844054222" calcext:value-type="float">
            <text:p>127 820</text:p>
          </table:table-cell>
          <table:table-cell/>
          <table:table-cell table:formula="of:=[.F$2]*[.C686]^[.F$3]+[.F$4]*[.C686]^[.F$5]+[.F$6]*[.C686]^[.F$7]+[.F$8]+IF([.C68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87]+1" office:value-type="date" office:date-value="2020-11-26" calcext:value-type="date">
            <text:p>26-11-2020</text:p>
          </table:table-cell>
          <table:table-cell table:formula="of:=IF([.E688]&lt;10000000000;[.E688];10000000000)" office:value-type="float" office:value="127819.844054222" calcext:value-type="float">
            <text:p>127 820</text:p>
          </table:table-cell>
          <table:table-cell/>
          <table:table-cell table:formula="of:=[.F$2]*[.C687]^[.F$3]+[.F$4]*[.C687]^[.F$5]+[.F$6]*[.C687]^[.F$7]+[.F$8]+IF([.C68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88]+1" office:value-type="date" office:date-value="2020-11-27" calcext:value-type="date">
            <text:p>27-11-2020</text:p>
          </table:table-cell>
          <table:table-cell table:formula="of:=IF([.E689]&lt;10000000000;[.E689];10000000000)" office:value-type="float" office:value="127819.844054222" calcext:value-type="float">
            <text:p>127 820</text:p>
          </table:table-cell>
          <table:table-cell/>
          <table:table-cell table:formula="of:=[.F$2]*[.C688]^[.F$3]+[.F$4]*[.C688]^[.F$5]+[.F$6]*[.C688]^[.F$7]+[.F$8]+IF([.C68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89]+1" office:value-type="date" office:date-value="2020-11-28" calcext:value-type="date">
            <text:p>28-11-2020</text:p>
          </table:table-cell>
          <table:table-cell table:formula="of:=IF([.E690]&lt;10000000000;[.E690];10000000000)" office:value-type="float" office:value="127819.844054222" calcext:value-type="float">
            <text:p>127 820</text:p>
          </table:table-cell>
          <table:table-cell/>
          <table:table-cell table:formula="of:=[.F$2]*[.C689]^[.F$3]+[.F$4]*[.C689]^[.F$5]+[.F$6]*[.C689]^[.F$7]+[.F$8]+IF([.C68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90]+1" office:value-type="date" office:date-value="2020-11-29" calcext:value-type="date">
            <text:p>29-11-2020</text:p>
          </table:table-cell>
          <table:table-cell table:formula="of:=IF([.E691]&lt;10000000000;[.E691];10000000000)" office:value-type="float" office:value="127819.844054222" calcext:value-type="float">
            <text:p>127 820</text:p>
          </table:table-cell>
          <table:table-cell/>
          <table:table-cell table:formula="of:=[.F$2]*[.C690]^[.F$3]+[.F$4]*[.C690]^[.F$5]+[.F$6]*[.C690]^[.F$7]+[.F$8]+IF([.C69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91]+1" office:value-type="date" office:date-value="2020-11-30" calcext:value-type="date">
            <text:p>30-11-2020</text:p>
          </table:table-cell>
          <table:table-cell table:formula="of:=IF([.E692]&lt;10000000000;[.E692];10000000000)" office:value-type="float" office:value="127819.844054222" calcext:value-type="float">
            <text:p>127 820</text:p>
          </table:table-cell>
          <table:table-cell/>
          <table:table-cell table:formula="of:=[.F$2]*[.C691]^[.F$3]+[.F$4]*[.C691]^[.F$5]+[.F$6]*[.C691]^[.F$7]+[.F$8]+IF([.C69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92]+1" office:value-type="date" office:date-value="2020-12-01" calcext:value-type="date">
            <text:p>01-12-2020</text:p>
          </table:table-cell>
          <table:table-cell table:formula="of:=IF([.E693]&lt;10000000000;[.E693];10000000000)" office:value-type="float" office:value="127819.844054222" calcext:value-type="float">
            <text:p>127 820</text:p>
          </table:table-cell>
          <table:table-cell/>
          <table:table-cell table:formula="of:=[.F$2]*[.C692]^[.F$3]+[.F$4]*[.C692]^[.F$5]+[.F$6]*[.C692]^[.F$7]+[.F$8]+IF([.C69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93]+1" office:value-type="date" office:date-value="2020-12-02" calcext:value-type="date">
            <text:p>02-12-2020</text:p>
          </table:table-cell>
          <table:table-cell table:formula="of:=IF([.E694]&lt;10000000000;[.E694];10000000000)" office:value-type="float" office:value="127819.844054222" calcext:value-type="float">
            <text:p>127 820</text:p>
          </table:table-cell>
          <table:table-cell/>
          <table:table-cell table:formula="of:=[.F$2]*[.C693]^[.F$3]+[.F$4]*[.C693]^[.F$5]+[.F$6]*[.C693]^[.F$7]+[.F$8]+IF([.C69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94]+1" office:value-type="date" office:date-value="2020-12-03" calcext:value-type="date">
            <text:p>03-12-2020</text:p>
          </table:table-cell>
          <table:table-cell table:formula="of:=IF([.E695]&lt;10000000000;[.E695];10000000000)" office:value-type="float" office:value="127819.844054222" calcext:value-type="float">
            <text:p>127 820</text:p>
          </table:table-cell>
          <table:table-cell/>
          <table:table-cell table:formula="of:=[.F$2]*[.C694]^[.F$3]+[.F$4]*[.C694]^[.F$5]+[.F$6]*[.C694]^[.F$7]+[.F$8]+IF([.C69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95]+1" office:value-type="date" office:date-value="2020-12-04" calcext:value-type="date">
            <text:p>04-12-2020</text:p>
          </table:table-cell>
          <table:table-cell table:formula="of:=IF([.E696]&lt;10000000000;[.E696];10000000000)" office:value-type="float" office:value="127819.844054222" calcext:value-type="float">
            <text:p>127 820</text:p>
          </table:table-cell>
          <table:table-cell/>
          <table:table-cell table:formula="of:=[.F$2]*[.C695]^[.F$3]+[.F$4]*[.C695]^[.F$5]+[.F$6]*[.C695]^[.F$7]+[.F$8]+IF([.C69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96]+1" office:value-type="date" office:date-value="2020-12-05" calcext:value-type="date">
            <text:p>05-12-2020</text:p>
          </table:table-cell>
          <table:table-cell table:formula="of:=IF([.E697]&lt;10000000000;[.E697];10000000000)" office:value-type="float" office:value="127819.844054222" calcext:value-type="float">
            <text:p>127 820</text:p>
          </table:table-cell>
          <table:table-cell/>
          <table:table-cell table:formula="of:=[.F$2]*[.C696]^[.F$3]+[.F$4]*[.C696]^[.F$5]+[.F$6]*[.C696]^[.F$7]+[.F$8]+IF([.C69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97]+1" office:value-type="date" office:date-value="2020-12-06" calcext:value-type="date">
            <text:p>06-12-2020</text:p>
          </table:table-cell>
          <table:table-cell table:formula="of:=IF([.E698]&lt;10000000000;[.E698];10000000000)" office:value-type="float" office:value="127819.844054222" calcext:value-type="float">
            <text:p>127 820</text:p>
          </table:table-cell>
          <table:table-cell/>
          <table:table-cell table:formula="of:=[.F$2]*[.C697]^[.F$3]+[.F$4]*[.C697]^[.F$5]+[.F$6]*[.C697]^[.F$7]+[.F$8]+IF([.C69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98]+1" office:value-type="date" office:date-value="2020-12-07" calcext:value-type="date">
            <text:p>07-12-2020</text:p>
          </table:table-cell>
          <table:table-cell table:formula="of:=IF([.E699]&lt;10000000000;[.E699];10000000000)" office:value-type="float" office:value="127819.844054222" calcext:value-type="float">
            <text:p>127 820</text:p>
          </table:table-cell>
          <table:table-cell/>
          <table:table-cell table:formula="of:=[.F$2]*[.C698]^[.F$3]+[.F$4]*[.C698]^[.F$5]+[.F$6]*[.C698]^[.F$7]+[.F$8]+IF([.C69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699]+1" office:value-type="date" office:date-value="2020-12-08" calcext:value-type="date">
            <text:p>08-12-2020</text:p>
          </table:table-cell>
          <table:table-cell table:formula="of:=IF([.E700]&lt;10000000000;[.E700];10000000000)" office:value-type="float" office:value="127819.844054222" calcext:value-type="float">
            <text:p>127 820</text:p>
          </table:table-cell>
          <table:table-cell/>
          <table:table-cell table:formula="of:=[.F$2]*[.C699]^[.F$3]+[.F$4]*[.C699]^[.F$5]+[.F$6]*[.C699]^[.F$7]+[.F$8]+IF([.C69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00]+1" office:value-type="date" office:date-value="2020-12-09" calcext:value-type="date">
            <text:p>09-12-2020</text:p>
          </table:table-cell>
          <table:table-cell table:formula="of:=IF([.E701]&lt;10000000000;[.E701];10000000000)" office:value-type="float" office:value="127819.844054222" calcext:value-type="float">
            <text:p>127 820</text:p>
          </table:table-cell>
          <table:table-cell/>
          <table:table-cell table:formula="of:=[.F$2]*[.C700]^[.F$3]+[.F$4]*[.C700]^[.F$5]+[.F$6]*[.C700]^[.F$7]+[.F$8]+IF([.C70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01]+1" office:value-type="date" office:date-value="2020-12-10" calcext:value-type="date">
            <text:p>10-12-2020</text:p>
          </table:table-cell>
          <table:table-cell table:formula="of:=IF([.E702]&lt;10000000000;[.E702];10000000000)" office:value-type="float" office:value="127819.844054222" calcext:value-type="float">
            <text:p>127 820</text:p>
          </table:table-cell>
          <table:table-cell/>
          <table:table-cell table:formula="of:=[.F$2]*[.C701]^[.F$3]+[.F$4]*[.C701]^[.F$5]+[.F$6]*[.C701]^[.F$7]+[.F$8]+IF([.C70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02]+1" office:value-type="date" office:date-value="2020-12-11" calcext:value-type="date">
            <text:p>11-12-2020</text:p>
          </table:table-cell>
          <table:table-cell table:formula="of:=IF([.E703]&lt;10000000000;[.E703];10000000000)" office:value-type="float" office:value="127819.844054222" calcext:value-type="float">
            <text:p>127 820</text:p>
          </table:table-cell>
          <table:table-cell/>
          <table:table-cell table:formula="of:=[.F$2]*[.C702]^[.F$3]+[.F$4]*[.C702]^[.F$5]+[.F$6]*[.C702]^[.F$7]+[.F$8]+IF([.C70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03]+1" office:value-type="date" office:date-value="2020-12-12" calcext:value-type="date">
            <text:p>12-12-2020</text:p>
          </table:table-cell>
          <table:table-cell table:formula="of:=IF([.E704]&lt;10000000000;[.E704];10000000000)" office:value-type="float" office:value="127819.844054222" calcext:value-type="float">
            <text:p>127 820</text:p>
          </table:table-cell>
          <table:table-cell/>
          <table:table-cell table:formula="of:=[.F$2]*[.C703]^[.F$3]+[.F$4]*[.C703]^[.F$5]+[.F$6]*[.C703]^[.F$7]+[.F$8]+IF([.C70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04]+1" office:value-type="date" office:date-value="2020-12-13" calcext:value-type="date">
            <text:p>13-12-2020</text:p>
          </table:table-cell>
          <table:table-cell table:formula="of:=IF([.E705]&lt;10000000000;[.E705];10000000000)" office:value-type="float" office:value="127819.844054222" calcext:value-type="float">
            <text:p>127 820</text:p>
          </table:table-cell>
          <table:table-cell/>
          <table:table-cell table:formula="of:=[.F$2]*[.C704]^[.F$3]+[.F$4]*[.C704]^[.F$5]+[.F$6]*[.C704]^[.F$7]+[.F$8]+IF([.C70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05]+1" office:value-type="date" office:date-value="2020-12-14" calcext:value-type="date">
            <text:p>14-12-2020</text:p>
          </table:table-cell>
          <table:table-cell table:formula="of:=IF([.E706]&lt;10000000000;[.E706];10000000000)" office:value-type="float" office:value="127819.844054222" calcext:value-type="float">
            <text:p>127 820</text:p>
          </table:table-cell>
          <table:table-cell/>
          <table:table-cell table:formula="of:=[.F$2]*[.C705]^[.F$3]+[.F$4]*[.C705]^[.F$5]+[.F$6]*[.C705]^[.F$7]+[.F$8]+IF([.C70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06]+1" office:value-type="date" office:date-value="2020-12-15" calcext:value-type="date">
            <text:p>15-12-2020</text:p>
          </table:table-cell>
          <table:table-cell table:formula="of:=IF([.E707]&lt;10000000000;[.E707];10000000000)" office:value-type="float" office:value="127819.844054222" calcext:value-type="float">
            <text:p>127 820</text:p>
          </table:table-cell>
          <table:table-cell/>
          <table:table-cell table:formula="of:=[.F$2]*[.C706]^[.F$3]+[.F$4]*[.C706]^[.F$5]+[.F$6]*[.C706]^[.F$7]+[.F$8]+IF([.C70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07]+1" office:value-type="date" office:date-value="2020-12-16" calcext:value-type="date">
            <text:p>16-12-2020</text:p>
          </table:table-cell>
          <table:table-cell table:formula="of:=IF([.E708]&lt;10000000000;[.E708];10000000000)" office:value-type="float" office:value="127819.844054222" calcext:value-type="float">
            <text:p>127 820</text:p>
          </table:table-cell>
          <table:table-cell/>
          <table:table-cell table:formula="of:=[.F$2]*[.C707]^[.F$3]+[.F$4]*[.C707]^[.F$5]+[.F$6]*[.C707]^[.F$7]+[.F$8]+IF([.C70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08]+1" office:value-type="date" office:date-value="2020-12-17" calcext:value-type="date">
            <text:p>17-12-2020</text:p>
          </table:table-cell>
          <table:table-cell table:formula="of:=IF([.E709]&lt;10000000000;[.E709];10000000000)" office:value-type="float" office:value="127819.844054222" calcext:value-type="float">
            <text:p>127 820</text:p>
          </table:table-cell>
          <table:table-cell/>
          <table:table-cell table:formula="of:=[.F$2]*[.C708]^[.F$3]+[.F$4]*[.C708]^[.F$5]+[.F$6]*[.C708]^[.F$7]+[.F$8]+IF([.C70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09]+1" office:value-type="date" office:date-value="2020-12-18" calcext:value-type="date">
            <text:p>18-12-2020</text:p>
          </table:table-cell>
          <table:table-cell table:formula="of:=IF([.E710]&lt;10000000000;[.E710];10000000000)" office:value-type="float" office:value="127819.844054222" calcext:value-type="float">
            <text:p>127 820</text:p>
          </table:table-cell>
          <table:table-cell/>
          <table:table-cell table:formula="of:=[.F$2]*[.C709]^[.F$3]+[.F$4]*[.C709]^[.F$5]+[.F$6]*[.C709]^[.F$7]+[.F$8]+IF([.C70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10]+1" office:value-type="date" office:date-value="2020-12-19" calcext:value-type="date">
            <text:p>19-12-2020</text:p>
          </table:table-cell>
          <table:table-cell table:formula="of:=IF([.E711]&lt;10000000000;[.E711];10000000000)" office:value-type="float" office:value="127819.844054222" calcext:value-type="float">
            <text:p>127 820</text:p>
          </table:table-cell>
          <table:table-cell/>
          <table:table-cell table:formula="of:=[.F$2]*[.C710]^[.F$3]+[.F$4]*[.C710]^[.F$5]+[.F$6]*[.C710]^[.F$7]+[.F$8]+IF([.C71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11]+1" office:value-type="date" office:date-value="2020-12-20" calcext:value-type="date">
            <text:p>20-12-2020</text:p>
          </table:table-cell>
          <table:table-cell table:formula="of:=IF([.E712]&lt;10000000000;[.E712];10000000000)" office:value-type="float" office:value="127819.844054222" calcext:value-type="float">
            <text:p>127 820</text:p>
          </table:table-cell>
          <table:table-cell/>
          <table:table-cell table:formula="of:=[.F$2]*[.C711]^[.F$3]+[.F$4]*[.C711]^[.F$5]+[.F$6]*[.C711]^[.F$7]+[.F$8]+IF([.C71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12]+1" office:value-type="date" office:date-value="2020-12-21" calcext:value-type="date">
            <text:p>21-12-2020</text:p>
          </table:table-cell>
          <table:table-cell table:formula="of:=IF([.E713]&lt;10000000000;[.E713];10000000000)" office:value-type="float" office:value="127819.844054222" calcext:value-type="float">
            <text:p>127 820</text:p>
          </table:table-cell>
          <table:table-cell/>
          <table:table-cell table:formula="of:=[.F$2]*[.C712]^[.F$3]+[.F$4]*[.C712]^[.F$5]+[.F$6]*[.C712]^[.F$7]+[.F$8]+IF([.C71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13]+1" office:value-type="date" office:date-value="2020-12-22" calcext:value-type="date">
            <text:p>22-12-2020</text:p>
          </table:table-cell>
          <table:table-cell table:formula="of:=IF([.E714]&lt;10000000000;[.E714];10000000000)" office:value-type="float" office:value="127819.844054222" calcext:value-type="float">
            <text:p>127 820</text:p>
          </table:table-cell>
          <table:table-cell/>
          <table:table-cell table:formula="of:=[.F$2]*[.C713]^[.F$3]+[.F$4]*[.C713]^[.F$5]+[.F$6]*[.C713]^[.F$7]+[.F$8]+IF([.C71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14]+1" office:value-type="date" office:date-value="2020-12-23" calcext:value-type="date">
            <text:p>23-12-2020</text:p>
          </table:table-cell>
          <table:table-cell table:formula="of:=IF([.E715]&lt;10000000000;[.E715];10000000000)" office:value-type="float" office:value="127819.844054222" calcext:value-type="float">
            <text:p>127 820</text:p>
          </table:table-cell>
          <table:table-cell/>
          <table:table-cell table:formula="of:=[.F$2]*[.C714]^[.F$3]+[.F$4]*[.C714]^[.F$5]+[.F$6]*[.C714]^[.F$7]+[.F$8]+IF([.C71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15]+1" office:value-type="date" office:date-value="2020-12-24" calcext:value-type="date">
            <text:p>24-12-2020</text:p>
          </table:table-cell>
          <table:table-cell table:formula="of:=IF([.E716]&lt;10000000000;[.E716];10000000000)" office:value-type="float" office:value="127819.844054222" calcext:value-type="float">
            <text:p>127 820</text:p>
          </table:table-cell>
          <table:table-cell/>
          <table:table-cell table:formula="of:=[.F$2]*[.C715]^[.F$3]+[.F$4]*[.C715]^[.F$5]+[.F$6]*[.C715]^[.F$7]+[.F$8]+IF([.C71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16]+1" office:value-type="date" office:date-value="2020-12-25" calcext:value-type="date">
            <text:p>25-12-2020</text:p>
          </table:table-cell>
          <table:table-cell table:formula="of:=IF([.E717]&lt;10000000000;[.E717];10000000000)" office:value-type="float" office:value="127819.844054222" calcext:value-type="float">
            <text:p>127 820</text:p>
          </table:table-cell>
          <table:table-cell/>
          <table:table-cell table:formula="of:=[.F$2]*[.C716]^[.F$3]+[.F$4]*[.C716]^[.F$5]+[.F$6]*[.C716]^[.F$7]+[.F$8]+IF([.C71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17]+1" office:value-type="date" office:date-value="2020-12-26" calcext:value-type="date">
            <text:p>26-12-2020</text:p>
          </table:table-cell>
          <table:table-cell table:formula="of:=IF([.E718]&lt;10000000000;[.E718];10000000000)" office:value-type="float" office:value="127819.844054222" calcext:value-type="float">
            <text:p>127 820</text:p>
          </table:table-cell>
          <table:table-cell/>
          <table:table-cell table:formula="of:=[.F$2]*[.C717]^[.F$3]+[.F$4]*[.C717]^[.F$5]+[.F$6]*[.C717]^[.F$7]+[.F$8]+IF([.C71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18]+1" office:value-type="date" office:date-value="2020-12-27" calcext:value-type="date">
            <text:p>27-12-2020</text:p>
          </table:table-cell>
          <table:table-cell table:formula="of:=IF([.E719]&lt;10000000000;[.E719];10000000000)" office:value-type="float" office:value="127819.844054222" calcext:value-type="float">
            <text:p>127 820</text:p>
          </table:table-cell>
          <table:table-cell/>
          <table:table-cell table:formula="of:=[.F$2]*[.C718]^[.F$3]+[.F$4]*[.C718]^[.F$5]+[.F$6]*[.C718]^[.F$7]+[.F$8]+IF([.C71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19]+1" office:value-type="date" office:date-value="2020-12-28" calcext:value-type="date">
            <text:p>28-12-2020</text:p>
          </table:table-cell>
          <table:table-cell table:formula="of:=IF([.E720]&lt;10000000000;[.E720];10000000000)" office:value-type="float" office:value="127819.844054222" calcext:value-type="float">
            <text:p>127 820</text:p>
          </table:table-cell>
          <table:table-cell/>
          <table:table-cell table:formula="of:=[.F$2]*[.C719]^[.F$3]+[.F$4]*[.C719]^[.F$5]+[.F$6]*[.C719]^[.F$7]+[.F$8]+IF([.C71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20]+1" office:value-type="date" office:date-value="2020-12-29" calcext:value-type="date">
            <text:p>29-12-2020</text:p>
          </table:table-cell>
          <table:table-cell table:formula="of:=IF([.E721]&lt;10000000000;[.E721];10000000000)" office:value-type="float" office:value="127819.844054222" calcext:value-type="float">
            <text:p>127 820</text:p>
          </table:table-cell>
          <table:table-cell/>
          <table:table-cell table:formula="of:=[.F$2]*[.C720]^[.F$3]+[.F$4]*[.C720]^[.F$5]+[.F$6]*[.C720]^[.F$7]+[.F$8]+IF([.C72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21]+1" office:value-type="date" office:date-value="2020-12-30" calcext:value-type="date">
            <text:p>30-12-2020</text:p>
          </table:table-cell>
          <table:table-cell table:formula="of:=IF([.E722]&lt;10000000000;[.E722];10000000000)" office:value-type="float" office:value="127819.844054222" calcext:value-type="float">
            <text:p>127 820</text:p>
          </table:table-cell>
          <table:table-cell/>
          <table:table-cell table:formula="of:=[.F$2]*[.C721]^[.F$3]+[.F$4]*[.C721]^[.F$5]+[.F$6]*[.C721]^[.F$7]+[.F$8]+IF([.C72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22]+1" office:value-type="date" office:date-value="2020-12-31" calcext:value-type="date">
            <text:p>31-12-2020</text:p>
          </table:table-cell>
          <table:table-cell table:formula="of:=IF([.E723]&lt;10000000000;[.E723];10000000000)" office:value-type="float" office:value="127819.844054222" calcext:value-type="float">
            <text:p>127 820</text:p>
          </table:table-cell>
          <table:table-cell/>
          <table:table-cell table:formula="of:=[.F$2]*[.C722]^[.F$3]+[.F$4]*[.C722]^[.F$5]+[.F$6]*[.C722]^[.F$7]+[.F$8]+IF([.C72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23]+1" office:value-type="date" office:date-value="2021-01-01" calcext:value-type="date">
            <text:p>01-01-2021</text:p>
          </table:table-cell>
          <table:table-cell table:formula="of:=IF([.E724]&lt;10000000000;[.E724];10000000000)" office:value-type="float" office:value="127819.844054222" calcext:value-type="float">
            <text:p>127 820</text:p>
          </table:table-cell>
          <table:table-cell/>
          <table:table-cell table:formula="of:=[.F$2]*[.C723]^[.F$3]+[.F$4]*[.C723]^[.F$5]+[.F$6]*[.C723]^[.F$7]+[.F$8]+IF([.C72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24]+1" office:value-type="date" office:date-value="2021-01-02" calcext:value-type="date">
            <text:p>02-01-2021</text:p>
          </table:table-cell>
          <table:table-cell table:formula="of:=IF([.E725]&lt;10000000000;[.E725];10000000000)" office:value-type="float" office:value="127819.844054222" calcext:value-type="float">
            <text:p>127 820</text:p>
          </table:table-cell>
          <table:table-cell/>
          <table:table-cell table:formula="of:=[.F$2]*[.C724]^[.F$3]+[.F$4]*[.C724]^[.F$5]+[.F$6]*[.C724]^[.F$7]+[.F$8]+IF([.C72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25]+1" office:value-type="date" office:date-value="2021-01-03" calcext:value-type="date">
            <text:p>03-01-2021</text:p>
          </table:table-cell>
          <table:table-cell table:formula="of:=IF([.E726]&lt;10000000000;[.E726];10000000000)" office:value-type="float" office:value="127819.844054222" calcext:value-type="float">
            <text:p>127 820</text:p>
          </table:table-cell>
          <table:table-cell/>
          <table:table-cell table:formula="of:=[.F$2]*[.C725]^[.F$3]+[.F$4]*[.C725]^[.F$5]+[.F$6]*[.C725]^[.F$7]+[.F$8]+IF([.C72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26]+1" office:value-type="date" office:date-value="2021-01-04" calcext:value-type="date">
            <text:p>04-01-2021</text:p>
          </table:table-cell>
          <table:table-cell table:formula="of:=IF([.E727]&lt;10000000000;[.E727];10000000000)" office:value-type="float" office:value="127819.844054222" calcext:value-type="float">
            <text:p>127 820</text:p>
          </table:table-cell>
          <table:table-cell/>
          <table:table-cell table:formula="of:=[.F$2]*[.C726]^[.F$3]+[.F$4]*[.C726]^[.F$5]+[.F$6]*[.C726]^[.F$7]+[.F$8]+IF([.C72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27]+1" office:value-type="date" office:date-value="2021-01-05" calcext:value-type="date">
            <text:p>05-01-2021</text:p>
          </table:table-cell>
          <table:table-cell table:formula="of:=IF([.E728]&lt;10000000000;[.E728];10000000000)" office:value-type="float" office:value="127819.844054222" calcext:value-type="float">
            <text:p>127 820</text:p>
          </table:table-cell>
          <table:table-cell/>
          <table:table-cell table:formula="of:=[.F$2]*[.C727]^[.F$3]+[.F$4]*[.C727]^[.F$5]+[.F$6]*[.C727]^[.F$7]+[.F$8]+IF([.C72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28]+1" office:value-type="date" office:date-value="2021-01-06" calcext:value-type="date">
            <text:p>06-01-2021</text:p>
          </table:table-cell>
          <table:table-cell table:formula="of:=IF([.E729]&lt;10000000000;[.E729];10000000000)" office:value-type="float" office:value="127819.844054222" calcext:value-type="float">
            <text:p>127 820</text:p>
          </table:table-cell>
          <table:table-cell/>
          <table:table-cell table:formula="of:=[.F$2]*[.C728]^[.F$3]+[.F$4]*[.C728]^[.F$5]+[.F$6]*[.C728]^[.F$7]+[.F$8]+IF([.C72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29]+1" office:value-type="date" office:date-value="2021-01-07" calcext:value-type="date">
            <text:p>07-01-2021</text:p>
          </table:table-cell>
          <table:table-cell table:formula="of:=IF([.E730]&lt;10000000000;[.E730];10000000000)" office:value-type="float" office:value="127819.844054222" calcext:value-type="float">
            <text:p>127 820</text:p>
          </table:table-cell>
          <table:table-cell/>
          <table:table-cell table:formula="of:=[.F$2]*[.C729]^[.F$3]+[.F$4]*[.C729]^[.F$5]+[.F$6]*[.C729]^[.F$7]+[.F$8]+IF([.C72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30]+1" office:value-type="date" office:date-value="2021-01-08" calcext:value-type="date">
            <text:p>08-01-2021</text:p>
          </table:table-cell>
          <table:table-cell table:formula="of:=IF([.E731]&lt;10000000000;[.E731];10000000000)" office:value-type="float" office:value="127819.844054222" calcext:value-type="float">
            <text:p>127 820</text:p>
          </table:table-cell>
          <table:table-cell/>
          <table:table-cell table:formula="of:=[.F$2]*[.C730]^[.F$3]+[.F$4]*[.C730]^[.F$5]+[.F$6]*[.C730]^[.F$7]+[.F$8]+IF([.C73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31]+1" office:value-type="date" office:date-value="2021-01-09" calcext:value-type="date">
            <text:p>09-01-2021</text:p>
          </table:table-cell>
          <table:table-cell table:formula="of:=IF([.E732]&lt;10000000000;[.E732];10000000000)" office:value-type="float" office:value="127819.844054222" calcext:value-type="float">
            <text:p>127 820</text:p>
          </table:table-cell>
          <table:table-cell/>
          <table:table-cell table:formula="of:=[.F$2]*[.C731]^[.F$3]+[.F$4]*[.C731]^[.F$5]+[.F$6]*[.C731]^[.F$7]+[.F$8]+IF([.C73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32]+1" office:value-type="date" office:date-value="2021-01-10" calcext:value-type="date">
            <text:p>10-01-2021</text:p>
          </table:table-cell>
          <table:table-cell table:formula="of:=IF([.E733]&lt;10000000000;[.E733];10000000000)" office:value-type="float" office:value="127819.844054222" calcext:value-type="float">
            <text:p>127 820</text:p>
          </table:table-cell>
          <table:table-cell/>
          <table:table-cell table:formula="of:=[.F$2]*[.C732]^[.F$3]+[.F$4]*[.C732]^[.F$5]+[.F$6]*[.C732]^[.F$7]+[.F$8]+IF([.C73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33]+1" office:value-type="date" office:date-value="2021-01-11" calcext:value-type="date">
            <text:p>11-01-2021</text:p>
          </table:table-cell>
          <table:table-cell table:formula="of:=IF([.E734]&lt;10000000000;[.E734];10000000000)" office:value-type="float" office:value="127819.844054222" calcext:value-type="float">
            <text:p>127 820</text:p>
          </table:table-cell>
          <table:table-cell/>
          <table:table-cell table:formula="of:=[.F$2]*[.C733]^[.F$3]+[.F$4]*[.C733]^[.F$5]+[.F$6]*[.C733]^[.F$7]+[.F$8]+IF([.C73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34]+1" office:value-type="date" office:date-value="2021-01-12" calcext:value-type="date">
            <text:p>12-01-2021</text:p>
          </table:table-cell>
          <table:table-cell table:formula="of:=IF([.E735]&lt;10000000000;[.E735];10000000000)" office:value-type="float" office:value="127819.844054222" calcext:value-type="float">
            <text:p>127 820</text:p>
          </table:table-cell>
          <table:table-cell/>
          <table:table-cell table:formula="of:=[.F$2]*[.C734]^[.F$3]+[.F$4]*[.C734]^[.F$5]+[.F$6]*[.C734]^[.F$7]+[.F$8]+IF([.C73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35]+1" office:value-type="date" office:date-value="2021-01-13" calcext:value-type="date">
            <text:p>13-01-2021</text:p>
          </table:table-cell>
          <table:table-cell table:formula="of:=IF([.E736]&lt;10000000000;[.E736];10000000000)" office:value-type="float" office:value="127819.844054222" calcext:value-type="float">
            <text:p>127 820</text:p>
          </table:table-cell>
          <table:table-cell/>
          <table:table-cell table:formula="of:=[.F$2]*[.C735]^[.F$3]+[.F$4]*[.C735]^[.F$5]+[.F$6]*[.C735]^[.F$7]+[.F$8]+IF([.C73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36]+1" office:value-type="date" office:date-value="2021-01-14" calcext:value-type="date">
            <text:p>14-01-2021</text:p>
          </table:table-cell>
          <table:table-cell table:formula="of:=IF([.E737]&lt;10000000000;[.E737];10000000000)" office:value-type="float" office:value="127819.844054222" calcext:value-type="float">
            <text:p>127 820</text:p>
          </table:table-cell>
          <table:table-cell/>
          <table:table-cell table:formula="of:=[.F$2]*[.C736]^[.F$3]+[.F$4]*[.C736]^[.F$5]+[.F$6]*[.C736]^[.F$7]+[.F$8]+IF([.C73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37]+1" office:value-type="date" office:date-value="2021-01-15" calcext:value-type="date">
            <text:p>15-01-2021</text:p>
          </table:table-cell>
          <table:table-cell table:formula="of:=IF([.E738]&lt;10000000000;[.E738];10000000000)" office:value-type="float" office:value="127819.844054222" calcext:value-type="float">
            <text:p>127 820</text:p>
          </table:table-cell>
          <table:table-cell/>
          <table:table-cell table:formula="of:=[.F$2]*[.C737]^[.F$3]+[.F$4]*[.C737]^[.F$5]+[.F$6]*[.C737]^[.F$7]+[.F$8]+IF([.C73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38]+1" office:value-type="date" office:date-value="2021-01-16" calcext:value-type="date">
            <text:p>16-01-2021</text:p>
          </table:table-cell>
          <table:table-cell table:formula="of:=IF([.E739]&lt;10000000000;[.E739];10000000000)" office:value-type="float" office:value="127819.844054222" calcext:value-type="float">
            <text:p>127 820</text:p>
          </table:table-cell>
          <table:table-cell/>
          <table:table-cell table:formula="of:=[.F$2]*[.C738]^[.F$3]+[.F$4]*[.C738]^[.F$5]+[.F$6]*[.C738]^[.F$7]+[.F$8]+IF([.C73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39]+1" office:value-type="date" office:date-value="2021-01-17" calcext:value-type="date">
            <text:p>17-01-2021</text:p>
          </table:table-cell>
          <table:table-cell table:formula="of:=IF([.E740]&lt;10000000000;[.E740];10000000000)" office:value-type="float" office:value="127819.844054222" calcext:value-type="float">
            <text:p>127 820</text:p>
          </table:table-cell>
          <table:table-cell/>
          <table:table-cell table:formula="of:=[.F$2]*[.C739]^[.F$3]+[.F$4]*[.C739]^[.F$5]+[.F$6]*[.C739]^[.F$7]+[.F$8]+IF([.C73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40]+1" office:value-type="date" office:date-value="2021-01-18" calcext:value-type="date">
            <text:p>18-01-2021</text:p>
          </table:table-cell>
          <table:table-cell table:formula="of:=IF([.E741]&lt;10000000000;[.E741];10000000000)" office:value-type="float" office:value="127819.844054222" calcext:value-type="float">
            <text:p>127 820</text:p>
          </table:table-cell>
          <table:table-cell/>
          <table:table-cell table:formula="of:=[.F$2]*[.C740]^[.F$3]+[.F$4]*[.C740]^[.F$5]+[.F$6]*[.C740]^[.F$7]+[.F$8]+IF([.C74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41]+1" office:value-type="date" office:date-value="2021-01-19" calcext:value-type="date">
            <text:p>19-01-2021</text:p>
          </table:table-cell>
          <table:table-cell table:formula="of:=IF([.E742]&lt;10000000000;[.E742];10000000000)" office:value-type="float" office:value="127819.844054222" calcext:value-type="float">
            <text:p>127 820</text:p>
          </table:table-cell>
          <table:table-cell/>
          <table:table-cell table:formula="of:=[.F$2]*[.C741]^[.F$3]+[.F$4]*[.C741]^[.F$5]+[.F$6]*[.C741]^[.F$7]+[.F$8]+IF([.C74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42]+1" office:value-type="date" office:date-value="2021-01-20" calcext:value-type="date">
            <text:p>20-01-2021</text:p>
          </table:table-cell>
          <table:table-cell table:formula="of:=IF([.E743]&lt;10000000000;[.E743];10000000000)" office:value-type="float" office:value="127819.844054222" calcext:value-type="float">
            <text:p>127 820</text:p>
          </table:table-cell>
          <table:table-cell/>
          <table:table-cell table:formula="of:=[.F$2]*[.C742]^[.F$3]+[.F$4]*[.C742]^[.F$5]+[.F$6]*[.C742]^[.F$7]+[.F$8]+IF([.C74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43]+1" office:value-type="date" office:date-value="2021-01-21" calcext:value-type="date">
            <text:p>21-01-2021</text:p>
          </table:table-cell>
          <table:table-cell table:formula="of:=IF([.E744]&lt;10000000000;[.E744];10000000000)" office:value-type="float" office:value="127819.844054222" calcext:value-type="float">
            <text:p>127 820</text:p>
          </table:table-cell>
          <table:table-cell/>
          <table:table-cell table:formula="of:=[.F$2]*[.C743]^[.F$3]+[.F$4]*[.C743]^[.F$5]+[.F$6]*[.C743]^[.F$7]+[.F$8]+IF([.C74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44]+1" office:value-type="date" office:date-value="2021-01-22" calcext:value-type="date">
            <text:p>22-01-2021</text:p>
          </table:table-cell>
          <table:table-cell table:formula="of:=IF([.E745]&lt;10000000000;[.E745];10000000000)" office:value-type="float" office:value="127819.844054222" calcext:value-type="float">
            <text:p>127 820</text:p>
          </table:table-cell>
          <table:table-cell/>
          <table:table-cell table:formula="of:=[.F$2]*[.C744]^[.F$3]+[.F$4]*[.C744]^[.F$5]+[.F$6]*[.C744]^[.F$7]+[.F$8]+IF([.C74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45]+1" office:value-type="date" office:date-value="2021-01-23" calcext:value-type="date">
            <text:p>23-01-2021</text:p>
          </table:table-cell>
          <table:table-cell table:formula="of:=IF([.E746]&lt;10000000000;[.E746];10000000000)" office:value-type="float" office:value="127819.844054222" calcext:value-type="float">
            <text:p>127 820</text:p>
          </table:table-cell>
          <table:table-cell/>
          <table:table-cell table:formula="of:=[.F$2]*[.C745]^[.F$3]+[.F$4]*[.C745]^[.F$5]+[.F$6]*[.C745]^[.F$7]+[.F$8]+IF([.C74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46]+1" office:value-type="date" office:date-value="2021-01-24" calcext:value-type="date">
            <text:p>24-01-2021</text:p>
          </table:table-cell>
          <table:table-cell table:formula="of:=IF([.E747]&lt;10000000000;[.E747];10000000000)" office:value-type="float" office:value="127819.844054222" calcext:value-type="float">
            <text:p>127 820</text:p>
          </table:table-cell>
          <table:table-cell/>
          <table:table-cell table:formula="of:=[.F$2]*[.C746]^[.F$3]+[.F$4]*[.C746]^[.F$5]+[.F$6]*[.C746]^[.F$7]+[.F$8]+IF([.C74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47]+1" office:value-type="date" office:date-value="2021-01-25" calcext:value-type="date">
            <text:p>25-01-2021</text:p>
          </table:table-cell>
          <table:table-cell table:formula="of:=IF([.E748]&lt;10000000000;[.E748];10000000000)" office:value-type="float" office:value="127819.844054222" calcext:value-type="float">
            <text:p>127 820</text:p>
          </table:table-cell>
          <table:table-cell/>
          <table:table-cell table:formula="of:=[.F$2]*[.C747]^[.F$3]+[.F$4]*[.C747]^[.F$5]+[.F$6]*[.C747]^[.F$7]+[.F$8]+IF([.C74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48]+1" office:value-type="date" office:date-value="2021-01-26" calcext:value-type="date">
            <text:p>26-01-2021</text:p>
          </table:table-cell>
          <table:table-cell table:formula="of:=IF([.E749]&lt;10000000000;[.E749];10000000000)" office:value-type="float" office:value="127819.844054222" calcext:value-type="float">
            <text:p>127 820</text:p>
          </table:table-cell>
          <table:table-cell/>
          <table:table-cell table:formula="of:=[.F$2]*[.C748]^[.F$3]+[.F$4]*[.C748]^[.F$5]+[.F$6]*[.C748]^[.F$7]+[.F$8]+IF([.C74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49]+1" office:value-type="date" office:date-value="2021-01-27" calcext:value-type="date">
            <text:p>27-01-2021</text:p>
          </table:table-cell>
          <table:table-cell table:formula="of:=IF([.E750]&lt;10000000000;[.E750];10000000000)" office:value-type="float" office:value="127819.844054222" calcext:value-type="float">
            <text:p>127 820</text:p>
          </table:table-cell>
          <table:table-cell/>
          <table:table-cell table:formula="of:=[.F$2]*[.C749]^[.F$3]+[.F$4]*[.C749]^[.F$5]+[.F$6]*[.C749]^[.F$7]+[.F$8]+IF([.C74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50]+1" office:value-type="date" office:date-value="2021-01-28" calcext:value-type="date">
            <text:p>28-01-2021</text:p>
          </table:table-cell>
          <table:table-cell table:formula="of:=IF([.E751]&lt;10000000000;[.E751];10000000000)" office:value-type="float" office:value="127819.844054222" calcext:value-type="float">
            <text:p>127 820</text:p>
          </table:table-cell>
          <table:table-cell/>
          <table:table-cell table:formula="of:=[.F$2]*[.C750]^[.F$3]+[.F$4]*[.C750]^[.F$5]+[.F$6]*[.C750]^[.F$7]+[.F$8]+IF([.C75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51]+1" office:value-type="date" office:date-value="2021-01-29" calcext:value-type="date">
            <text:p>29-01-2021</text:p>
          </table:table-cell>
          <table:table-cell table:formula="of:=IF([.E752]&lt;10000000000;[.E752];10000000000)" office:value-type="float" office:value="127819.844054222" calcext:value-type="float">
            <text:p>127 820</text:p>
          </table:table-cell>
          <table:table-cell/>
          <table:table-cell table:formula="of:=[.F$2]*[.C751]^[.F$3]+[.F$4]*[.C751]^[.F$5]+[.F$6]*[.C751]^[.F$7]+[.F$8]+IF([.C75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52]+1" office:value-type="date" office:date-value="2021-01-30" calcext:value-type="date">
            <text:p>30-01-2021</text:p>
          </table:table-cell>
          <table:table-cell table:formula="of:=IF([.E753]&lt;10000000000;[.E753];10000000000)" office:value-type="float" office:value="127819.844054222" calcext:value-type="float">
            <text:p>127 820</text:p>
          </table:table-cell>
          <table:table-cell/>
          <table:table-cell table:formula="of:=[.F$2]*[.C752]^[.F$3]+[.F$4]*[.C752]^[.F$5]+[.F$6]*[.C752]^[.F$7]+[.F$8]+IF([.C75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53]+1" office:value-type="date" office:date-value="2021-01-31" calcext:value-type="date">
            <text:p>31-01-2021</text:p>
          </table:table-cell>
          <table:table-cell table:formula="of:=IF([.E754]&lt;10000000000;[.E754];10000000000)" office:value-type="float" office:value="127819.844054222" calcext:value-type="float">
            <text:p>127 820</text:p>
          </table:table-cell>
          <table:table-cell/>
          <table:table-cell table:formula="of:=[.F$2]*[.C753]^[.F$3]+[.F$4]*[.C753]^[.F$5]+[.F$6]*[.C753]^[.F$7]+[.F$8]+IF([.C75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54]+1" office:value-type="date" office:date-value="2021-02-01" calcext:value-type="date">
            <text:p>01-02-2021</text:p>
          </table:table-cell>
          <table:table-cell table:formula="of:=IF([.E755]&lt;10000000000;[.E755];10000000000)" office:value-type="float" office:value="127819.844054222" calcext:value-type="float">
            <text:p>127 820</text:p>
          </table:table-cell>
          <table:table-cell/>
          <table:table-cell table:formula="of:=[.F$2]*[.C754]^[.F$3]+[.F$4]*[.C754]^[.F$5]+[.F$6]*[.C754]^[.F$7]+[.F$8]+IF([.C75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55]+1" office:value-type="date" office:date-value="2021-02-02" calcext:value-type="date">
            <text:p>02-02-2021</text:p>
          </table:table-cell>
          <table:table-cell table:formula="of:=IF([.E756]&lt;10000000000;[.E756];10000000000)" office:value-type="float" office:value="127819.844054222" calcext:value-type="float">
            <text:p>127 820</text:p>
          </table:table-cell>
          <table:table-cell/>
          <table:table-cell table:formula="of:=[.F$2]*[.C755]^[.F$3]+[.F$4]*[.C755]^[.F$5]+[.F$6]*[.C755]^[.F$7]+[.F$8]+IF([.C75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56]+1" office:value-type="date" office:date-value="2021-02-03" calcext:value-type="date">
            <text:p>03-02-2021</text:p>
          </table:table-cell>
          <table:table-cell table:formula="of:=IF([.E757]&lt;10000000000;[.E757];10000000000)" office:value-type="float" office:value="127819.844054222" calcext:value-type="float">
            <text:p>127 820</text:p>
          </table:table-cell>
          <table:table-cell/>
          <table:table-cell table:formula="of:=[.F$2]*[.C756]^[.F$3]+[.F$4]*[.C756]^[.F$5]+[.F$6]*[.C756]^[.F$7]+[.F$8]+IF([.C75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57]+1" office:value-type="date" office:date-value="2021-02-04" calcext:value-type="date">
            <text:p>04-02-2021</text:p>
          </table:table-cell>
          <table:table-cell table:formula="of:=IF([.E758]&lt;10000000000;[.E758];10000000000)" office:value-type="float" office:value="127819.844054222" calcext:value-type="float">
            <text:p>127 820</text:p>
          </table:table-cell>
          <table:table-cell/>
          <table:table-cell table:formula="of:=[.F$2]*[.C757]^[.F$3]+[.F$4]*[.C757]^[.F$5]+[.F$6]*[.C757]^[.F$7]+[.F$8]+IF([.C75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58]+1" office:value-type="date" office:date-value="2021-02-05" calcext:value-type="date">
            <text:p>05-02-2021</text:p>
          </table:table-cell>
          <table:table-cell table:formula="of:=IF([.E759]&lt;10000000000;[.E759];10000000000)" office:value-type="float" office:value="127819.844054222" calcext:value-type="float">
            <text:p>127 820</text:p>
          </table:table-cell>
          <table:table-cell/>
          <table:table-cell table:formula="of:=[.F$2]*[.C758]^[.F$3]+[.F$4]*[.C758]^[.F$5]+[.F$6]*[.C758]^[.F$7]+[.F$8]+IF([.C75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59]+1" office:value-type="date" office:date-value="2021-02-06" calcext:value-type="date">
            <text:p>06-02-2021</text:p>
          </table:table-cell>
          <table:table-cell table:formula="of:=IF([.E760]&lt;10000000000;[.E760];10000000000)" office:value-type="float" office:value="127819.844054222" calcext:value-type="float">
            <text:p>127 820</text:p>
          </table:table-cell>
          <table:table-cell/>
          <table:table-cell table:formula="of:=[.F$2]*[.C759]^[.F$3]+[.F$4]*[.C759]^[.F$5]+[.F$6]*[.C759]^[.F$7]+[.F$8]+IF([.C75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60]+1" office:value-type="date" office:date-value="2021-02-07" calcext:value-type="date">
            <text:p>07-02-2021</text:p>
          </table:table-cell>
          <table:table-cell table:formula="of:=IF([.E761]&lt;10000000000;[.E761];10000000000)" office:value-type="float" office:value="127819.844054222" calcext:value-type="float">
            <text:p>127 820</text:p>
          </table:table-cell>
          <table:table-cell/>
          <table:table-cell table:formula="of:=[.F$2]*[.C760]^[.F$3]+[.F$4]*[.C760]^[.F$5]+[.F$6]*[.C760]^[.F$7]+[.F$8]+IF([.C76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61]+1" office:value-type="date" office:date-value="2021-02-08" calcext:value-type="date">
            <text:p>08-02-2021</text:p>
          </table:table-cell>
          <table:table-cell table:formula="of:=IF([.E762]&lt;10000000000;[.E762];10000000000)" office:value-type="float" office:value="127819.844054222" calcext:value-type="float">
            <text:p>127 820</text:p>
          </table:table-cell>
          <table:table-cell/>
          <table:table-cell table:formula="of:=[.F$2]*[.C761]^[.F$3]+[.F$4]*[.C761]^[.F$5]+[.F$6]*[.C761]^[.F$7]+[.F$8]+IF([.C76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62]+1" office:value-type="date" office:date-value="2021-02-09" calcext:value-type="date">
            <text:p>09-02-2021</text:p>
          </table:table-cell>
          <table:table-cell table:formula="of:=IF([.E763]&lt;10000000000;[.E763];10000000000)" office:value-type="float" office:value="127819.844054222" calcext:value-type="float">
            <text:p>127 820</text:p>
          </table:table-cell>
          <table:table-cell/>
          <table:table-cell table:formula="of:=[.F$2]*[.C762]^[.F$3]+[.F$4]*[.C762]^[.F$5]+[.F$6]*[.C762]^[.F$7]+[.F$8]+IF([.C76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63]+1" office:value-type="date" office:date-value="2021-02-10" calcext:value-type="date">
            <text:p>10-02-2021</text:p>
          </table:table-cell>
          <table:table-cell table:formula="of:=IF([.E764]&lt;10000000000;[.E764];10000000000)" office:value-type="float" office:value="127819.844054222" calcext:value-type="float">
            <text:p>127 820</text:p>
          </table:table-cell>
          <table:table-cell/>
          <table:table-cell table:formula="of:=[.F$2]*[.C763]^[.F$3]+[.F$4]*[.C763]^[.F$5]+[.F$6]*[.C763]^[.F$7]+[.F$8]+IF([.C76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64]+1" office:value-type="date" office:date-value="2021-02-11" calcext:value-type="date">
            <text:p>11-02-2021</text:p>
          </table:table-cell>
          <table:table-cell table:formula="of:=IF([.E765]&lt;10000000000;[.E765];10000000000)" office:value-type="float" office:value="127819.844054222" calcext:value-type="float">
            <text:p>127 820</text:p>
          </table:table-cell>
          <table:table-cell/>
          <table:table-cell table:formula="of:=[.F$2]*[.C764]^[.F$3]+[.F$4]*[.C764]^[.F$5]+[.F$6]*[.C764]^[.F$7]+[.F$8]+IF([.C76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65]+1" office:value-type="date" office:date-value="2021-02-12" calcext:value-type="date">
            <text:p>12-02-2021</text:p>
          </table:table-cell>
          <table:table-cell table:formula="of:=IF([.E766]&lt;10000000000;[.E766];10000000000)" office:value-type="float" office:value="127819.844054222" calcext:value-type="float">
            <text:p>127 820</text:p>
          </table:table-cell>
          <table:table-cell/>
          <table:table-cell table:formula="of:=[.F$2]*[.C765]^[.F$3]+[.F$4]*[.C765]^[.F$5]+[.F$6]*[.C765]^[.F$7]+[.F$8]+IF([.C76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66]+1" office:value-type="date" office:date-value="2021-02-13" calcext:value-type="date">
            <text:p>13-02-2021</text:p>
          </table:table-cell>
          <table:table-cell table:formula="of:=IF([.E767]&lt;10000000000;[.E767];10000000000)" office:value-type="float" office:value="127819.844054222" calcext:value-type="float">
            <text:p>127 820</text:p>
          </table:table-cell>
          <table:table-cell/>
          <table:table-cell table:formula="of:=[.F$2]*[.C766]^[.F$3]+[.F$4]*[.C766]^[.F$5]+[.F$6]*[.C766]^[.F$7]+[.F$8]+IF([.C76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67]+1" office:value-type="date" office:date-value="2021-02-14" calcext:value-type="date">
            <text:p>14-02-2021</text:p>
          </table:table-cell>
          <table:table-cell table:formula="of:=IF([.E768]&lt;10000000000;[.E768];10000000000)" office:value-type="float" office:value="127819.844054222" calcext:value-type="float">
            <text:p>127 820</text:p>
          </table:table-cell>
          <table:table-cell/>
          <table:table-cell table:formula="of:=[.F$2]*[.C767]^[.F$3]+[.F$4]*[.C767]^[.F$5]+[.F$6]*[.C767]^[.F$7]+[.F$8]+IF([.C76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68]+1" office:value-type="date" office:date-value="2021-02-15" calcext:value-type="date">
            <text:p>15-02-2021</text:p>
          </table:table-cell>
          <table:table-cell table:formula="of:=IF([.E769]&lt;10000000000;[.E769];10000000000)" office:value-type="float" office:value="127819.844054222" calcext:value-type="float">
            <text:p>127 820</text:p>
          </table:table-cell>
          <table:table-cell/>
          <table:table-cell table:formula="of:=[.F$2]*[.C768]^[.F$3]+[.F$4]*[.C768]^[.F$5]+[.F$6]*[.C768]^[.F$7]+[.F$8]+IF([.C76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69]+1" office:value-type="date" office:date-value="2021-02-16" calcext:value-type="date">
            <text:p>16-02-2021</text:p>
          </table:table-cell>
          <table:table-cell table:formula="of:=IF([.E770]&lt;10000000000;[.E770];10000000000)" office:value-type="float" office:value="127819.844054222" calcext:value-type="float">
            <text:p>127 820</text:p>
          </table:table-cell>
          <table:table-cell/>
          <table:table-cell table:formula="of:=[.F$2]*[.C769]^[.F$3]+[.F$4]*[.C769]^[.F$5]+[.F$6]*[.C769]^[.F$7]+[.F$8]+IF([.C76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70]+1" office:value-type="date" office:date-value="2021-02-17" calcext:value-type="date">
            <text:p>17-02-2021</text:p>
          </table:table-cell>
          <table:table-cell table:formula="of:=IF([.E771]&lt;10000000000;[.E771];10000000000)" office:value-type="float" office:value="127819.844054222" calcext:value-type="float">
            <text:p>127 820</text:p>
          </table:table-cell>
          <table:table-cell/>
          <table:table-cell table:formula="of:=[.F$2]*[.C770]^[.F$3]+[.F$4]*[.C770]^[.F$5]+[.F$6]*[.C770]^[.F$7]+[.F$8]+IF([.C77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71]+1" office:value-type="date" office:date-value="2021-02-18" calcext:value-type="date">
            <text:p>18-02-2021</text:p>
          </table:table-cell>
          <table:table-cell table:formula="of:=IF([.E772]&lt;10000000000;[.E772];10000000000)" office:value-type="float" office:value="127819.844054222" calcext:value-type="float">
            <text:p>127 820</text:p>
          </table:table-cell>
          <table:table-cell/>
          <table:table-cell table:formula="of:=[.F$2]*[.C771]^[.F$3]+[.F$4]*[.C771]^[.F$5]+[.F$6]*[.C771]^[.F$7]+[.F$8]+IF([.C77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72]+1" office:value-type="date" office:date-value="2021-02-19" calcext:value-type="date">
            <text:p>19-02-2021</text:p>
          </table:table-cell>
          <table:table-cell table:formula="of:=IF([.E773]&lt;10000000000;[.E773];10000000000)" office:value-type="float" office:value="127819.844054222" calcext:value-type="float">
            <text:p>127 820</text:p>
          </table:table-cell>
          <table:table-cell/>
          <table:table-cell table:formula="of:=[.F$2]*[.C772]^[.F$3]+[.F$4]*[.C772]^[.F$5]+[.F$6]*[.C772]^[.F$7]+[.F$8]+IF([.C77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73]+1" office:value-type="date" office:date-value="2021-02-20" calcext:value-type="date">
            <text:p>20-02-2021</text:p>
          </table:table-cell>
          <table:table-cell table:formula="of:=IF([.E774]&lt;10000000000;[.E774];10000000000)" office:value-type="float" office:value="127819.844054222" calcext:value-type="float">
            <text:p>127 820</text:p>
          </table:table-cell>
          <table:table-cell/>
          <table:table-cell table:formula="of:=[.F$2]*[.C773]^[.F$3]+[.F$4]*[.C773]^[.F$5]+[.F$6]*[.C773]^[.F$7]+[.F$8]+IF([.C77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74]+1" office:value-type="date" office:date-value="2021-02-21" calcext:value-type="date">
            <text:p>21-02-2021</text:p>
          </table:table-cell>
          <table:table-cell table:formula="of:=IF([.E775]&lt;10000000000;[.E775];10000000000)" office:value-type="float" office:value="127819.844054222" calcext:value-type="float">
            <text:p>127 820</text:p>
          </table:table-cell>
          <table:table-cell/>
          <table:table-cell table:formula="of:=[.F$2]*[.C774]^[.F$3]+[.F$4]*[.C774]^[.F$5]+[.F$6]*[.C774]^[.F$7]+[.F$8]+IF([.C77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75]+1" office:value-type="date" office:date-value="2021-02-22" calcext:value-type="date">
            <text:p>22-02-2021</text:p>
          </table:table-cell>
          <table:table-cell table:formula="of:=IF([.E776]&lt;10000000000;[.E776];10000000000)" office:value-type="float" office:value="127819.844054222" calcext:value-type="float">
            <text:p>127 820</text:p>
          </table:table-cell>
          <table:table-cell/>
          <table:table-cell table:formula="of:=[.F$2]*[.C775]^[.F$3]+[.F$4]*[.C775]^[.F$5]+[.F$6]*[.C775]^[.F$7]+[.F$8]+IF([.C77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76]+1" office:value-type="date" office:date-value="2021-02-23" calcext:value-type="date">
            <text:p>23-02-2021</text:p>
          </table:table-cell>
          <table:table-cell table:formula="of:=IF([.E777]&lt;10000000000;[.E777];10000000000)" office:value-type="float" office:value="127819.844054222" calcext:value-type="float">
            <text:p>127 820</text:p>
          </table:table-cell>
          <table:table-cell/>
          <table:table-cell table:formula="of:=[.F$2]*[.C776]^[.F$3]+[.F$4]*[.C776]^[.F$5]+[.F$6]*[.C776]^[.F$7]+[.F$8]+IF([.C77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77]+1" office:value-type="date" office:date-value="2021-02-24" calcext:value-type="date">
            <text:p>24-02-2021</text:p>
          </table:table-cell>
          <table:table-cell table:formula="of:=IF([.E778]&lt;10000000000;[.E778];10000000000)" office:value-type="float" office:value="127819.844054222" calcext:value-type="float">
            <text:p>127 820</text:p>
          </table:table-cell>
          <table:table-cell/>
          <table:table-cell table:formula="of:=[.F$2]*[.C777]^[.F$3]+[.F$4]*[.C777]^[.F$5]+[.F$6]*[.C777]^[.F$7]+[.F$8]+IF([.C77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78]+1" office:value-type="date" office:date-value="2021-02-25" calcext:value-type="date">
            <text:p>25-02-2021</text:p>
          </table:table-cell>
          <table:table-cell table:formula="of:=IF([.E779]&lt;10000000000;[.E779];10000000000)" office:value-type="float" office:value="127819.844054222" calcext:value-type="float">
            <text:p>127 820</text:p>
          </table:table-cell>
          <table:table-cell/>
          <table:table-cell table:formula="of:=[.F$2]*[.C778]^[.F$3]+[.F$4]*[.C778]^[.F$5]+[.F$6]*[.C778]^[.F$7]+[.F$8]+IF([.C77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79]+1" office:value-type="date" office:date-value="2021-02-26" calcext:value-type="date">
            <text:p>26-02-2021</text:p>
          </table:table-cell>
          <table:table-cell table:formula="of:=IF([.E780]&lt;10000000000;[.E780];10000000000)" office:value-type="float" office:value="127819.844054222" calcext:value-type="float">
            <text:p>127 820</text:p>
          </table:table-cell>
          <table:table-cell/>
          <table:table-cell table:formula="of:=[.F$2]*[.C779]^[.F$3]+[.F$4]*[.C779]^[.F$5]+[.F$6]*[.C779]^[.F$7]+[.F$8]+IF([.C77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80]+1" office:value-type="date" office:date-value="2021-02-27" calcext:value-type="date">
            <text:p>27-02-2021</text:p>
          </table:table-cell>
          <table:table-cell table:formula="of:=IF([.E781]&lt;10000000000;[.E781];10000000000)" office:value-type="float" office:value="127819.844054222" calcext:value-type="float">
            <text:p>127 820</text:p>
          </table:table-cell>
          <table:table-cell/>
          <table:table-cell table:formula="of:=[.F$2]*[.C780]^[.F$3]+[.F$4]*[.C780]^[.F$5]+[.F$6]*[.C780]^[.F$7]+[.F$8]+IF([.C78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81]+1" office:value-type="date" office:date-value="2021-02-28" calcext:value-type="date">
            <text:p>28-02-2021</text:p>
          </table:table-cell>
          <table:table-cell table:formula="of:=IF([.E782]&lt;10000000000;[.E782];10000000000)" office:value-type="float" office:value="127819.844054222" calcext:value-type="float">
            <text:p>127 820</text:p>
          </table:table-cell>
          <table:table-cell/>
          <table:table-cell table:formula="of:=[.F$2]*[.C781]^[.F$3]+[.F$4]*[.C781]^[.F$5]+[.F$6]*[.C781]^[.F$7]+[.F$8]+IF([.C78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82]+1" office:value-type="date" office:date-value="2021-03-01" calcext:value-type="date">
            <text:p>01-03-2021</text:p>
          </table:table-cell>
          <table:table-cell table:formula="of:=IF([.E783]&lt;10000000000;[.E783];10000000000)" office:value-type="float" office:value="127819.844054222" calcext:value-type="float">
            <text:p>127 820</text:p>
          </table:table-cell>
          <table:table-cell/>
          <table:table-cell table:formula="of:=[.F$2]*[.C782]^[.F$3]+[.F$4]*[.C782]^[.F$5]+[.F$6]*[.C782]^[.F$7]+[.F$8]+IF([.C78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83]+1" office:value-type="date" office:date-value="2021-03-02" calcext:value-type="date">
            <text:p>02-03-2021</text:p>
          </table:table-cell>
          <table:table-cell table:formula="of:=IF([.E784]&lt;10000000000;[.E784];10000000000)" office:value-type="float" office:value="127819.844054222" calcext:value-type="float">
            <text:p>127 820</text:p>
          </table:table-cell>
          <table:table-cell/>
          <table:table-cell table:formula="of:=[.F$2]*[.C783]^[.F$3]+[.F$4]*[.C783]^[.F$5]+[.F$6]*[.C783]^[.F$7]+[.F$8]+IF([.C78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84]+1" office:value-type="date" office:date-value="2021-03-03" calcext:value-type="date">
            <text:p>03-03-2021</text:p>
          </table:table-cell>
          <table:table-cell table:formula="of:=IF([.E785]&lt;10000000000;[.E785];10000000000)" office:value-type="float" office:value="127819.844054222" calcext:value-type="float">
            <text:p>127 820</text:p>
          </table:table-cell>
          <table:table-cell/>
          <table:table-cell table:formula="of:=[.F$2]*[.C784]^[.F$3]+[.F$4]*[.C784]^[.F$5]+[.F$6]*[.C784]^[.F$7]+[.F$8]+IF([.C78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85]+1" office:value-type="date" office:date-value="2021-03-04" calcext:value-type="date">
            <text:p>04-03-2021</text:p>
          </table:table-cell>
          <table:table-cell table:formula="of:=IF([.E786]&lt;10000000000;[.E786];10000000000)" office:value-type="float" office:value="127819.844054222" calcext:value-type="float">
            <text:p>127 820</text:p>
          </table:table-cell>
          <table:table-cell/>
          <table:table-cell table:formula="of:=[.F$2]*[.C785]^[.F$3]+[.F$4]*[.C785]^[.F$5]+[.F$6]*[.C785]^[.F$7]+[.F$8]+IF([.C78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86]+1" office:value-type="date" office:date-value="2021-03-05" calcext:value-type="date">
            <text:p>05-03-2021</text:p>
          </table:table-cell>
          <table:table-cell table:formula="of:=IF([.E787]&lt;10000000000;[.E787];10000000000)" office:value-type="float" office:value="127819.844054222" calcext:value-type="float">
            <text:p>127 820</text:p>
          </table:table-cell>
          <table:table-cell/>
          <table:table-cell table:formula="of:=[.F$2]*[.C786]^[.F$3]+[.F$4]*[.C786]^[.F$5]+[.F$6]*[.C786]^[.F$7]+[.F$8]+IF([.C78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87]+1" office:value-type="date" office:date-value="2021-03-06" calcext:value-type="date">
            <text:p>06-03-2021</text:p>
          </table:table-cell>
          <table:table-cell table:formula="of:=IF([.E788]&lt;10000000000;[.E788];10000000000)" office:value-type="float" office:value="127819.844054222" calcext:value-type="float">
            <text:p>127 820</text:p>
          </table:table-cell>
          <table:table-cell/>
          <table:table-cell table:formula="of:=[.F$2]*[.C787]^[.F$3]+[.F$4]*[.C787]^[.F$5]+[.F$6]*[.C787]^[.F$7]+[.F$8]+IF([.C78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88]+1" office:value-type="date" office:date-value="2021-03-07" calcext:value-type="date">
            <text:p>07-03-2021</text:p>
          </table:table-cell>
          <table:table-cell table:formula="of:=IF([.E789]&lt;10000000000;[.E789];10000000000)" office:value-type="float" office:value="127819.844054222" calcext:value-type="float">
            <text:p>127 820</text:p>
          </table:table-cell>
          <table:table-cell/>
          <table:table-cell table:formula="of:=[.F$2]*[.C788]^[.F$3]+[.F$4]*[.C788]^[.F$5]+[.F$6]*[.C788]^[.F$7]+[.F$8]+IF([.C78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89]+1" office:value-type="date" office:date-value="2021-03-08" calcext:value-type="date">
            <text:p>08-03-2021</text:p>
          </table:table-cell>
          <table:table-cell table:formula="of:=IF([.E790]&lt;10000000000;[.E790];10000000000)" office:value-type="float" office:value="127819.844054222" calcext:value-type="float">
            <text:p>127 820</text:p>
          </table:table-cell>
          <table:table-cell/>
          <table:table-cell table:formula="of:=[.F$2]*[.C789]^[.F$3]+[.F$4]*[.C789]^[.F$5]+[.F$6]*[.C789]^[.F$7]+[.F$8]+IF([.C78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90]+1" office:value-type="date" office:date-value="2021-03-09" calcext:value-type="date">
            <text:p>09-03-2021</text:p>
          </table:table-cell>
          <table:table-cell table:formula="of:=IF([.E791]&lt;10000000000;[.E791];10000000000)" office:value-type="float" office:value="127819.844054222" calcext:value-type="float">
            <text:p>127 820</text:p>
          </table:table-cell>
          <table:table-cell/>
          <table:table-cell table:formula="of:=[.F$2]*[.C790]^[.F$3]+[.F$4]*[.C790]^[.F$5]+[.F$6]*[.C790]^[.F$7]+[.F$8]+IF([.C79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91]+1" office:value-type="date" office:date-value="2021-03-10" calcext:value-type="date">
            <text:p>10-03-2021</text:p>
          </table:table-cell>
          <table:table-cell table:formula="of:=IF([.E792]&lt;10000000000;[.E792];10000000000)" office:value-type="float" office:value="127819.844054222" calcext:value-type="float">
            <text:p>127 820</text:p>
          </table:table-cell>
          <table:table-cell/>
          <table:table-cell table:formula="of:=[.F$2]*[.C791]^[.F$3]+[.F$4]*[.C791]^[.F$5]+[.F$6]*[.C791]^[.F$7]+[.F$8]+IF([.C79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92]+1" office:value-type="date" office:date-value="2021-03-11" calcext:value-type="date">
            <text:p>11-03-2021</text:p>
          </table:table-cell>
          <table:table-cell table:formula="of:=IF([.E793]&lt;10000000000;[.E793];10000000000)" office:value-type="float" office:value="127819.844054222" calcext:value-type="float">
            <text:p>127 820</text:p>
          </table:table-cell>
          <table:table-cell/>
          <table:table-cell table:formula="of:=[.F$2]*[.C792]^[.F$3]+[.F$4]*[.C792]^[.F$5]+[.F$6]*[.C792]^[.F$7]+[.F$8]+IF([.C79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93]+1" office:value-type="date" office:date-value="2021-03-12" calcext:value-type="date">
            <text:p>12-03-2021</text:p>
          </table:table-cell>
          <table:table-cell table:formula="of:=IF([.E794]&lt;10000000000;[.E794];10000000000)" office:value-type="float" office:value="127819.844054222" calcext:value-type="float">
            <text:p>127 820</text:p>
          </table:table-cell>
          <table:table-cell/>
          <table:table-cell table:formula="of:=[.F$2]*[.C793]^[.F$3]+[.F$4]*[.C793]^[.F$5]+[.F$6]*[.C793]^[.F$7]+[.F$8]+IF([.C79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94]+1" office:value-type="date" office:date-value="2021-03-13" calcext:value-type="date">
            <text:p>13-03-2021</text:p>
          </table:table-cell>
          <table:table-cell table:formula="of:=IF([.E795]&lt;10000000000;[.E795];10000000000)" office:value-type="float" office:value="127819.844054222" calcext:value-type="float">
            <text:p>127 820</text:p>
          </table:table-cell>
          <table:table-cell/>
          <table:table-cell table:formula="of:=[.F$2]*[.C794]^[.F$3]+[.F$4]*[.C794]^[.F$5]+[.F$6]*[.C794]^[.F$7]+[.F$8]+IF([.C79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95]+1" office:value-type="date" office:date-value="2021-03-14" calcext:value-type="date">
            <text:p>14-03-2021</text:p>
          </table:table-cell>
          <table:table-cell table:formula="of:=IF([.E796]&lt;10000000000;[.E796];10000000000)" office:value-type="float" office:value="127819.844054222" calcext:value-type="float">
            <text:p>127 820</text:p>
          </table:table-cell>
          <table:table-cell/>
          <table:table-cell table:formula="of:=[.F$2]*[.C795]^[.F$3]+[.F$4]*[.C795]^[.F$5]+[.F$6]*[.C795]^[.F$7]+[.F$8]+IF([.C79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96]+1" office:value-type="date" office:date-value="2021-03-15" calcext:value-type="date">
            <text:p>15-03-2021</text:p>
          </table:table-cell>
          <table:table-cell table:formula="of:=IF([.E797]&lt;10000000000;[.E797];10000000000)" office:value-type="float" office:value="127819.844054222" calcext:value-type="float">
            <text:p>127 820</text:p>
          </table:table-cell>
          <table:table-cell/>
          <table:table-cell table:formula="of:=[.F$2]*[.C796]^[.F$3]+[.F$4]*[.C796]^[.F$5]+[.F$6]*[.C796]^[.F$7]+[.F$8]+IF([.C79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97]+1" office:value-type="date" office:date-value="2021-03-16" calcext:value-type="date">
            <text:p>16-03-2021</text:p>
          </table:table-cell>
          <table:table-cell table:formula="of:=IF([.E798]&lt;10000000000;[.E798];10000000000)" office:value-type="float" office:value="127819.844054222" calcext:value-type="float">
            <text:p>127 820</text:p>
          </table:table-cell>
          <table:table-cell/>
          <table:table-cell table:formula="of:=[.F$2]*[.C797]^[.F$3]+[.F$4]*[.C797]^[.F$5]+[.F$6]*[.C797]^[.F$7]+[.F$8]+IF([.C79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98]+1" office:value-type="date" office:date-value="2021-03-17" calcext:value-type="date">
            <text:p>17-03-2021</text:p>
          </table:table-cell>
          <table:table-cell table:formula="of:=IF([.E799]&lt;10000000000;[.E799];10000000000)" office:value-type="float" office:value="127819.844054222" calcext:value-type="float">
            <text:p>127 820</text:p>
          </table:table-cell>
          <table:table-cell/>
          <table:table-cell table:formula="of:=[.F$2]*[.C798]^[.F$3]+[.F$4]*[.C798]^[.F$5]+[.F$6]*[.C798]^[.F$7]+[.F$8]+IF([.C79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799]+1" office:value-type="date" office:date-value="2021-03-18" calcext:value-type="date">
            <text:p>18-03-2021</text:p>
          </table:table-cell>
          <table:table-cell table:formula="of:=IF([.E800]&lt;10000000000;[.E800];10000000000)" office:value-type="float" office:value="127819.844054222" calcext:value-type="float">
            <text:p>127 820</text:p>
          </table:table-cell>
          <table:table-cell/>
          <table:table-cell table:formula="of:=[.F$2]*[.C799]^[.F$3]+[.F$4]*[.C799]^[.F$5]+[.F$6]*[.C799]^[.F$7]+[.F$8]+IF([.C79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00]+1" office:value-type="date" office:date-value="2021-03-19" calcext:value-type="date">
            <text:p>19-03-2021</text:p>
          </table:table-cell>
          <table:table-cell table:formula="of:=IF([.E801]&lt;10000000000;[.E801];10000000000)" office:value-type="float" office:value="127819.844054222" calcext:value-type="float">
            <text:p>127 820</text:p>
          </table:table-cell>
          <table:table-cell/>
          <table:table-cell table:formula="of:=[.F$2]*[.C800]^[.F$3]+[.F$4]*[.C800]^[.F$5]+[.F$6]*[.C800]^[.F$7]+[.F$8]+IF([.C80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01]+1" office:value-type="date" office:date-value="2021-03-20" calcext:value-type="date">
            <text:p>20-03-2021</text:p>
          </table:table-cell>
          <table:table-cell table:formula="of:=IF([.E802]&lt;10000000000;[.E802];10000000000)" office:value-type="float" office:value="127819.844054222" calcext:value-type="float">
            <text:p>127 820</text:p>
          </table:table-cell>
          <table:table-cell/>
          <table:table-cell table:formula="of:=[.F$2]*[.C801]^[.F$3]+[.F$4]*[.C801]^[.F$5]+[.F$6]*[.C801]^[.F$7]+[.F$8]+IF([.C80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02]+1" office:value-type="date" office:date-value="2021-03-21" calcext:value-type="date">
            <text:p>21-03-2021</text:p>
          </table:table-cell>
          <table:table-cell table:formula="of:=IF([.E803]&lt;10000000000;[.E803];10000000000)" office:value-type="float" office:value="127819.844054222" calcext:value-type="float">
            <text:p>127 820</text:p>
          </table:table-cell>
          <table:table-cell/>
          <table:table-cell table:formula="of:=[.F$2]*[.C802]^[.F$3]+[.F$4]*[.C802]^[.F$5]+[.F$6]*[.C802]^[.F$7]+[.F$8]+IF([.C80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03]+1" office:value-type="date" office:date-value="2021-03-22" calcext:value-type="date">
            <text:p>22-03-2021</text:p>
          </table:table-cell>
          <table:table-cell table:formula="of:=IF([.E804]&lt;10000000000;[.E804];10000000000)" office:value-type="float" office:value="127819.844054222" calcext:value-type="float">
            <text:p>127 820</text:p>
          </table:table-cell>
          <table:table-cell/>
          <table:table-cell table:formula="of:=[.F$2]*[.C803]^[.F$3]+[.F$4]*[.C803]^[.F$5]+[.F$6]*[.C803]^[.F$7]+[.F$8]+IF([.C80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04]+1" office:value-type="date" office:date-value="2021-03-23" calcext:value-type="date">
            <text:p>23-03-2021</text:p>
          </table:table-cell>
          <table:table-cell table:formula="of:=IF([.E805]&lt;10000000000;[.E805];10000000000)" office:value-type="float" office:value="127819.844054222" calcext:value-type="float">
            <text:p>127 820</text:p>
          </table:table-cell>
          <table:table-cell/>
          <table:table-cell table:formula="of:=[.F$2]*[.C804]^[.F$3]+[.F$4]*[.C804]^[.F$5]+[.F$6]*[.C804]^[.F$7]+[.F$8]+IF([.C80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05]+1" office:value-type="date" office:date-value="2021-03-24" calcext:value-type="date">
            <text:p>24-03-2021</text:p>
          </table:table-cell>
          <table:table-cell table:formula="of:=IF([.E806]&lt;10000000000;[.E806];10000000000)" office:value-type="float" office:value="127819.844054222" calcext:value-type="float">
            <text:p>127 820</text:p>
          </table:table-cell>
          <table:table-cell/>
          <table:table-cell table:formula="of:=[.F$2]*[.C805]^[.F$3]+[.F$4]*[.C805]^[.F$5]+[.F$6]*[.C805]^[.F$7]+[.F$8]+IF([.C80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06]+1" office:value-type="date" office:date-value="2021-03-25" calcext:value-type="date">
            <text:p>25-03-2021</text:p>
          </table:table-cell>
          <table:table-cell table:formula="of:=IF([.E807]&lt;10000000000;[.E807];10000000000)" office:value-type="float" office:value="127819.844054222" calcext:value-type="float">
            <text:p>127 820</text:p>
          </table:table-cell>
          <table:table-cell/>
          <table:table-cell table:formula="of:=[.F$2]*[.C806]^[.F$3]+[.F$4]*[.C806]^[.F$5]+[.F$6]*[.C806]^[.F$7]+[.F$8]+IF([.C80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07]+1" office:value-type="date" office:date-value="2021-03-26" calcext:value-type="date">
            <text:p>26-03-2021</text:p>
          </table:table-cell>
          <table:table-cell table:formula="of:=IF([.E808]&lt;10000000000;[.E808];10000000000)" office:value-type="float" office:value="127819.844054222" calcext:value-type="float">
            <text:p>127 820</text:p>
          </table:table-cell>
          <table:table-cell/>
          <table:table-cell table:formula="of:=[.F$2]*[.C807]^[.F$3]+[.F$4]*[.C807]^[.F$5]+[.F$6]*[.C807]^[.F$7]+[.F$8]+IF([.C80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08]+1" office:value-type="date" office:date-value="2021-03-27" calcext:value-type="date">
            <text:p>27-03-2021</text:p>
          </table:table-cell>
          <table:table-cell table:formula="of:=IF([.E809]&lt;10000000000;[.E809];10000000000)" office:value-type="float" office:value="127819.844054222" calcext:value-type="float">
            <text:p>127 820</text:p>
          </table:table-cell>
          <table:table-cell/>
          <table:table-cell table:formula="of:=[.F$2]*[.C808]^[.F$3]+[.F$4]*[.C808]^[.F$5]+[.F$6]*[.C808]^[.F$7]+[.F$8]+IF([.C80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09]+1" office:value-type="date" office:date-value="2021-03-28" calcext:value-type="date">
            <text:p>28-03-2021</text:p>
          </table:table-cell>
          <table:table-cell table:formula="of:=IF([.E810]&lt;10000000000;[.E810];10000000000)" office:value-type="float" office:value="127819.844054222" calcext:value-type="float">
            <text:p>127 820</text:p>
          </table:table-cell>
          <table:table-cell/>
          <table:table-cell table:formula="of:=[.F$2]*[.C809]^[.F$3]+[.F$4]*[.C809]^[.F$5]+[.F$6]*[.C809]^[.F$7]+[.F$8]+IF([.C80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10]+1" office:value-type="date" office:date-value="2021-03-29" calcext:value-type="date">
            <text:p>29-03-2021</text:p>
          </table:table-cell>
          <table:table-cell table:formula="of:=IF([.E811]&lt;10000000000;[.E811];10000000000)" office:value-type="float" office:value="127819.844054222" calcext:value-type="float">
            <text:p>127 820</text:p>
          </table:table-cell>
          <table:table-cell/>
          <table:table-cell table:formula="of:=[.F$2]*[.C810]^[.F$3]+[.F$4]*[.C810]^[.F$5]+[.F$6]*[.C810]^[.F$7]+[.F$8]+IF([.C81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11]+1" office:value-type="date" office:date-value="2021-03-30" calcext:value-type="date">
            <text:p>30-03-2021</text:p>
          </table:table-cell>
          <table:table-cell table:formula="of:=IF([.E812]&lt;10000000000;[.E812];10000000000)" office:value-type="float" office:value="127819.844054222" calcext:value-type="float">
            <text:p>127 820</text:p>
          </table:table-cell>
          <table:table-cell/>
          <table:table-cell table:formula="of:=[.F$2]*[.C811]^[.F$3]+[.F$4]*[.C811]^[.F$5]+[.F$6]*[.C811]^[.F$7]+[.F$8]+IF([.C81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12]+1" office:value-type="date" office:date-value="2021-03-31" calcext:value-type="date">
            <text:p>31-03-2021</text:p>
          </table:table-cell>
          <table:table-cell table:formula="of:=IF([.E813]&lt;10000000000;[.E813];10000000000)" office:value-type="float" office:value="127819.844054222" calcext:value-type="float">
            <text:p>127 820</text:p>
          </table:table-cell>
          <table:table-cell/>
          <table:table-cell table:formula="of:=[.F$2]*[.C812]^[.F$3]+[.F$4]*[.C812]^[.F$5]+[.F$6]*[.C812]^[.F$7]+[.F$8]+IF([.C81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13]+1" office:value-type="date" office:date-value="2021-04-01" calcext:value-type="date">
            <text:p>01-04-2021</text:p>
          </table:table-cell>
          <table:table-cell table:formula="of:=IF([.E814]&lt;10000000000;[.E814];10000000000)" office:value-type="float" office:value="127819.844054222" calcext:value-type="float">
            <text:p>127 820</text:p>
          </table:table-cell>
          <table:table-cell/>
          <table:table-cell table:formula="of:=[.F$2]*[.C813]^[.F$3]+[.F$4]*[.C813]^[.F$5]+[.F$6]*[.C813]^[.F$7]+[.F$8]+IF([.C81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14]+1" office:value-type="date" office:date-value="2021-04-02" calcext:value-type="date">
            <text:p>02-04-2021</text:p>
          </table:table-cell>
          <table:table-cell table:formula="of:=IF([.E815]&lt;10000000000;[.E815];10000000000)" office:value-type="float" office:value="127819.844054222" calcext:value-type="float">
            <text:p>127 820</text:p>
          </table:table-cell>
          <table:table-cell/>
          <table:table-cell table:formula="of:=[.F$2]*[.C814]^[.F$3]+[.F$4]*[.C814]^[.F$5]+[.F$6]*[.C814]^[.F$7]+[.F$8]+IF([.C81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15]+1" office:value-type="date" office:date-value="2021-04-03" calcext:value-type="date">
            <text:p>03-04-2021</text:p>
          </table:table-cell>
          <table:table-cell table:formula="of:=IF([.E816]&lt;10000000000;[.E816];10000000000)" office:value-type="float" office:value="127819.844054222" calcext:value-type="float">
            <text:p>127 820</text:p>
          </table:table-cell>
          <table:table-cell/>
          <table:table-cell table:formula="of:=[.F$2]*[.C815]^[.F$3]+[.F$4]*[.C815]^[.F$5]+[.F$6]*[.C815]^[.F$7]+[.F$8]+IF([.C81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16]+1" office:value-type="date" office:date-value="2021-04-04" calcext:value-type="date">
            <text:p>04-04-2021</text:p>
          </table:table-cell>
          <table:table-cell table:formula="of:=IF([.E817]&lt;10000000000;[.E817];10000000000)" office:value-type="float" office:value="127819.844054222" calcext:value-type="float">
            <text:p>127 820</text:p>
          </table:table-cell>
          <table:table-cell/>
          <table:table-cell table:formula="of:=[.F$2]*[.C816]^[.F$3]+[.F$4]*[.C816]^[.F$5]+[.F$6]*[.C816]^[.F$7]+[.F$8]+IF([.C81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17]+1" office:value-type="date" office:date-value="2021-04-05" calcext:value-type="date">
            <text:p>05-04-2021</text:p>
          </table:table-cell>
          <table:table-cell table:formula="of:=IF([.E818]&lt;10000000000;[.E818];10000000000)" office:value-type="float" office:value="127819.844054222" calcext:value-type="float">
            <text:p>127 820</text:p>
          </table:table-cell>
          <table:table-cell/>
          <table:table-cell table:formula="of:=[.F$2]*[.C817]^[.F$3]+[.F$4]*[.C817]^[.F$5]+[.F$6]*[.C817]^[.F$7]+[.F$8]+IF([.C81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18]+1" office:value-type="date" office:date-value="2021-04-06" calcext:value-type="date">
            <text:p>06-04-2021</text:p>
          </table:table-cell>
          <table:table-cell table:formula="of:=IF([.E819]&lt;10000000000;[.E819];10000000000)" office:value-type="float" office:value="127819.844054222" calcext:value-type="float">
            <text:p>127 820</text:p>
          </table:table-cell>
          <table:table-cell/>
          <table:table-cell table:formula="of:=[.F$2]*[.C818]^[.F$3]+[.F$4]*[.C818]^[.F$5]+[.F$6]*[.C818]^[.F$7]+[.F$8]+IF([.C81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19]+1" office:value-type="date" office:date-value="2021-04-07" calcext:value-type="date">
            <text:p>07-04-2021</text:p>
          </table:table-cell>
          <table:table-cell table:formula="of:=IF([.E820]&lt;10000000000;[.E820];10000000000)" office:value-type="float" office:value="127819.844054222" calcext:value-type="float">
            <text:p>127 820</text:p>
          </table:table-cell>
          <table:table-cell/>
          <table:table-cell table:formula="of:=[.F$2]*[.C819]^[.F$3]+[.F$4]*[.C819]^[.F$5]+[.F$6]*[.C819]^[.F$7]+[.F$8]+IF([.C81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20]+1" office:value-type="date" office:date-value="2021-04-08" calcext:value-type="date">
            <text:p>08-04-2021</text:p>
          </table:table-cell>
          <table:table-cell table:formula="of:=IF([.E821]&lt;10000000000;[.E821];10000000000)" office:value-type="float" office:value="127819.844054222" calcext:value-type="float">
            <text:p>127 820</text:p>
          </table:table-cell>
          <table:table-cell/>
          <table:table-cell table:formula="of:=[.F$2]*[.C820]^[.F$3]+[.F$4]*[.C820]^[.F$5]+[.F$6]*[.C820]^[.F$7]+[.F$8]+IF([.C82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21]+1" office:value-type="date" office:date-value="2021-04-09" calcext:value-type="date">
            <text:p>09-04-2021</text:p>
          </table:table-cell>
          <table:table-cell table:formula="of:=IF([.E822]&lt;10000000000;[.E822];10000000000)" office:value-type="float" office:value="127819.844054222" calcext:value-type="float">
            <text:p>127 820</text:p>
          </table:table-cell>
          <table:table-cell/>
          <table:table-cell table:formula="of:=[.F$2]*[.C821]^[.F$3]+[.F$4]*[.C821]^[.F$5]+[.F$6]*[.C821]^[.F$7]+[.F$8]+IF([.C82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22]+1" office:value-type="date" office:date-value="2021-04-10" calcext:value-type="date">
            <text:p>10-04-2021</text:p>
          </table:table-cell>
          <table:table-cell table:formula="of:=IF([.E823]&lt;10000000000;[.E823];10000000000)" office:value-type="float" office:value="127819.844054222" calcext:value-type="float">
            <text:p>127 820</text:p>
          </table:table-cell>
          <table:table-cell/>
          <table:table-cell table:formula="of:=[.F$2]*[.C822]^[.F$3]+[.F$4]*[.C822]^[.F$5]+[.F$6]*[.C822]^[.F$7]+[.F$8]+IF([.C82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23]+1" office:value-type="date" office:date-value="2021-04-11" calcext:value-type="date">
            <text:p>11-04-2021</text:p>
          </table:table-cell>
          <table:table-cell table:formula="of:=IF([.E824]&lt;10000000000;[.E824];10000000000)" office:value-type="float" office:value="127819.844054222" calcext:value-type="float">
            <text:p>127 820</text:p>
          </table:table-cell>
          <table:table-cell/>
          <table:table-cell table:formula="of:=[.F$2]*[.C823]^[.F$3]+[.F$4]*[.C823]^[.F$5]+[.F$6]*[.C823]^[.F$7]+[.F$8]+IF([.C82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24]+1" office:value-type="date" office:date-value="2021-04-12" calcext:value-type="date">
            <text:p>12-04-2021</text:p>
          </table:table-cell>
          <table:table-cell table:formula="of:=IF([.E825]&lt;10000000000;[.E825];10000000000)" office:value-type="float" office:value="127819.844054222" calcext:value-type="float">
            <text:p>127 820</text:p>
          </table:table-cell>
          <table:table-cell/>
          <table:table-cell table:formula="of:=[.F$2]*[.C824]^[.F$3]+[.F$4]*[.C824]^[.F$5]+[.F$6]*[.C824]^[.F$7]+[.F$8]+IF([.C82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25]+1" office:value-type="date" office:date-value="2021-04-13" calcext:value-type="date">
            <text:p>13-04-2021</text:p>
          </table:table-cell>
          <table:table-cell table:formula="of:=IF([.E826]&lt;10000000000;[.E826];10000000000)" office:value-type="float" office:value="127819.844054222" calcext:value-type="float">
            <text:p>127 820</text:p>
          </table:table-cell>
          <table:table-cell/>
          <table:table-cell table:formula="of:=[.F$2]*[.C825]^[.F$3]+[.F$4]*[.C825]^[.F$5]+[.F$6]*[.C825]^[.F$7]+[.F$8]+IF([.C82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26]+1" office:value-type="date" office:date-value="2021-04-14" calcext:value-type="date">
            <text:p>14-04-2021</text:p>
          </table:table-cell>
          <table:table-cell table:formula="of:=IF([.E827]&lt;10000000000;[.E827];10000000000)" office:value-type="float" office:value="127819.844054222" calcext:value-type="float">
            <text:p>127 820</text:p>
          </table:table-cell>
          <table:table-cell/>
          <table:table-cell table:formula="of:=[.F$2]*[.C826]^[.F$3]+[.F$4]*[.C826]^[.F$5]+[.F$6]*[.C826]^[.F$7]+[.F$8]+IF([.C82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27]+1" office:value-type="date" office:date-value="2021-04-15" calcext:value-type="date">
            <text:p>15-04-2021</text:p>
          </table:table-cell>
          <table:table-cell table:formula="of:=IF([.E828]&lt;10000000000;[.E828];10000000000)" office:value-type="float" office:value="127819.844054222" calcext:value-type="float">
            <text:p>127 820</text:p>
          </table:table-cell>
          <table:table-cell/>
          <table:table-cell table:formula="of:=[.F$2]*[.C827]^[.F$3]+[.F$4]*[.C827]^[.F$5]+[.F$6]*[.C827]^[.F$7]+[.F$8]+IF([.C82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28]+1" office:value-type="date" office:date-value="2021-04-16" calcext:value-type="date">
            <text:p>16-04-2021</text:p>
          </table:table-cell>
          <table:table-cell table:formula="of:=IF([.E829]&lt;10000000000;[.E829];10000000000)" office:value-type="float" office:value="127819.844054222" calcext:value-type="float">
            <text:p>127 820</text:p>
          </table:table-cell>
          <table:table-cell/>
          <table:table-cell table:formula="of:=[.F$2]*[.C828]^[.F$3]+[.F$4]*[.C828]^[.F$5]+[.F$6]*[.C828]^[.F$7]+[.F$8]+IF([.C82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29]+1" office:value-type="date" office:date-value="2021-04-17" calcext:value-type="date">
            <text:p>17-04-2021</text:p>
          </table:table-cell>
          <table:table-cell table:formula="of:=IF([.E830]&lt;10000000000;[.E830];10000000000)" office:value-type="float" office:value="127819.844054222" calcext:value-type="float">
            <text:p>127 820</text:p>
          </table:table-cell>
          <table:table-cell/>
          <table:table-cell table:formula="of:=[.F$2]*[.C829]^[.F$3]+[.F$4]*[.C829]^[.F$5]+[.F$6]*[.C829]^[.F$7]+[.F$8]+IF([.C82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30]+1" office:value-type="date" office:date-value="2021-04-18" calcext:value-type="date">
            <text:p>18-04-2021</text:p>
          </table:table-cell>
          <table:table-cell table:formula="of:=IF([.E831]&lt;10000000000;[.E831];10000000000)" office:value-type="float" office:value="127819.844054222" calcext:value-type="float">
            <text:p>127 820</text:p>
          </table:table-cell>
          <table:table-cell/>
          <table:table-cell table:formula="of:=[.F$2]*[.C830]^[.F$3]+[.F$4]*[.C830]^[.F$5]+[.F$6]*[.C830]^[.F$7]+[.F$8]+IF([.C83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31]+1" office:value-type="date" office:date-value="2021-04-19" calcext:value-type="date">
            <text:p>19-04-2021</text:p>
          </table:table-cell>
          <table:table-cell table:formula="of:=IF([.E832]&lt;10000000000;[.E832];10000000000)" office:value-type="float" office:value="127819.844054222" calcext:value-type="float">
            <text:p>127 820</text:p>
          </table:table-cell>
          <table:table-cell/>
          <table:table-cell table:formula="of:=[.F$2]*[.C831]^[.F$3]+[.F$4]*[.C831]^[.F$5]+[.F$6]*[.C831]^[.F$7]+[.F$8]+IF([.C83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32]+1" office:value-type="date" office:date-value="2021-04-20" calcext:value-type="date">
            <text:p>20-04-2021</text:p>
          </table:table-cell>
          <table:table-cell table:formula="of:=IF([.E833]&lt;10000000000;[.E833];10000000000)" office:value-type="float" office:value="127819.844054222" calcext:value-type="float">
            <text:p>127 820</text:p>
          </table:table-cell>
          <table:table-cell/>
          <table:table-cell table:formula="of:=[.F$2]*[.C832]^[.F$3]+[.F$4]*[.C832]^[.F$5]+[.F$6]*[.C832]^[.F$7]+[.F$8]+IF([.C83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33]+1" office:value-type="date" office:date-value="2021-04-21" calcext:value-type="date">
            <text:p>21-04-2021</text:p>
          </table:table-cell>
          <table:table-cell table:formula="of:=IF([.E834]&lt;10000000000;[.E834];10000000000)" office:value-type="float" office:value="127819.844054222" calcext:value-type="float">
            <text:p>127 820</text:p>
          </table:table-cell>
          <table:table-cell/>
          <table:table-cell table:formula="of:=[.F$2]*[.C833]^[.F$3]+[.F$4]*[.C833]^[.F$5]+[.F$6]*[.C833]^[.F$7]+[.F$8]+IF([.C83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34]+1" office:value-type="date" office:date-value="2021-04-22" calcext:value-type="date">
            <text:p>22-04-2021</text:p>
          </table:table-cell>
          <table:table-cell table:formula="of:=IF([.E835]&lt;10000000000;[.E835];10000000000)" office:value-type="float" office:value="127819.844054222" calcext:value-type="float">
            <text:p>127 820</text:p>
          </table:table-cell>
          <table:table-cell/>
          <table:table-cell table:formula="of:=[.F$2]*[.C834]^[.F$3]+[.F$4]*[.C834]^[.F$5]+[.F$6]*[.C834]^[.F$7]+[.F$8]+IF([.C83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35]+1" office:value-type="date" office:date-value="2021-04-23" calcext:value-type="date">
            <text:p>23-04-2021</text:p>
          </table:table-cell>
          <table:table-cell table:formula="of:=IF([.E836]&lt;10000000000;[.E836];10000000000)" office:value-type="float" office:value="127819.844054222" calcext:value-type="float">
            <text:p>127 820</text:p>
          </table:table-cell>
          <table:table-cell/>
          <table:table-cell table:formula="of:=[.F$2]*[.C835]^[.F$3]+[.F$4]*[.C835]^[.F$5]+[.F$6]*[.C835]^[.F$7]+[.F$8]+IF([.C83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36]+1" office:value-type="date" office:date-value="2021-04-24" calcext:value-type="date">
            <text:p>24-04-2021</text:p>
          </table:table-cell>
          <table:table-cell table:formula="of:=IF([.E837]&lt;10000000000;[.E837];10000000000)" office:value-type="float" office:value="127819.844054222" calcext:value-type="float">
            <text:p>127 820</text:p>
          </table:table-cell>
          <table:table-cell/>
          <table:table-cell table:formula="of:=[.F$2]*[.C836]^[.F$3]+[.F$4]*[.C836]^[.F$5]+[.F$6]*[.C836]^[.F$7]+[.F$8]+IF([.C83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37]+1" office:value-type="date" office:date-value="2021-04-25" calcext:value-type="date">
            <text:p>25-04-2021</text:p>
          </table:table-cell>
          <table:table-cell table:formula="of:=IF([.E838]&lt;10000000000;[.E838];10000000000)" office:value-type="float" office:value="127819.844054222" calcext:value-type="float">
            <text:p>127 820</text:p>
          </table:table-cell>
          <table:table-cell/>
          <table:table-cell table:formula="of:=[.F$2]*[.C837]^[.F$3]+[.F$4]*[.C837]^[.F$5]+[.F$6]*[.C837]^[.F$7]+[.F$8]+IF([.C83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38]+1" office:value-type="date" office:date-value="2021-04-26" calcext:value-type="date">
            <text:p>26-04-2021</text:p>
          </table:table-cell>
          <table:table-cell table:formula="of:=IF([.E839]&lt;10000000000;[.E839];10000000000)" office:value-type="float" office:value="127819.844054222" calcext:value-type="float">
            <text:p>127 820</text:p>
          </table:table-cell>
          <table:table-cell/>
          <table:table-cell table:formula="of:=[.F$2]*[.C838]^[.F$3]+[.F$4]*[.C838]^[.F$5]+[.F$6]*[.C838]^[.F$7]+[.F$8]+IF([.C83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39]+1" office:value-type="date" office:date-value="2021-04-27" calcext:value-type="date">
            <text:p>27-04-2021</text:p>
          </table:table-cell>
          <table:table-cell table:formula="of:=IF([.E840]&lt;10000000000;[.E840];10000000000)" office:value-type="float" office:value="127819.844054222" calcext:value-type="float">
            <text:p>127 820</text:p>
          </table:table-cell>
          <table:table-cell/>
          <table:table-cell table:formula="of:=[.F$2]*[.C839]^[.F$3]+[.F$4]*[.C839]^[.F$5]+[.F$6]*[.C839]^[.F$7]+[.F$8]+IF([.C83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40]+1" office:value-type="date" office:date-value="2021-04-28" calcext:value-type="date">
            <text:p>28-04-2021</text:p>
          </table:table-cell>
          <table:table-cell table:formula="of:=IF([.E841]&lt;10000000000;[.E841];10000000000)" office:value-type="float" office:value="127819.844054222" calcext:value-type="float">
            <text:p>127 820</text:p>
          </table:table-cell>
          <table:table-cell/>
          <table:table-cell table:formula="of:=[.F$2]*[.C840]^[.F$3]+[.F$4]*[.C840]^[.F$5]+[.F$6]*[.C840]^[.F$7]+[.F$8]+IF([.C84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41]+1" office:value-type="date" office:date-value="2021-04-29" calcext:value-type="date">
            <text:p>29-04-2021</text:p>
          </table:table-cell>
          <table:table-cell table:formula="of:=IF([.E842]&lt;10000000000;[.E842];10000000000)" office:value-type="float" office:value="127819.844054222" calcext:value-type="float">
            <text:p>127 820</text:p>
          </table:table-cell>
          <table:table-cell/>
          <table:table-cell table:formula="of:=[.F$2]*[.C841]^[.F$3]+[.F$4]*[.C841]^[.F$5]+[.F$6]*[.C841]^[.F$7]+[.F$8]+IF([.C84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42]+1" office:value-type="date" office:date-value="2021-04-30" calcext:value-type="date">
            <text:p>30-04-2021</text:p>
          </table:table-cell>
          <table:table-cell table:formula="of:=IF([.E843]&lt;10000000000;[.E843];10000000000)" office:value-type="float" office:value="127819.844054222" calcext:value-type="float">
            <text:p>127 820</text:p>
          </table:table-cell>
          <table:table-cell/>
          <table:table-cell table:formula="of:=[.F$2]*[.C842]^[.F$3]+[.F$4]*[.C842]^[.F$5]+[.F$6]*[.C842]^[.F$7]+[.F$8]+IF([.C84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43]+1" office:value-type="date" office:date-value="2021-05-01" calcext:value-type="date">
            <text:p>01-05-2021</text:p>
          </table:table-cell>
          <table:table-cell table:formula="of:=IF([.E844]&lt;10000000000;[.E844];10000000000)" office:value-type="float" office:value="127819.844054222" calcext:value-type="float">
            <text:p>127 820</text:p>
          </table:table-cell>
          <table:table-cell/>
          <table:table-cell table:formula="of:=[.F$2]*[.C843]^[.F$3]+[.F$4]*[.C843]^[.F$5]+[.F$6]*[.C843]^[.F$7]+[.F$8]+IF([.C84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44]+1" office:value-type="date" office:date-value="2021-05-02" calcext:value-type="date">
            <text:p>02-05-2021</text:p>
          </table:table-cell>
          <table:table-cell table:formula="of:=IF([.E845]&lt;10000000000;[.E845];10000000000)" office:value-type="float" office:value="127819.844054222" calcext:value-type="float">
            <text:p>127 820</text:p>
          </table:table-cell>
          <table:table-cell/>
          <table:table-cell table:formula="of:=[.F$2]*[.C844]^[.F$3]+[.F$4]*[.C844]^[.F$5]+[.F$6]*[.C844]^[.F$7]+[.F$8]+IF([.C84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45]+1" office:value-type="date" office:date-value="2021-05-03" calcext:value-type="date">
            <text:p>03-05-2021</text:p>
          </table:table-cell>
          <table:table-cell table:formula="of:=IF([.E846]&lt;10000000000;[.E846];10000000000)" office:value-type="float" office:value="127819.844054222" calcext:value-type="float">
            <text:p>127 820</text:p>
          </table:table-cell>
          <table:table-cell/>
          <table:table-cell table:formula="of:=[.F$2]*[.C845]^[.F$3]+[.F$4]*[.C845]^[.F$5]+[.F$6]*[.C845]^[.F$7]+[.F$8]+IF([.C84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46]+1" office:value-type="date" office:date-value="2021-05-04" calcext:value-type="date">
            <text:p>04-05-2021</text:p>
          </table:table-cell>
          <table:table-cell table:formula="of:=IF([.E847]&lt;10000000000;[.E847];10000000000)" office:value-type="float" office:value="127819.844054222" calcext:value-type="float">
            <text:p>127 820</text:p>
          </table:table-cell>
          <table:table-cell/>
          <table:table-cell table:formula="of:=[.F$2]*[.C846]^[.F$3]+[.F$4]*[.C846]^[.F$5]+[.F$6]*[.C846]^[.F$7]+[.F$8]+IF([.C84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47]+1" office:value-type="date" office:date-value="2021-05-05" calcext:value-type="date">
            <text:p>05-05-2021</text:p>
          </table:table-cell>
          <table:table-cell table:formula="of:=IF([.E848]&lt;10000000000;[.E848];10000000000)" office:value-type="float" office:value="127819.844054222" calcext:value-type="float">
            <text:p>127 820</text:p>
          </table:table-cell>
          <table:table-cell/>
          <table:table-cell table:formula="of:=[.F$2]*[.C847]^[.F$3]+[.F$4]*[.C847]^[.F$5]+[.F$6]*[.C847]^[.F$7]+[.F$8]+IF([.C84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48]+1" office:value-type="date" office:date-value="2021-05-06" calcext:value-type="date">
            <text:p>06-05-2021</text:p>
          </table:table-cell>
          <table:table-cell table:formula="of:=IF([.E849]&lt;10000000000;[.E849];10000000000)" office:value-type="float" office:value="127819.844054222" calcext:value-type="float">
            <text:p>127 820</text:p>
          </table:table-cell>
          <table:table-cell/>
          <table:table-cell table:formula="of:=[.F$2]*[.C848]^[.F$3]+[.F$4]*[.C848]^[.F$5]+[.F$6]*[.C848]^[.F$7]+[.F$8]+IF([.C84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49]+1" office:value-type="date" office:date-value="2021-05-07" calcext:value-type="date">
            <text:p>07-05-2021</text:p>
          </table:table-cell>
          <table:table-cell table:formula="of:=IF([.E850]&lt;10000000000;[.E850];10000000000)" office:value-type="float" office:value="127819.844054222" calcext:value-type="float">
            <text:p>127 820</text:p>
          </table:table-cell>
          <table:table-cell/>
          <table:table-cell table:formula="of:=[.F$2]*[.C849]^[.F$3]+[.F$4]*[.C849]^[.F$5]+[.F$6]*[.C849]^[.F$7]+[.F$8]+IF([.C84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50]+1" office:value-type="date" office:date-value="2021-05-08" calcext:value-type="date">
            <text:p>08-05-2021</text:p>
          </table:table-cell>
          <table:table-cell table:formula="of:=IF([.E851]&lt;10000000000;[.E851];10000000000)" office:value-type="float" office:value="127819.844054222" calcext:value-type="float">
            <text:p>127 820</text:p>
          </table:table-cell>
          <table:table-cell/>
          <table:table-cell table:formula="of:=[.F$2]*[.C850]^[.F$3]+[.F$4]*[.C850]^[.F$5]+[.F$6]*[.C850]^[.F$7]+[.F$8]+IF([.C85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51]+1" office:value-type="date" office:date-value="2021-05-09" calcext:value-type="date">
            <text:p>09-05-2021</text:p>
          </table:table-cell>
          <table:table-cell table:formula="of:=IF([.E852]&lt;10000000000;[.E852];10000000000)" office:value-type="float" office:value="127819.844054222" calcext:value-type="float">
            <text:p>127 820</text:p>
          </table:table-cell>
          <table:table-cell/>
          <table:table-cell table:formula="of:=[.F$2]*[.C851]^[.F$3]+[.F$4]*[.C851]^[.F$5]+[.F$6]*[.C851]^[.F$7]+[.F$8]+IF([.C85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52]+1" office:value-type="date" office:date-value="2021-05-10" calcext:value-type="date">
            <text:p>10-05-2021</text:p>
          </table:table-cell>
          <table:table-cell table:formula="of:=IF([.E853]&lt;10000000000;[.E853];10000000000)" office:value-type="float" office:value="127819.844054222" calcext:value-type="float">
            <text:p>127 820</text:p>
          </table:table-cell>
          <table:table-cell/>
          <table:table-cell table:formula="of:=[.F$2]*[.C852]^[.F$3]+[.F$4]*[.C852]^[.F$5]+[.F$6]*[.C852]^[.F$7]+[.F$8]+IF([.C85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53]+1" office:value-type="date" office:date-value="2021-05-11" calcext:value-type="date">
            <text:p>11-05-2021</text:p>
          </table:table-cell>
          <table:table-cell table:formula="of:=IF([.E854]&lt;10000000000;[.E854];10000000000)" office:value-type="float" office:value="127819.844054222" calcext:value-type="float">
            <text:p>127 820</text:p>
          </table:table-cell>
          <table:table-cell/>
          <table:table-cell table:formula="of:=[.F$2]*[.C853]^[.F$3]+[.F$4]*[.C853]^[.F$5]+[.F$6]*[.C853]^[.F$7]+[.F$8]+IF([.C85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54]+1" office:value-type="date" office:date-value="2021-05-12" calcext:value-type="date">
            <text:p>12-05-2021</text:p>
          </table:table-cell>
          <table:table-cell table:formula="of:=IF([.E855]&lt;10000000000;[.E855];10000000000)" office:value-type="float" office:value="127819.844054222" calcext:value-type="float">
            <text:p>127 820</text:p>
          </table:table-cell>
          <table:table-cell/>
          <table:table-cell table:formula="of:=[.F$2]*[.C854]^[.F$3]+[.F$4]*[.C854]^[.F$5]+[.F$6]*[.C854]^[.F$7]+[.F$8]+IF([.C85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55]+1" office:value-type="date" office:date-value="2021-05-13" calcext:value-type="date">
            <text:p>13-05-2021</text:p>
          </table:table-cell>
          <table:table-cell table:formula="of:=IF([.E856]&lt;10000000000;[.E856];10000000000)" office:value-type="float" office:value="127819.844054222" calcext:value-type="float">
            <text:p>127 820</text:p>
          </table:table-cell>
          <table:table-cell/>
          <table:table-cell table:formula="of:=[.F$2]*[.C855]^[.F$3]+[.F$4]*[.C855]^[.F$5]+[.F$6]*[.C855]^[.F$7]+[.F$8]+IF([.C85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56]+1" office:value-type="date" office:date-value="2021-05-14" calcext:value-type="date">
            <text:p>14-05-2021</text:p>
          </table:table-cell>
          <table:table-cell table:formula="of:=IF([.E857]&lt;10000000000;[.E857];10000000000)" office:value-type="float" office:value="127819.844054222" calcext:value-type="float">
            <text:p>127 820</text:p>
          </table:table-cell>
          <table:table-cell/>
          <table:table-cell table:formula="of:=[.F$2]*[.C856]^[.F$3]+[.F$4]*[.C856]^[.F$5]+[.F$6]*[.C856]^[.F$7]+[.F$8]+IF([.C85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57]+1" office:value-type="date" office:date-value="2021-05-15" calcext:value-type="date">
            <text:p>15-05-2021</text:p>
          </table:table-cell>
          <table:table-cell table:formula="of:=IF([.E858]&lt;10000000000;[.E858];10000000000)" office:value-type="float" office:value="127819.844054222" calcext:value-type="float">
            <text:p>127 820</text:p>
          </table:table-cell>
          <table:table-cell/>
          <table:table-cell table:formula="of:=[.F$2]*[.C857]^[.F$3]+[.F$4]*[.C857]^[.F$5]+[.F$6]*[.C857]^[.F$7]+[.F$8]+IF([.C85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58]+1" office:value-type="date" office:date-value="2021-05-16" calcext:value-type="date">
            <text:p>16-05-2021</text:p>
          </table:table-cell>
          <table:table-cell table:formula="of:=IF([.E859]&lt;10000000000;[.E859];10000000000)" office:value-type="float" office:value="127819.844054222" calcext:value-type="float">
            <text:p>127 820</text:p>
          </table:table-cell>
          <table:table-cell/>
          <table:table-cell table:formula="of:=[.F$2]*[.C858]^[.F$3]+[.F$4]*[.C858]^[.F$5]+[.F$6]*[.C858]^[.F$7]+[.F$8]+IF([.C85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59]+1" office:value-type="date" office:date-value="2021-05-17" calcext:value-type="date">
            <text:p>17-05-2021</text:p>
          </table:table-cell>
          <table:table-cell table:formula="of:=IF([.E860]&lt;10000000000;[.E860];10000000000)" office:value-type="float" office:value="127819.844054222" calcext:value-type="float">
            <text:p>127 820</text:p>
          </table:table-cell>
          <table:table-cell/>
          <table:table-cell table:formula="of:=[.F$2]*[.C859]^[.F$3]+[.F$4]*[.C859]^[.F$5]+[.F$6]*[.C859]^[.F$7]+[.F$8]+IF([.C85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60]+1" office:value-type="date" office:date-value="2021-05-18" calcext:value-type="date">
            <text:p>18-05-2021</text:p>
          </table:table-cell>
          <table:table-cell table:formula="of:=IF([.E861]&lt;10000000000;[.E861];10000000000)" office:value-type="float" office:value="127819.844054222" calcext:value-type="float">
            <text:p>127 820</text:p>
          </table:table-cell>
          <table:table-cell/>
          <table:table-cell table:formula="of:=[.F$2]*[.C860]^[.F$3]+[.F$4]*[.C860]^[.F$5]+[.F$6]*[.C860]^[.F$7]+[.F$8]+IF([.C86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61]+1" office:value-type="date" office:date-value="2021-05-19" calcext:value-type="date">
            <text:p>19-05-2021</text:p>
          </table:table-cell>
          <table:table-cell table:formula="of:=IF([.E862]&lt;10000000000;[.E862];10000000000)" office:value-type="float" office:value="127819.844054222" calcext:value-type="float">
            <text:p>127 820</text:p>
          </table:table-cell>
          <table:table-cell/>
          <table:table-cell table:formula="of:=[.F$2]*[.C861]^[.F$3]+[.F$4]*[.C861]^[.F$5]+[.F$6]*[.C861]^[.F$7]+[.F$8]+IF([.C86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62]+1" office:value-type="date" office:date-value="2021-05-20" calcext:value-type="date">
            <text:p>20-05-2021</text:p>
          </table:table-cell>
          <table:table-cell table:formula="of:=IF([.E863]&lt;10000000000;[.E863];10000000000)" office:value-type="float" office:value="127819.844054222" calcext:value-type="float">
            <text:p>127 820</text:p>
          </table:table-cell>
          <table:table-cell/>
          <table:table-cell table:formula="of:=[.F$2]*[.C862]^[.F$3]+[.F$4]*[.C862]^[.F$5]+[.F$6]*[.C862]^[.F$7]+[.F$8]+IF([.C86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63]+1" office:value-type="date" office:date-value="2021-05-21" calcext:value-type="date">
            <text:p>21-05-2021</text:p>
          </table:table-cell>
          <table:table-cell table:formula="of:=IF([.E864]&lt;10000000000;[.E864];10000000000)" office:value-type="float" office:value="127819.844054222" calcext:value-type="float">
            <text:p>127 820</text:p>
          </table:table-cell>
          <table:table-cell/>
          <table:table-cell table:formula="of:=[.F$2]*[.C863]^[.F$3]+[.F$4]*[.C863]^[.F$5]+[.F$6]*[.C863]^[.F$7]+[.F$8]+IF([.C86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64]+1" office:value-type="date" office:date-value="2021-05-22" calcext:value-type="date">
            <text:p>22-05-2021</text:p>
          </table:table-cell>
          <table:table-cell table:formula="of:=IF([.E865]&lt;10000000000;[.E865];10000000000)" office:value-type="float" office:value="127819.844054222" calcext:value-type="float">
            <text:p>127 820</text:p>
          </table:table-cell>
          <table:table-cell/>
          <table:table-cell table:formula="of:=[.F$2]*[.C864]^[.F$3]+[.F$4]*[.C864]^[.F$5]+[.F$6]*[.C864]^[.F$7]+[.F$8]+IF([.C86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65]+1" office:value-type="date" office:date-value="2021-05-23" calcext:value-type="date">
            <text:p>23-05-2021</text:p>
          </table:table-cell>
          <table:table-cell table:formula="of:=IF([.E866]&lt;10000000000;[.E866];10000000000)" office:value-type="float" office:value="127819.844054222" calcext:value-type="float">
            <text:p>127 820</text:p>
          </table:table-cell>
          <table:table-cell/>
          <table:table-cell table:formula="of:=[.F$2]*[.C865]^[.F$3]+[.F$4]*[.C865]^[.F$5]+[.F$6]*[.C865]^[.F$7]+[.F$8]+IF([.C86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66]+1" office:value-type="date" office:date-value="2021-05-24" calcext:value-type="date">
            <text:p>24-05-2021</text:p>
          </table:table-cell>
          <table:table-cell table:formula="of:=IF([.E867]&lt;10000000000;[.E867];10000000000)" office:value-type="float" office:value="127819.844054222" calcext:value-type="float">
            <text:p>127 820</text:p>
          </table:table-cell>
          <table:table-cell/>
          <table:table-cell table:formula="of:=[.F$2]*[.C866]^[.F$3]+[.F$4]*[.C866]^[.F$5]+[.F$6]*[.C866]^[.F$7]+[.F$8]+IF([.C86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67]+1" office:value-type="date" office:date-value="2021-05-25" calcext:value-type="date">
            <text:p>25-05-2021</text:p>
          </table:table-cell>
          <table:table-cell table:formula="of:=IF([.E868]&lt;10000000000;[.E868];10000000000)" office:value-type="float" office:value="127819.844054222" calcext:value-type="float">
            <text:p>127 820</text:p>
          </table:table-cell>
          <table:table-cell/>
          <table:table-cell table:formula="of:=[.F$2]*[.C867]^[.F$3]+[.F$4]*[.C867]^[.F$5]+[.F$6]*[.C867]^[.F$7]+[.F$8]+IF([.C86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68]+1" office:value-type="date" office:date-value="2021-05-26" calcext:value-type="date">
            <text:p>26-05-2021</text:p>
          </table:table-cell>
          <table:table-cell table:formula="of:=IF([.E869]&lt;10000000000;[.E869];10000000000)" office:value-type="float" office:value="127819.844054222" calcext:value-type="float">
            <text:p>127 820</text:p>
          </table:table-cell>
          <table:table-cell/>
          <table:table-cell table:formula="of:=[.F$2]*[.C868]^[.F$3]+[.F$4]*[.C868]^[.F$5]+[.F$6]*[.C868]^[.F$7]+[.F$8]+IF([.C868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69]+1" office:value-type="date" office:date-value="2021-05-27" calcext:value-type="date">
            <text:p>27-05-2021</text:p>
          </table:table-cell>
          <table:table-cell table:formula="of:=IF([.E870]&lt;10000000000;[.E870];10000000000)" office:value-type="float" office:value="127819.844054222" calcext:value-type="float">
            <text:p>127 820</text:p>
          </table:table-cell>
          <table:table-cell/>
          <table:table-cell table:formula="of:=[.F$2]*[.C869]^[.F$3]+[.F$4]*[.C869]^[.F$5]+[.F$6]*[.C869]^[.F$7]+[.F$8]+IF([.C869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70]+1" office:value-type="date" office:date-value="2021-05-28" calcext:value-type="date">
            <text:p>28-05-2021</text:p>
          </table:table-cell>
          <table:table-cell table:formula="of:=IF([.E871]&lt;10000000000;[.E871];10000000000)" office:value-type="float" office:value="127819.844054222" calcext:value-type="float">
            <text:p>127 820</text:p>
          </table:table-cell>
          <table:table-cell/>
          <table:table-cell table:formula="of:=[.F$2]*[.C870]^[.F$3]+[.F$4]*[.C870]^[.F$5]+[.F$6]*[.C870]^[.F$7]+[.F$8]+IF([.C870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71]+1" office:value-type="date" office:date-value="2021-05-29" calcext:value-type="date">
            <text:p>29-05-2021</text:p>
          </table:table-cell>
          <table:table-cell table:formula="of:=IF([.E872]&lt;10000000000;[.E872];10000000000)" office:value-type="float" office:value="127819.844054222" calcext:value-type="float">
            <text:p>127 820</text:p>
          </table:table-cell>
          <table:table-cell/>
          <table:table-cell table:formula="of:=[.F$2]*[.C871]^[.F$3]+[.F$4]*[.C871]^[.F$5]+[.F$6]*[.C871]^[.F$7]+[.F$8]+IF([.C871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72]+1" office:value-type="date" office:date-value="2021-05-30" calcext:value-type="date">
            <text:p>30-05-2021</text:p>
          </table:table-cell>
          <table:table-cell table:formula="of:=IF([.E873]&lt;10000000000;[.E873];10000000000)" office:value-type="float" office:value="127819.844054222" calcext:value-type="float">
            <text:p>127 820</text:p>
          </table:table-cell>
          <table:table-cell/>
          <table:table-cell table:formula="of:=[.F$2]*[.C872]^[.F$3]+[.F$4]*[.C872]^[.F$5]+[.F$6]*[.C872]^[.F$7]+[.F$8]+IF([.C872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73]+1" office:value-type="date" office:date-value="2021-05-31" calcext:value-type="date">
            <text:p>31-05-2021</text:p>
          </table:table-cell>
          <table:table-cell table:formula="of:=IF([.E874]&lt;10000000000;[.E874];10000000000)" office:value-type="float" office:value="127819.844054222" calcext:value-type="float">
            <text:p>127 820</text:p>
          </table:table-cell>
          <table:table-cell/>
          <table:table-cell table:formula="of:=[.F$2]*[.C873]^[.F$3]+[.F$4]*[.C873]^[.F$5]+[.F$6]*[.C873]^[.F$7]+[.F$8]+IF([.C873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74]+1" office:value-type="date" office:date-value="2021-06-01" calcext:value-type="date">
            <text:p>01-06-2021</text:p>
          </table:table-cell>
          <table:table-cell table:formula="of:=IF([.E875]&lt;10000000000;[.E875];10000000000)" office:value-type="float" office:value="127819.844054222" calcext:value-type="float">
            <text:p>127 820</text:p>
          </table:table-cell>
          <table:table-cell/>
          <table:table-cell table:formula="of:=[.F$2]*[.C874]^[.F$3]+[.F$4]*[.C874]^[.F$5]+[.F$6]*[.C874]^[.F$7]+[.F$8]+IF([.C874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75]+1" office:value-type="date" office:date-value="2021-06-02" calcext:value-type="date">
            <text:p>02-06-2021</text:p>
          </table:table-cell>
          <table:table-cell table:formula="of:=IF([.E876]&lt;10000000000;[.E876];10000000000)" office:value-type="float" office:value="127819.844054222" calcext:value-type="float">
            <text:p>127 820</text:p>
          </table:table-cell>
          <table:table-cell/>
          <table:table-cell table:formula="of:=[.F$2]*[.C875]^[.F$3]+[.F$4]*[.C875]^[.F$5]+[.F$6]*[.C875]^[.F$7]+[.F$8]+IF([.C875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76]+1" office:value-type="date" office:date-value="2021-06-03" calcext:value-type="date">
            <text:p>03-06-2021</text:p>
          </table:table-cell>
          <table:table-cell table:formula="of:=IF([.E877]&lt;10000000000;[.E877];10000000000)" office:value-type="float" office:value="127819.844054222" calcext:value-type="float">
            <text:p>127 820</text:p>
          </table:table-cell>
          <table:table-cell/>
          <table:table-cell table:formula="of:=[.F$2]*[.C876]^[.F$3]+[.F$4]*[.C876]^[.F$5]+[.F$6]*[.C876]^[.F$7]+[.F$8]+IF([.C876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77]+1" office:value-type="date" office:date-value="2021-06-04" calcext:value-type="date">
            <text:p>04-06-2021</text:p>
          </table:table-cell>
          <table:table-cell table:formula="of:=IF([.E878]&lt;10000000000;[.E878];10000000000)" office:value-type="float" office:value="127819.844054222" calcext:value-type="float">
            <text:p>127 820</text:p>
          </table:table-cell>
          <table:table-cell/>
          <table:table-cell table:formula="of:=[.F$2]*[.C877]^[.F$3]+[.F$4]*[.C877]^[.F$5]+[.F$6]*[.C877]^[.F$7]+[.F$8]+IF([.C877]&gt;[.F$9];[.F$10];0)" office:value-type="float" office:value="127819.844054222" calcext:value-type="float">
            <text:p>127 820</text:p>
          </table:table-cell>
          <table:table-cell table:number-columns-repeated="6"/>
        </table:table-row>
        <table:table-row table:style-name="ro1">
          <table:table-cell/>
          <table:table-cell table:formula="of:=[.B878]+1" office:value-type="date" office:date-value="2021-06-05" calcext:value-type="date">
            <text:p>05-06-2021</text:p>
          </table:table-cell>
          <table:table-cell table:formula="of:=IF([.E879]&lt;10000000000;[.E879];10000000000)" office:value-type="float" office:value="127819.844054222" calcext:value-type="float">
            <text:p>127 820</text:p>
          </table:table-cell>
          <table:table-cell/>
          <table:table-cell table:formula="of:=[.F$2]*[.C878]^[.F$3]+[.F$4]*[.C878]^[.F$5]+[.F$6]*[.C878]^[.F$7]+[.F$8]+IF([.C878]&gt;[.F$9];[.F$10];0)" office:value-type="float" office:value="127819.844054222" calcext:value-type="float">
            <text:p>127 82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3" loext:min-decimal-places="3" number:min-integer-digits="1" number:grouping="true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5" loext:min-decimal-places="5" number:min-integer-digits="1" number:grouping="true"/>
    </number:number-style>
    <number:number-style style:name="N123">
      <number:number number:decimal-places="6" loext:min-decimal-places="6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0.00.0000</text:date>, <text:time style:data-style-name="N2" text:time-value="08:38:43.270232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7:22.318984305</meta:creation-date>
    <dc:date>2020-02-17T21:59:26.229526801</dc:date>
    <meta:editing-duration>P5DT1H59M38S</meta:editing-duration>
    <meta:editing-cycles>61</meta:editing-cycles>
    <meta:generator>LibreOffice/5.1.6.2$Linux_X86_64 LibreOffice_project/10m0$Build-2</meta:generator>
    <meta:document-statistic meta:table-count="1" meta:cell-count="26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71cm" svg:height="8.847cm" xlink:href=".." xlink:type="simple" chart:class="chart:line" chart:style-name="ch1">
        <chart:title svg:x="8.776cm" svg:y="0.097cm" chart:style-name="ch2">
          <text:p>expansion 2019-nCoV</text:p>
        </chart:title>
        <chart:plot-area chart:style-name="ch3" table:cell-range-address="Sheet9.B13:Sheet9.C850" chart:data-source-has-labels="column" svg:x="1.426cm" svg:y="0.751cm" svg:width="21.484cm" svg:height="7.271cm">
          <chartooo:coordinate-region svg:x="2.894cm" svg:y="0.951cm" svg:width="20.016cm" svg:height="5.127cm"/>
          <chart:axis chart:dimension="x" chart:name="primary-x" chart:style-name="ch4" chartooo:axis-type="auto">
            <chartooo:date-scale chart:base-time-unit="days"/>
            <chart:categories table:cell-range-address="Sheet9.B13:Sheet9.B850"/>
            <chart:grid chart:style-name="ch5" chart:class="major"/>
          </chart:axis>
          <chart:axis chart:dimension="y" chart:name="primary-y" chart:style-name="ch6">
            <chart:title svg:x="0.868cm" svg:y="6.44cm" chart:style-name="ch7">
              <text:p>confirmed infections</text:p>
            </chart:title>
            <chart:grid chart:style-name="ch5" chart:class="major"/>
          </chart:axis>
          <chart:series chart:style-name="ch8" chart:values-cell-range-address="Sheet9.C13:Sheet9.C850" chart:class="chart:line">
            <chart:data-point chart:repeated="8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86">
                <text:p>43486</text:p>
                <draw:g>
                  <svg:desc>Sheet9.B13:Sheet9.B850</svg:desc>
                </draw:g>
              </table:table-cell>
              <table:table-cell office:value-type="float" office:value="282">
                <text:p>282</text:p>
                <draw:g>
                  <svg:desc>Sheet9.C13:Sheet9.C850</svg:desc>
                </draw:g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600">
                <text:p>14600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400">
                <text:p>17400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00">
                <text:p>2060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600">
                <text:p>24600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500">
                <text:p>31500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900">
                <text:p>34900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600">
                <text:p>37600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600">
                <text:p>40600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0">
                <text:p>43100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5200">
                <text:p>45200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60400">
                <text:p>60400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64500">
                <text:p>64500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67200">
                <text:p>67200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69300">
                <text:p>69300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71400">
                <text:p>71400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84535.4274963958">
                <text:p>84535.4274963958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95084.0503077979">
                <text:p>95084.0503077979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103321.561341049">
                <text:p>103321.561341049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109627.652242022">
                <text:p>109627.652242022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114386.917387882">
                <text:p>114386.917387882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117942.159626114">
                <text:p>117942.159626114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120578.404889372">
                <text:p>120578.404889372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122522.771815755">
                <text:p>122522.771815755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123951.293040523">
                <text:p>123951.293040523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124997.87644128">
                <text:p>124997.87644128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125763.075681167">
                <text:p>125763.075681167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126321.714968952">
                <text:p>126321.714968952</text:p>
              </table:table-cell>
            </table:table-row>
            <table:table-row>
              <table:table-cell office:value-type="float" office:value="43526">
                <text:p>43526</text:p>
              </table:table-cell>
              <table:table-cell office:value-type="float" office:value="126729.114721809">
                <text:p>126729.114721809</text:p>
              </table:table-cell>
            </table:table-row>
            <table:table-row>
              <table:table-cell office:value-type="float" office:value="43527">
                <text:p>43527</text:p>
              </table:table-cell>
              <table:table-cell office:value-type="float" office:value="127025.987388885">
                <text:p>127025.987388885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127242.195843837">
                <text:p>127242.195843837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127399.592531826">
                <text:p>127399.592531826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127514.140655668">
                <text:p>127514.140655668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127597.486792354">
                <text:p>127597.486792354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127658.120478241">
                <text:p>127658.120478241</text:p>
              </table:table-cell>
            </table:table-row>
            <table:table-row>
              <table:table-cell office:value-type="float" office:value="43533">
                <text:p>43533</text:p>
              </table:table-cell>
              <table:table-cell office:value-type="float" office:value="127702.225932168">
                <text:p>127702.225932168</text:p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127734.305916194">
                <text:p>127734.305916194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127757.637781725">
                <text:p>127757.637781725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127774.60636163">
                <text:p>127774.60636163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127786.946712418">
                <text:p>127786.946712418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127795.920986174">
                <text:p>127795.920986174</text:p>
              </table:table-cell>
            </table:table-row>
            <table:table-row>
              <table:table-cell office:value-type="float" office:value="43539">
                <text:p>43539</text:p>
              </table:table-cell>
              <table:table-cell office:value-type="float" office:value="127802.447236155">
                <text:p>127802.447236155</text:p>
              </table:table-cell>
            </table:table-row>
            <table:table-row>
              <table:table-cell office:value-type="float" office:value="43540">
                <text:p>43540</text:p>
              </table:table-cell>
              <table:table-cell office:value-type="float" office:value="127807.193181183">
                <text:p>127807.193181183</text:p>
              </table:table-cell>
            </table:table-row>
            <table:table-row>
              <table:table-cell office:value-type="float" office:value="43541">
                <text:p>43541</text:p>
              </table:table-cell>
              <table:table-cell office:value-type="float" office:value="127810.644441995">
                <text:p>127810.644441995</text:p>
              </table:table-cell>
            </table:table-row>
            <table:table-row>
              <table:table-cell office:value-type="float" office:value="43542">
                <text:p>43542</text:p>
              </table:table-cell>
              <table:table-cell office:value-type="float" office:value="127813.15418935">
                <text:p>127813.15418935</text:p>
              </table:table-cell>
            </table:table-row>
            <table:table-row>
              <table:table-cell office:value-type="float" office:value="43543">
                <text:p>43543</text:p>
              </table:table-cell>
              <table:table-cell office:value-type="float" office:value="127814.979261997">
                <text:p>127814.979261997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127816.306438852">
                <text:p>127816.306438852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127817.271547808">
                <text:p>127817.271547808</text:p>
              </table:table-cell>
            </table:table-row>
            <table:table-row>
              <table:table-cell office:value-type="float" office:value="43546">
                <text:p>43546</text:p>
              </table:table-cell>
              <table:table-cell office:value-type="float" office:value="127817.973363533">
                <text:p>127817.973363533</text:p>
              </table:table-cell>
            </table:table-row>
            <table:table-row>
              <table:table-cell office:value-type="float" office:value="43547">
                <text:p>43547</text:p>
              </table:table-cell>
              <table:table-cell office:value-type="float" office:value="127818.483714879">
                <text:p>127818.483714879</text:p>
              </table:table-cell>
            </table:table-row>
            <table:table-row>
              <table:table-cell office:value-type="float" office:value="43548">
                <text:p>43548</text:p>
              </table:table-cell>
              <table:table-cell office:value-type="float" office:value="127818.854835436">
                <text:p>127818.854835436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127819.124709067">
                <text:p>127819.124709067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127819.320957261">
                <text:p>127819.320957261</text:p>
              </table:table-cell>
            </table:table-row>
            <table:table-row>
              <table:table-cell office:value-type="float" office:value="43551">
                <text:p>43551</text:p>
              </table:table-cell>
              <table:table-cell office:value-type="float" office:value="127819.463666052">
                <text:p>127819.463666052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127819.56744175">
                <text:p>127819.56744175</text:p>
              </table:table-cell>
            </table:table-row>
            <table:table-row>
              <table:table-cell office:value-type="float" office:value="43553">
                <text:p>43553</text:p>
              </table:table-cell>
              <table:table-cell office:value-type="float" office:value="127819.642905871">
                <text:p>127819.642905871</text:p>
              </table:table-cell>
            </table:table-row>
            <table:table-row>
              <table:table-cell office:value-type="float" office:value="43554">
                <text:p>43554</text:p>
              </table:table-cell>
              <table:table-cell office:value-type="float" office:value="127819.697782232">
                <text:p>127819.697782232</text:p>
              </table:table-cell>
            </table:table-row>
            <table:table-row>
              <table:table-cell office:value-type="float" office:value="43555">
                <text:p>43555</text:p>
              </table:table-cell>
              <table:table-cell office:value-type="float" office:value="127819.737687483">
                <text:p>127819.737687483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127819.76670597">
                <text:p>127819.76670597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127819.787807767">
                <text:p>127819.787807767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127819.803152669">
                <text:p>127819.803152669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127819.814311245">
                <text:p>127819.814311245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127819.822425589">
                <text:p>127819.822425589</text:p>
              </table:table-cell>
            </table:table-row>
            <table:table-row>
              <table:table-cell office:value-type="float" office:value="43561">
                <text:p>43561</text:p>
              </table:table-cell>
              <table:table-cell office:value-type="float" office:value="127819.828326215">
                <text:p>127819.828326215</text:p>
              </table:table-cell>
            </table:table-row>
            <table:table-row>
              <table:table-cell office:value-type="float" office:value="43562">
                <text:p>43562</text:p>
              </table:table-cell>
              <table:table-cell office:value-type="float" office:value="127819.832617059">
                <text:p>127819.832617059</text:p>
              </table:table-cell>
            </table:table-row>
            <table:table-row>
              <table:table-cell office:value-type="float" office:value="43563">
                <text:p>43563</text:p>
              </table:table-cell>
              <table:table-cell office:value-type="float" office:value="127819.835737294">
                <text:p>127819.835737294</text:p>
              </table:table-cell>
            </table:table-row>
            <table:table-row>
              <table:table-cell office:value-type="float" office:value="43564">
                <text:p>43564</text:p>
              </table:table-cell>
              <table:table-cell office:value-type="float" office:value="127819.838006281">
                <text:p>127819.838006281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127819.839656253">
                <text:p>127819.839656253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127819.840856087">
                <text:p>127819.840856087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127819.841728588">
                <text:p>127819.841728588</text:p>
              </table:table-cell>
            </table:table-row>
            <table:table-row>
              <table:table-cell office:value-type="float" office:value="43568">
                <text:p>43568</text:p>
              </table:table-cell>
              <table:table-cell office:value-type="float" office:value="127819.842363057">
                <text:p>127819.842363057</text:p>
              </table:table-cell>
            </table:table-row>
            <table:table-row>
              <table:table-cell office:value-type="float" office:value="43569">
                <text:p>43569</text:p>
              </table:table-cell>
              <table:table-cell office:value-type="float" office:value="127819.842824433">
                <text:p>127819.842824433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127819.843159938">
                <text:p>127819.843159938</text:p>
              </table:table-cell>
            </table:table-row>
            <table:table-row>
              <table:table-cell office:value-type="float" office:value="43571">
                <text:p>43571</text:p>
              </table:table-cell>
              <table:table-cell office:value-type="float" office:value="127819.843403913">
                <text:p>127819.843403913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127819.843581327">
                <text:p>127819.843581327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127819.84371034">
                <text:p>127819.84371034</text:p>
              </table:table-cell>
            </table:table-row>
            <table:table-row>
              <table:table-cell office:value-type="float" office:value="43574">
                <text:p>43574</text:p>
              </table:table-cell>
              <table:table-cell office:value-type="float" office:value="127819.843804157">
                <text:p>127819.843804157</text:p>
              </table:table-cell>
            </table:table-row>
            <table:table-row>
              <table:table-cell office:value-type="float" office:value="43575">
                <text:p>43575</text:p>
              </table:table-cell>
              <table:table-cell office:value-type="float" office:value="127819.843872378">
                <text:p>127819.843872378</text:p>
              </table:table-cell>
            </table:table-row>
            <table:table-row>
              <table:table-cell office:value-type="float" office:value="43576">
                <text:p>43576</text:p>
              </table:table-cell>
              <table:table-cell office:value-type="float" office:value="127819.843921988">
                <text:p>127819.843921988</text:p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127819.843958064">
                <text:p>127819.843958064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127819.843984297">
                <text:p>127819.843984297</text:p>
              </table:table-cell>
            </table:table-row>
            <table:table-row>
              <table:table-cell office:value-type="float" office:value="43579">
                <text:p>43579</text:p>
              </table:table-cell>
              <table:table-cell office:value-type="float" office:value="127819.844003374">
                <text:p>127819.844003374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127819.844017246">
                <text:p>127819.844017246</text:p>
              </table:table-cell>
            </table:table-row>
            <table:table-row>
              <table:table-cell office:value-type="float" office:value="43581">
                <text:p>43581</text:p>
              </table:table-cell>
              <table:table-cell office:value-type="float" office:value="127819.844027334">
                <text:p>127819.844027334</text:p>
              </table:table-cell>
            </table:table-row>
            <table:table-row>
              <table:table-cell office:value-type="float" office:value="43582">
                <text:p>43582</text:p>
              </table:table-cell>
              <table:table-cell office:value-type="float" office:value="127819.844034669">
                <text:p>127819.844034669</text:p>
              </table:table-cell>
            </table:table-row>
            <table:table-row>
              <table:table-cell office:value-type="float" office:value="43583">
                <text:p>43583</text:p>
              </table:table-cell>
              <table:table-cell office:value-type="float" office:value="127819.844040004">
                <text:p>127819.844040004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127819.844043882">
                <text:p>127819.844043882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127819.844046703">
                <text:p>127819.844046703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127819.844048755">
                <text:p>127819.844048755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127819.844050246">
                <text:p>127819.844050246</text:p>
              </table:table-cell>
            </table:table-row>
            <table:table-row>
              <table:table-cell office:value-type="float" office:value="43588">
                <text:p>43588</text:p>
              </table:table-cell>
              <table:table-cell office:value-type="float" office:value="127819.844051331">
                <text:p>127819.844051331</text:p>
              </table:table-cell>
            </table:table-row>
            <table:table-row>
              <table:table-cell office:value-type="float" office:value="43589">
                <text:p>43589</text:p>
              </table:table-cell>
              <table:table-cell office:value-type="float" office:value="127819.84405212">
                <text:p>127819.84405212</text:p>
              </table:table-cell>
            </table:table-row>
            <table:table-row>
              <table:table-cell office:value-type="float" office:value="43590">
                <text:p>43590</text:p>
              </table:table-cell>
              <table:table-cell office:value-type="float" office:value="127819.844052693">
                <text:p>127819.844052693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127819.844053111">
                <text:p>127819.844053111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127819.844053414">
                <text:p>127819.844053414</text:p>
              </table:table-cell>
            </table:table-row>
            <table:table-row>
              <table:table-cell office:value-type="float" office:value="43593">
                <text:p>43593</text:p>
              </table:table-cell>
              <table:table-cell office:value-type="float" office:value="127819.844053634">
                <text:p>127819.844053634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127819.844053795">
                <text:p>127819.844053795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127819.844053911">
                <text:p>127819.844053911</text:p>
              </table:table-cell>
            </table:table-row>
            <table:table-row>
              <table:table-cell office:value-type="float" office:value="43596">
                <text:p>43596</text:p>
              </table:table-cell>
              <table:table-cell office:value-type="float" office:value="127819.844053996">
                <text:p>127819.844053996</text:p>
              </table:table-cell>
            </table:table-row>
            <table:table-row>
              <table:table-cell office:value-type="float" office:value="43597">
                <text:p>43597</text:p>
              </table:table-cell>
              <table:table-cell office:value-type="float" office:value="127819.844054058">
                <text:p>127819.844054058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127819.844054102">
                <text:p>127819.844054102</text:p>
              </table:table-cell>
            </table:table-row>
            <table:table-row>
              <table:table-cell office:value-type="float" office:value="43599">
                <text:p>43599</text:p>
              </table:table-cell>
              <table:table-cell office:value-type="float" office:value="127819.844054135">
                <text:p>127819.844054135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127819.844054159">
                <text:p>127819.844054159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127819.844054176">
                <text:p>127819.844054176</text:p>
              </table:table-cell>
            </table:table-row>
            <table:table-row>
              <table:table-cell office:value-type="float" office:value="43602">
                <text:p>43602</text:p>
              </table:table-cell>
              <table:table-cell office:value-type="float" office:value="127819.844054189">
                <text:p>127819.844054189</text:p>
              </table:table-cell>
            </table:table-row>
            <table:table-row>
              <table:table-cell office:value-type="float" office:value="43603">
                <text:p>43603</text:p>
              </table:table-cell>
              <table:table-cell office:value-type="float" office:value="127819.844054198">
                <text:p>127819.844054198</text:p>
              </table:table-cell>
            </table:table-row>
            <table:table-row>
              <table:table-cell office:value-type="float" office:value="43604">
                <text:p>43604</text:p>
              </table:table-cell>
              <table:table-cell office:value-type="float" office:value="127819.844054205">
                <text:p>127819.844054205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127819.84405421">
                <text:p>127819.84405421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127819.844054213">
                <text:p>127819.844054213</text:p>
              </table:table-cell>
            </table:table-row>
            <table:table-row>
              <table:table-cell office:value-type="float" office:value="43607">
                <text:p>43607</text:p>
              </table:table-cell>
              <table:table-cell office:value-type="float" office:value="127819.844054215">
                <text:p>127819.844054215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127819.844054217">
                <text:p>127819.844054217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127819.844054219">
                <text:p>127819.844054219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127819.84405422">
                <text:p>127819.84405422</text:p>
              </table:table-cell>
            </table:table-row>
            <table:table-row>
              <table:table-cell office:value-type="float" office:value="43611">
                <text:p>43611</text:p>
              </table:table-cell>
              <table:table-cell office:value-type="float" office:value="127819.84405422">
                <text:p>127819.84405422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127819.844054221">
                <text:p>127819.844054221</text:p>
              </table:table-cell>
            </table:table-row>
            <table:table-row>
              <table:table-cell office:value-type="float" office:value="43613">
                <text:p>43613</text:p>
              </table:table-cell>
              <table:table-cell office:value-type="float" office:value="127819.844054221">
                <text:p>127819.844054221</text:p>
              </table:table-cell>
            </table:table-row>
            <table:table-row>
              <table:table-cell office:value-type="float" office:value="43614">
                <text:p>4361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16">
                <text:p>4361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18">
                <text:p>4361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24">
                <text:p>4362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25">
                <text:p>4362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28">
                <text:p>4362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31">
                <text:p>4363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32">
                <text:p>4363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35">
                <text:p>4363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36">
                <text:p>4363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37">
                <text:p>4363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38">
                <text:p>4363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39">
                <text:p>4363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41">
                <text:p>4364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43">
                <text:p>4364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44">
                <text:p>4364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45">
                <text:p>4364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46">
                <text:p>4364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51">
                <text:p>4365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52">
                <text:p>4365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53">
                <text:p>4365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59">
                <text:p>4365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60">
                <text:p>4366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66">
                <text:p>4366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67">
                <text:p>4366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73">
                <text:p>4367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81">
                <text:p>4368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87">
                <text:p>4368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91">
                <text:p>4369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02">
                <text:p>4370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05">
                <text:p>4370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08">
                <text:p>4370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15">
                <text:p>4371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16">
                <text:p>4371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22">
                <text:p>4372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23">
                <text:p>4372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36">
                <text:p>4373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78">
                <text:p>4377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79">
                <text:p>4377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85">
                <text:p>4378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86">
                <text:p>4378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92">
                <text:p>4379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93">
                <text:p>4379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97">
                <text:p>4379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799">
                <text:p>4379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06">
                <text:p>4380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07">
                <text:p>4380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13">
                <text:p>4381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14">
                <text:p>4381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20">
                <text:p>4382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21">
                <text:p>4382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23">
                <text:p>4382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24">
                <text:p>4382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25">
                <text:p>4382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27">
                <text:p>4382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28">
                <text:p>4382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127819.844054222">
                <text:p>127819.844054222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127819.844054222">
                <text:p>127819.844054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15cm" svg:height="11.716cm" xlink:href=".." xlink:type="simple" chart:class="chart:bar" chart:style-name="ch1">
        <chart:title svg:x="10.589cm" svg:y="0.37cm" chart:style-name="ch2">
          <text:p>real/prediction</text:p>
        </chart:title>
        <chart:legend chart:legend-position="end" svg:x="21.913cm" svg:y="5.31cm" style:legend-expansion="high" chart:style-name="ch3"/>
        <chart:plot-area chart:style-name="ch4" table:cell-range-address="Sheet9.B14:Sheet9.B51 Sheet9.C14:Sheet9.C38 Sheet9.E14:Sheet9.E51" chart:data-source-has-labels="both" svg:x="1.494cm" svg:y="1.383cm" svg:width="19.936cm" svg:height="9.118cm">
          <chartooo:coordinate-region svg:x="2.962cm" svg:y="1.582cm" svg:width="18.468cm" svg:height="6.975cm"/>
          <chart:axis chart:dimension="x" chart:name="primary-x" chart:style-name="ch5" chartooo:axis-type="auto">
            <chartooo:date-scale/>
            <chart:title svg:x="11.087cm" svg:y="10.735cm" chart:style-name="ch6">
              <text:p>date</text:p>
            </chart:title>
            <chart:categories table:cell-range-address="Sheet9.B14:Sheet9.B51"/>
          </chart:axis>
          <chart:axis chart:dimension="y" chart:name="primary-y" chart:style-name="ch7">
            <chart:title svg:x="0.451cm" svg:y="7.441cm" chart:style-name="ch8">
              <text:p>confirmed infections</text:p>
            </chart:title>
            <chart:grid chart:style-name="ch9" chart:class="major"/>
          </chart:axis>
          <chart:series chart:style-name="ch10" chart:values-cell-range-address="Sheet9.C14:Sheet9.C38" loext:label-string="real" chart:class="chart:bar">
            <chart:data-point chart:repeated="25"/>
          </chart:series>
          <chart:series chart:style-name="ch11" chart:values-cell-range-address="Sheet9.E14:Sheet9.E51" loext:label-string="prediction" chart:class="chart:bar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float" office:value="43487">
                <text:p>43487</text:p>
                <draw:g>
                  <svg:desc>Sheet9.B14:Sheet9.B51</svg:desc>
                </draw:g>
              </table:table-cell>
              <table:table-cell office:value-type="float" office:value="314">
                <text:p>314</text:p>
                <draw:g>
                  <svg:desc>Sheet9.C14:Sheet9.C38</svg:desc>
                </draw:g>
              </table:table-cell>
              <table:table-cell office:value-type="float" office:value="539.044390929335">
                <text:p>539.044390929335</text:p>
                <draw:g>
                  <svg:desc>Sheet9.E14:Sheet9.E51</svg:desc>
                </draw:g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81">
                <text:p>581</text:p>
              </table:table-cell>
              <table:table-cell office:value-type="float" office:value="574.998965057079">
                <text:p>574.998965057079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6">
                <text:p>846</text:p>
              </table:table-cell>
              <table:table-cell office:value-type="float" office:value="904.38950224888">
                <text:p>904.38950224888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00">
                <text:p>1300</text:p>
              </table:table-cell>
              <table:table-cell office:value-type="float" office:value="1253.09483701706">
                <text:p>1253.09483701706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00">
                <text:p>2000</text:p>
              </table:table-cell>
              <table:table-cell office:value-type="float" office:value="1862.67621043491">
                <text:p>1862.67621043491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800">
                <text:p>2800</text:p>
              </table:table-cell>
              <table:table-cell office:value-type="float" office:value="2801.11861955493">
                <text:p>2801.11861955493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600">
                <text:p>4600</text:p>
              </table:table-cell>
              <table:table-cell office:value-type="float" office:value="3856.49966496259">
                <text:p>3856.49966496259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100">
                <text:p>6100</text:p>
              </table:table-cell>
              <table:table-cell office:value-type="float" office:value="6156.17269068498">
                <text:p>6156.17269068498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00">
                <text:p>7800</text:p>
              </table:table-cell>
              <table:table-cell office:value-type="float" office:value="8003.01572515262">
                <text:p>8003.01572515262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00">
                <text:p>9800</text:p>
              </table:table-cell>
              <table:table-cell office:value-type="float" office:value="10033.2926484043">
                <text:p>10033.2926484043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2000">
                <text:p>12000</text:p>
              </table:table-cell>
              <table:table-cell office:value-type="float" office:value="12350.8483551346">
                <text:p>12350.8483551346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600">
                <text:p>14600</text:p>
              </table:table-cell>
              <table:table-cell office:value-type="float" office:value="14826.2968998056">
                <text:p>14826.2968998056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400">
                <text:p>17400</text:p>
              </table:table-cell>
              <table:table-cell office:value-type="float" office:value="17668.5495228377">
                <text:p>17668.5495228377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00">
                <text:p>20600</text:p>
              </table:table-cell>
              <table:table-cell office:value-type="float" office:value="20644.587948348">
                <text:p>20644.587948348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600">
                <text:p>24600</text:p>
              </table:table-cell>
              <table:table-cell office:value-type="float" office:value="23954.7538239183">
                <text:p>23954.7538239183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300">
                <text:p>28300</text:p>
              </table:table-cell>
              <table:table-cell office:value-type="float" office:value="27977.0717873306">
                <text:p>27977.0717873306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500">
                <text:p>31500</text:p>
              </table:table-cell>
              <table:table-cell office:value-type="float" office:value="31600.3944689157">
                <text:p>31600.3944689157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900">
                <text:p>34900</text:p>
              </table:table-cell>
              <table:table-cell office:value-type="float" office:value="34668.5525812588">
                <text:p>34668.5525812588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600">
                <text:p>37600</text:p>
              </table:table-cell>
              <table:table-cell office:value-type="float" office:value="37869.2941431159">
                <text:p>37869.2941431159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600">
                <text:p>40600</text:p>
              </table:table-cell>
              <table:table-cell office:value-type="float" office:value="40371.6417844695">
                <text:p>40371.6417844695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0">
                <text:p>43100</text:p>
              </table:table-cell>
              <table:table-cell office:value-type="float" office:value="43114.5289745823">
                <text:p>43114.5289745823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5200">
                <text:p>45200</text:p>
              </table:table-cell>
              <table:table-cell office:value-type="float" office:value="45372.2472169956">
                <text:p>45372.2472169956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60400">
                <text:p>60400</text:p>
              </table:table-cell>
              <table:table-cell office:value-type="float" office:value="62250.2674747558">
                <text:p>62250.2674747558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64500">
                <text:p>64500</text:p>
              </table:table-cell>
              <table:table-cell office:value-type="float" office:value="75409.0407723389">
                <text:p>75409.0407723389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67200">
                <text:p>67200</text:p>
              </table:table-cell>
              <table:table-cell office:value-type="float" office:value="78845.2165137448">
                <text:p>78845.2165137448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NaN">
                <text:p>NaN</text:p>
              </table:table-cell>
              <table:table-cell office:value-type="float" office:value="81085.1463929153">
                <text:p>81085.1463929153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NaN">
                <text:p>NaN</text:p>
              </table:table-cell>
              <table:table-cell office:value-type="float" office:value="82815.3377139273">
                <text:p>82815.3377139273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NaN">
                <text:p>NaN</text:p>
              </table:table-cell>
              <table:table-cell office:value-type="float" office:value="84535.4274963958">
                <text:p>84535.4274963958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NaN">
                <text:p>NaN</text:p>
              </table:table-cell>
              <table:table-cell office:value-type="float" office:value="95084.0503077979">
                <text:p>95084.0503077979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NaN">
                <text:p>NaN</text:p>
              </table:table-cell>
              <table:table-cell office:value-type="float" office:value="103321.561341049">
                <text:p>103321.561341049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NaN">
                <text:p>NaN</text:p>
              </table:table-cell>
              <table:table-cell office:value-type="float" office:value="109627.652242022">
                <text:p>109627.652242022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NaN">
                <text:p>NaN</text:p>
              </table:table-cell>
              <table:table-cell office:value-type="float" office:value="114386.917387882">
                <text:p>114386.917387882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NaN">
                <text:p>NaN</text:p>
              </table:table-cell>
              <table:table-cell office:value-type="float" office:value="117942.159626114">
                <text:p>117942.159626114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NaN">
                <text:p>NaN</text:p>
              </table:table-cell>
              <table:table-cell office:value-type="float" office:value="120578.404889372">
                <text:p>120578.404889372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NaN">
                <text:p>NaN</text:p>
              </table:table-cell>
              <table:table-cell office:value-type="float" office:value="122522.771815755">
                <text:p>122522.771815755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NaN">
                <text:p>NaN</text:p>
              </table:table-cell>
              <table:table-cell office:value-type="float" office:value="123951.293040523">
                <text:p>123951.293040523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NaN">
                <text:p>NaN</text:p>
              </table:table-cell>
              <table:table-cell office:value-type="float" office:value="124997.87644128">
                <text:p>124997.87644128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NaN">
                <text:p>NaN</text:p>
              </table:table-cell>
              <table:table-cell office:value-type="float" office:value="125763.075681167">
                <text:p>125763.0756811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